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319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1.2898in"/>
    </style:style>
    <style:style style:name="co4" style:family="table-column">
      <style:table-column-properties fo:break-before="auto" style:column-width="1.3217in"/>
    </style:style>
    <style:style style:name="co5" style:family="table-column">
      <style:table-column-properties fo:break-before="auto" style:column-width="0.742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49in" svg:height="3.5394in" svg:x="6.3055in" svg:y="0.7984in">
            <draw:object draw:notify-on-update-of-ranges="Sheet1.A1:Sheet1.A1 Sheet1.A2:Sheet1.A601 Sheet1.C1:Sheet1.C1 Sheet1.C2:Sheet1.C601 Sheet1.A1:Sheet1.A1 Sheet1.A2:Sheet1.A601 Sheet1.D1:Sheet1.D1 Sheet1.D2:Sheet1.D6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office:value-type="string">
            <text:p>Time</text:p>
          </table:table-cell>
          <table:table-cell office:value-type="string">
            <text:p>Position</text:p>
          </table:table-cell>
          <table:table-cell office:value-type="string">
            <text:p>Numerical Velocity</text:p>
          </table:table-cell>
          <table:table-cell office:value-type="string">
            <text:p><text:s/>Analytical Velocity</text:p>
          </table:table-cell>
          <table:table-cell office:value-type="string">
            <text:p><text:s/>Force</text:p>
          </table:table-cell>
          <table:table-cell office:value-type="string">
            <text:p><text:s/>Iteration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 office:value-type="float" office:value="1.02464">
            <text:p>1.024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 office:value-type="float" office:value="0.82458">
            <text:p>0.824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 office:value-type="float" office:value="0.819882">
            <text:p>0.81988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3">
            <text:p>0.03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 office:value-type="float" office:value="0.818487">
            <text:p>0.81848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4">
            <text:p>0.04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 office:value-type="float" office:value="0.817694">
            <text:p>0.8176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 office:value-type="float" office:value="0.817036">
            <text:p>0.8170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6">
            <text:p>0.06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 office:value-type="float" office:value="0.81619">
            <text:p>0.816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7">
            <text:p>0.07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 office:value-type="float" office:value="0.816609">
            <text:p>0.8166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8">
            <text:p>0.08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 office:value-type="float" office:value="0.816308">
            <text:p>0.8163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9">
            <text:p>0.09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 office:value-type="float" office:value="0.815932">
            <text:p>0.8159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 office:value-type="float" office:value="0.815651">
            <text:p>0.8156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11">
            <text:p>0.11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 office:value-type="float" office:value="0.815637">
            <text:p>0.8156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12">
            <text:p>0.12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 office:value-type="float" office:value="0.815509">
            <text:p>0.8155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13">
            <text:p>0.13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 office:value-type="float" office:value="0.815331">
            <text:p>0.8153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14">
            <text:p>0.14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 office:value-type="float" office:value="0.815244">
            <text:p>0.8152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15">
            <text:p>0.15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 office:value-type="float" office:value="0.815088">
            <text:p>0.8150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16">
            <text:p>0.16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 office:value-type="float" office:value="0.814986">
            <text:p>0.8149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17">
            <text:p>0.17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 office:value-type="float" office:value="0.814866">
            <text:p>0.8148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18">
            <text:p>0.18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 office:value-type="float" office:value="0.814744">
            <text:p>0.8147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19">
            <text:p>0.19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 office:value-type="float" office:value="0.814647">
            <text:p>0.8146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 office:value-type="float" office:value="0.814541">
            <text:p>0.8145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21">
            <text:p>0.21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 office:value-type="float" office:value="0.814456">
            <text:p>0.814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22">
            <text:p>0.22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 office:value-type="float" office:value="0.81436">
            <text:p>0.814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23">
            <text:p>0.23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 office:value-type="float" office:value="0.814327">
            <text:p>0.8143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24">
            <text:p>0.24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 office:value-type="float" office:value="0.814322">
            <text:p>0.8143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 office:value-type="float" office:value="0.814023">
            <text:p>0.8140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26">
            <text:p>0.26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 office:value-type="float" office:value="0.814163">
            <text:p>0.81416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27">
            <text:p>0.27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 office:value-type="float" office:value="0.814007">
            <text:p>0.814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28">
            <text:p>0.28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 office:value-type="float" office:value="0.81392">
            <text:p>0.813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29">
            <text:p>0.29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 office:value-type="float" office:value="0.81381">
            <text:p>0.8138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 office:value-type="float" office:value="0.813758">
            <text:p>0.8137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31">
            <text:p>0.31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 office:value-type="float" office:value="0.813646">
            <text:p>0.8136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32">
            <text:p>0.32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 office:value-type="float" office:value="0.813606">
            <text:p>0.8136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33">
            <text:p>0.33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 office:value-type="float" office:value="0.813541">
            <text:p>0.8135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34">
            <text:p>0.34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 office:value-type="float" office:value="0.813525">
            <text:p>0.8135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35">
            <text:p>0.35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 office:value-type="float" office:value="0.813498">
            <text:p>0.8134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36">
            <text:p>0.36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 office:value-type="float" office:value="0.813347">
            <text:p>0.8133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37">
            <text:p>0.37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 office:value-type="float" office:value="0.813315">
            <text:p>0.8133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38">
            <text:p>0.38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 office:value-type="float" office:value="0.813238">
            <text:p>0.8132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39">
            <text:p>0.39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 office:value-type="float" office:value="0.8132">
            <text:p>0.81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 office:value-type="float" office:value="0.813148">
            <text:p>0.8131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41">
            <text:p>0.41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 office:value-type="float" office:value="0.813097">
            <text:p>0.8130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42">
            <text:p>0.42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 office:value-type="float" office:value="0.813054">
            <text:p>0.8130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43">
            <text:p>0.43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 office:value-type="float" office:value="0.813033">
            <text:p>0.8130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44">
            <text:p>0.44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 office:value-type="float" office:value="0.812945">
            <text:p>0.8129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45">
            <text:p>0.45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 office:value-type="float" office:value="0.81282">
            <text:p>0.8128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46">
            <text:p>0.46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 office:value-type="float" office:value="0.812799">
            <text:p>0.8127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47">
            <text:p>0.47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 office:value-type="float" office:value="0.81277">
            <text:p>0.812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48">
            <text:p>0.48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 office:value-type="float" office:value="0.812734">
            <text:p>0.8127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49">
            <text:p>0.49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 office:value-type="float" office:value="0.812694">
            <text:p>0.8126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0124873">
            <text:p>0.0124873</text:p>
          </table:table-cell>
          <table:table-cell office:value-type="float" office:value="0.00439107">
            <text:p>0.00439107</text:p>
          </table:table-cell>
          <table:table-cell office:value-type="float" office:value="0">
            <text:p>0</text:p>
          </table:table-cell>
          <table:table-cell office:value-type="float" office:value="0.0717649">
            <text:p>0.071764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0.51">
            <text:p>0.51</text:p>
          </table:table-cell>
          <table:table-cell office:value-type="float" office:value="0.0125424">
            <text:p>0.0125424</text:p>
          </table:table-cell>
          <table:table-cell office:value-type="float" office:value="0.00663845">
            <text:p>0.00663845</text:p>
          </table:table-cell>
          <table:table-cell office:value-type="float" office:value="0.00778886">
            <text:p>0.00778886</text:p>
          </table:table-cell>
          <table:table-cell office:value-type="float" office:value="0.384352">
            <text:p>0.38435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0.52">
            <text:p>0.52</text:p>
          </table:table-cell>
          <table:table-cell office:value-type="float" office:value="0.0126243">
            <text:p>0.0126243</text:p>
          </table:table-cell>
          <table:table-cell office:value-type="float" office:value="0.00973103">
            <text:p>0.00973103</text:p>
          </table:table-cell>
          <table:table-cell office:value-type="float" office:value="0.0154573">
            <text:p>0.0154573</text:p>
          </table:table-cell>
          <table:table-cell office:value-type="float" office:value="0.239677">
            <text:p>0.23967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0.53">
            <text:p>0.53</text:p>
          </table:table-cell>
          <table:table-cell office:value-type="float" office:value="0.012735">
            <text:p>0.012735</text:p>
          </table:table-cell>
          <table:table-cell office:value-type="float" office:value="0.0124001">
            <text:p>0.0124001</text:p>
          </table:table-cell>
          <table:table-cell office:value-type="float" office:value="0.0230082">
            <text:p>0.0230082</text:p>
          </table:table-cell>
          <table:table-cell office:value-type="float" office:value="0.298926">
            <text:p>0.29892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0.54">
            <text:p>0.54</text:p>
          </table:table-cell>
          <table:table-cell office:value-type="float" office:value="0.012873">
            <text:p>0.012873</text:p>
          </table:table-cell>
          <table:table-cell office:value-type="float" office:value="0.0152138">
            <text:p>0.0152138</text:p>
          </table:table-cell>
          <table:table-cell office:value-type="float" office:value="0.0304441">
            <text:p>0.0304441</text:p>
          </table:table-cell>
          <table:table-cell office:value-type="float" office:value="0.270161">
            <text:p>0.27016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0130387">
            <text:p>0.0130387</text:p>
          </table:table-cell>
          <table:table-cell office:value-type="float" office:value="0.0179228">
            <text:p>0.0179228</text:p>
          </table:table-cell>
          <table:table-cell office:value-type="float" office:value="0.0377676">
            <text:p>0.0377676</text:p>
          </table:table-cell>
          <table:table-cell office:value-type="float" office:value="0.276666">
            <text:p>0.27666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0.56">
            <text:p>0.56</text:p>
          </table:table-cell>
          <table:table-cell office:value-type="float" office:value="0.0132315">
            <text:p>0.0132315</text:p>
          </table:table-cell>
          <table:table-cell office:value-type="float" office:value="0.0206356">
            <text:p>0.0206356</text:p>
          </table:table-cell>
          <table:table-cell office:value-type="float" office:value="0.0449814">
            <text:p>0.0449814</text:p>
          </table:table-cell>
          <table:table-cell office:value-type="float" office:value="0.270703">
            <text:p>0.27070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0.57">
            <text:p>0.57</text:p>
          </table:table-cell>
          <table:table-cell office:value-type="float" office:value="0.0134512">
            <text:p>0.0134512</text:p>
          </table:table-cell>
          <table:table-cell office:value-type="float" office:value="0.0233099">
            <text:p>0.0233099</text:p>
          </table:table-cell>
          <table:table-cell office:value-type="float" office:value="0.0520878">
            <text:p>0.0520878</text:p>
          </table:table-cell>
          <table:table-cell office:value-type="float" office:value="0.271973">
            <text:p>0.2719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0.58">
            <text:p>0.58</text:p>
          </table:table-cell>
          <table:table-cell office:value-type="float" office:value="0.0136977">
            <text:p>0.0136977</text:p>
          </table:table-cell>
          <table:table-cell office:value-type="float" office:value="0.0259759">
            <text:p>0.0259759</text:p>
          </table:table-cell>
          <table:table-cell office:value-type="float" office:value="0.0590892">
            <text:p>0.0590892</text:p>
          </table:table-cell>
          <table:table-cell office:value-type="float" office:value="0.266167">
            <text:p>0.2661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0.59">
            <text:p>0.59</text:p>
          </table:table-cell>
          <table:table-cell office:value-type="float" office:value="0.0139706">
            <text:p>0.0139706</text:p>
          </table:table-cell>
          <table:table-cell office:value-type="float" office:value="0.0286054">
            <text:p>0.0286054</text:p>
          </table:table-cell>
          <table:table-cell office:value-type="float" office:value="0.065988">
            <text:p>0.065988</text:p>
          </table:table-cell>
          <table:table-cell office:value-type="float" office:value="0.26752">
            <text:p>0.2675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0142697">
            <text:p>0.0142697</text:p>
          </table:table-cell>
          <table:table-cell office:value-type="float" office:value="0.0312229">
            <text:p>0.0312229</text:p>
          </table:table-cell>
          <table:table-cell office:value-type="float" office:value="0.0727863">
            <text:p>0.0727863</text:p>
          </table:table-cell>
          <table:table-cell office:value-type="float" office:value="0.263735">
            <text:p>0.26373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0.61">
            <text:p>0.61</text:p>
          </table:table-cell>
          <table:table-cell office:value-type="float" office:value="0.0145949">
            <text:p>0.0145949</text:p>
          </table:table-cell>
          <table:table-cell office:value-type="float" office:value="0.033817">
            <text:p>0.033817</text:p>
          </table:table-cell>
          <table:table-cell office:value-type="float" office:value="0.0794864">
            <text:p>0.0794864</text:p>
          </table:table-cell>
          <table:table-cell office:value-type="float" office:value="0.26296">
            <text:p>0.2629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0.62">
            <text:p>0.62</text:p>
          </table:table-cell>
          <table:table-cell office:value-type="float" office:value="0.014946">
            <text:p>0.014946</text:p>
          </table:table-cell>
          <table:table-cell office:value-type="float" office:value="0.036394">
            <text:p>0.036394</text:p>
          </table:table-cell>
          <table:table-cell office:value-type="float" office:value="0.0860903">
            <text:p>0.0860903</text:p>
          </table:table-cell>
          <table:table-cell office:value-type="float" office:value="0.259679">
            <text:p>0.25967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0.63">
            <text:p>0.63</text:p>
          </table:table-cell>
          <table:table-cell office:value-type="float" office:value="0.0153227">
            <text:p>0.0153227</text:p>
          </table:table-cell>
          <table:table-cell office:value-type="float" office:value="0.0389512">
            <text:p>0.0389512</text:p>
          </table:table-cell>
          <table:table-cell office:value-type="float" office:value="0.0926002">
            <text:p>0.0926002</text:p>
          </table:table-cell>
          <table:table-cell office:value-type="float" office:value="0.2592">
            <text:p>0.259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0.64">
            <text:p>0.64</text:p>
          </table:table-cell>
          <table:table-cell office:value-type="float" office:value="0.0157249">
            <text:p>0.0157249</text:p>
          </table:table-cell>
          <table:table-cell office:value-type="float" office:value="0.0414954">
            <text:p>0.0414954</text:p>
          </table:table-cell>
          <table:table-cell office:value-type="float" office:value="0.0990179">
            <text:p>0.0990179</text:p>
          </table:table-cell>
          <table:table-cell office:value-type="float" office:value="0.256781">
            <text:p>0.25678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0.65">
            <text:p>0.65</text:p>
          </table:table-cell>
          <table:table-cell office:value-type="float" office:value="0.0161525">
            <text:p>0.0161525</text:p>
          </table:table-cell>
          <table:table-cell office:value-type="float" office:value="0.0440213">
            <text:p>0.0440213</text:p>
          </table:table-cell>
          <table:table-cell office:value-type="float" office:value="0.105346">
            <text:p>0.105346</text:p>
          </table:table-cell>
          <table:table-cell office:value-type="float" office:value="0.255935">
            <text:p>0.25593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0.66">
            <text:p>0.66</text:p>
          </table:table-cell>
          <table:table-cell office:value-type="float" office:value="0.0166053">
            <text:p>0.0166053</text:p>
          </table:table-cell>
          <table:table-cell office:value-type="float" office:value="0.0465316">
            <text:p>0.0465316</text:p>
          </table:table-cell>
          <table:table-cell office:value-type="float" office:value="0.111585">
            <text:p>0.111585</text:p>
          </table:table-cell>
          <table:table-cell office:value-type="float" office:value="0.253635">
            <text:p>0.25363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0.67">
            <text:p>0.67</text:p>
          </table:table-cell>
          <table:table-cell office:value-type="float" office:value="0.017083">
            <text:p>0.017083</text:p>
          </table:table-cell>
          <table:table-cell office:value-type="float" office:value="0.0490256">
            <text:p>0.0490256</text:p>
          </table:table-cell>
          <table:table-cell office:value-type="float" office:value="0.117738">
            <text:p>0.117738</text:p>
          </table:table-cell>
          <table:table-cell office:value-type="float" office:value="0.252537">
            <text:p>0.25253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0.68">
            <text:p>0.68</text:p>
          </table:table-cell>
          <table:table-cell office:value-type="float" office:value="0.0175857">
            <text:p>0.0175857</text:p>
          </table:table-cell>
          <table:table-cell office:value-type="float" office:value="0.0515048">
            <text:p>0.0515048</text:p>
          </table:table-cell>
          <table:table-cell office:value-type="float" office:value="0.123806">
            <text:p>0.123806</text:p>
          </table:table-cell>
          <table:table-cell office:value-type="float" office:value="0.250783">
            <text:p>0.25078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0.69">
            <text:p>0.69</text:p>
          </table:table-cell>
          <table:table-cell office:value-type="float" office:value="0.0181131">
            <text:p>0.0181131</text:p>
          </table:table-cell>
          <table:table-cell office:value-type="float" office:value="0.0539689">
            <text:p>0.0539689</text:p>
          </table:table-cell>
          <table:table-cell office:value-type="float" office:value="0.129792">
            <text:p>0.129792</text:p>
          </table:table-cell>
          <table:table-cell office:value-type="float" office:value="0.249607">
            <text:p>0.24960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018665">
            <text:p>0.018665</text:p>
          </table:table-cell>
          <table:table-cell office:value-type="float" office:value="0.0564177">
            <text:p>0.0564177</text:p>
          </table:table-cell>
          <table:table-cell office:value-type="float" office:value="0.135696">
            <text:p>0.135696</text:p>
          </table:table-cell>
          <table:table-cell office:value-type="float" office:value="0.247302">
            <text:p>0.24730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0.71">
            <text:p>0.71</text:p>
          </table:table-cell>
          <table:table-cell office:value-type="float" office:value="0.0192413">
            <text:p>0.0192413</text:p>
          </table:table-cell>
          <table:table-cell office:value-type="float" office:value="0.058851">
            <text:p>0.058851</text:p>
          </table:table-cell>
          <table:table-cell office:value-type="float" office:value="0.14152">
            <text:p>0.14152</text:p>
          </table:table-cell>
          <table:table-cell office:value-type="float" office:value="0.246665">
            <text:p>0.24666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0.72">
            <text:p>0.72</text:p>
          </table:table-cell>
          <table:table-cell office:value-type="float" office:value="0.019842">
            <text:p>0.019842</text:p>
          </table:table-cell>
          <table:table-cell office:value-type="float" office:value="0.0612708">
            <text:p>0.0612708</text:p>
          </table:table-cell>
          <table:table-cell office:value-type="float" office:value="0.147267">
            <text:p>0.147267</text:p>
          </table:table-cell>
          <table:table-cell office:value-type="float" office:value="0.244591">
            <text:p>0.2445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0.73">
            <text:p>0.73</text:p>
          </table:table-cell>
          <table:table-cell office:value-type="float" office:value="0.0204667">
            <text:p>0.0204667</text:p>
          </table:table-cell>
          <table:table-cell office:value-type="float" office:value="0.0636753">
            <text:p>0.0636753</text:p>
          </table:table-cell>
          <table:table-cell office:value-type="float" office:value="0.152937">
            <text:p>0.152937</text:p>
          </table:table-cell>
          <table:table-cell office:value-type="float" office:value="0.243767">
            <text:p>0.24376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0.74">
            <text:p>0.74</text:p>
          </table:table-cell>
          <table:table-cell office:value-type="float" office:value="0.0211154">
            <text:p>0.0211154</text:p>
          </table:table-cell>
          <table:table-cell office:value-type="float" office:value="0.0660663">
            <text:p>0.0660663</text:p>
          </table:table-cell>
          <table:table-cell office:value-type="float" office:value="0.158532">
            <text:p>0.158532</text:p>
          </table:table-cell>
          <table:table-cell office:value-type="float" office:value="0.241565">
            <text:p>0.24156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0.0217879">
            <text:p>0.0217879</text:p>
          </table:table-cell>
          <table:table-cell office:value-type="float" office:value="0.0684441">
            <text:p>0.0684441</text:p>
          </table:table-cell>
          <table:table-cell office:value-type="float" office:value="0.164054">
            <text:p>0.164054</text:p>
          </table:table-cell>
          <table:table-cell office:value-type="float" office:value="0.241063">
            <text:p>0.24106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0.76">
            <text:p>0.76</text:p>
          </table:table-cell>
          <table:table-cell office:value-type="float" office:value="0.0224842">
            <text:p>0.0224842</text:p>
          </table:table-cell>
          <table:table-cell office:value-type="float" office:value="0.0708102">
            <text:p>0.0708102</text:p>
          </table:table-cell>
          <table:table-cell office:value-type="float" office:value="0.169504">
            <text:p>0.169504</text:p>
          </table:table-cell>
          <table:table-cell office:value-type="float" office:value="0.239227">
            <text:p>0.23922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0.77">
            <text:p>0.77</text:p>
          </table:table-cell>
          <table:table-cell office:value-type="float" office:value="0.0232041">
            <text:p>0.0232041</text:p>
          </table:table-cell>
          <table:table-cell office:value-type="float" office:value="0.0731616">
            <text:p>0.0731616</text:p>
          </table:table-cell>
          <table:table-cell office:value-type="float" office:value="0.174883">
            <text:p>0.174883</text:p>
          </table:table-cell>
          <table:table-cell office:value-type="float" office:value="0.238213">
            <text:p>0.23821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0.78">
            <text:p>0.78</text:p>
          </table:table-cell>
          <table:table-cell office:value-type="float" office:value="0.0239474">
            <text:p>0.0239474</text:p>
          </table:table-cell>
          <table:table-cell office:value-type="float" office:value="0.0754986">
            <text:p>0.0754986</text:p>
          </table:table-cell>
          <table:table-cell office:value-type="float" office:value="0.180193">
            <text:p>0.180193</text:p>
          </table:table-cell>
          <table:table-cell office:value-type="float" office:value="0.236074">
            <text:p>0.23607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0.79">
            <text:p>0.79</text:p>
          </table:table-cell>
          <table:table-cell office:value-type="float" office:value="0.024714">
            <text:p>0.024714</text:p>
          </table:table-cell>
          <table:table-cell office:value-type="float" office:value="0.077821">
            <text:p>0.077821</text:p>
          </table:table-cell>
          <table:table-cell office:value-type="float" office:value="0.185436">
            <text:p>0.185436</text:p>
          </table:table-cell>
          <table:table-cell office:value-type="float" office:value="0.235253">
            <text:p>0.23525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0255037">
            <text:p>0.0255037</text:p>
          </table:table-cell>
          <table:table-cell office:value-type="float" office:value="0.0801316">
            <text:p>0.0801316</text:p>
          </table:table-cell>
          <table:table-cell office:value-type="float" office:value="0.190611">
            <text:p>0.190611</text:p>
          </table:table-cell>
          <table:table-cell office:value-type="float" office:value="0.233735">
            <text:p>0.23373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0.81">
            <text:p>0.81</text:p>
          </table:table-cell>
          <table:table-cell office:value-type="float" office:value="0.0263165">
            <text:p>0.0263165</text:p>
          </table:table-cell>
          <table:table-cell office:value-type="float" office:value="0.0824301">
            <text:p>0.0824301</text:p>
          </table:table-cell>
          <table:table-cell office:value-type="float" office:value="0.195721">
            <text:p>0.195721</text:p>
          </table:table-cell>
          <table:table-cell office:value-type="float" office:value="0.232798">
            <text:p>0.23279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0.82">
            <text:p>0.82</text:p>
          </table:table-cell>
          <table:table-cell office:value-type="float" office:value="0.0271523">
            <text:p>0.0271523</text:p>
          </table:table-cell>
          <table:table-cell office:value-type="float" office:value="0.0847189">
            <text:p>0.0847189</text:p>
          </table:table-cell>
          <table:table-cell office:value-type="float" office:value="0.200767">
            <text:p>0.200767</text:p>
          </table:table-cell>
          <table:table-cell office:value-type="float" office:value="0.23176">
            <text:p>0.2317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0.83">
            <text:p>0.83</text:p>
          </table:table-cell>
          <table:table-cell office:value-type="float" office:value="0.0280109">
            <text:p>0.0280109</text:p>
          </table:table-cell>
          <table:table-cell office:value-type="float" office:value="0.0869975">
            <text:p>0.0869975</text:p>
          </table:table-cell>
          <table:table-cell office:value-type="float" office:value="0.20575">
            <text:p>0.20575</text:p>
          </table:table-cell>
          <table:table-cell office:value-type="float" office:value="0.230698">
            <text:p>0.23069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0.84">
            <text:p>0.84</text:p>
          </table:table-cell>
          <table:table-cell office:value-type="float" office:value="0.0288922">
            <text:p>0.0288922</text:p>
          </table:table-cell>
          <table:table-cell office:value-type="float" office:value="0.0892633">
            <text:p>0.0892633</text:p>
          </table:table-cell>
          <table:table-cell office:value-type="float" office:value="0.210672">
            <text:p>0.210672</text:p>
          </table:table-cell>
          <table:table-cell office:value-type="float" office:value="0.229115">
            <text:p>0.22911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0.85">
            <text:p>0.85</text:p>
          </table:table-cell>
          <table:table-cell office:value-type="float" office:value="0.0297961">
            <text:p>0.0297961</text:p>
          </table:table-cell>
          <table:table-cell office:value-type="float" office:value="0.0915136">
            <text:p>0.0915136</text:p>
          </table:table-cell>
          <table:table-cell office:value-type="float" office:value="0.215532">
            <text:p>0.215532</text:p>
          </table:table-cell>
          <table:table-cell office:value-type="float" office:value="0.2276">
            <text:p>0.227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0.86">
            <text:p>0.86</text:p>
          </table:table-cell>
          <table:table-cell office:value-type="float" office:value="0.0307224">
            <text:p>0.0307224</text:p>
          </table:table-cell>
          <table:table-cell office:value-type="float" office:value="0.0937503">
            <text:p>0.0937503</text:p>
          </table:table-cell>
          <table:table-cell office:value-type="float" office:value="0.220334">
            <text:p>0.220334</text:p>
          </table:table-cell>
          <table:table-cell office:value-type="float" office:value="0.226342">
            <text:p>0.22634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0.87">
            <text:p>0.87</text:p>
          </table:table-cell>
          <table:table-cell office:value-type="float" office:value="0.031671">
            <text:p>0.031671</text:p>
          </table:table-cell>
          <table:table-cell office:value-type="float" office:value="0.0959737">
            <text:p>0.0959737</text:p>
          </table:table-cell>
          <table:table-cell office:value-type="float" office:value="0.225077">
            <text:p>0.225077</text:p>
          </table:table-cell>
          <table:table-cell office:value-type="float" office:value="0.224916">
            <text:p>0.22491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0.88">
            <text:p>0.88</text:p>
          </table:table-cell>
          <table:table-cell office:value-type="float" office:value="0.0326418">
            <text:p>0.0326418</text:p>
          </table:table-cell>
          <table:table-cell office:value-type="float" office:value="0.0981841">
            <text:p>0.0981841</text:p>
          </table:table-cell>
          <table:table-cell office:value-type="float" office:value="0.229762">
            <text:p>0.229762</text:p>
          </table:table-cell>
          <table:table-cell office:value-type="float" office:value="0.223669">
            <text:p>0.22366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0.89">
            <text:p>0.89</text:p>
          </table:table-cell>
          <table:table-cell office:value-type="float" office:value="0.0336346">
            <text:p>0.0336346</text:p>
          </table:table-cell>
          <table:table-cell office:value-type="float" office:value="0.100384">
            <text:p>0.100384</text:p>
          </table:table-cell>
          <table:table-cell office:value-type="float" office:value="0.234391">
            <text:p>0.234391</text:p>
          </table:table-cell>
          <table:table-cell office:value-type="float" office:value="0.222926">
            <text:p>0.22292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0346494">
            <text:p>0.0346494</text:p>
          </table:table-cell>
          <table:table-cell office:value-type="float" office:value="0.102575">
            <text:p>0.102575</text:p>
          </table:table-cell>
          <table:table-cell office:value-type="float" office:value="0.238965">
            <text:p>0.238965</text:p>
          </table:table-cell>
          <table:table-cell office:value-type="float" office:value="0.221766">
            <text:p>0.22176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0.91">
            <text:p>0.91</text:p>
          </table:table-cell>
          <table:table-cell office:value-type="float" office:value="0.0356861">
            <text:p>0.0356861</text:p>
          </table:table-cell>
          <table:table-cell office:value-type="float" office:value="0.104756">
            <text:p>0.104756</text:p>
          </table:table-cell>
          <table:table-cell office:value-type="float" office:value="0.243485">
            <text:p>0.243485</text:p>
          </table:table-cell>
          <table:table-cell office:value-type="float" office:value="0.220934">
            <text:p>0.22093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0.92">
            <text:p>0.92</text:p>
          </table:table-cell>
          <table:table-cell office:value-type="float" office:value="0.0367445">
            <text:p>0.0367445</text:p>
          </table:table-cell>
          <table:table-cell office:value-type="float" office:value="0.106923">
            <text:p>0.106923</text:p>
          </table:table-cell>
          <table:table-cell office:value-type="float" office:value="0.247951">
            <text:p>0.247951</text:p>
          </table:table-cell>
          <table:table-cell office:value-type="float" office:value="0.218967">
            <text:p>0.21896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0.93">
            <text:p>0.93</text:p>
          </table:table-cell>
          <table:table-cell office:value-type="float" office:value="0.0378245">
            <text:p>0.0378245</text:p>
          </table:table-cell>
          <table:table-cell office:value-type="float" office:value="0.109076">
            <text:p>0.109076</text:p>
          </table:table-cell>
          <table:table-cell office:value-type="float" office:value="0.252364">
            <text:p>0.252364</text:p>
          </table:table-cell>
          <table:table-cell office:value-type="float" office:value="0.217881">
            <text:p>0.21788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0.94">
            <text:p>0.94</text:p>
          </table:table-cell>
          <table:table-cell office:value-type="float" office:value="0.0389259">
            <text:p>0.0389259</text:p>
          </table:table-cell>
          <table:table-cell office:value-type="float" office:value="0.111217">
            <text:p>0.111217</text:p>
          </table:table-cell>
          <table:table-cell office:value-type="float" office:value="0.256727">
            <text:p>0.256727</text:p>
          </table:table-cell>
          <table:table-cell office:value-type="float" office:value="0.216605">
            <text:p>0.21660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0.95">
            <text:p>0.95</text:p>
          </table:table-cell>
          <table:table-cell office:value-type="float" office:value="0.0400488">
            <text:p>0.0400488</text:p>
          </table:table-cell>
          <table:table-cell office:value-type="float" office:value="0.113347">
            <text:p>0.113347</text:p>
          </table:table-cell>
          <table:table-cell office:value-type="float" office:value="0.261038">
            <text:p>0.261038</text:p>
          </table:table-cell>
          <table:table-cell office:value-type="float" office:value="0.215749">
            <text:p>0.21574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0.96">
            <text:p>0.96</text:p>
          </table:table-cell>
          <table:table-cell office:value-type="float" office:value="0.0411928">
            <text:p>0.0411928</text:p>
          </table:table-cell>
          <table:table-cell office:value-type="float" office:value="0.11547">
            <text:p>0.11547</text:p>
          </table:table-cell>
          <table:table-cell office:value-type="float" office:value="0.2653">
            <text:p>0.2653</text:p>
          </table:table-cell>
          <table:table-cell office:value-type="float" office:value="0.21507">
            <text:p>0.2150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0.97">
            <text:p>0.97</text:p>
          </table:table-cell>
          <table:table-cell office:value-type="float" office:value="0.0423581">
            <text:p>0.0423581</text:p>
          </table:table-cell>
          <table:table-cell office:value-type="float" office:value="0.117584">
            <text:p>0.117584</text:p>
          </table:table-cell>
          <table:table-cell office:value-type="float" office:value="0.269513">
            <text:p>0.269513</text:p>
          </table:table-cell>
          <table:table-cell office:value-type="float" office:value="0.214072">
            <text:p>0.21407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0.98">
            <text:p>0.98</text:p>
          </table:table-cell>
          <table:table-cell office:value-type="float" office:value="0.0435445">
            <text:p>0.0435445</text:p>
          </table:table-cell>
          <table:table-cell office:value-type="float" office:value="0.119689">
            <text:p>0.119689</text:p>
          </table:table-cell>
          <table:table-cell office:value-type="float" office:value="0.273678">
            <text:p>0.273678</text:p>
          </table:table-cell>
          <table:table-cell office:value-type="float" office:value="0.212962">
            <text:p>0.21296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0.99">
            <text:p>0.99</text:p>
          </table:table-cell>
          <table:table-cell office:value-type="float" office:value="0.0447518">
            <text:p>0.0447518</text:p>
          </table:table-cell>
          <table:table-cell office:value-type="float" office:value="0.121782">
            <text:p>0.121782</text:p>
          </table:table-cell>
          <table:table-cell office:value-type="float" office:value="0.277796">
            <text:p>0.277796</text:p>
          </table:table-cell>
          <table:table-cell office:value-type="float" office:value="0.211781">
            <text:p>0.21178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459801">
            <text:p>0.0459801</text:p>
          </table:table-cell>
          <table:table-cell office:value-type="float" office:value="0.123864">
            <text:p>0.123864</text:p>
          </table:table-cell>
          <table:table-cell office:value-type="float" office:value="0.281867">
            <text:p>0.281867</text:p>
          </table:table-cell>
          <table:table-cell office:value-type="float" office:value="0.210723">
            <text:p>0.21072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.01">
            <text:p>1.01</text:p>
          </table:table-cell>
          <table:table-cell office:value-type="float" office:value="0.0472291">
            <text:p>0.0472291</text:p>
          </table:table-cell>
          <table:table-cell office:value-type="float" office:value="0.125937">
            <text:p>0.125937</text:p>
          </table:table-cell>
          <table:table-cell office:value-type="float" office:value="0.285893">
            <text:p>0.285893</text:p>
          </table:table-cell>
          <table:table-cell office:value-type="float" office:value="0.210055">
            <text:p>0.2100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.02">
            <text:p>1.02</text:p>
          </table:table-cell>
          <table:table-cell office:value-type="float" office:value="0.0484988">
            <text:p>0.0484988</text:p>
          </table:table-cell>
          <table:table-cell office:value-type="float" office:value="0.128002">
            <text:p>0.128002</text:p>
          </table:table-cell>
          <table:table-cell office:value-type="float" office:value="0.289874">
            <text:p>0.289874</text:p>
          </table:table-cell>
          <table:table-cell office:value-type="float" office:value="0.208849">
            <text:p>0.20884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.03">
            <text:p>1.03</text:p>
          </table:table-cell>
          <table:table-cell office:value-type="float" office:value="0.049789">
            <text:p>0.049789</text:p>
          </table:table-cell>
          <table:table-cell office:value-type="float" office:value="0.130055">
            <text:p>0.130055</text:p>
          </table:table-cell>
          <table:table-cell office:value-type="float" office:value="0.29381">
            <text:p>0.29381</text:p>
          </table:table-cell>
          <table:table-cell office:value-type="float" office:value="0.207722">
            <text:p>0.20772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.04">
            <text:p>1.04</text:p>
          </table:table-cell>
          <table:table-cell office:value-type="float" office:value="0.0510998">
            <text:p>0.0510998</text:p>
          </table:table-cell>
          <table:table-cell office:value-type="float" office:value="0.132097">
            <text:p>0.132097</text:p>
          </table:table-cell>
          <table:table-cell office:value-type="float" office:value="0.297703">
            <text:p>0.297703</text:p>
          </table:table-cell>
          <table:table-cell office:value-type="float" office:value="0.206721">
            <text:p>0.20672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.05">
            <text:p>1.05</text:p>
          </table:table-cell>
          <table:table-cell office:value-type="float" office:value="0.0524309">
            <text:p>0.0524309</text:p>
          </table:table-cell>
          <table:table-cell office:value-type="float" office:value="0.134132">
            <text:p>0.134132</text:p>
          </table:table-cell>
          <table:table-cell office:value-type="float" office:value="0.301554">
            <text:p>0.301554</text:p>
          </table:table-cell>
          <table:table-cell office:value-type="float" office:value="0.206351">
            <text:p>0.20635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0.0537824">
            <text:p>0.0537824</text:p>
          </table:table-cell>
          <table:table-cell office:value-type="float" office:value="0.13616">
            <text:p>0.13616</text:p>
          </table:table-cell>
          <table:table-cell office:value-type="float" office:value="0.305363">
            <text:p>0.305363</text:p>
          </table:table-cell>
          <table:table-cell office:value-type="float" office:value="0.20521">
            <text:p>0.2052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0.0551541">
            <text:p>0.0551541</text:p>
          </table:table-cell>
          <table:table-cell office:value-type="float" office:value="0.138173">
            <text:p>0.138173</text:p>
          </table:table-cell>
          <table:table-cell office:value-type="float" office:value="0.30913">
            <text:p>0.30913</text:p>
          </table:table-cell>
          <table:table-cell office:value-type="float" office:value="0.203278">
            <text:p>0.20327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0.0565458">
            <text:p>0.0565458</text:p>
          </table:table-cell>
          <table:table-cell office:value-type="float" office:value="0.140173">
            <text:p>0.140173</text:p>
          </table:table-cell>
          <table:table-cell office:value-type="float" office:value="0.312856">
            <text:p>0.312856</text:p>
          </table:table-cell>
          <table:table-cell office:value-type="float" office:value="0.20261">
            <text:p>0.2026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0.0579575">
            <text:p>0.0579575</text:p>
          </table:table-cell>
          <table:table-cell office:value-type="float" office:value="0.142164">
            <text:p>0.142164</text:p>
          </table:table-cell>
          <table:table-cell office:value-type="float" office:value="0.316543">
            <text:p>0.316543</text:p>
          </table:table-cell>
          <table:table-cell office:value-type="float" office:value="0.20125">
            <text:p>0.2012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0.059389">
            <text:p>0.059389</text:p>
          </table:table-cell>
          <table:table-cell office:value-type="float" office:value="0.144146">
            <text:p>0.144146</text:p>
          </table:table-cell>
          <table:table-cell office:value-type="float" office:value="0.32019">
            <text:p>0.32019</text:p>
          </table:table-cell>
          <table:table-cell office:value-type="float" office:value="0.200955">
            <text:p>0.2009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.11">
            <text:p>1.11</text:p>
          </table:table-cell>
          <table:table-cell office:value-type="float" office:value="0.0608404">
            <text:p>0.0608404</text:p>
          </table:table-cell>
          <table:table-cell office:value-type="float" office:value="0.146121">
            <text:p>0.146121</text:p>
          </table:table-cell>
          <table:table-cell office:value-type="float" office:value="0.323799">
            <text:p>0.323799</text:p>
          </table:table-cell>
          <table:table-cell office:value-type="float" office:value="0.199876">
            <text:p>0.19987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.12">
            <text:p>1.12</text:p>
          </table:table-cell>
          <table:table-cell office:value-type="float" office:value="0.0623114">
            <text:p>0.0623114</text:p>
          </table:table-cell>
          <table:table-cell office:value-type="float" office:value="0.148081">
            <text:p>0.148081</text:p>
          </table:table-cell>
          <table:table-cell office:value-type="float" office:value="0.327369">
            <text:p>0.327369</text:p>
          </table:table-cell>
          <table:table-cell office:value-type="float" office:value="0.19793">
            <text:p>0.1979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.13">
            <text:p>1.13</text:p>
          </table:table-cell>
          <table:table-cell office:value-type="float" office:value="0.0638019">
            <text:p>0.0638019</text:p>
          </table:table-cell>
          <table:table-cell office:value-type="float" office:value="0.150029">
            <text:p>0.150029</text:p>
          </table:table-cell>
          <table:table-cell office:value-type="float" office:value="0.330902">
            <text:p>0.330902</text:p>
          </table:table-cell>
          <table:table-cell office:value-type="float" office:value="0.19728">
            <text:p>0.1972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.14">
            <text:p>1.14</text:p>
          </table:table-cell>
          <table:table-cell office:value-type="float" office:value="0.0653119">
            <text:p>0.0653119</text:p>
          </table:table-cell>
          <table:table-cell office:value-type="float" office:value="0.151969">
            <text:p>0.151969</text:p>
          </table:table-cell>
          <table:table-cell office:value-type="float" office:value="0.334398">
            <text:p>0.334398</text:p>
          </table:table-cell>
          <table:table-cell office:value-type="float" office:value="0.196375">
            <text:p>0.19637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.15">
            <text:p>1.15</text:p>
          </table:table-cell>
          <table:table-cell office:value-type="float" office:value="0.0668413">
            <text:p>0.0668413</text:p>
          </table:table-cell>
          <table:table-cell office:value-type="float" office:value="0.153905">
            <text:p>0.153905</text:p>
          </table:table-cell>
          <table:table-cell office:value-type="float" office:value="0.337858">
            <text:p>0.337858</text:p>
          </table:table-cell>
          <table:table-cell office:value-type="float" office:value="0.196396">
            <text:p>0.19639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.16">
            <text:p>1.16</text:p>
          </table:table-cell>
          <table:table-cell office:value-type="float" office:value="0.06839">
            <text:p>0.06839</text:p>
          </table:table-cell>
          <table:table-cell office:value-type="float" office:value="0.155833">
            <text:p>0.155833</text:p>
          </table:table-cell>
          <table:table-cell office:value-type="float" office:value="0.341282">
            <text:p>0.341282</text:p>
          </table:table-cell>
          <table:table-cell office:value-type="float" office:value="0.194991">
            <text:p>0.1949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.17">
            <text:p>1.17</text:p>
          </table:table-cell>
          <table:table-cell office:value-type="float" office:value="0.0699579">
            <text:p>0.0699579</text:p>
          </table:table-cell>
          <table:table-cell office:value-type="float" office:value="0.157751">
            <text:p>0.157751</text:p>
          </table:table-cell>
          <table:table-cell office:value-type="float" office:value="0.344671">
            <text:p>0.344671</text:p>
          </table:table-cell>
          <table:table-cell office:value-type="float" office:value="0.194062">
            <text:p>0.19406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.18">
            <text:p>1.18</text:p>
          </table:table-cell>
          <table:table-cell office:value-type="float" office:value="0.071545">
            <text:p>0.071545</text:p>
          </table:table-cell>
          <table:table-cell office:value-type="float" office:value="0.159658">
            <text:p>0.159658</text:p>
          </table:table-cell>
          <table:table-cell office:value-type="float" office:value="0.348025">
            <text:p>0.348025</text:p>
          </table:table-cell>
          <table:table-cell office:value-type="float" office:value="0.192942">
            <text:p>0.19294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.19">
            <text:p>1.19</text:p>
          </table:table-cell>
          <table:table-cell office:value-type="float" office:value="0.073151">
            <text:p>0.073151</text:p>
          </table:table-cell>
          <table:table-cell office:value-type="float" office:value="0.161558">
            <text:p>0.161558</text:p>
          </table:table-cell>
          <table:table-cell office:value-type="float" office:value="0.351344">
            <text:p>0.351344</text:p>
          </table:table-cell>
          <table:table-cell office:value-type="float" office:value="0.192828">
            <text:p>0.19282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0.0747761">
            <text:p>0.0747761</text:p>
          </table:table-cell>
          <table:table-cell office:value-type="float" office:value="0.163451">
            <text:p>0.163451</text:p>
          </table:table-cell>
          <table:table-cell office:value-type="float" office:value="0.354631">
            <text:p>0.354631</text:p>
          </table:table-cell>
          <table:table-cell office:value-type="float" office:value="0.191223">
            <text:p>0.19122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.21">
            <text:p>1.21</text:p>
          </table:table-cell>
          <table:table-cell office:value-type="float" office:value="0.07642">
            <text:p>0.07642</text:p>
          </table:table-cell>
          <table:table-cell office:value-type="float" office:value="0.165334">
            <text:p>0.165334</text:p>
          </table:table-cell>
          <table:table-cell office:value-type="float" office:value="0.357884">
            <text:p>0.357884</text:p>
          </table:table-cell>
          <table:table-cell office:value-type="float" office:value="0.190964">
            <text:p>0.19096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.22">
            <text:p>1.22</text:p>
          </table:table-cell>
          <table:table-cell office:value-type="float" office:value="0.0780827">
            <text:p>0.0780827</text:p>
          </table:table-cell>
          <table:table-cell office:value-type="float" office:value="0.167212">
            <text:p>0.167212</text:p>
          </table:table-cell>
          <table:table-cell office:value-type="float" office:value="0.361104">
            <text:p>0.361104</text:p>
          </table:table-cell>
          <table:table-cell office:value-type="float" office:value="0.190148">
            <text:p>0.19014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.23">
            <text:p>1.23</text:p>
          </table:table-cell>
          <table:table-cell office:value-type="float" office:value="0.0797642">
            <text:p>0.0797642</text:p>
          </table:table-cell>
          <table:table-cell office:value-type="float" office:value="0.169081">
            <text:p>0.169081</text:p>
          </table:table-cell>
          <table:table-cell office:value-type="float" office:value="0.364292">
            <text:p>0.364292</text:p>
          </table:table-cell>
          <table:table-cell office:value-type="float" office:value="0.189078">
            <text:p>0.18907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.24">
            <text:p>1.24</text:p>
          </table:table-cell>
          <table:table-cell office:value-type="float" office:value="0.0814643">
            <text:p>0.0814643</text:p>
          </table:table-cell>
          <table:table-cell office:value-type="float" office:value="0.170935">
            <text:p>0.170935</text:p>
          </table:table-cell>
          <table:table-cell office:value-type="float" office:value="0.367449">
            <text:p>0.367449</text:p>
          </table:table-cell>
          <table:table-cell office:value-type="float" office:value="0.187161">
            <text:p>0.18716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.25">
            <text:p>1.25</text:p>
          </table:table-cell>
          <table:table-cell office:value-type="float" office:value="0.0831828">
            <text:p>0.0831828</text:p>
          </table:table-cell>
          <table:table-cell office:value-type="float" office:value="0.172778">
            <text:p>0.172778</text:p>
          </table:table-cell>
          <table:table-cell office:value-type="float" office:value="0.370574">
            <text:p>0.370574</text:p>
          </table:table-cell>
          <table:table-cell office:value-type="float" office:value="0.186783">
            <text:p>0.18678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.26">
            <text:p>1.26</text:p>
          </table:table-cell>
          <table:table-cell office:value-type="float" office:value="0.0849198">
            <text:p>0.0849198</text:p>
          </table:table-cell>
          <table:table-cell office:value-type="float" office:value="0.174617">
            <text:p>0.174617</text:p>
          </table:table-cell>
          <table:table-cell office:value-type="float" office:value="0.373669">
            <text:p>0.373669</text:p>
          </table:table-cell>
          <table:table-cell office:value-type="float" office:value="0.186422">
            <text:p>0.18642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.27">
            <text:p>1.27</text:p>
          </table:table-cell>
          <table:table-cell office:value-type="float" office:value="0.0866751">
            <text:p>0.0866751</text:p>
          </table:table-cell>
          <table:table-cell office:value-type="float" office:value="0.176446">
            <text:p>0.176446</text:p>
          </table:table-cell>
          <table:table-cell office:value-type="float" office:value="0.376733">
            <text:p>0.376733</text:p>
          </table:table-cell>
          <table:table-cell office:value-type="float" office:value="0.18482">
            <text:p>0.1848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.28">
            <text:p>1.28</text:p>
          </table:table-cell>
          <table:table-cell office:value-type="float" office:value="0.0884487">
            <text:p>0.0884487</text:p>
          </table:table-cell>
          <table:table-cell office:value-type="float" office:value="0.17826">
            <text:p>0.17826</text:p>
          </table:table-cell>
          <table:table-cell office:value-type="float" office:value="0.379768">
            <text:p>0.379768</text:p>
          </table:table-cell>
          <table:table-cell office:value-type="float" office:value="0.183321">
            <text:p>0.18332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.29">
            <text:p>1.29</text:p>
          </table:table-cell>
          <table:table-cell office:value-type="float" office:value="0.0902403">
            <text:p>0.0902403</text:p>
          </table:table-cell>
          <table:table-cell office:value-type="float" office:value="0.180066">
            <text:p>0.180066</text:p>
          </table:table-cell>
          <table:table-cell office:value-type="float" office:value="0.382773">
            <text:p>0.382773</text:p>
          </table:table-cell>
          <table:table-cell office:value-type="float" office:value="0.183179">
            <text:p>0.18317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.3">
            <text:p>1.3</text:p>
          </table:table-cell>
          <table:table-cell office:value-type="float" office:value="0.09205">
            <text:p>0.09205</text:p>
          </table:table-cell>
          <table:table-cell office:value-type="float" office:value="0.181871">
            <text:p>0.181871</text:p>
          </table:table-cell>
          <table:table-cell office:value-type="float" office:value="0.385749">
            <text:p>0.385749</text:p>
          </table:table-cell>
          <table:table-cell office:value-type="float" office:value="0.182992">
            <text:p>0.18299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.31">
            <text:p>1.31</text:p>
          </table:table-cell>
          <table:table-cell office:value-type="float" office:value="0.0938777">
            <text:p>0.0938777</text:p>
          </table:table-cell>
          <table:table-cell office:value-type="float" office:value="0.183669">
            <text:p>0.183669</text:p>
          </table:table-cell>
          <table:table-cell office:value-type="float" office:value="0.388697">
            <text:p>0.388697</text:p>
          </table:table-cell>
          <table:table-cell office:value-type="float" office:value="0.181976">
            <text:p>0.18197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.32">
            <text:p>1.32</text:p>
          </table:table-cell>
          <table:table-cell office:value-type="float" office:value="0.0957233">
            <text:p>0.0957233</text:p>
          </table:table-cell>
          <table:table-cell office:value-type="float" office:value="0.185456">
            <text:p>0.185456</text:p>
          </table:table-cell>
          <table:table-cell office:value-type="float" office:value="0.391616">
            <text:p>0.391616</text:p>
          </table:table-cell>
          <table:table-cell office:value-type="float" office:value="0.180771">
            <text:p>0.18077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.33">
            <text:p>1.33</text:p>
          </table:table-cell>
          <table:table-cell office:value-type="float" office:value="0.0975868">
            <text:p>0.0975868</text:p>
          </table:table-cell>
          <table:table-cell office:value-type="float" office:value="0.187234">
            <text:p>0.187234</text:p>
          </table:table-cell>
          <table:table-cell office:value-type="float" office:value="0.394508">
            <text:p>0.394508</text:p>
          </table:table-cell>
          <table:table-cell office:value-type="float" office:value="0.180139">
            <text:p>0.18013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.34">
            <text:p>1.34</text:p>
          </table:table-cell>
          <table:table-cell office:value-type="float" office:value="0.099468">
            <text:p>0.099468</text:p>
          </table:table-cell>
          <table:table-cell office:value-type="float" office:value="0.189008">
            <text:p>0.189008</text:p>
          </table:table-cell>
          <table:table-cell office:value-type="float" office:value="0.397373">
            <text:p>0.397373</text:p>
          </table:table-cell>
          <table:table-cell office:value-type="float" office:value="0.179803">
            <text:p>0.17980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.35">
            <text:p>1.35</text:p>
          </table:table-cell>
          <table:table-cell office:value-type="float" office:value="0.101367">
            <text:p>0.101367</text:p>
          </table:table-cell>
          <table:table-cell office:value-type="float" office:value="0.190774">
            <text:p>0.190774</text:p>
          </table:table-cell>
          <table:table-cell office:value-type="float" office:value="0.40021">
            <text:p>0.40021</text:p>
          </table:table-cell>
          <table:table-cell office:value-type="float" office:value="0.178436">
            <text:p>0.17843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.36">
            <text:p>1.36</text:p>
          </table:table-cell>
          <table:table-cell office:value-type="float" office:value="0.103283">
            <text:p>0.103283</text:p>
          </table:table-cell>
          <table:table-cell office:value-type="float" office:value="0.192533">
            <text:p>0.192533</text:p>
          </table:table-cell>
          <table:table-cell office:value-type="float" office:value="0.403021">
            <text:p>0.403021</text:p>
          </table:table-cell>
          <table:table-cell office:value-type="float" office:value="0.178585">
            <text:p>0.17858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.37">
            <text:p>1.37</text:p>
          </table:table-cell>
          <table:table-cell office:value-type="float" office:value="0.105217">
            <text:p>0.105217</text:p>
          </table:table-cell>
          <table:table-cell office:value-type="float" office:value="0.194284">
            <text:p>0.194284</text:p>
          </table:table-cell>
          <table:table-cell office:value-type="float" office:value="0.405805">
            <text:p>0.405805</text:p>
          </table:table-cell>
          <table:table-cell office:value-type="float" office:value="0.176795">
            <text:p>0.17679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.38">
            <text:p>1.38</text:p>
          </table:table-cell>
          <table:table-cell office:value-type="float" office:value="0.107169">
            <text:p>0.107169</text:p>
          </table:table-cell>
          <table:table-cell office:value-type="float" office:value="0.196021">
            <text:p>0.196021</text:p>
          </table:table-cell>
          <table:table-cell office:value-type="float" office:value="0.408564">
            <text:p>0.408564</text:p>
          </table:table-cell>
          <table:table-cell office:value-type="float" office:value="0.175712">
            <text:p>0.17571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.39">
            <text:p>1.39</text:p>
          </table:table-cell>
          <table:table-cell office:value-type="float" office:value="0.109138">
            <text:p>0.109138</text:p>
          </table:table-cell>
          <table:table-cell office:value-type="float" office:value="0.19775">
            <text:p>0.19775</text:p>
          </table:table-cell>
          <table:table-cell office:value-type="float" office:value="0.411297">
            <text:p>0.411297</text:p>
          </table:table-cell>
          <table:table-cell office:value-type="float" office:value="0.175334">
            <text:p>0.17533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.4">
            <text:p>1.4</text:p>
          </table:table-cell>
          <table:table-cell office:value-type="float" office:value="0.111124">
            <text:p>0.111124</text:p>
          </table:table-cell>
          <table:table-cell office:value-type="float" office:value="0.199475">
            <text:p>0.199475</text:p>
          </table:table-cell>
          <table:table-cell office:value-type="float" office:value="0.414005">
            <text:p>0.414005</text:p>
          </table:table-cell>
          <table:table-cell office:value-type="float" office:value="0.174742">
            <text:p>0.17474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.41">
            <text:p>1.41</text:p>
          </table:table-cell>
          <table:table-cell office:value-type="float" office:value="0.113127">
            <text:p>0.113127</text:p>
          </table:table-cell>
          <table:table-cell office:value-type="float" office:value="0.201179">
            <text:p>0.201179</text:p>
          </table:table-cell>
          <table:table-cell office:value-type="float" office:value="0.416689">
            <text:p>0.416689</text:p>
          </table:table-cell>
          <table:table-cell office:value-type="float" office:value="0.173956">
            <text:p>0.17395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.42">
            <text:p>1.42</text:p>
          </table:table-cell>
          <table:table-cell office:value-type="float" office:value="0.115148">
            <text:p>0.115148</text:p>
          </table:table-cell>
          <table:table-cell office:value-type="float" office:value="0.202875">
            <text:p>0.202875</text:p>
          </table:table-cell>
          <table:table-cell office:value-type="float" office:value="0.419347">
            <text:p>0.419347</text:p>
          </table:table-cell>
          <table:table-cell office:value-type="float" office:value="0.17321">
            <text:p>0.1732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.43">
            <text:p>1.43</text:p>
          </table:table-cell>
          <table:table-cell office:value-type="float" office:value="0.117185">
            <text:p>0.117185</text:p>
          </table:table-cell>
          <table:table-cell office:value-type="float" office:value="0.20457">
            <text:p>0.20457</text:p>
          </table:table-cell>
          <table:table-cell office:value-type="float" office:value="0.421982">
            <text:p>0.421982</text:p>
          </table:table-cell>
          <table:table-cell office:value-type="float" office:value="0.173683">
            <text:p>0.17368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.44">
            <text:p>1.44</text:p>
          </table:table-cell>
          <table:table-cell office:value-type="float" office:value="0.119239">
            <text:p>0.119239</text:p>
          </table:table-cell>
          <table:table-cell office:value-type="float" office:value="0.20626">
            <text:p>0.20626</text:p>
          </table:table-cell>
          <table:table-cell office:value-type="float" office:value="0.424593">
            <text:p>0.424593</text:p>
          </table:table-cell>
          <table:table-cell office:value-type="float" office:value="0.172304">
            <text:p>0.17230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.45">
            <text:p>1.45</text:p>
          </table:table-cell>
          <table:table-cell office:value-type="float" office:value="0.12131">
            <text:p>0.12131</text:p>
          </table:table-cell>
          <table:table-cell office:value-type="float" office:value="0.207939">
            <text:p>0.207939</text:p>
          </table:table-cell>
          <table:table-cell office:value-type="float" office:value="0.42718">
            <text:p>0.42718</text:p>
          </table:table-cell>
          <table:table-cell office:value-type="float" office:value="0.171456">
            <text:p>0.17145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.46">
            <text:p>1.46</text:p>
          </table:table-cell>
          <table:table-cell office:value-type="float" office:value="0.123398">
            <text:p>0.123398</text:p>
          </table:table-cell>
          <table:table-cell office:value-type="float" office:value="0.209612">
            <text:p>0.209612</text:p>
          </table:table-cell>
          <table:table-cell office:value-type="float" office:value="0.429745">
            <text:p>0.429745</text:p>
          </table:table-cell>
          <table:table-cell office:value-type="float" office:value="0.171074">
            <text:p>0.17107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.47">
            <text:p>1.47</text:p>
          </table:table-cell>
          <table:table-cell office:value-type="float" office:value="0.125502">
            <text:p>0.125502</text:p>
          </table:table-cell>
          <table:table-cell office:value-type="float" office:value="0.211279">
            <text:p>0.211279</text:p>
          </table:table-cell>
          <table:table-cell office:value-type="float" office:value="0.432286">
            <text:p>0.432286</text:p>
          </table:table-cell>
          <table:table-cell office:value-type="float" office:value="0.170105">
            <text:p>0.17010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.48">
            <text:p>1.48</text:p>
          </table:table-cell>
          <table:table-cell office:value-type="float" office:value="0.127623">
            <text:p>0.127623</text:p>
          </table:table-cell>
          <table:table-cell office:value-type="float" office:value="0.21294">
            <text:p>0.21294</text:p>
          </table:table-cell>
          <table:table-cell office:value-type="float" office:value="0.434805">
            <text:p>0.434805</text:p>
          </table:table-cell>
          <table:table-cell office:value-type="float" office:value="0.169816">
            <text:p>0.16981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.49">
            <text:p>1.49</text:p>
          </table:table-cell>
          <table:table-cell office:value-type="float" office:value="0.129761">
            <text:p>0.129761</text:p>
          </table:table-cell>
          <table:table-cell office:value-type="float" office:value="0.214596">
            <text:p>0.214596</text:p>
          </table:table-cell>
          <table:table-cell office:value-type="float" office:value="0.437301">
            <text:p>0.437301</text:p>
          </table:table-cell>
          <table:table-cell office:value-type="float" office:value="0.169243">
            <text:p>0.16924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131915">
            <text:p>0.131915</text:p>
          </table:table-cell>
          <table:table-cell office:value-type="float" office:value="0.216239">
            <text:p>0.216239</text:p>
          </table:table-cell>
          <table:table-cell office:value-type="float" office:value="0.439776">
            <text:p>0.439776</text:p>
          </table:table-cell>
          <table:table-cell office:value-type="float" office:value="0.166945">
            <text:p>0.16694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.51">
            <text:p>1.51</text:p>
          </table:table-cell>
          <table:table-cell office:value-type="float" office:value="0.134086">
            <text:p>0.134086</text:p>
          </table:table-cell>
          <table:table-cell office:value-type="float" office:value="0.217872">
            <text:p>0.217872</text:p>
          </table:table-cell>
          <table:table-cell office:value-type="float" office:value="0.442229">
            <text:p>0.442229</text:p>
          </table:table-cell>
          <table:table-cell office:value-type="float" office:value="0.167372">
            <text:p>0.16737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.52">
            <text:p>1.52</text:p>
          </table:table-cell>
          <table:table-cell office:value-type="float" office:value="0.136273">
            <text:p>0.136273</text:p>
          </table:table-cell>
          <table:table-cell office:value-type="float" office:value="0.219502">
            <text:p>0.219502</text:p>
          </table:table-cell>
          <table:table-cell office:value-type="float" office:value="0.44466">
            <text:p>0.44466</text:p>
          </table:table-cell>
          <table:table-cell office:value-type="float" office:value="0.166243">
            <text:p>0.16624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.53">
            <text:p>1.53</text:p>
          </table:table-cell>
          <table:table-cell office:value-type="float" office:value="0.138476">
            <text:p>0.138476</text:p>
          </table:table-cell>
          <table:table-cell office:value-type="float" office:value="0.221115">
            <text:p>0.221115</text:p>
          </table:table-cell>
          <table:table-cell office:value-type="float" office:value="0.447071">
            <text:p>0.447071</text:p>
          </table:table-cell>
          <table:table-cell office:value-type="float" office:value="0.163907">
            <text:p>0.16390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.54">
            <text:p>1.54</text:p>
          </table:table-cell>
          <table:table-cell office:value-type="float" office:value="0.140695">
            <text:p>0.140695</text:p>
          </table:table-cell>
          <table:table-cell office:value-type="float" office:value="0.222722">
            <text:p>0.222722</text:p>
          </table:table-cell>
          <table:table-cell office:value-type="float" office:value="0.44946">
            <text:p>0.44946</text:p>
          </table:table-cell>
          <table:table-cell office:value-type="float" office:value="0.164939">
            <text:p>0.16493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.55">
            <text:p>1.55</text:p>
          </table:table-cell>
          <table:table-cell office:value-type="float" office:value="0.14293">
            <text:p>0.14293</text:p>
          </table:table-cell>
          <table:table-cell office:value-type="float" office:value="0.224332">
            <text:p>0.224332</text:p>
          </table:table-cell>
          <table:table-cell office:value-type="float" office:value="0.45183">
            <text:p>0.45183</text:p>
          </table:table-cell>
          <table:table-cell office:value-type="float" office:value="0.164673">
            <text:p>0.16467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.56">
            <text:p>1.56</text:p>
          </table:table-cell>
          <table:table-cell office:value-type="float" office:value="0.145181">
            <text:p>0.145181</text:p>
          </table:table-cell>
          <table:table-cell office:value-type="float" office:value="0.225933">
            <text:p>0.225933</text:p>
          </table:table-cell>
          <table:table-cell office:value-type="float" office:value="0.454178">
            <text:p>0.454178</text:p>
          </table:table-cell>
          <table:table-cell office:value-type="float" office:value="0.162869">
            <text:p>0.16286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.57">
            <text:p>1.57</text:p>
          </table:table-cell>
          <table:table-cell office:value-type="float" office:value="0.147449">
            <text:p>0.147449</text:p>
          </table:table-cell>
          <table:table-cell office:value-type="float" office:value="0.227524">
            <text:p>0.227524</text:p>
          </table:table-cell>
          <table:table-cell office:value-type="float" office:value="0.456507">
            <text:p>0.456507</text:p>
          </table:table-cell>
          <table:table-cell office:value-type="float" office:value="0.162713">
            <text:p>0.16271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.58">
            <text:p>1.58</text:p>
          </table:table-cell>
          <table:table-cell office:value-type="float" office:value="0.149732">
            <text:p>0.149732</text:p>
          </table:table-cell>
          <table:table-cell office:value-type="float" office:value="0.229113">
            <text:p>0.229113</text:p>
          </table:table-cell>
          <table:table-cell office:value-type="float" office:value="0.458816">
            <text:p>0.458816</text:p>
          </table:table-cell>
          <table:table-cell office:value-type="float" office:value="0.162727">
            <text:p>0.16272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.59">
            <text:p>1.59</text:p>
          </table:table-cell>
          <table:table-cell office:value-type="float" office:value="0.152031">
            <text:p>0.152031</text:p>
          </table:table-cell>
          <table:table-cell office:value-type="float" office:value="0.230697">
            <text:p>0.230697</text:p>
          </table:table-cell>
          <table:table-cell office:value-type="float" office:value="0.461105">
            <text:p>0.461105</text:p>
          </table:table-cell>
          <table:table-cell office:value-type="float" office:value="0.161316">
            <text:p>0.16131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.6">
            <text:p>1.6</text:p>
          </table:table-cell>
          <table:table-cell office:value-type="float" office:value="0.154346">
            <text:p>0.154346</text:p>
          </table:table-cell>
          <table:table-cell office:value-type="float" office:value="0.232275">
            <text:p>0.232275</text:p>
          </table:table-cell>
          <table:table-cell office:value-type="float" office:value="0.463375">
            <text:p>0.463375</text:p>
          </table:table-cell>
          <table:table-cell office:value-type="float" office:value="0.161572">
            <text:p>0.16157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.61">
            <text:p>1.61</text:p>
          </table:table-cell>
          <table:table-cell office:value-type="float" office:value="0.156676">
            <text:p>0.156676</text:p>
          </table:table-cell>
          <table:table-cell office:value-type="float" office:value="0.233839">
            <text:p>0.233839</text:p>
          </table:table-cell>
          <table:table-cell office:value-type="float" office:value="0.465626">
            <text:p>0.465626</text:p>
          </table:table-cell>
          <table:table-cell office:value-type="float" office:value="0.158563">
            <text:p>0.15856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.62">
            <text:p>1.62</text:p>
          </table:table-cell>
          <table:table-cell office:value-type="float" office:value="0.159023">
            <text:p>0.159023</text:p>
          </table:table-cell>
          <table:table-cell office:value-type="float" office:value="0.235396">
            <text:p>0.235396</text:p>
          </table:table-cell>
          <table:table-cell office:value-type="float" office:value="0.467859">
            <text:p>0.467859</text:p>
          </table:table-cell>
          <table:table-cell office:value-type="float" office:value="0.160031">
            <text:p>0.16003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.63">
            <text:p>1.63</text:p>
          </table:table-cell>
          <table:table-cell office:value-type="float" office:value="0.161384">
            <text:p>0.161384</text:p>
          </table:table-cell>
          <table:table-cell office:value-type="float" office:value="0.23695">
            <text:p>0.23695</text:p>
          </table:table-cell>
          <table:table-cell office:value-type="float" office:value="0.470072">
            <text:p>0.470072</text:p>
          </table:table-cell>
          <table:table-cell office:value-type="float" office:value="0.158076">
            <text:p>0.15807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.64">
            <text:p>1.64</text:p>
          </table:table-cell>
          <table:table-cell office:value-type="float" office:value="0.163761">
            <text:p>0.163761</text:p>
          </table:table-cell>
          <table:table-cell office:value-type="float" office:value="0.238485">
            <text:p>0.238485</text:p>
          </table:table-cell>
          <table:table-cell office:value-type="float" office:value="0.472268">
            <text:p>0.472268</text:p>
          </table:table-cell>
          <table:table-cell office:value-type="float" office:value="0.15612">
            <text:p>0.1561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.65">
            <text:p>1.65</text:p>
          </table:table-cell>
          <table:table-cell office:value-type="float" office:value="0.166154">
            <text:p>0.166154</text:p>
          </table:table-cell>
          <table:table-cell office:value-type="float" office:value="0.240018">
            <text:p>0.240018</text:p>
          </table:table-cell>
          <table:table-cell office:value-type="float" office:value="0.474445">
            <text:p>0.474445</text:p>
          </table:table-cell>
          <table:table-cell office:value-type="float" office:value="0.157386">
            <text:p>0.15738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.66">
            <text:p>1.66</text:p>
          </table:table-cell>
          <table:table-cell office:value-type="float" office:value="0.168562">
            <text:p>0.168562</text:p>
          </table:table-cell>
          <table:table-cell office:value-type="float" office:value="0.241554">
            <text:p>0.241554</text:p>
          </table:table-cell>
          <table:table-cell office:value-type="float" office:value="0.476604">
            <text:p>0.476604</text:p>
          </table:table-cell>
          <table:table-cell office:value-type="float" office:value="0.157111">
            <text:p>0.15711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.67">
            <text:p>1.67</text:p>
          </table:table-cell>
          <table:table-cell office:value-type="float" office:value="0.170985">
            <text:p>0.170985</text:p>
          </table:table-cell>
          <table:table-cell office:value-type="float" office:value="0.243081">
            <text:p>0.243081</text:p>
          </table:table-cell>
          <table:table-cell office:value-type="float" office:value="0.478746">
            <text:p>0.478746</text:p>
          </table:table-cell>
          <table:table-cell office:value-type="float" office:value="0.155281">
            <text:p>0.15528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.68">
            <text:p>1.68</text:p>
          </table:table-cell>
          <table:table-cell office:value-type="float" office:value="0.173423">
            <text:p>0.173423</text:p>
          </table:table-cell>
          <table:table-cell office:value-type="float" office:value="0.244599">
            <text:p>0.244599</text:p>
          </table:table-cell>
          <table:table-cell office:value-type="float" office:value="0.48087">
            <text:p>0.48087</text:p>
          </table:table-cell>
          <table:table-cell office:value-type="float" office:value="0.155426">
            <text:p>0.15542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.69">
            <text:p>1.69</text:p>
          </table:table-cell>
          <table:table-cell office:value-type="float" office:value="0.175877">
            <text:p>0.175877</text:p>
          </table:table-cell>
          <table:table-cell office:value-type="float" office:value="0.246113">
            <text:p>0.246113</text:p>
          </table:table-cell>
          <table:table-cell office:value-type="float" office:value="0.482977">
            <text:p>0.482977</text:p>
          </table:table-cell>
          <table:table-cell office:value-type="float" office:value="0.154479">
            <text:p>0.15447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.7">
            <text:p>1.7</text:p>
          </table:table-cell>
          <table:table-cell office:value-type="float" office:value="0.178346">
            <text:p>0.178346</text:p>
          </table:table-cell>
          <table:table-cell office:value-type="float" office:value="0.247624">
            <text:p>0.247624</text:p>
          </table:table-cell>
          <table:table-cell office:value-type="float" office:value="0.485067">
            <text:p>0.485067</text:p>
          </table:table-cell>
          <table:table-cell office:value-type="float" office:value="0.154793">
            <text:p>0.15479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.71">
            <text:p>1.71</text:p>
          </table:table-cell>
          <table:table-cell office:value-type="float" office:value="0.180829">
            <text:p>0.180829</text:p>
          </table:table-cell>
          <table:table-cell office:value-type="float" office:value="0.249125">
            <text:p>0.249125</text:p>
          </table:table-cell>
          <table:table-cell office:value-type="float" office:value="0.48714">
            <text:p>0.48714</text:p>
          </table:table-cell>
          <table:table-cell office:value-type="float" office:value="0.152395">
            <text:p>0.15239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.72">
            <text:p>1.72</text:p>
          </table:table-cell>
          <table:table-cell office:value-type="float" office:value="0.183328">
            <text:p>0.183328</text:p>
          </table:table-cell>
          <table:table-cell office:value-type="float" office:value="0.250616">
            <text:p>0.250616</text:p>
          </table:table-cell>
          <table:table-cell office:value-type="float" office:value="0.489197">
            <text:p>0.489197</text:p>
          </table:table-cell>
          <table:table-cell office:value-type="float" office:value="0.15269">
            <text:p>0.1526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.73">
            <text:p>1.73</text:p>
          </table:table-cell>
          <table:table-cell office:value-type="float" office:value="0.185842">
            <text:p>0.185842</text:p>
          </table:table-cell>
          <table:table-cell office:value-type="float" office:value="0.252105">
            <text:p>0.252105</text:p>
          </table:table-cell>
          <table:table-cell office:value-type="float" office:value="0.491237">
            <text:p>0.491237</text:p>
          </table:table-cell>
          <table:table-cell office:value-type="float" office:value="0.151919">
            <text:p>0.15191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.74">
            <text:p>1.74</text:p>
          </table:table-cell>
          <table:table-cell office:value-type="float" office:value="0.18837">
            <text:p>0.18837</text:p>
          </table:table-cell>
          <table:table-cell office:value-type="float" office:value="0.253576">
            <text:p>0.253576</text:p>
          </table:table-cell>
          <table:table-cell office:value-type="float" office:value="0.49326">
            <text:p>0.49326</text:p>
          </table:table-cell>
          <table:table-cell office:value-type="float" office:value="0.149298">
            <text:p>0.14929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.75">
            <text:p>1.75</text:p>
          </table:table-cell>
          <table:table-cell office:value-type="float" office:value="0.190913">
            <text:p>0.190913</text:p>
          </table:table-cell>
          <table:table-cell office:value-type="float" office:value="0.255043">
            <text:p>0.255043</text:p>
          </table:table-cell>
          <table:table-cell office:value-type="float" office:value="0.495268">
            <text:p>0.495268</text:p>
          </table:table-cell>
          <table:table-cell office:value-type="float" office:value="0.150832">
            <text:p>0.15083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.76">
            <text:p>1.76</text:p>
          </table:table-cell>
          <table:table-cell office:value-type="float" office:value="0.193471">
            <text:p>0.193471</text:p>
          </table:table-cell>
          <table:table-cell office:value-type="float" office:value="0.256515">
            <text:p>0.256515</text:p>
          </table:table-cell>
          <table:table-cell office:value-type="float" office:value="0.49726">
            <text:p>0.49726</text:p>
          </table:table-cell>
          <table:table-cell office:value-type="float" office:value="0.150427">
            <text:p>0.15042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.77">
            <text:p>1.77</text:p>
          </table:table-cell>
          <table:table-cell office:value-type="float" office:value="0.196043">
            <text:p>0.196043</text:p>
          </table:table-cell>
          <table:table-cell office:value-type="float" office:value="0.257978">
            <text:p>0.257978</text:p>
          </table:table-cell>
          <table:table-cell office:value-type="float" office:value="0.499236">
            <text:p>0.499236</text:p>
          </table:table-cell>
          <table:table-cell office:value-type="float" office:value="0.148973">
            <text:p>0.14897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.78">
            <text:p>1.78</text:p>
          </table:table-cell>
          <table:table-cell office:value-type="float" office:value="0.19863">
            <text:p>0.19863</text:p>
          </table:table-cell>
          <table:table-cell office:value-type="float" office:value="0.259433">
            <text:p>0.259433</text:p>
          </table:table-cell>
          <table:table-cell office:value-type="float" office:value="0.501197">
            <text:p>0.501197</text:p>
          </table:table-cell>
          <table:table-cell office:value-type="float" office:value="0.148824">
            <text:p>0.14882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.79">
            <text:p>1.79</text:p>
          </table:table-cell>
          <table:table-cell office:value-type="float" office:value="0.201232">
            <text:p>0.201232</text:p>
          </table:table-cell>
          <table:table-cell office:value-type="float" office:value="0.260883">
            <text:p>0.260883</text:p>
          </table:table-cell>
          <table:table-cell office:value-type="float" office:value="0.503143">
            <text:p>0.503143</text:p>
          </table:table-cell>
          <table:table-cell office:value-type="float" office:value="0.147825">
            <text:p>0.14782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0.203848">
            <text:p>0.203848</text:p>
          </table:table-cell>
          <table:table-cell office:value-type="float" office:value="0.26233">
            <text:p>0.26233</text:p>
          </table:table-cell>
          <table:table-cell office:value-type="float" office:value="0.505073">
            <text:p>0.505073</text:p>
          </table:table-cell>
          <table:table-cell office:value-type="float" office:value="0.14834">
            <text:p>0.1483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.81">
            <text:p>1.81</text:p>
          </table:table-cell>
          <table:table-cell office:value-type="float" office:value="0.206479">
            <text:p>0.206479</text:p>
          </table:table-cell>
          <table:table-cell office:value-type="float" office:value="0.263767">
            <text:p>0.263767</text:p>
          </table:table-cell>
          <table:table-cell office:value-type="float" office:value="0.506988">
            <text:p>0.506988</text:p>
          </table:table-cell>
          <table:table-cell office:value-type="float" office:value="0.145642">
            <text:p>0.14564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.82">
            <text:p>1.82</text:p>
          </table:table-cell>
          <table:table-cell office:value-type="float" office:value="0.209123">
            <text:p>0.209123</text:p>
          </table:table-cell>
          <table:table-cell office:value-type="float" office:value="0.265197">
            <text:p>0.265197</text:p>
          </table:table-cell>
          <table:table-cell office:value-type="float" office:value="0.508889">
            <text:p>0.508889</text:p>
          </table:table-cell>
          <table:table-cell office:value-type="float" office:value="0.146927">
            <text:p>0.14692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.83">
            <text:p>1.83</text:p>
          </table:table-cell>
          <table:table-cell office:value-type="float" office:value="0.211783">
            <text:p>0.211783</text:p>
          </table:table-cell>
          <table:table-cell office:value-type="float" office:value="0.266624">
            <text:p>0.266624</text:p>
          </table:table-cell>
          <table:table-cell office:value-type="float" office:value="0.510775">
            <text:p>0.510775</text:p>
          </table:table-cell>
          <table:table-cell office:value-type="float" office:value="0.145211">
            <text:p>0.14521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.84">
            <text:p>1.84</text:p>
          </table:table-cell>
          <table:table-cell office:value-type="float" office:value="0.214456">
            <text:p>0.214456</text:p>
          </table:table-cell>
          <table:table-cell office:value-type="float" office:value="0.268032">
            <text:p>0.268032</text:p>
          </table:table-cell>
          <table:table-cell office:value-type="float" office:value="0.512647">
            <text:p>0.512647</text:p>
          </table:table-cell>
          <table:table-cell office:value-type="float" office:value="0.142901">
            <text:p>0.14290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.85">
            <text:p>1.85</text:p>
          </table:table-cell>
          <table:table-cell office:value-type="float" office:value="0.217143">
            <text:p>0.217143</text:p>
          </table:table-cell>
          <table:table-cell office:value-type="float" office:value="0.269443">
            <text:p>0.269443</text:p>
          </table:table-cell>
          <table:table-cell office:value-type="float" office:value="0.514504">
            <text:p>0.514504</text:p>
          </table:table-cell>
          <table:table-cell office:value-type="float" office:value="0.145743">
            <text:p>0.14574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.86">
            <text:p>1.86</text:p>
          </table:table-cell>
          <table:table-cell office:value-type="float" office:value="0.219845">
            <text:p>0.219845</text:p>
          </table:table-cell>
          <table:table-cell office:value-type="float" office:value="0.270854">
            <text:p>0.270854</text:p>
          </table:table-cell>
          <table:table-cell office:value-type="float" office:value="0.516347">
            <text:p>0.516347</text:p>
          </table:table-cell>
          <table:table-cell office:value-type="float" office:value="0.142987">
            <text:p>0.14298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.87">
            <text:p>1.87</text:p>
          </table:table-cell>
          <table:table-cell office:value-type="float" office:value="0.22256">
            <text:p>0.22256</text:p>
          </table:table-cell>
          <table:table-cell office:value-type="float" office:value="0.272251">
            <text:p>0.272251</text:p>
          </table:table-cell>
          <table:table-cell office:value-type="float" office:value="0.518177">
            <text:p>0.518177</text:p>
          </table:table-cell>
          <table:table-cell office:value-type="float" office:value="0.142998">
            <text:p>0.14299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.88">
            <text:p>1.88</text:p>
          </table:table-cell>
          <table:table-cell office:value-type="float" office:value="0.22529">
            <text:p>0.22529</text:p>
          </table:table-cell>
          <table:table-cell office:value-type="float" office:value="0.273649">
            <text:p>0.273649</text:p>
          </table:table-cell>
          <table:table-cell office:value-type="float" office:value="0.519992">
            <text:p>0.519992</text:p>
          </table:table-cell>
          <table:table-cell office:value-type="float" office:value="0.142961">
            <text:p>0.14296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.89">
            <text:p>1.89</text:p>
          </table:table-cell>
          <table:table-cell office:value-type="float" office:value="0.228033">
            <text:p>0.228033</text:p>
          </table:table-cell>
          <table:table-cell office:value-type="float" office:value="0.275043">
            <text:p>0.275043</text:p>
          </table:table-cell>
          <table:table-cell office:value-type="float" office:value="0.521794">
            <text:p>0.521794</text:p>
          </table:table-cell>
          <table:table-cell office:value-type="float" office:value="0.142483">
            <text:p>0.14248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.9">
            <text:p>1.9</text:p>
          </table:table-cell>
          <table:table-cell office:value-type="float" office:value="0.230791">
            <text:p>0.230791</text:p>
          </table:table-cell>
          <table:table-cell office:value-type="float" office:value="0.27643">
            <text:p>0.27643</text:p>
          </table:table-cell>
          <table:table-cell office:value-type="float" office:value="0.523583">
            <text:p>0.523583</text:p>
          </table:table-cell>
          <table:table-cell office:value-type="float" office:value="0.141239">
            <text:p>0.14123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.91">
            <text:p>1.91</text:p>
          </table:table-cell>
          <table:table-cell office:value-type="float" office:value="0.233562">
            <text:p>0.233562</text:p>
          </table:table-cell>
          <table:table-cell office:value-type="float" office:value="0.277808">
            <text:p>0.277808</text:p>
          </table:table-cell>
          <table:table-cell office:value-type="float" office:value="0.525358">
            <text:p>0.525358</text:p>
          </table:table-cell>
          <table:table-cell office:value-type="float" office:value="0.140673">
            <text:p>0.14067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.92">
            <text:p>1.92</text:p>
          </table:table-cell>
          <table:table-cell office:value-type="float" office:value="0.236347">
            <text:p>0.236347</text:p>
          </table:table-cell>
          <table:table-cell office:value-type="float" office:value="0.27918">
            <text:p>0.27918</text:p>
          </table:table-cell>
          <table:table-cell office:value-type="float" office:value="0.52712">
            <text:p>0.52712</text:p>
          </table:table-cell>
          <table:table-cell office:value-type="float" office:value="0.140038">
            <text:p>0.14003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.93">
            <text:p>1.93</text:p>
          </table:table-cell>
          <table:table-cell office:value-type="float" office:value="0.239145">
            <text:p>0.239145</text:p>
          </table:table-cell>
          <table:table-cell office:value-type="float" office:value="0.280536">
            <text:p>0.280536</text:p>
          </table:table-cell>
          <table:table-cell office:value-type="float" office:value="0.528869">
            <text:p>0.528869</text:p>
          </table:table-cell>
          <table:table-cell office:value-type="float" office:value="0.137526">
            <text:p>0.13752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.94">
            <text:p>1.94</text:p>
          </table:table-cell>
          <table:table-cell office:value-type="float" office:value="0.241957">
            <text:p>0.241957</text:p>
          </table:table-cell>
          <table:table-cell office:value-type="float" office:value="0.281895">
            <text:p>0.281895</text:p>
          </table:table-cell>
          <table:table-cell office:value-type="float" office:value="0.530605">
            <text:p>0.530605</text:p>
          </table:table-cell>
          <table:table-cell office:value-type="float" office:value="0.140339">
            <text:p>0.14033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.95">
            <text:p>1.95</text:p>
          </table:table-cell>
          <table:table-cell office:value-type="float" office:value="0.244783">
            <text:p>0.244783</text:p>
          </table:table-cell>
          <table:table-cell office:value-type="float" office:value="0.283254">
            <text:p>0.283254</text:p>
          </table:table-cell>
          <table:table-cell office:value-type="float" office:value="0.532328">
            <text:p>0.532328</text:p>
          </table:table-cell>
          <table:table-cell office:value-type="float" office:value="0.137782">
            <text:p>0.13778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.96">
            <text:p>1.96</text:p>
          </table:table-cell>
          <table:table-cell office:value-type="float" office:value="0.247622">
            <text:p>0.247622</text:p>
          </table:table-cell>
          <table:table-cell office:value-type="float" office:value="0.2846">
            <text:p>0.2846</text:p>
          </table:table-cell>
          <table:table-cell office:value-type="float" office:value="0.534038">
            <text:p>0.534038</text:p>
          </table:table-cell>
          <table:table-cell office:value-type="float" office:value="0.137729">
            <text:p>0.13772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.97">
            <text:p>1.97</text:p>
          </table:table-cell>
          <table:table-cell office:value-type="float" office:value="0.250475">
            <text:p>0.250475</text:p>
          </table:table-cell>
          <table:table-cell office:value-type="float" office:value="0.285946">
            <text:p>0.285946</text:p>
          </table:table-cell>
          <table:table-cell office:value-type="float" office:value="0.535737">
            <text:p>0.535737</text:p>
          </table:table-cell>
          <table:table-cell office:value-type="float" office:value="0.137636">
            <text:p>0.13763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.98">
            <text:p>1.98</text:p>
          </table:table-cell>
          <table:table-cell office:value-type="float" office:value="0.253341">
            <text:p>0.253341</text:p>
          </table:table-cell>
          <table:table-cell office:value-type="float" office:value="0.287289">
            <text:p>0.287289</text:p>
          </table:table-cell>
          <table:table-cell office:value-type="float" office:value="0.537423">
            <text:p>0.537423</text:p>
          </table:table-cell>
          <table:table-cell office:value-type="float" office:value="0.137283">
            <text:p>0.13728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.99">
            <text:p>1.99</text:p>
          </table:table-cell>
          <table:table-cell office:value-type="float" office:value="0.256221">
            <text:p>0.256221</text:p>
          </table:table-cell>
          <table:table-cell office:value-type="float" office:value="0.288624">
            <text:p>0.288624</text:p>
          </table:table-cell>
          <table:table-cell office:value-type="float" office:value="0.539096">
            <text:p>0.539096</text:p>
          </table:table-cell>
          <table:table-cell office:value-type="float" office:value="0.135836">
            <text:p>0.13583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59114">
            <text:p>0.259114</text:p>
          </table:table-cell>
          <table:table-cell office:value-type="float" office:value="0.289952">
            <text:p>0.289952</text:p>
          </table:table-cell>
          <table:table-cell office:value-type="float" office:value="0.540758">
            <text:p>0.540758</text:p>
          </table:table-cell>
          <table:table-cell office:value-type="float" office:value="0.135922">
            <text:p>0.13592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.01">
            <text:p>2.01</text:p>
          </table:table-cell>
          <table:table-cell office:value-type="float" office:value="0.26202">
            <text:p>0.26202</text:p>
          </table:table-cell>
          <table:table-cell office:value-type="float" office:value="0.291275">
            <text:p>0.291275</text:p>
          </table:table-cell>
          <table:table-cell office:value-type="float" office:value="0.542407">
            <text:p>0.542407</text:p>
          </table:table-cell>
          <table:table-cell office:value-type="float" office:value="0.13468">
            <text:p>0.1346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.02">
            <text:p>2.02</text:p>
          </table:table-cell>
          <table:table-cell office:value-type="float" office:value="0.264939">
            <text:p>0.264939</text:p>
          </table:table-cell>
          <table:table-cell office:value-type="float" office:value="0.292583">
            <text:p>0.292583</text:p>
          </table:table-cell>
          <table:table-cell office:value-type="float" office:value="0.544045">
            <text:p>0.544045</text:p>
          </table:table-cell>
          <table:table-cell office:value-type="float" office:value="0.13294">
            <text:p>0.1329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.03">
            <text:p>2.03</text:p>
          </table:table-cell>
          <table:table-cell office:value-type="float" office:value="0.267872">
            <text:p>0.267872</text:p>
          </table:table-cell>
          <table:table-cell office:value-type="float" office:value="0.293891">
            <text:p>0.293891</text:p>
          </table:table-cell>
          <table:table-cell office:value-type="float" office:value="0.545671">
            <text:p>0.545671</text:p>
          </table:table-cell>
          <table:table-cell office:value-type="float" office:value="0.13482">
            <text:p>0.1348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.04">
            <text:p>2.04</text:p>
          </table:table-cell>
          <table:table-cell office:value-type="float" office:value="0.270817">
            <text:p>0.270817</text:p>
          </table:table-cell>
          <table:table-cell office:value-type="float" office:value="0.2952">
            <text:p>0.2952</text:p>
          </table:table-cell>
          <table:table-cell office:value-type="float" office:value="0.547286">
            <text:p>0.547286</text:p>
          </table:table-cell>
          <table:table-cell office:value-type="float" office:value="0.133009">
            <text:p>0.13300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.05">
            <text:p>2.05</text:p>
          </table:table-cell>
          <table:table-cell office:value-type="float" office:value="0.273776">
            <text:p>0.273776</text:p>
          </table:table-cell>
          <table:table-cell office:value-type="float" office:value="0.296499">
            <text:p>0.296499</text:p>
          </table:table-cell>
          <table:table-cell office:value-type="float" office:value="0.548889">
            <text:p>0.548889</text:p>
          </table:table-cell>
          <table:table-cell office:value-type="float" office:value="0.132747">
            <text:p>0.13274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.06">
            <text:p>2.06</text:p>
          </table:table-cell>
          <table:table-cell office:value-type="float" office:value="0.276747">
            <text:p>0.276747</text:p>
          </table:table-cell>
          <table:table-cell office:value-type="float" office:value="0.297797">
            <text:p>0.297797</text:p>
          </table:table-cell>
          <table:table-cell office:value-type="float" office:value="0.550481">
            <text:p>0.550481</text:p>
          </table:table-cell>
          <table:table-cell office:value-type="float" office:value="0.132872">
            <text:p>0.13287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.07">
            <text:p>2.07</text:p>
          </table:table-cell>
          <table:table-cell office:value-type="float" office:value="0.279731">
            <text:p>0.279731</text:p>
          </table:table-cell>
          <table:table-cell office:value-type="float" office:value="0.299096">
            <text:p>0.299096</text:p>
          </table:table-cell>
          <table:table-cell office:value-type="float" office:value="0.552062">
            <text:p>0.552062</text:p>
          </table:table-cell>
          <table:table-cell office:value-type="float" office:value="0.132781">
            <text:p>0.13278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.08">
            <text:p>2.08</text:p>
          </table:table-cell>
          <table:table-cell office:value-type="float" office:value="0.282729">
            <text:p>0.282729</text:p>
          </table:table-cell>
          <table:table-cell office:value-type="float" office:value="0.300381">
            <text:p>0.300381</text:p>
          </table:table-cell>
          <table:table-cell office:value-type="float" office:value="0.553631">
            <text:p>0.553631</text:p>
          </table:table-cell>
          <table:table-cell office:value-type="float" office:value="0.129756">
            <text:p>0.12975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.09">
            <text:p>2.09</text:p>
          </table:table-cell>
          <table:table-cell office:value-type="float" office:value="0.285739">
            <text:p>0.285739</text:p>
          </table:table-cell>
          <table:table-cell office:value-type="float" office:value="0.301659">
            <text:p>0.301659</text:p>
          </table:table-cell>
          <table:table-cell office:value-type="float" office:value="0.55519">
            <text:p>0.55519</text:p>
          </table:table-cell>
          <table:table-cell office:value-type="float" office:value="0.131841">
            <text:p>0.13184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.1">
            <text:p>2.1</text:p>
          </table:table-cell>
          <table:table-cell office:value-type="float" office:value="0.288762">
            <text:p>0.288762</text:p>
          </table:table-cell>
          <table:table-cell office:value-type="float" office:value="0.302923">
            <text:p>0.302923</text:p>
          </table:table-cell>
          <table:table-cell office:value-type="float" office:value="0.556738">
            <text:p>0.556738</text:p>
          </table:table-cell>
          <table:table-cell office:value-type="float" office:value="0.126678">
            <text:p>0.12667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.11">
            <text:p>2.11</text:p>
          </table:table-cell>
          <table:table-cell office:value-type="float" office:value="0.291798">
            <text:p>0.291798</text:p>
          </table:table-cell>
          <table:table-cell office:value-type="float" office:value="0.304185">
            <text:p>0.304185</text:p>
          </table:table-cell>
          <table:table-cell office:value-type="float" office:value="0.558275">
            <text:p>0.558275</text:p>
          </table:table-cell>
          <table:table-cell office:value-type="float" office:value="0.131535">
            <text:p>0.13153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.12">
            <text:p>2.12</text:p>
          </table:table-cell>
          <table:table-cell office:value-type="float" office:value="0.294846">
            <text:p>0.294846</text:p>
          </table:table-cell>
          <table:table-cell office:value-type="float" office:value="0.305458">
            <text:p>0.305458</text:p>
          </table:table-cell>
          <table:table-cell office:value-type="float" office:value="0.559801">
            <text:p>0.559801</text:p>
          </table:table-cell>
          <table:table-cell office:value-type="float" office:value="0.128954">
            <text:p>0.12895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.13">
            <text:p>2.13</text:p>
          </table:table-cell>
          <table:table-cell office:value-type="float" office:value="0.297907">
            <text:p>0.297907</text:p>
          </table:table-cell>
          <table:table-cell office:value-type="float" office:value="0.306715">
            <text:p>0.306715</text:p>
          </table:table-cell>
          <table:table-cell office:value-type="float" office:value="0.561317">
            <text:p>0.561317</text:p>
          </table:table-cell>
          <table:table-cell office:value-type="float" office:value="0.128255">
            <text:p>0.12825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.14">
            <text:p>2.14</text:p>
          </table:table-cell>
          <table:table-cell office:value-type="float" office:value="0.30098">
            <text:p>0.30098</text:p>
          </table:table-cell>
          <table:table-cell office:value-type="float" office:value="0.307969">
            <text:p>0.307969</text:p>
          </table:table-cell>
          <table:table-cell office:value-type="float" office:value="0.562822">
            <text:p>0.562822</text:p>
          </table:table-cell>
          <table:table-cell office:value-type="float" office:value="0.128311">
            <text:p>0.12831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.15">
            <text:p>2.15</text:p>
          </table:table-cell>
          <table:table-cell office:value-type="float" office:value="0.304066">
            <text:p>0.304066</text:p>
          </table:table-cell>
          <table:table-cell office:value-type="float" office:value="0.309226">
            <text:p>0.309226</text:p>
          </table:table-cell>
          <table:table-cell office:value-type="float" office:value="0.564318">
            <text:p>0.564318</text:p>
          </table:table-cell>
          <table:table-cell office:value-type="float" office:value="0.128845">
            <text:p>0.12884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.16">
            <text:p>2.16</text:p>
          </table:table-cell>
          <table:table-cell office:value-type="float" office:value="0.307164">
            <text:p>0.307164</text:p>
          </table:table-cell>
          <table:table-cell office:value-type="float" office:value="0.310471">
            <text:p>0.310471</text:p>
          </table:table-cell>
          <table:table-cell office:value-type="float" office:value="0.565803">
            <text:p>0.565803</text:p>
          </table:table-cell>
          <table:table-cell office:value-type="float" office:value="0.125812">
            <text:p>0.12581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.17">
            <text:p>2.17</text:p>
          </table:table-cell>
          <table:table-cell office:value-type="float" office:value="0.310275">
            <text:p>0.310275</text:p>
          </table:table-cell>
          <table:table-cell office:value-type="float" office:value="0.311711">
            <text:p>0.311711</text:p>
          </table:table-cell>
          <table:table-cell office:value-type="float" office:value="0.567278">
            <text:p>0.567278</text:p>
          </table:table-cell>
          <table:table-cell office:value-type="float" office:value="0.127801">
            <text:p>0.12780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.18">
            <text:p>2.18</text:p>
          </table:table-cell>
          <table:table-cell office:value-type="float" office:value="0.313399">
            <text:p>0.313399</text:p>
          </table:table-cell>
          <table:table-cell office:value-type="float" office:value="0.312939">
            <text:p>0.312939</text:p>
          </table:table-cell>
          <table:table-cell office:value-type="float" office:value="0.568742">
            <text:p>0.568742</text:p>
          </table:table-cell>
          <table:table-cell office:value-type="float" office:value="0.123447">
            <text:p>0.12344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.19">
            <text:p>2.19</text:p>
          </table:table-cell>
          <table:table-cell office:value-type="float" office:value="0.316534">
            <text:p>0.316534</text:p>
          </table:table-cell>
          <table:table-cell office:value-type="float" office:value="0.314161">
            <text:p>0.314161</text:p>
          </table:table-cell>
          <table:table-cell office:value-type="float" office:value="0.570197">
            <text:p>0.570197</text:p>
          </table:table-cell>
          <table:table-cell office:value-type="float" office:value="0.12661">
            <text:p>0.1266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0.319682">
            <text:p>0.319682</text:p>
          </table:table-cell>
          <table:table-cell office:value-type="float" office:value="0.315392">
            <text:p>0.315392</text:p>
          </table:table-cell>
          <table:table-cell office:value-type="float" office:value="0.571643">
            <text:p>0.571643</text:p>
          </table:table-cell>
          <table:table-cell office:value-type="float" office:value="0.125218">
            <text:p>0.12521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.21">
            <text:p>2.21</text:p>
          </table:table-cell>
          <table:table-cell office:value-type="float" office:value="0.322842">
            <text:p>0.322842</text:p>
          </table:table-cell>
          <table:table-cell office:value-type="float" office:value="0.31661">
            <text:p>0.31661</text:p>
          </table:table-cell>
          <table:table-cell office:value-type="float" office:value="0.573078">
            <text:p>0.573078</text:p>
          </table:table-cell>
          <table:table-cell office:value-type="float" office:value="0.12395">
            <text:p>0.1239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.22">
            <text:p>2.22</text:p>
          </table:table-cell>
          <table:table-cell office:value-type="float" office:value="0.326014">
            <text:p>0.326014</text:p>
          </table:table-cell>
          <table:table-cell office:value-type="float" office:value="0.317824">
            <text:p>0.317824</text:p>
          </table:table-cell>
          <table:table-cell office:value-type="float" office:value="0.574504">
            <text:p>0.574504</text:p>
          </table:table-cell>
          <table:table-cell office:value-type="float" office:value="0.124439">
            <text:p>0.12443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.23">
            <text:p>2.23</text:p>
          </table:table-cell>
          <table:table-cell office:value-type="float" office:value="0.329198">
            <text:p>0.329198</text:p>
          </table:table-cell>
          <table:table-cell office:value-type="float" office:value="0.319041">
            <text:p>0.319041</text:p>
          </table:table-cell>
          <table:table-cell office:value-type="float" office:value="0.575921">
            <text:p>0.575921</text:p>
          </table:table-cell>
          <table:table-cell office:value-type="float" office:value="0.124664">
            <text:p>0.12466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.24">
            <text:p>2.24</text:p>
          </table:table-cell>
          <table:table-cell office:value-type="float" office:value="0.332395">
            <text:p>0.332395</text:p>
          </table:table-cell>
          <table:table-cell office:value-type="float" office:value="0.320247">
            <text:p>0.320247</text:p>
          </table:table-cell>
          <table:table-cell office:value-type="float" office:value="0.577328">
            <text:p>0.577328</text:p>
          </table:table-cell>
          <table:table-cell office:value-type="float" office:value="0.121893">
            <text:p>0.12189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.25">
            <text:p>2.25</text:p>
          </table:table-cell>
          <table:table-cell office:value-type="float" office:value="0.335603">
            <text:p>0.335603</text:p>
          </table:table-cell>
          <table:table-cell office:value-type="float" office:value="0.321449">
            <text:p>0.321449</text:p>
          </table:table-cell>
          <table:table-cell office:value-type="float" office:value="0.578726">
            <text:p>0.578726</text:p>
          </table:table-cell>
          <table:table-cell office:value-type="float" office:value="0.124141">
            <text:p>0.12414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.26">
            <text:p>2.26</text:p>
          </table:table-cell>
          <table:table-cell office:value-type="float" office:value="0.338824">
            <text:p>0.338824</text:p>
          </table:table-cell>
          <table:table-cell office:value-type="float" office:value="0.322635">
            <text:p>0.322635</text:p>
          </table:table-cell>
          <table:table-cell office:value-type="float" office:value="0.580114">
            <text:p>0.580114</text:p>
          </table:table-cell>
          <table:table-cell office:value-type="float" office:value="0.11845">
            <text:p>0.1184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.27">
            <text:p>2.27</text:p>
          </table:table-cell>
          <table:table-cell office:value-type="float" office:value="0.342056">
            <text:p>0.342056</text:p>
          </table:table-cell>
          <table:table-cell office:value-type="float" office:value="0.323818">
            <text:p>0.323818</text:p>
          </table:table-cell>
          <table:table-cell office:value-type="float" office:value="0.581494">
            <text:p>0.581494</text:p>
          </table:table-cell>
          <table:table-cell office:value-type="float" office:value="0.123488">
            <text:p>0.12348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.28">
            <text:p>2.28</text:p>
          </table:table-cell>
          <table:table-cell office:value-type="float" office:value="0.3453">
            <text:p>0.3453</text:p>
          </table:table-cell>
          <table:table-cell office:value-type="float" office:value="0.325013">
            <text:p>0.325013</text:p>
          </table:table-cell>
          <table:table-cell office:value-type="float" office:value="0.582864">
            <text:p>0.582864</text:p>
          </table:table-cell>
          <table:table-cell office:value-type="float" office:value="0.121013">
            <text:p>0.12101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.29">
            <text:p>2.29</text:p>
          </table:table-cell>
          <table:table-cell office:value-type="float" office:value="0.348556">
            <text:p>0.348556</text:p>
          </table:table-cell>
          <table:table-cell office:value-type="float" office:value="0.326191">
            <text:p>0.326191</text:p>
          </table:table-cell>
          <table:table-cell office:value-type="float" office:value="0.584226">
            <text:p>0.584226</text:p>
          </table:table-cell>
          <table:table-cell office:value-type="float" office:value="0.120028">
            <text:p>0.12002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.3">
            <text:p>2.3</text:p>
          </table:table-cell>
          <table:table-cell office:value-type="float" office:value="0.351824">
            <text:p>0.351824</text:p>
          </table:table-cell>
          <table:table-cell office:value-type="float" office:value="0.327372">
            <text:p>0.327372</text:p>
          </table:table-cell>
          <table:table-cell office:value-type="float" office:value="0.585578">
            <text:p>0.585578</text:p>
          </table:table-cell>
          <table:table-cell office:value-type="float" office:value="0.121522">
            <text:p>0.12152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.31">
            <text:p>2.31</text:p>
          </table:table-cell>
          <table:table-cell office:value-type="float" office:value="0.355104">
            <text:p>0.355104</text:p>
          </table:table-cell>
          <table:table-cell office:value-type="float" office:value="0.328553">
            <text:p>0.328553</text:p>
          </table:table-cell>
          <table:table-cell office:value-type="float" office:value="0.586922">
            <text:p>0.586922</text:p>
          </table:table-cell>
          <table:table-cell office:value-type="float" office:value="0.120127">
            <text:p>0.12012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.32">
            <text:p>2.32</text:p>
          </table:table-cell>
          <table:table-cell office:value-type="float" office:value="0.358395">
            <text:p>0.358395</text:p>
          </table:table-cell>
          <table:table-cell office:value-type="float" office:value="0.329721">
            <text:p>0.329721</text:p>
          </table:table-cell>
          <table:table-cell office:value-type="float" office:value="0.588257">
            <text:p>0.588257</text:p>
          </table:table-cell>
          <table:table-cell office:value-type="float" office:value="0.118886">
            <text:p>0.11888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.33">
            <text:p>2.33</text:p>
          </table:table-cell>
          <table:table-cell office:value-type="float" office:value="0.361698">
            <text:p>0.361698</text:p>
          </table:table-cell>
          <table:table-cell office:value-type="float" office:value="0.330883">
            <text:p>0.330883</text:p>
          </table:table-cell>
          <table:table-cell office:value-type="float" office:value="0.589584">
            <text:p>0.589584</text:p>
          </table:table-cell>
          <table:table-cell office:value-type="float" office:value="0.118725">
            <text:p>0.11872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.34">
            <text:p>2.34</text:p>
          </table:table-cell>
          <table:table-cell office:value-type="float" office:value="0.365013">
            <text:p>0.365013</text:p>
          </table:table-cell>
          <table:table-cell office:value-type="float" office:value="0.332031">
            <text:p>0.332031</text:p>
          </table:table-cell>
          <table:table-cell office:value-type="float" office:value="0.590902">
            <text:p>0.590902</text:p>
          </table:table-cell>
          <table:table-cell office:value-type="float" office:value="0.116052">
            <text:p>0.11605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.35">
            <text:p>2.35</text:p>
          </table:table-cell>
          <table:table-cell office:value-type="float" office:value="0.368339">
            <text:p>0.368339</text:p>
          </table:table-cell>
          <table:table-cell office:value-type="float" office:value="0.333184">
            <text:p>0.333184</text:p>
          </table:table-cell>
          <table:table-cell office:value-type="float" office:value="0.592211">
            <text:p>0.592211</text:p>
          </table:table-cell>
          <table:table-cell office:value-type="float" office:value="0.119908">
            <text:p>0.11990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.36">
            <text:p>2.36</text:p>
          </table:table-cell>
          <table:table-cell office:value-type="float" office:value="0.371676">
            <text:p>0.371676</text:p>
          </table:table-cell>
          <table:table-cell office:value-type="float" office:value="0.33434">
            <text:p>0.33434</text:p>
          </table:table-cell>
          <table:table-cell office:value-type="float" office:value="0.593512">
            <text:p>0.593512</text:p>
          </table:table-cell>
          <table:table-cell office:value-type="float" office:value="0.116615">
            <text:p>0.11661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.37">
            <text:p>2.37</text:p>
          </table:table-cell>
          <table:table-cell office:value-type="float" office:value="0.375025">
            <text:p>0.375025</text:p>
          </table:table-cell>
          <table:table-cell office:value-type="float" office:value="0.335483">
            <text:p>0.335483</text:p>
          </table:table-cell>
          <table:table-cell office:value-type="float" office:value="0.594805">
            <text:p>0.594805</text:p>
          </table:table-cell>
          <table:table-cell office:value-type="float" office:value="0.117153">
            <text:p>0.11715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.38">
            <text:p>2.38</text:p>
          </table:table-cell>
          <table:table-cell office:value-type="float" office:value="0.378386">
            <text:p>0.378386</text:p>
          </table:table-cell>
          <table:table-cell office:value-type="float" office:value="0.336628">
            <text:p>0.336628</text:p>
          </table:table-cell>
          <table:table-cell office:value-type="float" office:value="0.59609">
            <text:p>0.59609</text:p>
          </table:table-cell>
          <table:table-cell office:value-type="float" office:value="0.117232">
            <text:p>0.11723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.39">
            <text:p>2.39</text:p>
          </table:table-cell>
          <table:table-cell office:value-type="float" office:value="0.381758">
            <text:p>0.381758</text:p>
          </table:table-cell>
          <table:table-cell office:value-type="float" office:value="0.337766">
            <text:p>0.337766</text:p>
          </table:table-cell>
          <table:table-cell office:value-type="float" office:value="0.597367">
            <text:p>0.597367</text:p>
          </table:table-cell>
          <table:table-cell office:value-type="float" office:value="0.11542">
            <text:p>0.1154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.4">
            <text:p>2.4</text:p>
          </table:table-cell>
          <table:table-cell office:value-type="float" office:value="0.385141">
            <text:p>0.385141</text:p>
          </table:table-cell>
          <table:table-cell office:value-type="float" office:value="0.3389">
            <text:p>0.3389</text:p>
          </table:table-cell>
          <table:table-cell office:value-type="float" office:value="0.598635">
            <text:p>0.598635</text:p>
          </table:table-cell>
          <table:table-cell office:value-type="float" office:value="0.116614">
            <text:p>0.11661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.41">
            <text:p>2.41</text:p>
          </table:table-cell>
          <table:table-cell office:value-type="float" office:value="0.388536">
            <text:p>0.388536</text:p>
          </table:table-cell>
          <table:table-cell office:value-type="float" office:value="0.340021">
            <text:p>0.340021</text:p>
          </table:table-cell>
          <table:table-cell office:value-type="float" office:value="0.599896">
            <text:p>0.599896</text:p>
          </table:table-cell>
          <table:table-cell office:value-type="float" office:value="0.112643">
            <text:p>0.11264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.42">
            <text:p>2.42</text:p>
          </table:table-cell>
          <table:table-cell office:value-type="float" office:value="0.391942">
            <text:p>0.391942</text:p>
          </table:table-cell>
          <table:table-cell office:value-type="float" office:value="0.341137">
            <text:p>0.341137</text:p>
          </table:table-cell>
          <table:table-cell office:value-type="float" office:value="0.601149">
            <text:p>0.601149</text:p>
          </table:table-cell>
          <table:table-cell office:value-type="float" office:value="0.115732">
            <text:p>0.11573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.43">
            <text:p>2.43</text:p>
          </table:table-cell>
          <table:table-cell office:value-type="float" office:value="0.395359">
            <text:p>0.395359</text:p>
          </table:table-cell>
          <table:table-cell office:value-type="float" office:value="0.342262">
            <text:p>0.342262</text:p>
          </table:table-cell>
          <table:table-cell office:value-type="float" office:value="0.602394">
            <text:p>0.602394</text:p>
          </table:table-cell>
          <table:table-cell office:value-type="float" office:value="0.114369">
            <text:p>0.11436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.44">
            <text:p>2.44</text:p>
          </table:table-cell>
          <table:table-cell office:value-type="float" office:value="0.398787">
            <text:p>0.398787</text:p>
          </table:table-cell>
          <table:table-cell office:value-type="float" office:value="0.343374">
            <text:p>0.343374</text:p>
          </table:table-cell>
          <table:table-cell office:value-type="float" office:value="0.603631">
            <text:p>0.603631</text:p>
          </table:table-cell>
          <table:table-cell office:value-type="float" office:value="0.113021">
            <text:p>0.11302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.45">
            <text:p>2.45</text:p>
          </table:table-cell>
          <table:table-cell office:value-type="float" office:value="0.402226">
            <text:p>0.402226</text:p>
          </table:table-cell>
          <table:table-cell office:value-type="float" office:value="0.344487">
            <text:p>0.344487</text:p>
          </table:table-cell>
          <table:table-cell office:value-type="float" office:value="0.60486">
            <text:p>0.60486</text:p>
          </table:table-cell>
          <table:table-cell office:value-type="float" office:value="0.114783">
            <text:p>0.11478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.46">
            <text:p>2.46</text:p>
          </table:table-cell>
          <table:table-cell office:value-type="float" office:value="0.405677">
            <text:p>0.405677</text:p>
          </table:table-cell>
          <table:table-cell office:value-type="float" office:value="0.345601">
            <text:p>0.345601</text:p>
          </table:table-cell>
          <table:table-cell office:value-type="float" office:value="0.606082">
            <text:p>0.606082</text:p>
          </table:table-cell>
          <table:table-cell office:value-type="float" office:value="0.113024">
            <text:p>0.11302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.47">
            <text:p>2.47</text:p>
          </table:table-cell>
          <table:table-cell office:value-type="float" office:value="0.409138">
            <text:p>0.409138</text:p>
          </table:table-cell>
          <table:table-cell office:value-type="float" office:value="0.346698">
            <text:p>0.346698</text:p>
          </table:table-cell>
          <table:table-cell office:value-type="float" office:value="0.607296">
            <text:p>0.607296</text:p>
          </table:table-cell>
          <table:table-cell office:value-type="float" office:value="0.114409">
            <text:p>0.11440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.48">
            <text:p>2.48</text:p>
          </table:table-cell>
          <table:table-cell office:value-type="float" office:value="0.41261">
            <text:p>0.41261</text:p>
          </table:table-cell>
          <table:table-cell office:value-type="float" office:value="0.347789">
            <text:p>0.347789</text:p>
          </table:table-cell>
          <table:table-cell office:value-type="float" office:value="0.608503">
            <text:p>0.608503</text:p>
          </table:table-cell>
          <table:table-cell office:value-type="float" office:value="0.111617">
            <text:p>0.11161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.49">
            <text:p>2.49</text:p>
          </table:table-cell>
          <table:table-cell office:value-type="float" office:value="0.416094">
            <text:p>0.416094</text:p>
          </table:table-cell>
          <table:table-cell office:value-type="float" office:value="0.348868">
            <text:p>0.348868</text:p>
          </table:table-cell>
          <table:table-cell office:value-type="float" office:value="0.609703">
            <text:p>0.609703</text:p>
          </table:table-cell>
          <table:table-cell office:value-type="float" office:value="0.112079">
            <text:p>0.11207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0.419588">
            <text:p>0.419588</text:p>
          </table:table-cell>
          <table:table-cell office:value-type="float" office:value="0.349955">
            <text:p>0.349955</text:p>
          </table:table-cell>
          <table:table-cell office:value-type="float" office:value="0.610895">
            <text:p>0.610895</text:p>
          </table:table-cell>
          <table:table-cell office:value-type="float" office:value="0.11329">
            <text:p>0.1132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.51">
            <text:p>2.51</text:p>
          </table:table-cell>
          <table:table-cell office:value-type="float" office:value="0.423093">
            <text:p>0.423093</text:p>
          </table:table-cell>
          <table:table-cell office:value-type="float" office:value="0.351038">
            <text:p>0.351038</text:p>
          </table:table-cell>
          <table:table-cell office:value-type="float" office:value="0.61208">
            <text:p>0.61208</text:p>
          </table:table-cell>
          <table:table-cell office:value-type="float" office:value="0.110821">
            <text:p>0.11082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.52">
            <text:p>2.52</text:p>
          </table:table-cell>
          <table:table-cell office:value-type="float" office:value="0.426609">
            <text:p>0.426609</text:p>
          </table:table-cell>
          <table:table-cell office:value-type="float" office:value="0.352111">
            <text:p>0.352111</text:p>
          </table:table-cell>
          <table:table-cell office:value-type="float" office:value="0.613258">
            <text:p>0.613258</text:p>
          </table:table-cell>
          <table:table-cell office:value-type="float" office:value="0.111713">
            <text:p>0.11171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.53">
            <text:p>2.53</text:p>
          </table:table-cell>
          <table:table-cell office:value-type="float" office:value="0.430135">
            <text:p>0.430135</text:p>
          </table:table-cell>
          <table:table-cell office:value-type="float" office:value="0.353191">
            <text:p>0.353191</text:p>
          </table:table-cell>
          <table:table-cell office:value-type="float" office:value="0.614428">
            <text:p>0.614428</text:p>
          </table:table-cell>
          <table:table-cell office:value-type="float" office:value="0.111987">
            <text:p>0.11198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.54">
            <text:p>2.54</text:p>
          </table:table-cell>
          <table:table-cell office:value-type="float" office:value="0.433672">
            <text:p>0.433672</text:p>
          </table:table-cell>
          <table:table-cell office:value-type="float" office:value="0.354265">
            <text:p>0.354265</text:p>
          </table:table-cell>
          <table:table-cell office:value-type="float" office:value="0.615592">
            <text:p>0.615592</text:p>
          </table:table-cell>
          <table:table-cell office:value-type="float" office:value="0.110417">
            <text:p>0.11041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.55">
            <text:p>2.55</text:p>
          </table:table-cell>
          <table:table-cell office:value-type="float" office:value="0.43722">
            <text:p>0.43722</text:p>
          </table:table-cell>
          <table:table-cell office:value-type="float" office:value="0.355326">
            <text:p>0.355326</text:p>
          </table:table-cell>
          <table:table-cell office:value-type="float" office:value="0.616748">
            <text:p>0.616748</text:p>
          </table:table-cell>
          <table:table-cell office:value-type="float" office:value="0.109608">
            <text:p>0.10960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.56">
            <text:p>2.56</text:p>
          </table:table-cell>
          <table:table-cell office:value-type="float" office:value="0.440779">
            <text:p>0.440779</text:p>
          </table:table-cell>
          <table:table-cell office:value-type="float" office:value="0.356379">
            <text:p>0.356379</text:p>
          </table:table-cell>
          <table:table-cell office:value-type="float" office:value="0.617898">
            <text:p>0.617898</text:p>
          </table:table-cell>
          <table:table-cell office:value-type="float" office:value="0.108469">
            <text:p>0.10846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.57">
            <text:p>2.57</text:p>
          </table:table-cell>
          <table:table-cell office:value-type="float" office:value="0.444348">
            <text:p>0.444348</text:p>
          </table:table-cell>
          <table:table-cell office:value-type="float" office:value="0.357437">
            <text:p>0.357437</text:p>
          </table:table-cell>
          <table:table-cell office:value-type="float" office:value="0.61904">
            <text:p>0.61904</text:p>
          </table:table-cell>
          <table:table-cell office:value-type="float" office:value="0.110832">
            <text:p>0.11083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.58">
            <text:p>2.58</text:p>
          </table:table-cell>
          <table:table-cell office:value-type="float" office:value="0.447928">
            <text:p>0.447928</text:p>
          </table:table-cell>
          <table:table-cell office:value-type="float" office:value="0.358492">
            <text:p>0.358492</text:p>
          </table:table-cell>
          <table:table-cell office:value-type="float" office:value="0.620176">
            <text:p>0.620176</text:p>
          </table:table-cell>
          <table:table-cell office:value-type="float" office:value="0.107942">
            <text:p>0.10794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.59">
            <text:p>2.59</text:p>
          </table:table-cell>
          <table:table-cell office:value-type="float" office:value="0.451518">
            <text:p>0.451518</text:p>
          </table:table-cell>
          <table:table-cell office:value-type="float" office:value="0.359537">
            <text:p>0.359537</text:p>
          </table:table-cell>
          <table:table-cell office:value-type="float" office:value="0.621305">
            <text:p>0.621305</text:p>
          </table:table-cell>
          <table:table-cell office:value-type="float" office:value="0.108671">
            <text:p>0.10867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.6">
            <text:p>2.6</text:p>
          </table:table-cell>
          <table:table-cell office:value-type="float" office:value="0.455118">
            <text:p>0.455118</text:p>
          </table:table-cell>
          <table:table-cell office:value-type="float" office:value="0.360586">
            <text:p>0.360586</text:p>
          </table:table-cell>
          <table:table-cell office:value-type="float" office:value="0.622428">
            <text:p>0.622428</text:p>
          </table:table-cell>
          <table:table-cell office:value-type="float" office:value="0.108644">
            <text:p>0.10864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.61">
            <text:p>2.61</text:p>
          </table:table-cell>
          <table:table-cell office:value-type="float" office:value="0.458729">
            <text:p>0.458729</text:p>
          </table:table-cell>
          <table:table-cell office:value-type="float" office:value="0.361634">
            <text:p>0.361634</text:p>
          </table:table-cell>
          <table:table-cell office:value-type="float" office:value="0.623544">
            <text:p>0.623544</text:p>
          </table:table-cell>
          <table:table-cell office:value-type="float" office:value="0.10848">
            <text:p>0.1084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.62">
            <text:p>2.62</text:p>
          </table:table-cell>
          <table:table-cell office:value-type="float" office:value="0.462351">
            <text:p>0.462351</text:p>
          </table:table-cell>
          <table:table-cell office:value-type="float" office:value="0.362669">
            <text:p>0.362669</text:p>
          </table:table-cell>
          <table:table-cell office:value-type="float" office:value="0.624653">
            <text:p>0.624653</text:p>
          </table:table-cell>
          <table:table-cell office:value-type="float" office:value="0.106102">
            <text:p>0.10610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.63">
            <text:p>2.63</text:p>
          </table:table-cell>
          <table:table-cell office:value-type="float" office:value="0.465983">
            <text:p>0.465983</text:p>
          </table:table-cell>
          <table:table-cell office:value-type="float" office:value="0.363692">
            <text:p>0.363692</text:p>
          </table:table-cell>
          <table:table-cell office:value-type="float" office:value="0.625756">
            <text:p>0.625756</text:p>
          </table:table-cell>
          <table:table-cell office:value-type="float" office:value="0.10591">
            <text:p>0.1059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.64">
            <text:p>2.64</text:p>
          </table:table-cell>
          <table:table-cell office:value-type="float" office:value="0.469625">
            <text:p>0.469625</text:p>
          </table:table-cell>
          <table:table-cell office:value-type="float" office:value="0.364724">
            <text:p>0.364724</text:p>
          </table:table-cell>
          <table:table-cell office:value-type="float" office:value="0.626852">
            <text:p>0.626852</text:p>
          </table:table-cell>
          <table:table-cell office:value-type="float" office:value="0.107952">
            <text:p>0.10795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.65">
            <text:p>2.65</text:p>
          </table:table-cell>
          <table:table-cell office:value-type="float" office:value="0.473277">
            <text:p>0.473277</text:p>
          </table:table-cell>
          <table:table-cell office:value-type="float" office:value="0.365753">
            <text:p>0.365753</text:p>
          </table:table-cell>
          <table:table-cell office:value-type="float" office:value="0.627942">
            <text:p>0.627942</text:p>
          </table:table-cell>
          <table:table-cell office:value-type="float" office:value="0.105166">
            <text:p>0.10516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.66">
            <text:p>2.66</text:p>
          </table:table-cell>
          <table:table-cell office:value-type="float" office:value="0.47694">
            <text:p>0.47694</text:p>
          </table:table-cell>
          <table:table-cell office:value-type="float" office:value="0.366772">
            <text:p>0.366772</text:p>
          </table:table-cell>
          <table:table-cell office:value-type="float" office:value="0.629025">
            <text:p>0.629025</text:p>
          </table:table-cell>
          <table:table-cell office:value-type="float" office:value="0.106072">
            <text:p>0.10607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.67">
            <text:p>2.67</text:p>
          </table:table-cell>
          <table:table-cell office:value-type="float" office:value="0.480613">
            <text:p>0.480613</text:p>
          </table:table-cell>
          <table:table-cell office:value-type="float" office:value="0.367798">
            <text:p>0.367798</text:p>
          </table:table-cell>
          <table:table-cell office:value-type="float" office:value="0.630102">
            <text:p>0.630102</text:p>
          </table:table-cell>
          <table:table-cell office:value-type="float" office:value="0.106479">
            <text:p>0.10647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.68">
            <text:p>2.68</text:p>
          </table:table-cell>
          <table:table-cell office:value-type="float" office:value="0.484296">
            <text:p>0.484296</text:p>
          </table:table-cell>
          <table:table-cell office:value-type="float" office:value="0.368816">
            <text:p>0.368816</text:p>
          </table:table-cell>
          <table:table-cell office:value-type="float" office:value="0.631173">
            <text:p>0.631173</text:p>
          </table:table-cell>
          <table:table-cell office:value-type="float" office:value="0.104517">
            <text:p>0.10451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.69">
            <text:p>2.69</text:p>
          </table:table-cell>
          <table:table-cell office:value-type="float" office:value="0.487989">
            <text:p>0.487989</text:p>
          </table:table-cell>
          <table:table-cell office:value-type="float" office:value="0.369819">
            <text:p>0.369819</text:p>
          </table:table-cell>
          <table:table-cell office:value-type="float" office:value="0.632238">
            <text:p>0.632238</text:p>
          </table:table-cell>
          <table:table-cell office:value-type="float" office:value="0.103282">
            <text:p>0.10328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.7">
            <text:p>2.7</text:p>
          </table:table-cell>
          <table:table-cell office:value-type="float" office:value="0.491692">
            <text:p>0.491692</text:p>
          </table:table-cell>
          <table:table-cell office:value-type="float" office:value="0.370819">
            <text:p>0.370819</text:p>
          </table:table-cell>
          <table:table-cell office:value-type="float" office:value="0.633297">
            <text:p>0.633297</text:p>
          </table:table-cell>
          <table:table-cell office:value-type="float" office:value="0.103819">
            <text:p>0.10381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.71">
            <text:p>2.71</text:p>
          </table:table-cell>
          <table:table-cell office:value-type="float" office:value="0.495405">
            <text:p>0.495405</text:p>
          </table:table-cell>
          <table:table-cell office:value-type="float" office:value="0.371826">
            <text:p>0.371826</text:p>
          </table:table-cell>
          <table:table-cell office:value-type="float" office:value="0.634349">
            <text:p>0.634349</text:p>
          </table:table-cell>
          <table:table-cell office:value-type="float" office:value="0.104799">
            <text:p>0.10479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.72">
            <text:p>2.72</text:p>
          </table:table-cell>
          <table:table-cell office:value-type="float" office:value="0.499129">
            <text:p>0.499129</text:p>
          </table:table-cell>
          <table:table-cell office:value-type="float" office:value="0.372825">
            <text:p>0.372825</text:p>
          </table:table-cell>
          <table:table-cell office:value-type="float" office:value="0.635396">
            <text:p>0.635396</text:p>
          </table:table-cell>
          <table:table-cell office:value-type="float" office:value="0.102095">
            <text:p>0.10209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.73">
            <text:p>2.73</text:p>
          </table:table-cell>
          <table:table-cell office:value-type="float" office:value="0.502862">
            <text:p>0.502862</text:p>
          </table:table-cell>
          <table:table-cell office:value-type="float" office:value="0.373822">
            <text:p>0.373822</text:p>
          </table:table-cell>
          <table:table-cell office:value-type="float" office:value="0.636436">
            <text:p>0.636436</text:p>
          </table:table-cell>
          <table:table-cell office:value-type="float" office:value="0.104528">
            <text:p>0.10452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.74">
            <text:p>2.74</text:p>
          </table:table-cell>
          <table:table-cell office:value-type="float" office:value="0.506605">
            <text:p>0.506605</text:p>
          </table:table-cell>
          <table:table-cell office:value-type="float" office:value="0.37482">
            <text:p>0.37482</text:p>
          </table:table-cell>
          <table:table-cell office:value-type="float" office:value="0.637471">
            <text:p>0.637471</text:p>
          </table:table-cell>
          <table:table-cell office:value-type="float" office:value="0.102374">
            <text:p>0.10237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.75">
            <text:p>2.75</text:p>
          </table:table-cell>
          <table:table-cell office:value-type="float" office:value="0.510358">
            <text:p>0.510358</text:p>
          </table:table-cell>
          <table:table-cell office:value-type="float" office:value="0.375811">
            <text:p>0.375811</text:p>
          </table:table-cell>
          <table:table-cell office:value-type="float" office:value="0.6385">
            <text:p>0.6385</text:p>
          </table:table-cell>
          <table:table-cell office:value-type="float" office:value="0.102831">
            <text:p>0.10283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.76">
            <text:p>2.76</text:p>
          </table:table-cell>
          <table:table-cell office:value-type="float" office:value="0.514121">
            <text:p>0.514121</text:p>
          </table:table-cell>
          <table:table-cell office:value-type="float" office:value="0.376786">
            <text:p>0.376786</text:p>
          </table:table-cell>
          <table:table-cell office:value-type="float" office:value="0.639523">
            <text:p>0.639523</text:p>
          </table:table-cell>
          <table:table-cell office:value-type="float" office:value="0.0992904">
            <text:p>0.099290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.77">
            <text:p>2.77</text:p>
          </table:table-cell>
          <table:table-cell office:value-type="float" office:value="0.517894">
            <text:p>0.517894</text:p>
          </table:table-cell>
          <table:table-cell office:value-type="float" office:value="0.377769">
            <text:p>0.377769</text:p>
          </table:table-cell>
          <table:table-cell office:value-type="float" office:value="0.64054">
            <text:p>0.64054</text:p>
          </table:table-cell>
          <table:table-cell office:value-type="float" office:value="0.104332">
            <text:p>0.10433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.78">
            <text:p>2.78</text:p>
          </table:table-cell>
          <table:table-cell office:value-type="float" office:value="0.521677">
            <text:p>0.521677</text:p>
          </table:table-cell>
          <table:table-cell office:value-type="float" office:value="0.378753">
            <text:p>0.378753</text:p>
          </table:table-cell>
          <table:table-cell office:value-type="float" office:value="0.641551">
            <text:p>0.641551</text:p>
          </table:table-cell>
          <table:table-cell office:value-type="float" office:value="0.0996257">
            <text:p>0.099625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.79">
            <text:p>2.79</text:p>
          </table:table-cell>
          <table:table-cell office:value-type="float" office:value="0.525469">
            <text:p>0.525469</text:p>
          </table:table-cell>
          <table:table-cell office:value-type="float" office:value="0.379724">
            <text:p>0.379724</text:p>
          </table:table-cell>
          <table:table-cell office:value-type="float" office:value="0.642557">
            <text:p>0.642557</text:p>
          </table:table-cell>
          <table:table-cell office:value-type="float" office:value="0.101533">
            <text:p>0.1015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.8">
            <text:p>2.8</text:p>
          </table:table-cell>
          <table:table-cell office:value-type="float" office:value="0.529271">
            <text:p>0.529271</text:p>
          </table:table-cell>
          <table:table-cell office:value-type="float" office:value="0.380699">
            <text:p>0.380699</text:p>
          </table:table-cell>
          <table:table-cell office:value-type="float" office:value="0.643557">
            <text:p>0.643557</text:p>
          </table:table-cell>
          <table:table-cell office:value-type="float" office:value="0.100512">
            <text:p>0.1005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.81">
            <text:p>2.81</text:p>
          </table:table-cell>
          <table:table-cell office:value-type="float" office:value="0.533083">
            <text:p>0.533083</text:p>
          </table:table-cell>
          <table:table-cell office:value-type="float" office:value="0.381668">
            <text:p>0.381668</text:p>
          </table:table-cell>
          <table:table-cell office:value-type="float" office:value="0.644552">
            <text:p>0.644552</text:p>
          </table:table-cell>
          <table:table-cell office:value-type="float" office:value="0.10021">
            <text:p>0.1002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.82">
            <text:p>2.82</text:p>
          </table:table-cell>
          <table:table-cell office:value-type="float" office:value="0.536904">
            <text:p>0.536904</text:p>
          </table:table-cell>
          <table:table-cell office:value-type="float" office:value="0.382636">
            <text:p>0.382636</text:p>
          </table:table-cell>
          <table:table-cell office:value-type="float" office:value="0.645541">
            <text:p>0.645541</text:p>
          </table:table-cell>
          <table:table-cell office:value-type="float" office:value="0.100397">
            <text:p>0.10039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.83">
            <text:p>2.83</text:p>
          </table:table-cell>
          <table:table-cell office:value-type="float" office:value="0.540736">
            <text:p>0.540736</text:p>
          </table:table-cell>
          <table:table-cell office:value-type="float" office:value="0.383586">
            <text:p>0.383586</text:p>
          </table:table-cell>
          <table:table-cell office:value-type="float" office:value="0.646524">
            <text:p>0.646524</text:p>
          </table:table-cell>
          <table:table-cell office:value-type="float" office:value="0.0963607">
            <text:p>0.096360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.84">
            <text:p>2.84</text:p>
          </table:table-cell>
          <table:table-cell office:value-type="float" office:value="0.544576">
            <text:p>0.544576</text:p>
          </table:table-cell>
          <table:table-cell office:value-type="float" office:value="0.384542">
            <text:p>0.384542</text:p>
          </table:table-cell>
          <table:table-cell office:value-type="float" office:value="0.647503">
            <text:p>0.647503</text:p>
          </table:table-cell>
          <table:table-cell office:value-type="float" office:value="0.101912">
            <text:p>0.1019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.85">
            <text:p>2.85</text:p>
          </table:table-cell>
          <table:table-cell office:value-type="float" office:value="0.548426">
            <text:p>0.548426</text:p>
          </table:table-cell>
          <table:table-cell office:value-type="float" office:value="0.385503">
            <text:p>0.385503</text:p>
          </table:table-cell>
          <table:table-cell office:value-type="float" office:value="0.648475">
            <text:p>0.648475</text:p>
          </table:table-cell>
          <table:table-cell office:value-type="float" office:value="0.0970878">
            <text:p>0.097087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.86">
            <text:p>2.86</text:p>
          </table:table-cell>
          <table:table-cell office:value-type="float" office:value="0.552286">
            <text:p>0.552286</text:p>
          </table:table-cell>
          <table:table-cell office:value-type="float" office:value="0.386452">
            <text:p>0.386452</text:p>
          </table:table-cell>
          <table:table-cell office:value-type="float" office:value="0.649443">
            <text:p>0.649443</text:p>
          </table:table-cell>
          <table:table-cell office:value-type="float" office:value="0.0996933">
            <text:p>0.09969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.87">
            <text:p>2.87</text:p>
          </table:table-cell>
          <table:table-cell office:value-type="float" office:value="0.556155">
            <text:p>0.556155</text:p>
          </table:table-cell>
          <table:table-cell office:value-type="float" office:value="0.387404">
            <text:p>0.387404</text:p>
          </table:table-cell>
          <table:table-cell office:value-type="float" office:value="0.650405">
            <text:p>0.650405</text:p>
          </table:table-cell>
          <table:table-cell office:value-type="float" office:value="0.0975189">
            <text:p>0.09751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.88">
            <text:p>2.88</text:p>
          </table:table-cell>
          <table:table-cell office:value-type="float" office:value="0.560034">
            <text:p>0.560034</text:p>
          </table:table-cell>
          <table:table-cell office:value-type="float" office:value="0.388349">
            <text:p>0.388349</text:p>
          </table:table-cell>
          <table:table-cell office:value-type="float" office:value="0.651361">
            <text:p>0.651361</text:p>
          </table:table-cell>
          <table:table-cell office:value-type="float" office:value="0.0982663">
            <text:p>0.098266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.89">
            <text:p>2.89</text:p>
          </table:table-cell>
          <table:table-cell office:value-type="float" office:value="0.563922">
            <text:p>0.563922</text:p>
          </table:table-cell>
          <table:table-cell office:value-type="float" office:value="0.389281">
            <text:p>0.389281</text:p>
          </table:table-cell>
          <table:table-cell office:value-type="float" office:value="0.652313">
            <text:p>0.652313</text:p>
          </table:table-cell>
          <table:table-cell office:value-type="float" office:value="0.0948205">
            <text:p>0.094820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.9">
            <text:p>2.9</text:p>
          </table:table-cell>
          <table:table-cell office:value-type="float" office:value="0.56782">
            <text:p>0.56782</text:p>
          </table:table-cell>
          <table:table-cell office:value-type="float" office:value="0.390216">
            <text:p>0.390216</text:p>
          </table:table-cell>
          <table:table-cell office:value-type="float" office:value="0.653259">
            <text:p>0.653259</text:p>
          </table:table-cell>
          <table:table-cell office:value-type="float" office:value="0.0988615">
            <text:p>0.098861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.91">
            <text:p>2.91</text:p>
          </table:table-cell>
          <table:table-cell office:value-type="float" office:value="0.571727">
            <text:p>0.571727</text:p>
          </table:table-cell>
          <table:table-cell office:value-type="float" office:value="0.391155">
            <text:p>0.391155</text:p>
          </table:table-cell>
          <table:table-cell office:value-type="float" office:value="0.654201">
            <text:p>0.654201</text:p>
          </table:table-cell>
          <table:table-cell office:value-type="float" office:value="0.0958053">
            <text:p>0.095805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.92">
            <text:p>2.92</text:p>
          </table:table-cell>
          <table:table-cell office:value-type="float" office:value="0.575643">
            <text:p>0.575643</text:p>
          </table:table-cell>
          <table:table-cell office:value-type="float" office:value="0.392083">
            <text:p>0.392083</text:p>
          </table:table-cell>
          <table:table-cell office:value-type="float" office:value="0.655137">
            <text:p>0.655137</text:p>
          </table:table-cell>
          <table:table-cell office:value-type="float" office:value="0.0965245">
            <text:p>0.096524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.93">
            <text:p>2.93</text:p>
          </table:table-cell>
          <table:table-cell office:value-type="float" office:value="0.579568">
            <text:p>0.579568</text:p>
          </table:table-cell>
          <table:table-cell office:value-type="float" office:value="0.393014">
            <text:p>0.393014</text:p>
          </table:table-cell>
          <table:table-cell office:value-type="float" office:value="0.656068">
            <text:p>0.656068</text:p>
          </table:table-cell>
          <table:table-cell office:value-type="float" office:value="0.0963977">
            <text:p>0.096397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.94">
            <text:p>2.94</text:p>
          </table:table-cell>
          <table:table-cell office:value-type="float" office:value="0.583503">
            <text:p>0.583503</text:p>
          </table:table-cell>
          <table:table-cell office:value-type="float" office:value="0.393944">
            <text:p>0.393944</text:p>
          </table:table-cell>
          <table:table-cell office:value-type="float" office:value="0.656994">
            <text:p>0.656994</text:p>
          </table:table-cell>
          <table:table-cell office:value-type="float" office:value="0.0961747">
            <text:p>0.096174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.95">
            <text:p>2.95</text:p>
          </table:table-cell>
          <table:table-cell office:value-type="float" office:value="0.587447">
            <text:p>0.587447</text:p>
          </table:table-cell>
          <table:table-cell office:value-type="float" office:value="0.394862">
            <text:p>0.394862</text:p>
          </table:table-cell>
          <table:table-cell office:value-type="float" office:value="0.657915">
            <text:p>0.657915</text:p>
          </table:table-cell>
          <table:table-cell office:value-type="float" office:value="0.0940669">
            <text:p>0.094066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.96">
            <text:p>2.96</text:p>
          </table:table-cell>
          <table:table-cell office:value-type="float" office:value="0.5914">
            <text:p>0.5914</text:p>
          </table:table-cell>
          <table:table-cell office:value-type="float" office:value="0.395769">
            <text:p>0.395769</text:p>
          </table:table-cell>
          <table:table-cell office:value-type="float" office:value="0.658831">
            <text:p>0.658831</text:p>
          </table:table-cell>
          <table:table-cell office:value-type="float" office:value="0.0937762">
            <text:p>0.093776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.97">
            <text:p>2.97</text:p>
          </table:table-cell>
          <table:table-cell office:value-type="float" office:value="0.595363">
            <text:p>0.595363</text:p>
          </table:table-cell>
          <table:table-cell office:value-type="float" office:value="0.396686">
            <text:p>0.396686</text:p>
          </table:table-cell>
          <table:table-cell office:value-type="float" office:value="0.659742">
            <text:p>0.659742</text:p>
          </table:table-cell>
          <table:table-cell office:value-type="float" office:value="0.0962486">
            <text:p>0.096248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.98">
            <text:p>2.98</text:p>
          </table:table-cell>
          <table:table-cell office:value-type="float" office:value="0.599334">
            <text:p>0.599334</text:p>
          </table:table-cell>
          <table:table-cell office:value-type="float" office:value="0.397598">
            <text:p>0.397598</text:p>
          </table:table-cell>
          <table:table-cell office:value-type="float" office:value="0.660649">
            <text:p>0.660649</text:p>
          </table:table-cell>
          <table:table-cell office:value-type="float" office:value="0.0926604">
            <text:p>0.092660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.99">
            <text:p>2.99</text:p>
          </table:table-cell>
          <table:table-cell office:value-type="float" office:value="0.603315">
            <text:p>0.603315</text:p>
          </table:table-cell>
          <table:table-cell office:value-type="float" office:value="0.398505">
            <text:p>0.398505</text:p>
          </table:table-cell>
          <table:table-cell office:value-type="float" office:value="0.66155">
            <text:p>0.66155</text:p>
          </table:table-cell>
          <table:table-cell office:value-type="float" office:value="0.0953252">
            <text:p>0.095325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607304">
            <text:p>0.607304</text:p>
          </table:table-cell>
          <table:table-cell office:value-type="float" office:value="0.399415">
            <text:p>0.399415</text:p>
          </table:table-cell>
          <table:table-cell office:value-type="float" office:value="0.662447">
            <text:p>0.662447</text:p>
          </table:table-cell>
          <table:table-cell office:value-type="float" office:value="0.0932912">
            <text:p>0.09329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.01">
            <text:p>3.01</text:p>
          </table:table-cell>
          <table:table-cell office:value-type="float" office:value="0.611303">
            <text:p>0.611303</text:p>
          </table:table-cell>
          <table:table-cell office:value-type="float" office:value="0.400319">
            <text:p>0.400319</text:p>
          </table:table-cell>
          <table:table-cell office:value-type="float" office:value="0.663339">
            <text:p>0.663339</text:p>
          </table:table-cell>
          <table:table-cell office:value-type="float" office:value="0.0939716">
            <text:p>0.093971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.02">
            <text:p>3.02</text:p>
          </table:table-cell>
          <table:table-cell office:value-type="float" office:value="0.61531">
            <text:p>0.61531</text:p>
          </table:table-cell>
          <table:table-cell office:value-type="float" office:value="0.401209">
            <text:p>0.401209</text:p>
          </table:table-cell>
          <table:table-cell office:value-type="float" office:value="0.664227">
            <text:p>0.664227</text:p>
          </table:table-cell>
          <table:table-cell office:value-type="float" office:value="0.0901842">
            <text:p>0.090184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.03">
            <text:p>3.03</text:p>
          </table:table-cell>
          <table:table-cell office:value-type="float" office:value="0.619327">
            <text:p>0.619327</text:p>
          </table:table-cell>
          <table:table-cell office:value-type="float" office:value="0.402104">
            <text:p>0.402104</text:p>
          </table:table-cell>
          <table:table-cell office:value-type="float" office:value="0.665109">
            <text:p>0.665109</text:p>
          </table:table-cell>
          <table:table-cell office:value-type="float" office:value="0.0954354">
            <text:p>0.095435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.04">
            <text:p>3.04</text:p>
          </table:table-cell>
          <table:table-cell office:value-type="float" office:value="0.623353">
            <text:p>0.623353</text:p>
          </table:table-cell>
          <table:table-cell office:value-type="float" office:value="0.403003">
            <text:p>0.403003</text:p>
          </table:table-cell>
          <table:table-cell office:value-type="float" office:value="0.665988">
            <text:p>0.665988</text:p>
          </table:table-cell>
          <table:table-cell office:value-type="float" office:value="0.0907121">
            <text:p>0.090712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.05">
            <text:p>3.05</text:p>
          </table:table-cell>
          <table:table-cell office:value-type="float" office:value="0.627387">
            <text:p>0.627387</text:p>
          </table:table-cell>
          <table:table-cell office:value-type="float" office:value="0.403886">
            <text:p>0.403886</text:p>
          </table:table-cell>
          <table:table-cell office:value-type="float" office:value="0.666861">
            <text:p>0.666861</text:p>
          </table:table-cell>
          <table:table-cell office:value-type="float" office:value="0.0922159">
            <text:p>0.092215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.06">
            <text:p>3.06</text:p>
          </table:table-cell>
          <table:table-cell office:value-type="float" office:value="0.63143">
            <text:p>0.63143</text:p>
          </table:table-cell>
          <table:table-cell office:value-type="float" office:value="0.404776">
            <text:p>0.404776</text:p>
          </table:table-cell>
          <table:table-cell office:value-type="float" office:value="0.66773">
            <text:p>0.66773</text:p>
          </table:table-cell>
          <table:table-cell office:value-type="float" office:value="0.0921758">
            <text:p>0.092175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.07">
            <text:p>3.07</text:p>
          </table:table-cell>
          <table:table-cell office:value-type="float" office:value="0.635483">
            <text:p>0.635483</text:p>
          </table:table-cell>
          <table:table-cell office:value-type="float" office:value="0.405663">
            <text:p>0.405663</text:p>
          </table:table-cell>
          <table:table-cell office:value-type="float" office:value="0.668594">
            <text:p>0.668594</text:p>
          </table:table-cell>
          <table:table-cell office:value-type="float" office:value="0.0916057">
            <text:p>0.091605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.08">
            <text:p>3.08</text:p>
          </table:table-cell>
          <table:table-cell office:value-type="float" office:value="0.639544">
            <text:p>0.639544</text:p>
          </table:table-cell>
          <table:table-cell office:value-type="float" office:value="0.40653">
            <text:p>0.40653</text:p>
          </table:table-cell>
          <table:table-cell office:value-type="float" office:value="0.669454">
            <text:p>0.669454</text:p>
          </table:table-cell>
          <table:table-cell office:value-type="float" office:value="0.0880181">
            <text:p>0.088018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.09">
            <text:p>3.09</text:p>
          </table:table-cell>
          <table:table-cell office:value-type="float" office:value="0.643613">
            <text:p>0.643613</text:p>
          </table:table-cell>
          <table:table-cell office:value-type="float" office:value="0.407408">
            <text:p>0.407408</text:p>
          </table:table-cell>
          <table:table-cell office:value-type="float" office:value="0.67031">
            <text:p>0.67031</text:p>
          </table:table-cell>
          <table:table-cell office:value-type="float" office:value="0.093895">
            <text:p>0.09389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.1">
            <text:p>3.1</text:p>
          </table:table-cell>
          <table:table-cell office:value-type="float" office:value="0.647692">
            <text:p>0.647692</text:p>
          </table:table-cell>
          <table:table-cell office:value-type="float" office:value="0.408292">
            <text:p>0.408292</text:p>
          </table:table-cell>
          <table:table-cell office:value-type="float" office:value="0.671161">
            <text:p>0.671161</text:p>
          </table:table-cell>
          <table:table-cell office:value-type="float" office:value="0.089084">
            <text:p>0.08908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.11">
            <text:p>3.11</text:p>
          </table:table-cell>
          <table:table-cell office:value-type="float" office:value="0.651779">
            <text:p>0.651779</text:p>
          </table:table-cell>
          <table:table-cell office:value-type="float" office:value="0.409158">
            <text:p>0.409158</text:p>
          </table:table-cell>
          <table:table-cell office:value-type="float" office:value="0.672007">
            <text:p>0.672007</text:p>
          </table:table-cell>
          <table:table-cell office:value-type="float" office:value="0.0902582">
            <text:p>0.090258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.12">
            <text:p>3.12</text:p>
          </table:table-cell>
          <table:table-cell office:value-type="float" office:value="0.655875">
            <text:p>0.655875</text:p>
          </table:table-cell>
          <table:table-cell office:value-type="float" office:value="0.410032">
            <text:p>0.410032</text:p>
          </table:table-cell>
          <table:table-cell office:value-type="float" office:value="0.67285">
            <text:p>0.67285</text:p>
          </table:table-cell>
          <table:table-cell office:value-type="float" office:value="0.0906755">
            <text:p>0.090675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.13">
            <text:p>3.13</text:p>
          </table:table-cell>
          <table:table-cell office:value-type="float" office:value="0.65998">
            <text:p>0.65998</text:p>
          </table:table-cell>
          <table:table-cell office:value-type="float" office:value="0.410901">
            <text:p>0.410901</text:p>
          </table:table-cell>
          <table:table-cell office:value-type="float" office:value="0.673688">
            <text:p>0.673688</text:p>
          </table:table-cell>
          <table:table-cell office:value-type="float" office:value="0.0892117">
            <text:p>0.089211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.14">
            <text:p>3.14</text:p>
          </table:table-cell>
          <table:table-cell office:value-type="float" office:value="0.664093">
            <text:p>0.664093</text:p>
          </table:table-cell>
          <table:table-cell office:value-type="float" office:value="0.411752">
            <text:p>0.411752</text:p>
          </table:table-cell>
          <table:table-cell office:value-type="float" office:value="0.674522">
            <text:p>0.674522</text:p>
          </table:table-cell>
          <table:table-cell office:value-type="float" office:value="0.0870611">
            <text:p>0.08706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.15">
            <text:p>3.15</text:p>
          </table:table-cell>
          <table:table-cell office:value-type="float" office:value="0.668215">
            <text:p>0.668215</text:p>
          </table:table-cell>
          <table:table-cell office:value-type="float" office:value="0.412609">
            <text:p>0.412609</text:p>
          </table:table-cell>
          <table:table-cell office:value-type="float" office:value="0.675351">
            <text:p>0.675351</text:p>
          </table:table-cell>
          <table:table-cell office:value-type="float" office:value="0.0905814">
            <text:p>0.090581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.16">
            <text:p>3.16</text:p>
          </table:table-cell>
          <table:table-cell office:value-type="float" office:value="0.672345">
            <text:p>0.672345</text:p>
          </table:table-cell>
          <table:table-cell office:value-type="float" office:value="0.413472">
            <text:p>0.413472</text:p>
          </table:table-cell>
          <table:table-cell office:value-type="float" office:value="0.676176">
            <text:p>0.676176</text:p>
          </table:table-cell>
          <table:table-cell office:value-type="float" office:value="0.0881009">
            <text:p>0.088100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.17">
            <text:p>3.17</text:p>
          </table:table-cell>
          <table:table-cell office:value-type="float" office:value="0.676484">
            <text:p>0.676484</text:p>
          </table:table-cell>
          <table:table-cell office:value-type="float" office:value="0.414321">
            <text:p>0.414321</text:p>
          </table:table-cell>
          <table:table-cell office:value-type="float" office:value="0.676997">
            <text:p>0.676997</text:p>
          </table:table-cell>
          <table:table-cell office:value-type="float" office:value="0.0879274">
            <text:p>0.087927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.18">
            <text:p>3.18</text:p>
          </table:table-cell>
          <table:table-cell office:value-type="float" office:value="0.680631">
            <text:p>0.680631</text:p>
          </table:table-cell>
          <table:table-cell office:value-type="float" office:value="0.415171">
            <text:p>0.415171</text:p>
          </table:table-cell>
          <table:table-cell office:value-type="float" office:value="0.677814">
            <text:p>0.677814</text:p>
          </table:table-cell>
          <table:table-cell office:value-type="float" office:value="0.0881383">
            <text:p>0.088138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.19">
            <text:p>3.19</text:p>
          </table:table-cell>
          <table:table-cell office:value-type="float" office:value="0.684787">
            <text:p>0.684787</text:p>
          </table:table-cell>
          <table:table-cell office:value-type="float" office:value="0.416027">
            <text:p>0.416027</text:p>
          </table:table-cell>
          <table:table-cell office:value-type="float" office:value="0.678627">
            <text:p>0.678627</text:p>
          </table:table-cell>
          <table:table-cell office:value-type="float" office:value="0.0890174">
            <text:p>0.089017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.2">
            <text:p>3.2</text:p>
          </table:table-cell>
          <table:table-cell office:value-type="float" office:value="0.688952">
            <text:p>0.688952</text:p>
          </table:table-cell>
          <table:table-cell office:value-type="float" office:value="0.416865">
            <text:p>0.416865</text:p>
          </table:table-cell>
          <table:table-cell office:value-type="float" office:value="0.679436">
            <text:p>0.679436</text:p>
          </table:table-cell>
          <table:table-cell office:value-type="float" office:value="0.0847067">
            <text:p>0.084706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.21">
            <text:p>3.21</text:p>
          </table:table-cell>
          <table:table-cell office:value-type="float" office:value="0.693125">
            <text:p>0.693125</text:p>
          </table:table-cell>
          <table:table-cell office:value-type="float" office:value="0.417703">
            <text:p>0.417703</text:p>
          </table:table-cell>
          <table:table-cell office:value-type="float" office:value="0.68024">
            <text:p>0.68024</text:p>
          </table:table-cell>
          <table:table-cell office:value-type="float" office:value="0.0888556">
            <text:p>0.088855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.22">
            <text:p>3.22</text:p>
          </table:table-cell>
          <table:table-cell office:value-type="float" office:value="0.697306">
            <text:p>0.697306</text:p>
          </table:table-cell>
          <table:table-cell office:value-type="float" office:value="0.418548">
            <text:p>0.418548</text:p>
          </table:table-cell>
          <table:table-cell office:value-type="float" office:value="0.681041">
            <text:p>0.681041</text:p>
          </table:table-cell>
          <table:table-cell office:value-type="float" office:value="0.0862426">
            <text:p>0.086242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.23">
            <text:p>3.23</text:p>
          </table:table-cell>
          <table:table-cell office:value-type="float" office:value="0.701496">
            <text:p>0.701496</text:p>
          </table:table-cell>
          <table:table-cell office:value-type="float" office:value="0.419381">
            <text:p>0.419381</text:p>
          </table:table-cell>
          <table:table-cell office:value-type="float" office:value="0.681838">
            <text:p>0.681838</text:p>
          </table:table-cell>
          <table:table-cell office:value-type="float" office:value="0.0862047">
            <text:p>0.086204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.24">
            <text:p>3.24</text:p>
          </table:table-cell>
          <table:table-cell office:value-type="float" office:value="0.705694">
            <text:p>0.705694</text:p>
          </table:table-cell>
          <table:table-cell office:value-type="float" office:value="0.420213">
            <text:p>0.420213</text:p>
          </table:table-cell>
          <table:table-cell office:value-type="float" office:value="0.68263">
            <text:p>0.68263</text:p>
          </table:table-cell>
          <table:table-cell office:value-type="float" office:value="0.0862504">
            <text:p>0.086250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.25">
            <text:p>3.25</text:p>
          </table:table-cell>
          <table:table-cell office:value-type="float" office:value="0.7099">
            <text:p>0.7099</text:p>
          </table:table-cell>
          <table:table-cell office:value-type="float" office:value="0.421051">
            <text:p>0.421051</text:p>
          </table:table-cell>
          <table:table-cell office:value-type="float" office:value="0.683419">
            <text:p>0.683419</text:p>
          </table:table-cell>
          <table:table-cell office:value-type="float" office:value="0.0873554">
            <text:p>0.087355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.26">
            <text:p>3.26</text:p>
          </table:table-cell>
          <table:table-cell office:value-type="float" office:value="0.714115">
            <text:p>0.714115</text:p>
          </table:table-cell>
          <table:table-cell office:value-type="float" office:value="0.421873">
            <text:p>0.421873</text:p>
          </table:table-cell>
          <table:table-cell office:value-type="float" office:value="0.684204">
            <text:p>0.684204</text:p>
          </table:table-cell>
          <table:table-cell office:value-type="float" office:value="0.0827443">
            <text:p>0.082744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.27">
            <text:p>3.27</text:p>
          </table:table-cell>
          <table:table-cell office:value-type="float" office:value="0.718337">
            <text:p>0.718337</text:p>
          </table:table-cell>
          <table:table-cell office:value-type="float" office:value="0.422696">
            <text:p>0.422696</text:p>
          </table:table-cell>
          <table:table-cell office:value-type="float" office:value="0.684985">
            <text:p>0.684985</text:p>
          </table:table-cell>
          <table:table-cell office:value-type="float" office:value="0.0878035">
            <text:p>0.087803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.28">
            <text:p>3.28</text:p>
          </table:table-cell>
          <table:table-cell office:value-type="float" office:value="0.722569">
            <text:p>0.722569</text:p>
          </table:table-cell>
          <table:table-cell office:value-type="float" office:value="0.423525">
            <text:p>0.423525</text:p>
          </table:table-cell>
          <table:table-cell office:value-type="float" office:value="0.685762">
            <text:p>0.685762</text:p>
          </table:table-cell>
          <table:table-cell office:value-type="float" office:value="0.0840267">
            <text:p>0.084026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.29">
            <text:p>3.29</text:p>
          </table:table-cell>
          <table:table-cell office:value-type="float" office:value="0.726808">
            <text:p>0.726808</text:p>
          </table:table-cell>
          <table:table-cell office:value-type="float" office:value="0.42434">
            <text:p>0.42434</text:p>
          </table:table-cell>
          <table:table-cell office:value-type="float" office:value="0.686535">
            <text:p>0.686535</text:p>
          </table:table-cell>
          <table:table-cell office:value-type="float" office:value="0.0846592">
            <text:p>0.084659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.3">
            <text:p>3.3</text:p>
          </table:table-cell>
          <table:table-cell office:value-type="float" office:value="0.731055">
            <text:p>0.731055</text:p>
          </table:table-cell>
          <table:table-cell office:value-type="float" office:value="0.425161">
            <text:p>0.425161</text:p>
          </table:table-cell>
          <table:table-cell office:value-type="float" office:value="0.687305">
            <text:p>0.687305</text:p>
          </table:table-cell>
          <table:table-cell office:value-type="float" office:value="0.0853352">
            <text:p>0.085335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.31">
            <text:p>3.31</text:p>
          </table:table-cell>
          <table:table-cell office:value-type="float" office:value="0.735311">
            <text:p>0.735311</text:p>
          </table:table-cell>
          <table:table-cell office:value-type="float" office:value="0.425979">
            <text:p>0.425979</text:p>
          </table:table-cell>
          <table:table-cell office:value-type="float" office:value="0.68807">
            <text:p>0.68807</text:p>
          </table:table-cell>
          <table:table-cell office:value-type="float" office:value="0.0839419">
            <text:p>0.083941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.32">
            <text:p>3.32</text:p>
          </table:table-cell>
          <table:table-cell office:value-type="float" office:value="0.739575">
            <text:p>0.739575</text:p>
          </table:table-cell>
          <table:table-cell office:value-type="float" office:value="0.426777">
            <text:p>0.426777</text:p>
          </table:table-cell>
          <table:table-cell office:value-type="float" office:value="0.688832">
            <text:p>0.688832</text:p>
          </table:table-cell>
          <table:table-cell office:value-type="float" office:value="0.0812235">
            <text:p>0.081223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.33">
            <text:p>3.33</text:p>
          </table:table-cell>
          <table:table-cell office:value-type="float" office:value="0.743847">
            <text:p>0.743847</text:p>
          </table:table-cell>
          <table:table-cell office:value-type="float" office:value="0.427586">
            <text:p>0.427586</text:p>
          </table:table-cell>
          <table:table-cell office:value-type="float" office:value="0.68959">
            <text:p>0.68959</text:p>
          </table:table-cell>
          <table:table-cell office:value-type="float" office:value="0.0865432">
            <text:p>0.086543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.34">
            <text:p>3.34</text:p>
          </table:table-cell>
          <table:table-cell office:value-type="float" office:value="0.748127">
            <text:p>0.748127</text:p>
          </table:table-cell>
          <table:table-cell office:value-type="float" office:value="0.428401">
            <text:p>0.428401</text:p>
          </table:table-cell>
          <table:table-cell office:value-type="float" office:value="0.690345">
            <text:p>0.690345</text:p>
          </table:table-cell>
          <table:table-cell office:value-type="float" office:value="0.0822036">
            <text:p>0.082203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.35">
            <text:p>3.35</text:p>
          </table:table-cell>
          <table:table-cell office:value-type="float" office:value="0.752415">
            <text:p>0.752415</text:p>
          </table:table-cell>
          <table:table-cell office:value-type="float" office:value="0.429197">
            <text:p>0.429197</text:p>
          </table:table-cell>
          <table:table-cell office:value-type="float" office:value="0.691096">
            <text:p>0.691096</text:p>
          </table:table-cell>
          <table:table-cell office:value-type="float" office:value="0.0826833">
            <text:p>0.08268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.36">
            <text:p>3.36</text:p>
          </table:table-cell>
          <table:table-cell office:value-type="float" office:value="0.756711">
            <text:p>0.756711</text:p>
          </table:table-cell>
          <table:table-cell office:value-type="float" office:value="0.430001">
            <text:p>0.430001</text:p>
          </table:table-cell>
          <table:table-cell office:value-type="float" office:value="0.691843">
            <text:p>0.691843</text:p>
          </table:table-cell>
          <table:table-cell office:value-type="float" office:value="0.0838213">
            <text:p>0.083821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.37">
            <text:p>3.37</text:p>
          </table:table-cell>
          <table:table-cell office:value-type="float" office:value="0.761015">
            <text:p>0.761015</text:p>
          </table:table-cell>
          <table:table-cell office:value-type="float" office:value="0.430806">
            <text:p>0.430806</text:p>
          </table:table-cell>
          <table:table-cell office:value-type="float" office:value="0.692587">
            <text:p>0.692587</text:p>
          </table:table-cell>
          <table:table-cell office:value-type="float" office:value="0.0828794">
            <text:p>0.082879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.38">
            <text:p>3.38</text:p>
          </table:table-cell>
          <table:table-cell office:value-type="float" office:value="0.765327">
            <text:p>0.765327</text:p>
          </table:table-cell>
          <table:table-cell office:value-type="float" office:value="0.43159">
            <text:p>0.43159</text:p>
          </table:table-cell>
          <table:table-cell office:value-type="float" office:value="0.693327">
            <text:p>0.693327</text:p>
          </table:table-cell>
          <table:table-cell office:value-type="float" office:value="0.0793596">
            <text:p>0.079359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.39">
            <text:p>3.39</text:p>
          </table:table-cell>
          <table:table-cell office:value-type="float" office:value="0.769646">
            <text:p>0.769646</text:p>
          </table:table-cell>
          <table:table-cell office:value-type="float" office:value="0.432384">
            <text:p>0.432384</text:p>
          </table:table-cell>
          <table:table-cell office:value-type="float" office:value="0.694063">
            <text:p>0.694063</text:p>
          </table:table-cell>
          <table:table-cell office:value-type="float" office:value="0.0850856">
            <text:p>0.085085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.4">
            <text:p>3.4</text:p>
          </table:table-cell>
          <table:table-cell office:value-type="float" office:value="0.773974">
            <text:p>0.773974</text:p>
          </table:table-cell>
          <table:table-cell office:value-type="float" office:value="0.43318">
            <text:p>0.43318</text:p>
          </table:table-cell>
          <table:table-cell office:value-type="float" office:value="0.694796">
            <text:p>0.694796</text:p>
          </table:table-cell>
          <table:table-cell office:value-type="float" office:value="0.0799589">
            <text:p>0.07995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.41">
            <text:p>3.41</text:p>
          </table:table-cell>
          <table:table-cell office:value-type="float" office:value="0.77831">
            <text:p>0.77831</text:p>
          </table:table-cell>
          <table:table-cell office:value-type="float" office:value="0.433964">
            <text:p>0.433964</text:p>
          </table:table-cell>
          <table:table-cell office:value-type="float" office:value="0.695526">
            <text:p>0.695526</text:p>
          </table:table-cell>
          <table:table-cell office:value-type="float" office:value="0.082373">
            <text:p>0.08237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.42">
            <text:p>3.42</text:p>
          </table:table-cell>
          <table:table-cell office:value-type="float" office:value="0.782654">
            <text:p>0.782654</text:p>
          </table:table-cell>
          <table:table-cell office:value-type="float" office:value="0.434754">
            <text:p>0.434754</text:p>
          </table:table-cell>
          <table:table-cell office:value-type="float" office:value="0.696252">
            <text:p>0.696252</text:p>
          </table:table-cell>
          <table:table-cell office:value-type="float" office:value="0.0811996">
            <text:p>0.081199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.43">
            <text:p>3.43</text:p>
          </table:table-cell>
          <table:table-cell office:value-type="float" office:value="0.787005">
            <text:p>0.787005</text:p>
          </table:table-cell>
          <table:table-cell office:value-type="float" office:value="0.43554">
            <text:p>0.43554</text:p>
          </table:table-cell>
          <table:table-cell office:value-type="float" office:value="0.696974">
            <text:p>0.696974</text:p>
          </table:table-cell>
          <table:table-cell office:value-type="float" office:value="0.0815051">
            <text:p>0.081505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.44">
            <text:p>3.44</text:p>
          </table:table-cell>
          <table:table-cell office:value-type="float" office:value="0.791364">
            <text:p>0.791364</text:p>
          </table:table-cell>
          <table:table-cell office:value-type="float" office:value="0.436312">
            <text:p>0.436312</text:p>
          </table:table-cell>
          <table:table-cell office:value-type="float" office:value="0.697693">
            <text:p>0.697693</text:p>
          </table:table-cell>
          <table:table-cell office:value-type="float" office:value="0.0785175">
            <text:p>0.078517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.45">
            <text:p>3.45</text:p>
          </table:table-cell>
          <table:table-cell office:value-type="float" office:value="0.795731">
            <text:p>0.795731</text:p>
          </table:table-cell>
          <table:table-cell office:value-type="float" office:value="0.437087">
            <text:p>0.437087</text:p>
          </table:table-cell>
          <table:table-cell office:value-type="float" office:value="0.698409">
            <text:p>0.698409</text:p>
          </table:table-cell>
          <table:table-cell office:value-type="float" office:value="0.0820277">
            <text:p>0.082027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.46">
            <text:p>3.46</text:p>
          </table:table-cell>
          <table:table-cell office:value-type="float" office:value="0.800106">
            <text:p>0.800106</text:p>
          </table:table-cell>
          <table:table-cell office:value-type="float" office:value="0.437865">
            <text:p>0.437865</text:p>
          </table:table-cell>
          <table:table-cell office:value-type="float" office:value="0.699121">
            <text:p>0.699121</text:p>
          </table:table-cell>
          <table:table-cell office:value-type="float" office:value="0.0789625">
            <text:p>0.078962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.47">
            <text:p>3.47</text:p>
          </table:table-cell>
          <table:table-cell office:value-type="float" office:value="0.804489">
            <text:p>0.804489</text:p>
          </table:table-cell>
          <table:table-cell office:value-type="float" office:value="0.438636">
            <text:p>0.438636</text:p>
          </table:table-cell>
          <table:table-cell office:value-type="float" office:value="0.69983">
            <text:p>0.69983</text:p>
          </table:table-cell>
          <table:table-cell office:value-type="float" office:value="0.080827">
            <text:p>0.08082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.48">
            <text:p>3.48</text:p>
          </table:table-cell>
          <table:table-cell office:value-type="float" office:value="0.808879">
            <text:p>0.808879</text:p>
          </table:table-cell>
          <table:table-cell office:value-type="float" office:value="0.439414">
            <text:p>0.439414</text:p>
          </table:table-cell>
          <table:table-cell office:value-type="float" office:value="0.700536">
            <text:p>0.700536</text:p>
          </table:table-cell>
          <table:table-cell office:value-type="float" office:value="0.080262">
            <text:p>0.08026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.49">
            <text:p>3.49</text:p>
          </table:table-cell>
          <table:table-cell office:value-type="float" office:value="0.813277">
            <text:p>0.813277</text:p>
          </table:table-cell>
          <table:table-cell office:value-type="float" office:value="0.440175">
            <text:p>0.440175</text:p>
          </table:table-cell>
          <table:table-cell office:value-type="float" office:value="0.701238">
            <text:p>0.701238</text:p>
          </table:table-cell>
          <table:table-cell office:value-type="float" office:value="0.0773021">
            <text:p>0.077302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0.817682">
            <text:p>0.817682</text:p>
          </table:table-cell>
          <table:table-cell office:value-type="float" office:value="0.440929">
            <text:p>0.440929</text:p>
          </table:table-cell>
          <table:table-cell office:value-type="float" office:value="0.701937">
            <text:p>0.701937</text:p>
          </table:table-cell>
          <table:table-cell office:value-type="float" office:value="0.078883">
            <text:p>0.07888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.51">
            <text:p>3.51</text:p>
          </table:table-cell>
          <table:table-cell office:value-type="float" office:value="0.822095">
            <text:p>0.822095</text:p>
          </table:table-cell>
          <table:table-cell office:value-type="float" office:value="0.441697">
            <text:p>0.441697</text:p>
          </table:table-cell>
          <table:table-cell office:value-type="float" office:value="0.702633">
            <text:p>0.702633</text:p>
          </table:table-cell>
          <table:table-cell office:value-type="float" office:value="0.0801242">
            <text:p>0.080124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.52">
            <text:p>3.52</text:p>
          </table:table-cell>
          <table:table-cell office:value-type="float" office:value="0.826516">
            <text:p>0.826516</text:p>
          </table:table-cell>
          <table:table-cell office:value-type="float" office:value="0.442458">
            <text:p>0.442458</text:p>
          </table:table-cell>
          <table:table-cell office:value-type="float" office:value="0.703326">
            <text:p>0.703326</text:p>
          </table:table-cell>
          <table:table-cell office:value-type="float" office:value="0.0775635">
            <text:p>0.077563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.53">
            <text:p>3.53</text:p>
          </table:table-cell>
          <table:table-cell office:value-type="float" office:value="0.830945">
            <text:p>0.830945</text:p>
          </table:table-cell>
          <table:table-cell office:value-type="float" office:value="0.443212">
            <text:p>0.443212</text:p>
          </table:table-cell>
          <table:table-cell office:value-type="float" office:value="0.704015">
            <text:p>0.704015</text:p>
          </table:table-cell>
          <table:table-cell office:value-type="float" office:value="0.0783952">
            <text:p>0.078395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.54">
            <text:p>3.54</text:p>
          </table:table-cell>
          <table:table-cell office:value-type="float" office:value="0.83538">
            <text:p>0.83538</text:p>
          </table:table-cell>
          <table:table-cell office:value-type="float" office:value="0.443975">
            <text:p>0.443975</text:p>
          </table:table-cell>
          <table:table-cell office:value-type="float" office:value="0.704701">
            <text:p>0.704701</text:p>
          </table:table-cell>
          <table:table-cell office:value-type="float" office:value="0.0796317">
            <text:p>0.079631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.55">
            <text:p>3.55</text:p>
          </table:table-cell>
          <table:table-cell office:value-type="float" office:value="0.839824">
            <text:p>0.839824</text:p>
          </table:table-cell>
          <table:table-cell office:value-type="float" office:value="0.444717">
            <text:p>0.444717</text:p>
          </table:table-cell>
          <table:table-cell office:value-type="float" office:value="0.705384">
            <text:p>0.705384</text:p>
          </table:table-cell>
          <table:table-cell office:value-type="float" office:value="0.074019">
            <text:p>0.07401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.56">
            <text:p>3.56</text:p>
          </table:table-cell>
          <table:table-cell office:value-type="float" office:value="0.844275">
            <text:p>0.844275</text:p>
          </table:table-cell>
          <table:table-cell office:value-type="float" office:value="0.445466">
            <text:p>0.445466</text:p>
          </table:table-cell>
          <table:table-cell office:value-type="float" office:value="0.706064">
            <text:p>0.706064</text:p>
          </table:table-cell>
          <table:table-cell office:value-type="float" office:value="0.0810734">
            <text:p>0.081073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.57">
            <text:p>3.57</text:p>
          </table:table-cell>
          <table:table-cell office:value-type="float" office:value="0.848733">
            <text:p>0.848733</text:p>
          </table:table-cell>
          <table:table-cell office:value-type="float" office:value="0.446224">
            <text:p>0.446224</text:p>
          </table:table-cell>
          <table:table-cell office:value-type="float" office:value="0.706741">
            <text:p>0.706741</text:p>
          </table:table-cell>
          <table:table-cell office:value-type="float" office:value="0.0758071">
            <text:p>0.075807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.58">
            <text:p>3.58</text:p>
          </table:table-cell>
          <table:table-cell office:value-type="float" office:value="0.853199">
            <text:p>0.853199</text:p>
          </table:table-cell>
          <table:table-cell office:value-type="float" office:value="0.446966">
            <text:p>0.446966</text:p>
          </table:table-cell>
          <table:table-cell office:value-type="float" office:value="0.707414">
            <text:p>0.707414</text:p>
          </table:table-cell>
          <table:table-cell office:value-type="float" office:value="0.077961">
            <text:p>0.07796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.59">
            <text:p>3.59</text:p>
          </table:table-cell>
          <table:table-cell office:value-type="float" office:value="0.857673">
            <text:p>0.857673</text:p>
          </table:table-cell>
          <table:table-cell office:value-type="float" office:value="0.447713">
            <text:p>0.447713</text:p>
          </table:table-cell>
          <table:table-cell office:value-type="float" office:value="0.708085">
            <text:p>0.708085</text:p>
          </table:table-cell>
          <table:table-cell office:value-type="float" office:value="0.0767612">
            <text:p>0.07676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.6">
            <text:p>3.6</text:p>
          </table:table-cell>
          <table:table-cell office:value-type="float" office:value="0.862153">
            <text:p>0.862153</text:p>
          </table:table-cell>
          <table:table-cell office:value-type="float" office:value="0.448456">
            <text:p>0.448456</text:p>
          </table:table-cell>
          <table:table-cell office:value-type="float" office:value="0.708752">
            <text:p>0.708752</text:p>
          </table:table-cell>
          <table:table-cell office:value-type="float" office:value="0.0771308">
            <text:p>0.077130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.61">
            <text:p>3.61</text:p>
          </table:table-cell>
          <table:table-cell office:value-type="float" office:value="0.866642">
            <text:p>0.866642</text:p>
          </table:table-cell>
          <table:table-cell office:value-type="float" office:value="0.449187">
            <text:p>0.449187</text:p>
          </table:table-cell>
          <table:table-cell office:value-type="float" office:value="0.709416">
            <text:p>0.709416</text:p>
          </table:table-cell>
          <table:table-cell office:value-type="float" office:value="0.074119">
            <text:p>0.07411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.62">
            <text:p>3.62</text:p>
          </table:table-cell>
          <table:table-cell office:value-type="float" office:value="0.871137">
            <text:p>0.871137</text:p>
          </table:table-cell>
          <table:table-cell office:value-type="float" office:value="0.44992">
            <text:p>0.44992</text:p>
          </table:table-cell>
          <table:table-cell office:value-type="float" office:value="0.710078">
            <text:p>0.710078</text:p>
          </table:table-cell>
          <table:table-cell office:value-type="float" office:value="0.0776831">
            <text:p>0.077683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.63">
            <text:p>3.63</text:p>
          </table:table-cell>
          <table:table-cell office:value-type="float" office:value="0.87564">
            <text:p>0.87564</text:p>
          </table:table-cell>
          <table:table-cell office:value-type="float" office:value="0.450658">
            <text:p>0.450658</text:p>
          </table:table-cell>
          <table:table-cell office:value-type="float" office:value="0.710736">
            <text:p>0.710736</text:p>
          </table:table-cell>
          <table:table-cell office:value-type="float" office:value="0.0751528">
            <text:p>0.075152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.64">
            <text:p>3.64</text:p>
          </table:table-cell>
          <table:table-cell office:value-type="float" office:value="0.88015">
            <text:p>0.88015</text:p>
          </table:table-cell>
          <table:table-cell office:value-type="float" office:value="0.451387">
            <text:p>0.451387</text:p>
          </table:table-cell>
          <table:table-cell office:value-type="float" office:value="0.711391">
            <text:p>0.711391</text:p>
          </table:table-cell>
          <table:table-cell office:value-type="float" office:value="0.075827">
            <text:p>0.07582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.65">
            <text:p>3.65</text:p>
          </table:table-cell>
          <table:table-cell office:value-type="float" office:value="0.884668">
            <text:p>0.884668</text:p>
          </table:table-cell>
          <table:table-cell office:value-type="float" office:value="0.452122">
            <text:p>0.452122</text:p>
          </table:table-cell>
          <table:table-cell office:value-type="float" office:value="0.712044">
            <text:p>0.712044</text:p>
          </table:table-cell>
          <table:table-cell office:value-type="float" office:value="0.0764412">
            <text:p>0.07644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.66">
            <text:p>3.66</text:p>
          </table:table-cell>
          <table:table-cell office:value-type="float" office:value="0.889193">
            <text:p>0.889193</text:p>
          </table:table-cell>
          <table:table-cell office:value-type="float" office:value="0.452831">
            <text:p>0.452831</text:p>
          </table:table-cell>
          <table:table-cell office:value-type="float" office:value="0.712693">
            <text:p>0.712693</text:p>
          </table:table-cell>
          <table:table-cell office:value-type="float" office:value="0.0731843">
            <text:p>0.073184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3.67">
            <text:p>3.67</text:p>
          </table:table-cell>
          <table:table-cell office:value-type="float" office:value="0.893725">
            <text:p>0.893725</text:p>
          </table:table-cell>
          <table:table-cell office:value-type="float" office:value="0.453557">
            <text:p>0.453557</text:p>
          </table:table-cell>
          <table:table-cell office:value-type="float" office:value="0.71334">
            <text:p>0.71334</text:p>
          </table:table-cell>
          <table:table-cell office:value-type="float" office:value="0.0772601">
            <text:p>0.077260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.68">
            <text:p>3.68</text:p>
          </table:table-cell>
          <table:table-cell office:value-type="float" office:value="0.898264">
            <text:p>0.898264</text:p>
          </table:table-cell>
          <table:table-cell office:value-type="float" office:value="0.454286">
            <text:p>0.454286</text:p>
          </table:table-cell>
          <table:table-cell office:value-type="float" office:value="0.713983">
            <text:p>0.713983</text:p>
          </table:table-cell>
          <table:table-cell office:value-type="float" office:value="0.0736447">
            <text:p>0.073644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.69">
            <text:p>3.69</text:p>
          </table:table-cell>
          <table:table-cell office:value-type="float" office:value="0.90281">
            <text:p>0.90281</text:p>
          </table:table-cell>
          <table:table-cell office:value-type="float" office:value="0.454993">
            <text:p>0.454993</text:p>
          </table:table-cell>
          <table:table-cell office:value-type="float" office:value="0.714624">
            <text:p>0.714624</text:p>
          </table:table-cell>
          <table:table-cell office:value-type="float" office:value="0.0756584">
            <text:p>0.075658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3.7">
            <text:p>3.7</text:p>
          </table:table-cell>
          <table:table-cell office:value-type="float" office:value="0.907364">
            <text:p>0.907364</text:p>
          </table:table-cell>
          <table:table-cell office:value-type="float" office:value="0.455715">
            <text:p>0.455715</text:p>
          </table:table-cell>
          <table:table-cell office:value-type="float" office:value="0.715262">
            <text:p>0.715262</text:p>
          </table:table-cell>
          <table:table-cell office:value-type="float" office:value="0.0738044">
            <text:p>0.073804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.71">
            <text:p>3.71</text:p>
          </table:table-cell>
          <table:table-cell office:value-type="float" office:value="0.911924">
            <text:p>0.911924</text:p>
          </table:table-cell>
          <table:table-cell office:value-type="float" office:value="0.456434">
            <text:p>0.456434</text:p>
          </table:table-cell>
          <table:table-cell office:value-type="float" office:value="0.715897">
            <text:p>0.715897</text:p>
          </table:table-cell>
          <table:table-cell office:value-type="float" office:value="0.0751421">
            <text:p>0.075142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.72">
            <text:p>3.72</text:p>
          </table:table-cell>
          <table:table-cell office:value-type="float" office:value="0.916492">
            <text:p>0.916492</text:p>
          </table:table-cell>
          <table:table-cell office:value-type="float" office:value="0.457129">
            <text:p>0.457129</text:p>
          </table:table-cell>
          <table:table-cell office:value-type="float" office:value="0.716529">
            <text:p>0.716529</text:p>
          </table:table-cell>
          <table:table-cell office:value-type="float" office:value="0.071729">
            <text:p>0.07172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3.73">
            <text:p>3.73</text:p>
          </table:table-cell>
          <table:table-cell office:value-type="float" office:value="0.921067">
            <text:p>0.921067</text:p>
          </table:table-cell>
          <table:table-cell office:value-type="float" office:value="0.457834">
            <text:p>0.457834</text:p>
          </table:table-cell>
          <table:table-cell office:value-type="float" office:value="0.717159">
            <text:p>0.717159</text:p>
          </table:table-cell>
          <table:table-cell office:value-type="float" office:value="0.0772343">
            <text:p>0.077234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3.74">
            <text:p>3.74</text:p>
          </table:table-cell>
          <table:table-cell office:value-type="float" office:value="0.925649">
            <text:p>0.925649</text:p>
          </table:table-cell>
          <table:table-cell office:value-type="float" office:value="0.458552">
            <text:p>0.458552</text:p>
          </table:table-cell>
          <table:table-cell office:value-type="float" office:value="0.717785">
            <text:p>0.717785</text:p>
          </table:table-cell>
          <table:table-cell office:value-type="float" office:value="0.0713497">
            <text:p>0.071349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.75">
            <text:p>3.75</text:p>
          </table:table-cell>
          <table:table-cell office:value-type="float" office:value="0.930238">
            <text:p>0.930238</text:p>
          </table:table-cell>
          <table:table-cell office:value-type="float" office:value="0.459246">
            <text:p>0.459246</text:p>
          </table:table-cell>
          <table:table-cell office:value-type="float" office:value="0.718409">
            <text:p>0.718409</text:p>
          </table:table-cell>
          <table:table-cell office:value-type="float" office:value="0.0753912">
            <text:p>0.075391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3.76">
            <text:p>3.76</text:p>
          </table:table-cell>
          <table:table-cell office:value-type="float" office:value="0.934834">
            <text:p>0.934834</text:p>
          </table:table-cell>
          <table:table-cell office:value-type="float" office:value="0.459962">
            <text:p>0.459962</text:p>
          </table:table-cell>
          <table:table-cell office:value-type="float" office:value="0.71903">
            <text:p>0.71903</text:p>
          </table:table-cell>
          <table:table-cell office:value-type="float" office:value="0.0727813">
            <text:p>0.072781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.77">
            <text:p>3.77</text:p>
          </table:table-cell>
          <table:table-cell office:value-type="float" office:value="0.939437">
            <text:p>0.939437</text:p>
          </table:table-cell>
          <table:table-cell office:value-type="float" office:value="0.460646">
            <text:p>0.460646</text:p>
          </table:table-cell>
          <table:table-cell office:value-type="float" office:value="0.719648">
            <text:p>0.719648</text:p>
          </table:table-cell>
          <table:table-cell office:value-type="float" office:value="0.0717795">
            <text:p>0.071779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3.78">
            <text:p>3.78</text:p>
          </table:table-cell>
          <table:table-cell office:value-type="float" office:value="0.944047">
            <text:p>0.944047</text:p>
          </table:table-cell>
          <table:table-cell office:value-type="float" office:value="0.461343">
            <text:p>0.461343</text:p>
          </table:table-cell>
          <table:table-cell office:value-type="float" office:value="0.720264">
            <text:p>0.720264</text:p>
          </table:table-cell>
          <table:table-cell office:value-type="float" office:value="0.0753673">
            <text:p>0.075367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3.79">
            <text:p>3.79</text:p>
          </table:table-cell>
          <table:table-cell office:value-type="float" office:value="0.948664">
            <text:p>0.948664</text:p>
          </table:table-cell>
          <table:table-cell office:value-type="float" office:value="0.462041">
            <text:p>0.462041</text:p>
          </table:table-cell>
          <table:table-cell office:value-type="float" office:value="0.720877">
            <text:p>0.720877</text:p>
          </table:table-cell>
          <table:table-cell office:value-type="float" office:value="0.0721395">
            <text:p>0.072139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3.8">
            <text:p>3.8</text:p>
          </table:table-cell>
          <table:table-cell office:value-type="float" office:value="0.953288">
            <text:p>0.953288</text:p>
          </table:table-cell>
          <table:table-cell office:value-type="float" office:value="0.462729">
            <text:p>0.462729</text:p>
          </table:table-cell>
          <table:table-cell office:value-type="float" office:value="0.721487">
            <text:p>0.721487</text:p>
          </table:table-cell>
          <table:table-cell office:value-type="float" office:value="0.0733574">
            <text:p>0.073357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3.81">
            <text:p>3.81</text:p>
          </table:table-cell>
          <table:table-cell office:value-type="float" office:value="0.957919">
            <text:p>0.957919</text:p>
          </table:table-cell>
          <table:table-cell office:value-type="float" office:value="0.463421">
            <text:p>0.463421</text:p>
          </table:table-cell>
          <table:table-cell office:value-type="float" office:value="0.722095">
            <text:p>0.722095</text:p>
          </table:table-cell>
          <table:table-cell office:value-type="float" office:value="0.0727277">
            <text:p>0.072727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3.82">
            <text:p>3.82</text:p>
          </table:table-cell>
          <table:table-cell office:value-type="float" office:value="0.962556">
            <text:p>0.962556</text:p>
          </table:table-cell>
          <table:table-cell office:value-type="float" office:value="0.464108">
            <text:p>0.464108</text:p>
          </table:table-cell>
          <table:table-cell office:value-type="float" office:value="0.7227">
            <text:p>0.7227</text:p>
          </table:table-cell>
          <table:table-cell office:value-type="float" office:value="0.0725622">
            <text:p>0.072562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3.83">
            <text:p>3.83</text:p>
          </table:table-cell>
          <table:table-cell office:value-type="float" office:value="0.967201">
            <text:p>0.967201</text:p>
          </table:table-cell>
          <table:table-cell office:value-type="float" office:value="0.464785">
            <text:p>0.464785</text:p>
          </table:table-cell>
          <table:table-cell office:value-type="float" office:value="0.723302">
            <text:p>0.723302</text:p>
          </table:table-cell>
          <table:table-cell office:value-type="float" office:value="0.0704939">
            <text:p>0.070493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3.84">
            <text:p>3.84</text:p>
          </table:table-cell>
          <table:table-cell office:value-type="float" office:value="0.971852">
            <text:p>0.971852</text:p>
          </table:table-cell>
          <table:table-cell office:value-type="float" office:value="0.465463">
            <text:p>0.465463</text:p>
          </table:table-cell>
          <table:table-cell office:value-type="float" office:value="0.723902">
            <text:p>0.723902</text:p>
          </table:table-cell>
          <table:table-cell office:value-type="float" office:value="0.0725961">
            <text:p>0.072596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3.85">
            <text:p>3.85</text:p>
          </table:table-cell>
          <table:table-cell office:value-type="float" office:value="0.97651">
            <text:p>0.97651</text:p>
          </table:table-cell>
          <table:table-cell office:value-type="float" office:value="0.466144">
            <text:p>0.466144</text:p>
          </table:table-cell>
          <table:table-cell office:value-type="float" office:value="0.724499">
            <text:p>0.724499</text:p>
          </table:table-cell>
          <table:table-cell office:value-type="float" office:value="0.0713453">
            <text:p>0.071345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3.86">
            <text:p>3.86</text:p>
          </table:table-cell>
          <table:table-cell office:value-type="float" office:value="0.981175">
            <text:p>0.981175</text:p>
          </table:table-cell>
          <table:table-cell office:value-type="float" office:value="0.46682">
            <text:p>0.46682</text:p>
          </table:table-cell>
          <table:table-cell office:value-type="float" office:value="0.725093">
            <text:p>0.725093</text:p>
          </table:table-cell>
          <table:table-cell office:value-type="float" office:value="0.0714465">
            <text:p>0.071446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3.87">
            <text:p>3.87</text:p>
          </table:table-cell>
          <table:table-cell office:value-type="float" office:value="0.985846">
            <text:p>0.985846</text:p>
          </table:table-cell>
          <table:table-cell office:value-type="float" office:value="0.467503">
            <text:p>0.467503</text:p>
          </table:table-cell>
          <table:table-cell office:value-type="float" office:value="0.725685">
            <text:p>0.725685</text:p>
          </table:table-cell>
          <table:table-cell office:value-type="float" office:value="0.0729725">
            <text:p>0.07297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3.88">
            <text:p>3.88</text:p>
          </table:table-cell>
          <table:table-cell office:value-type="float" office:value="0.990525">
            <text:p>0.990525</text:p>
          </table:table-cell>
          <table:table-cell office:value-type="float" office:value="0.468171">
            <text:p>0.468171</text:p>
          </table:table-cell>
          <table:table-cell office:value-type="float" office:value="0.726275">
            <text:p>0.726275</text:p>
          </table:table-cell>
          <table:table-cell office:value-type="float" office:value="0.068079">
            <text:p>0.06807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3.89">
            <text:p>3.89</text:p>
          </table:table-cell>
          <table:table-cell office:value-type="float" office:value="0.99521">
            <text:p>0.99521</text:p>
          </table:table-cell>
          <table:table-cell office:value-type="float" office:value="0.468843">
            <text:p>0.468843</text:p>
          </table:table-cell>
          <table:table-cell office:value-type="float" office:value="0.726862">
            <text:p>0.726862</text:p>
          </table:table-cell>
          <table:table-cell office:value-type="float" office:value="0.0737944">
            <text:p>0.073794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3.9">
            <text:p>3.9</text:p>
          </table:table-cell>
          <table:table-cell office:value-type="float" office:value="0.999902">
            <text:p>0.999902</text:p>
          </table:table-cell>
          <table:table-cell office:value-type="float" office:value="0.469517">
            <text:p>0.469517</text:p>
          </table:table-cell>
          <table:table-cell office:value-type="float" office:value="0.727446">
            <text:p>0.727446</text:p>
          </table:table-cell>
          <table:table-cell office:value-type="float" office:value="0.06863">
            <text:p>0.0686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3.91">
            <text:p>3.91</text:p>
          </table:table-cell>
          <table:table-cell office:value-type="float" office:value="1.0046">
            <text:p>1.0046</text:p>
          </table:table-cell>
          <table:table-cell office:value-type="float" office:value="0.470184">
            <text:p>0.470184</text:p>
          </table:table-cell>
          <table:table-cell office:value-type="float" office:value="0.728028">
            <text:p>0.728028</text:p>
          </table:table-cell>
          <table:table-cell office:value-type="float" office:value="0.0722496">
            <text:p>0.072249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3.92">
            <text:p>3.92</text:p>
          </table:table-cell>
          <table:table-cell office:value-type="float" office:value="1.00931">
            <text:p>1.00931</text:p>
          </table:table-cell>
          <table:table-cell office:value-type="float" office:value="0.47086">
            <text:p>0.47086</text:p>
          </table:table-cell>
          <table:table-cell office:value-type="float" office:value="0.728607">
            <text:p>0.728607</text:p>
          </table:table-cell>
          <table:table-cell office:value-type="float" office:value="0.0705816">
            <text:p>0.070581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3.93">
            <text:p>3.93</text:p>
          </table:table-cell>
          <table:table-cell office:value-type="float" office:value="1.01402">
            <text:p>1.01402</text:p>
          </table:table-cell>
          <table:table-cell office:value-type="float" office:value="0.471511">
            <text:p>0.471511</text:p>
          </table:table-cell>
          <table:table-cell office:value-type="float" office:value="0.729184">
            <text:p>0.729184</text:p>
          </table:table-cell>
          <table:table-cell office:value-type="float" office:value="0.0669771">
            <text:p>0.066977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3.94">
            <text:p>3.94</text:p>
          </table:table-cell>
          <table:table-cell office:value-type="float" office:value="1.01874">
            <text:p>1.01874</text:p>
          </table:table-cell>
          <table:table-cell office:value-type="float" office:value="0.47217">
            <text:p>0.47217</text:p>
          </table:table-cell>
          <table:table-cell office:value-type="float" office:value="0.729759">
            <text:p>0.729759</text:p>
          </table:table-cell>
          <table:table-cell office:value-type="float" office:value="0.072203">
            <text:p>0.07220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3.95">
            <text:p>3.95</text:p>
          </table:table-cell>
          <table:table-cell office:value-type="float" office:value="1.02346">
            <text:p>1.02346</text:p>
          </table:table-cell>
          <table:table-cell office:value-type="float" office:value="0.472838">
            <text:p>0.472838</text:p>
          </table:table-cell>
          <table:table-cell office:value-type="float" office:value="0.730331">
            <text:p>0.730331</text:p>
          </table:table-cell>
          <table:table-cell office:value-type="float" office:value="0.0689983">
            <text:p>0.068998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3.96">
            <text:p>3.96</text:p>
          </table:table-cell>
          <table:table-cell office:value-type="float" office:value="1.02819">
            <text:p>1.02819</text:p>
          </table:table-cell>
          <table:table-cell office:value-type="float" office:value="0.473495">
            <text:p>0.473495</text:p>
          </table:table-cell>
          <table:table-cell office:value-type="float" office:value="0.730901">
            <text:p>0.730901</text:p>
          </table:table-cell>
          <table:table-cell office:value-type="float" office:value="0.0697863">
            <text:p>0.069786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3.97">
            <text:p>3.97</text:p>
          </table:table-cell>
          <table:table-cell office:value-type="float" office:value="1.03293">
            <text:p>1.03293</text:p>
          </table:table-cell>
          <table:table-cell office:value-type="float" office:value="0.474153">
            <text:p>0.474153</text:p>
          </table:table-cell>
          <table:table-cell office:value-type="float" office:value="0.731468">
            <text:p>0.731468</text:p>
          </table:table-cell>
          <table:table-cell office:value-type="float" office:value="0.0692502">
            <text:p>0.069250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3.98">
            <text:p>3.98</text:p>
          </table:table-cell>
          <table:table-cell office:value-type="float" office:value="1.03768">
            <text:p>1.03768</text:p>
          </table:table-cell>
          <table:table-cell office:value-type="float" office:value="0.474807">
            <text:p>0.474807</text:p>
          </table:table-cell>
          <table:table-cell office:value-type="float" office:value="0.732033">
            <text:p>0.732033</text:p>
          </table:table-cell>
          <table:table-cell office:value-type="float" office:value="0.0689536">
            <text:p>0.068953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3.99">
            <text:p>3.99</text:p>
          </table:table-cell>
          <table:table-cell office:value-type="float" office:value="1.04243">
            <text:p>1.04243</text:p>
          </table:table-cell>
          <table:table-cell office:value-type="float" office:value="0.475452">
            <text:p>0.475452</text:p>
          </table:table-cell>
          <table:table-cell office:value-type="float" office:value="0.732595">
            <text:p>0.732595</text:p>
          </table:table-cell>
          <table:table-cell office:value-type="float" office:value="0.0672053">
            <text:p>0.067205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04718">
            <text:p>1.04718</text:p>
          </table:table-cell>
          <table:table-cell office:value-type="float" office:value="0.476096">
            <text:p>0.476096</text:p>
          </table:table-cell>
          <table:table-cell office:value-type="float" office:value="0.733155">
            <text:p>0.733155</text:p>
          </table:table-cell>
          <table:table-cell office:value-type="float" office:value="0.0688334">
            <text:p>0.068833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.01">
            <text:p>4.01</text:p>
          </table:table-cell>
          <table:table-cell office:value-type="float" office:value="1.05195">
            <text:p>1.05195</text:p>
          </table:table-cell>
          <table:table-cell office:value-type="float" office:value="0.476744">
            <text:p>0.476744</text:p>
          </table:table-cell>
          <table:table-cell office:value-type="float" office:value="0.733713">
            <text:p>0.733713</text:p>
          </table:table-cell>
          <table:table-cell office:value-type="float" office:value="0.0681869">
            <text:p>0.068186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.02">
            <text:p>4.02</text:p>
          </table:table-cell>
          <table:table-cell office:value-type="float" office:value="1.05672">
            <text:p>1.05672</text:p>
          </table:table-cell>
          <table:table-cell office:value-type="float" office:value="0.477394">
            <text:p>0.477394</text:p>
          </table:table-cell>
          <table:table-cell office:value-type="float" office:value="0.734269">
            <text:p>0.734269</text:p>
          </table:table-cell>
          <table:table-cell office:value-type="float" office:value="0.0689833">
            <text:p>0.068983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.03">
            <text:p>4.03</text:p>
          </table:table-cell>
          <table:table-cell office:value-type="float" office:value="1.0615">
            <text:p>1.0615</text:p>
          </table:table-cell>
          <table:table-cell office:value-type="float" office:value="0.478043">
            <text:p>0.478043</text:p>
          </table:table-cell>
          <table:table-cell office:value-type="float" office:value="0.734822">
            <text:p>0.734822</text:p>
          </table:table-cell>
          <table:table-cell office:value-type="float" office:value="0.0681815">
            <text:p>0.068181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.04">
            <text:p>4.04</text:p>
          </table:table-cell>
          <table:table-cell office:value-type="float" office:value="1.06628">
            <text:p>1.06628</text:p>
          </table:table-cell>
          <table:table-cell office:value-type="float" office:value="0.478674">
            <text:p>0.478674</text:p>
          </table:table-cell>
          <table:table-cell office:value-type="float" office:value="0.735373">
            <text:p>0.735373</text:p>
          </table:table-cell>
          <table:table-cell office:value-type="float" office:value="0.0650969">
            <text:p>0.065096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.05">
            <text:p>4.05</text:p>
          </table:table-cell>
          <table:table-cell office:value-type="float" office:value="1.07107">
            <text:p>1.07107</text:p>
          </table:table-cell>
          <table:table-cell office:value-type="float" office:value="0.479315">
            <text:p>0.479315</text:p>
          </table:table-cell>
          <table:table-cell office:value-type="float" office:value="0.735921">
            <text:p>0.735921</text:p>
          </table:table-cell>
          <table:table-cell office:value-type="float" office:value="0.0702412">
            <text:p>0.070241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.06">
            <text:p>4.06</text:p>
          </table:table-cell>
          <table:table-cell office:value-type="float" office:value="1.07587">
            <text:p>1.07587</text:p>
          </table:table-cell>
          <table:table-cell office:value-type="float" office:value="0.47996">
            <text:p>0.47996</text:p>
          </table:table-cell>
          <table:table-cell office:value-type="float" office:value="0.736468">
            <text:p>0.736468</text:p>
          </table:table-cell>
          <table:table-cell office:value-type="float" office:value="0.066049">
            <text:p>0.06604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.07">
            <text:p>4.07</text:p>
          </table:table-cell>
          <table:table-cell office:value-type="float" office:value="1.08067">
            <text:p>1.08067</text:p>
          </table:table-cell>
          <table:table-cell office:value-type="float" office:value="0.480592">
            <text:p>0.480592</text:p>
          </table:table-cell>
          <table:table-cell office:value-type="float" office:value="0.737012">
            <text:p>0.737012</text:p>
          </table:table-cell>
          <table:table-cell office:value-type="float" office:value="0.067591">
            <text:p>0.06759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.08">
            <text:p>4.08</text:p>
          </table:table-cell>
          <table:table-cell office:value-type="float" office:value="1.08548">
            <text:p>1.08548</text:p>
          </table:table-cell>
          <table:table-cell office:value-type="float" office:value="0.481234">
            <text:p>0.481234</text:p>
          </table:table-cell>
          <table:table-cell office:value-type="float" office:value="0.737553">
            <text:p>0.737553</text:p>
          </table:table-cell>
          <table:table-cell office:value-type="float" office:value="0.067901">
            <text:p>0.06790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.09">
            <text:p>4.09</text:p>
          </table:table-cell>
          <table:table-cell office:value-type="float" office:value="1.09029">
            <text:p>1.09029</text:p>
          </table:table-cell>
          <table:table-cell office:value-type="float" office:value="0.481853">
            <text:p>0.481853</text:p>
          </table:table-cell>
          <table:table-cell office:value-type="float" office:value="0.738093">
            <text:p>0.738093</text:p>
          </table:table-cell>
          <table:table-cell office:value-type="float" office:value="0.0628796">
            <text:p>0.062879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.1">
            <text:p>4.1</text:p>
          </table:table-cell>
          <table:table-cell office:value-type="float" office:value="1.09512">
            <text:p>1.09512</text:p>
          </table:table-cell>
          <table:table-cell office:value-type="float" office:value="0.482485">
            <text:p>0.482485</text:p>
          </table:table-cell>
          <table:table-cell office:value-type="float" office:value="0.73863">
            <text:p>0.73863</text:p>
          </table:table-cell>
          <table:table-cell office:value-type="float" office:value="0.0707133">
            <text:p>0.070713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.11">
            <text:p>4.11</text:p>
          </table:table-cell>
          <table:table-cell office:value-type="float" office:value="1.09994">
            <text:p>1.09994</text:p>
          </table:table-cell>
          <table:table-cell office:value-type="float" office:value="0.483122">
            <text:p>0.483122</text:p>
          </table:table-cell>
          <table:table-cell office:value-type="float" office:value="0.739166">
            <text:p>0.739166</text:p>
          </table:table-cell>
          <table:table-cell office:value-type="float" office:value="0.0637672">
            <text:p>0.063767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.12">
            <text:p>4.12</text:p>
          </table:table-cell>
          <table:table-cell office:value-type="float" office:value="1.10478">
            <text:p>1.10478</text:p>
          </table:table-cell>
          <table:table-cell office:value-type="float" office:value="0.483746">
            <text:p>0.483746</text:p>
          </table:table-cell>
          <table:table-cell office:value-type="float" office:value="0.739699">
            <text:p>0.739699</text:p>
          </table:table-cell>
          <table:table-cell office:value-type="float" office:value="0.068082">
            <text:p>0.06808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.13">
            <text:p>4.13</text:p>
          </table:table-cell>
          <table:table-cell office:value-type="float" office:value="1.10962">
            <text:p>1.10962</text:p>
          </table:table-cell>
          <table:table-cell office:value-type="float" office:value="0.484382">
            <text:p>0.484382</text:p>
          </table:table-cell>
          <table:table-cell office:value-type="float" office:value="0.740229">
            <text:p>0.740229</text:p>
          </table:table-cell>
          <table:table-cell office:value-type="float" office:value="0.0663377">
            <text:p>0.066337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.14">
            <text:p>4.14</text:p>
          </table:table-cell>
          <table:table-cell office:value-type="float" office:value="1.11447">
            <text:p>1.11447</text:p>
          </table:table-cell>
          <table:table-cell office:value-type="float" office:value="0.484991">
            <text:p>0.484991</text:p>
          </table:table-cell>
          <table:table-cell office:value-type="float" office:value="0.740758">
            <text:p>0.740758</text:p>
          </table:table-cell>
          <table:table-cell office:value-type="float" office:value="0.062121">
            <text:p>0.06212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.15">
            <text:p>4.15</text:p>
          </table:table-cell>
          <table:table-cell office:value-type="float" office:value="1.11932">
            <text:p>1.11932</text:p>
          </table:table-cell>
          <table:table-cell office:value-type="float" office:value="0.485612">
            <text:p>0.485612</text:p>
          </table:table-cell>
          <table:table-cell office:value-type="float" office:value="0.741285">
            <text:p>0.741285</text:p>
          </table:table-cell>
          <table:table-cell office:value-type="float" office:value="0.0691005">
            <text:p>0.069100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.16">
            <text:p>4.16</text:p>
          </table:table-cell>
          <table:table-cell office:value-type="float" office:value="1.12418">
            <text:p>1.12418</text:p>
          </table:table-cell>
          <table:table-cell office:value-type="float" office:value="0.486241">
            <text:p>0.486241</text:p>
          </table:table-cell>
          <table:table-cell office:value-type="float" office:value="0.741809">
            <text:p>0.741809</text:p>
          </table:table-cell>
          <table:table-cell office:value-type="float" office:value="0.0637435">
            <text:p>0.063743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.17">
            <text:p>4.17</text:p>
          </table:table-cell>
          <table:table-cell office:value-type="float" office:value="1.12904">
            <text:p>1.12904</text:p>
          </table:table-cell>
          <table:table-cell office:value-type="float" office:value="0.486853">
            <text:p>0.486853</text:p>
          </table:table-cell>
          <table:table-cell office:value-type="float" office:value="0.742331">
            <text:p>0.742331</text:p>
          </table:table-cell>
          <table:table-cell office:value-type="float" office:value="0.0654122">
            <text:p>0.065412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.18">
            <text:p>4.18</text:p>
          </table:table-cell>
          <table:table-cell office:value-type="float" office:value="1.13391">
            <text:p>1.13391</text:p>
          </table:table-cell>
          <table:table-cell office:value-type="float" office:value="0.487475">
            <text:p>0.487475</text:p>
          </table:table-cell>
          <table:table-cell office:value-type="float" office:value="0.742851">
            <text:p>0.742851</text:p>
          </table:table-cell>
          <table:table-cell office:value-type="float" office:value="0.0659323">
            <text:p>0.065932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.19">
            <text:p>4.19</text:p>
          </table:table-cell>
          <table:table-cell office:value-type="float" office:value="1.13879">
            <text:p>1.13879</text:p>
          </table:table-cell>
          <table:table-cell office:value-type="float" office:value="0.488086">
            <text:p>0.488086</text:p>
          </table:table-cell>
          <table:table-cell office:value-type="float" office:value="0.743369">
            <text:p>0.743369</text:p>
          </table:table-cell>
          <table:table-cell office:value-type="float" office:value="0.063088">
            <text:p>0.063088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.2">
            <text:p>4.2</text:p>
          </table:table-cell>
          <table:table-cell office:value-type="float" office:value="1.14368">
            <text:p>1.14368</text:p>
          </table:table-cell>
          <table:table-cell office:value-type="float" office:value="0.488692">
            <text:p>0.488692</text:p>
          </table:table-cell>
          <table:table-cell office:value-type="float" office:value="0.743885">
            <text:p>0.743885</text:p>
          </table:table-cell>
          <table:table-cell office:value-type="float" office:value="0.0649503">
            <text:p>0.064950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.21">
            <text:p>4.21</text:p>
          </table:table-cell>
          <table:table-cell office:value-type="float" office:value="1.14857">
            <text:p>1.14857</text:p>
          </table:table-cell>
          <table:table-cell office:value-type="float" office:value="0.48931">
            <text:p>0.48931</text:p>
          </table:table-cell>
          <table:table-cell office:value-type="float" office:value="0.744399">
            <text:p>0.744399</text:p>
          </table:table-cell>
          <table:table-cell office:value-type="float" office:value="0.0655782">
            <text:p>0.065578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.22">
            <text:p>4.22</text:p>
          </table:table-cell>
          <table:table-cell office:value-type="float" office:value="1.15346">
            <text:p>1.15346</text:p>
          </table:table-cell>
          <table:table-cell office:value-type="float" office:value="0.489922">
            <text:p>0.489922</text:p>
          </table:table-cell>
          <table:table-cell office:value-type="float" office:value="0.744911">
            <text:p>0.744911</text:p>
          </table:table-cell>
          <table:table-cell office:value-type="float" office:value="0.0637008">
            <text:p>0.0637008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.23">
            <text:p>4.23</text:p>
          </table:table-cell>
          <table:table-cell office:value-type="float" office:value="1.15836">
            <text:p>1.15836</text:p>
          </table:table-cell>
          <table:table-cell office:value-type="float" office:value="0.490529">
            <text:p>0.490529</text:p>
          </table:table-cell>
          <table:table-cell office:value-type="float" office:value="0.745421">
            <text:p>0.745421</text:p>
          </table:table-cell>
          <table:table-cell office:value-type="float" office:value="0.0645128">
            <text:p>0.0645128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.24">
            <text:p>4.24</text:p>
          </table:table-cell>
          <table:table-cell office:value-type="float" office:value="1.16327">
            <text:p>1.16327</text:p>
          </table:table-cell>
          <table:table-cell office:value-type="float" office:value="0.491134">
            <text:p>0.491134</text:p>
          </table:table-cell>
          <table:table-cell office:value-type="float" office:value="0.745929">
            <text:p>0.745929</text:p>
          </table:table-cell>
          <table:table-cell office:value-type="float" office:value="0.0631769">
            <text:p>0.063176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.25">
            <text:p>4.25</text:p>
          </table:table-cell>
          <table:table-cell office:value-type="float" office:value="1.16819">
            <text:p>1.16819</text:p>
          </table:table-cell>
          <table:table-cell office:value-type="float" office:value="0.49173">
            <text:p>0.49173</text:p>
          </table:table-cell>
          <table:table-cell office:value-type="float" office:value="0.746434">
            <text:p>0.746434</text:p>
          </table:table-cell>
          <table:table-cell office:value-type="float" office:value="0.0627936">
            <text:p>0.062793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.26">
            <text:p>4.26</text:p>
          </table:table-cell>
          <table:table-cell office:value-type="float" office:value="1.17311">
            <text:p>1.17311</text:p>
          </table:table-cell>
          <table:table-cell office:value-type="float" office:value="0.492337">
            <text:p>0.492337</text:p>
          </table:table-cell>
          <table:table-cell office:value-type="float" office:value="0.746938">
            <text:p>0.746938</text:p>
          </table:table-cell>
          <table:table-cell office:value-type="float" office:value="0.0652847">
            <text:p>0.065284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.27">
            <text:p>4.27</text:p>
          </table:table-cell>
          <table:table-cell office:value-type="float" office:value="1.17803">
            <text:p>1.17803</text:p>
          </table:table-cell>
          <table:table-cell office:value-type="float" office:value="0.492937">
            <text:p>0.492937</text:p>
          </table:table-cell>
          <table:table-cell office:value-type="float" office:value="0.74744">
            <text:p>0.74744</text:p>
          </table:table-cell>
          <table:table-cell office:value-type="float" office:value="0.0613636">
            <text:p>0.061363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.28">
            <text:p>4.28</text:p>
          </table:table-cell>
          <table:table-cell office:value-type="float" office:value="1.18297">
            <text:p>1.18297</text:p>
          </table:table-cell>
          <table:table-cell office:value-type="float" office:value="0.493537">
            <text:p>0.493537</text:p>
          </table:table-cell>
          <table:table-cell office:value-type="float" office:value="0.747939">
            <text:p>0.747939</text:p>
          </table:table-cell>
          <table:table-cell office:value-type="float" office:value="0.065446">
            <text:p>0.06544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.29">
            <text:p>4.29</text:p>
          </table:table-cell>
          <table:table-cell office:value-type="float" office:value="1.1879">
            <text:p>1.1879</text:p>
          </table:table-cell>
          <table:table-cell office:value-type="float" office:value="0.49414">
            <text:p>0.49414</text:p>
          </table:table-cell>
          <table:table-cell office:value-type="float" office:value="0.748437">
            <text:p>0.748437</text:p>
          </table:table-cell>
          <table:table-cell office:value-type="float" office:value="0.0618353">
            <text:p>0.061835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.3">
            <text:p>4.3</text:p>
          </table:table-cell>
          <table:table-cell office:value-type="float" office:value="1.19285">
            <text:p>1.19285</text:p>
          </table:table-cell>
          <table:table-cell office:value-type="float" office:value="0.494724">
            <text:p>0.494724</text:p>
          </table:table-cell>
          <table:table-cell office:value-type="float" office:value="0.748933">
            <text:p>0.748933</text:p>
          </table:table-cell>
          <table:table-cell office:value-type="float" office:value="0.0615204">
            <text:p>0.061520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.31">
            <text:p>4.31</text:p>
          </table:table-cell>
          <table:table-cell office:value-type="float" office:value="1.1978">
            <text:p>1.1978</text:p>
          </table:table-cell>
          <table:table-cell office:value-type="float" office:value="0.49532">
            <text:p>0.49532</text:p>
          </table:table-cell>
          <table:table-cell office:value-type="float" office:value="0.749427">
            <text:p>0.749427</text:p>
          </table:table-cell>
          <table:table-cell office:value-type="float" office:value="0.0643132">
            <text:p>0.064313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.32">
            <text:p>4.32</text:p>
          </table:table-cell>
          <table:table-cell office:value-type="float" office:value="1.20276">
            <text:p>1.20276</text:p>
          </table:table-cell>
          <table:table-cell office:value-type="float" office:value="0.495913">
            <text:p>0.495913</text:p>
          </table:table-cell>
          <table:table-cell office:value-type="float" office:value="0.749919">
            <text:p>0.749919</text:p>
          </table:table-cell>
          <table:table-cell office:value-type="float" office:value="0.0609729">
            <text:p>0.060972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.33">
            <text:p>4.33</text:p>
          </table:table-cell>
          <table:table-cell office:value-type="float" office:value="1.20772">
            <text:p>1.20772</text:p>
          </table:table-cell>
          <table:table-cell office:value-type="float" office:value="0.496502">
            <text:p>0.496502</text:p>
          </table:table-cell>
          <table:table-cell office:value-type="float" office:value="0.750409">
            <text:p>0.750409</text:p>
          </table:table-cell>
          <table:table-cell office:value-type="float" office:value="0.063289">
            <text:p>0.06328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.34">
            <text:p>4.34</text:p>
          </table:table-cell>
          <table:table-cell office:value-type="float" office:value="1.21269">
            <text:p>1.21269</text:p>
          </table:table-cell>
          <table:table-cell office:value-type="float" office:value="0.497096">
            <text:p>0.497096</text:p>
          </table:table-cell>
          <table:table-cell office:value-type="float" office:value="0.750897">
            <text:p>0.750897</text:p>
          </table:table-cell>
          <table:table-cell office:value-type="float" office:value="0.0621644">
            <text:p>0.062164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.35">
            <text:p>4.35</text:p>
          </table:table-cell>
          <table:table-cell office:value-type="float" office:value="1.21766">
            <text:p>1.21766</text:p>
          </table:table-cell>
          <table:table-cell office:value-type="float" office:value="0.497675">
            <text:p>0.497675</text:p>
          </table:table-cell>
          <table:table-cell office:value-type="float" office:value="0.751383">
            <text:p>0.751383</text:p>
          </table:table-cell>
          <table:table-cell office:value-type="float" office:value="0.0601826">
            <text:p>0.060182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.36">
            <text:p>4.36</text:p>
          </table:table-cell>
          <table:table-cell office:value-type="float" office:value="1.22264">
            <text:p>1.22264</text:p>
          </table:table-cell>
          <table:table-cell office:value-type="float" office:value="0.498261">
            <text:p>0.498261</text:p>
          </table:table-cell>
          <table:table-cell office:value-type="float" office:value="0.751867">
            <text:p>0.751867</text:p>
          </table:table-cell>
          <table:table-cell office:value-type="float" office:value="0.0635173">
            <text:p>0.063517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.37">
            <text:p>4.37</text:p>
          </table:table-cell>
          <table:table-cell office:value-type="float" office:value="1.22762">
            <text:p>1.22762</text:p>
          </table:table-cell>
          <table:table-cell office:value-type="float" office:value="0.498846">
            <text:p>0.498846</text:p>
          </table:table-cell>
          <table:table-cell office:value-type="float" office:value="0.75235">
            <text:p>0.75235</text:p>
          </table:table-cell>
          <table:table-cell office:value-type="float" office:value="0.0601052">
            <text:p>0.060105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.38">
            <text:p>4.38</text:p>
          </table:table-cell>
          <table:table-cell office:value-type="float" office:value="1.23262">
            <text:p>1.23262</text:p>
          </table:table-cell>
          <table:table-cell office:value-type="float" office:value="0.499426">
            <text:p>0.499426</text:p>
          </table:table-cell>
          <table:table-cell office:value-type="float" office:value="0.75283">
            <text:p>0.75283</text:p>
          </table:table-cell>
          <table:table-cell office:value-type="float" office:value="0.0623906">
            <text:p>0.062390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.39">
            <text:p>4.39</text:p>
          </table:table-cell>
          <table:table-cell office:value-type="float" office:value="1.23761">
            <text:p>1.23761</text:p>
          </table:table-cell>
          <table:table-cell office:value-type="float" office:value="0.500012">
            <text:p>0.500012</text:p>
          </table:table-cell>
          <table:table-cell office:value-type="float" office:value="0.753309">
            <text:p>0.753309</text:p>
          </table:table-cell>
          <table:table-cell office:value-type="float" office:value="0.0611625">
            <text:p>0.06116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.4">
            <text:p>4.4</text:p>
          </table:table-cell>
          <table:table-cell office:value-type="float" office:value="1.24262">
            <text:p>1.24262</text:p>
          </table:table-cell>
          <table:table-cell office:value-type="float" office:value="0.500583">
            <text:p>0.500583</text:p>
          </table:table-cell>
          <table:table-cell office:value-type="float" office:value="0.753786">
            <text:p>0.753786</text:p>
          </table:table-cell>
          <table:table-cell office:value-type="float" office:value="0.0593514">
            <text:p>0.059351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.41">
            <text:p>4.41</text:p>
          </table:table-cell>
          <table:table-cell office:value-type="float" office:value="1.24762">
            <text:p>1.24762</text:p>
          </table:table-cell>
          <table:table-cell office:value-type="float" office:value="0.501152">
            <text:p>0.501152</text:p>
          </table:table-cell>
          <table:table-cell office:value-type="float" office:value="0.754261">
            <text:p>0.754261</text:p>
          </table:table-cell>
          <table:table-cell office:value-type="float" office:value="0.0606655">
            <text:p>0.060665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.42">
            <text:p>4.42</text:p>
          </table:table-cell>
          <table:table-cell office:value-type="float" office:value="1.25264">
            <text:p>1.25264</text:p>
          </table:table-cell>
          <table:table-cell office:value-type="float" office:value="0.501728">
            <text:p>0.501728</text:p>
          </table:table-cell>
          <table:table-cell office:value-type="float" office:value="0.754734">
            <text:p>0.754734</text:p>
          </table:table-cell>
          <table:table-cell office:value-type="float" office:value="0.0610512">
            <text:p>0.061051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.43">
            <text:p>4.43</text:p>
          </table:table-cell>
          <table:table-cell office:value-type="float" office:value="1.25766">
            <text:p>1.25766</text:p>
          </table:table-cell>
          <table:table-cell office:value-type="float" office:value="0.502306">
            <text:p>0.502306</text:p>
          </table:table-cell>
          <table:table-cell office:value-type="float" office:value="0.755205">
            <text:p>0.755205</text:p>
          </table:table-cell>
          <table:table-cell office:value-type="float" office:value="0.0609938">
            <text:p>0.0609938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.44">
            <text:p>4.44</text:p>
          </table:table-cell>
          <table:table-cell office:value-type="float" office:value="1.26269">
            <text:p>1.26269</text:p>
          </table:table-cell>
          <table:table-cell office:value-type="float" office:value="0.502882">
            <text:p>0.502882</text:p>
          </table:table-cell>
          <table:table-cell office:value-type="float" office:value="0.755674">
            <text:p>0.755674</text:p>
          </table:table-cell>
          <table:table-cell office:value-type="float" office:value="0.0606577">
            <text:p>0.060657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.45">
            <text:p>4.45</text:p>
          </table:table-cell>
          <table:table-cell office:value-type="float" office:value="1.26772">
            <text:p>1.26772</text:p>
          </table:table-cell>
          <table:table-cell office:value-type="float" office:value="0.503446">
            <text:p>0.503446</text:p>
          </table:table-cell>
          <table:table-cell office:value-type="float" office:value="0.756142">
            <text:p>0.756142</text:p>
          </table:table-cell>
          <table:table-cell office:value-type="float" office:value="0.0582802">
            <text:p>0.058280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.46">
            <text:p>4.46</text:p>
          </table:table-cell>
          <table:table-cell office:value-type="float" office:value="1.27275">
            <text:p>1.27275</text:p>
          </table:table-cell>
          <table:table-cell office:value-type="float" office:value="0.504015">
            <text:p>0.504015</text:p>
          </table:table-cell>
          <table:table-cell office:value-type="float" office:value="0.756608">
            <text:p>0.756608</text:p>
          </table:table-cell>
          <table:table-cell office:value-type="float" office:value="0.0618972">
            <text:p>0.061897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.47">
            <text:p>4.47</text:p>
          </table:table-cell>
          <table:table-cell office:value-type="float" office:value="1.2778">
            <text:p>1.2778</text:p>
          </table:table-cell>
          <table:table-cell office:value-type="float" office:value="0.504584">
            <text:p>0.504584</text:p>
          </table:table-cell>
          <table:table-cell office:value-type="float" office:value="0.757072">
            <text:p>0.757072</text:p>
          </table:table-cell>
          <table:table-cell office:value-type="float" office:value="0.0582285">
            <text:p>0.058228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.48">
            <text:p>4.48</text:p>
          </table:table-cell>
          <table:table-cell office:value-type="float" office:value="1.28285">
            <text:p>1.28285</text:p>
          </table:table-cell>
          <table:table-cell office:value-type="float" office:value="0.505147">
            <text:p>0.505147</text:p>
          </table:table-cell>
          <table:table-cell office:value-type="float" office:value="0.757535">
            <text:p>0.757535</text:p>
          </table:table-cell>
          <table:table-cell office:value-type="float" office:value="0.0606761">
            <text:p>0.060676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.49">
            <text:p>4.49</text:p>
          </table:table-cell>
          <table:table-cell office:value-type="float" office:value="1.2879">
            <text:p>1.2879</text:p>
          </table:table-cell>
          <table:table-cell office:value-type="float" office:value="0.505716">
            <text:p>0.505716</text:p>
          </table:table-cell>
          <table:table-cell office:value-type="float" office:value="0.757995">
            <text:p>0.757995</text:p>
          </table:table-cell>
          <table:table-cell office:value-type="float" office:value="0.0594375">
            <text:p>0.0594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1.29296">
            <text:p>1.29296</text:p>
          </table:table-cell>
          <table:table-cell office:value-type="float" office:value="0.506271">
            <text:p>0.506271</text:p>
          </table:table-cell>
          <table:table-cell office:value-type="float" office:value="0.758454">
            <text:p>0.758454</text:p>
          </table:table-cell>
          <table:table-cell office:value-type="float" office:value="0.0576721">
            <text:p>0.057672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.51">
            <text:p>4.51</text:p>
          </table:table-cell>
          <table:table-cell office:value-type="float" office:value="1.29803">
            <text:p>1.29803</text:p>
          </table:table-cell>
          <table:table-cell office:value-type="float" office:value="0.506833">
            <text:p>0.506833</text:p>
          </table:table-cell>
          <table:table-cell office:value-type="float" office:value="0.758911">
            <text:p>0.758911</text:p>
          </table:table-cell>
          <table:table-cell office:value-type="float" office:value="0.0609472">
            <text:p>0.060947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.52">
            <text:p>4.52</text:p>
          </table:table-cell>
          <table:table-cell office:value-type="float" office:value="1.3031">
            <text:p>1.3031</text:p>
          </table:table-cell>
          <table:table-cell office:value-type="float" office:value="0.507392">
            <text:p>0.507392</text:p>
          </table:table-cell>
          <table:table-cell office:value-type="float" office:value="0.759367">
            <text:p>0.759367</text:p>
          </table:table-cell>
          <table:table-cell office:value-type="float" office:value="0.0572001">
            <text:p>0.057200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.53">
            <text:p>4.53</text:p>
          </table:table-cell>
          <table:table-cell office:value-type="float" office:value="1.30817">
            <text:p>1.30817</text:p>
          </table:table-cell>
          <table:table-cell office:value-type="float" office:value="0.507953">
            <text:p>0.507953</text:p>
          </table:table-cell>
          <table:table-cell office:value-type="float" office:value="0.75982">
            <text:p>0.75982</text:p>
          </table:table-cell>
          <table:table-cell office:value-type="float" office:value="0.0610886">
            <text:p>0.061088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.54">
            <text:p>4.54</text:p>
          </table:table-cell>
          <table:table-cell office:value-type="float" office:value="1.31326">
            <text:p>1.31326</text:p>
          </table:table-cell>
          <table:table-cell office:value-type="float" office:value="0.508513">
            <text:p>0.508513</text:p>
          </table:table-cell>
          <table:table-cell office:value-type="float" office:value="0.760272">
            <text:p>0.760272</text:p>
          </table:table-cell>
          <table:table-cell office:value-type="float" office:value="0.0571832">
            <text:p>0.057183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.55">
            <text:p>4.55</text:p>
          </table:table-cell>
          <table:table-cell office:value-type="float" office:value="1.31834">
            <text:p>1.31834</text:p>
          </table:table-cell>
          <table:table-cell office:value-type="float" office:value="0.509058">
            <text:p>0.509058</text:p>
          </table:table-cell>
          <table:table-cell office:value-type="float" office:value="0.760723">
            <text:p>0.760723</text:p>
          </table:table-cell>
          <table:table-cell office:value-type="float" office:value="0.0577854">
            <text:p>0.057785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.56">
            <text:p>4.56</text:p>
          </table:table-cell>
          <table:table-cell office:value-type="float" office:value="1.32344">
            <text:p>1.32344</text:p>
          </table:table-cell>
          <table:table-cell office:value-type="float" office:value="0.509617">
            <text:p>0.509617</text:p>
          </table:table-cell>
          <table:table-cell office:value-type="float" office:value="0.761171">
            <text:p>0.761171</text:p>
          </table:table-cell>
          <table:table-cell office:value-type="float" office:value="0.0603576">
            <text:p>0.060357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.57">
            <text:p>4.57</text:p>
          </table:table-cell>
          <table:table-cell office:value-type="float" office:value="1.32854">
            <text:p>1.32854</text:p>
          </table:table-cell>
          <table:table-cell office:value-type="float" office:value="0.510173">
            <text:p>0.510173</text:p>
          </table:table-cell>
          <table:table-cell office:value-type="float" office:value="0.761618">
            <text:p>0.761618</text:p>
          </table:table-cell>
          <table:table-cell office:value-type="float" office:value="0.0570537">
            <text:p>0.057053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.58">
            <text:p>4.58</text:p>
          </table:table-cell>
          <table:table-cell office:value-type="float" office:value="1.33364">
            <text:p>1.33364</text:p>
          </table:table-cell>
          <table:table-cell office:value-type="float" office:value="0.510721">
            <text:p>0.510721</text:p>
          </table:table-cell>
          <table:table-cell office:value-type="float" office:value="0.762063">
            <text:p>0.762063</text:p>
          </table:table-cell>
          <table:table-cell office:value-type="float" office:value="0.0586106">
            <text:p>0.058610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.59">
            <text:p>4.59</text:p>
          </table:table-cell>
          <table:table-cell office:value-type="float" office:value="1.33875">
            <text:p>1.33875</text:p>
          </table:table-cell>
          <table:table-cell office:value-type="float" office:value="0.511266">
            <text:p>0.511266</text:p>
          </table:table-cell>
          <table:table-cell office:value-type="float" office:value="0.762507">
            <text:p>0.762507</text:p>
          </table:table-cell>
          <table:table-cell office:value-type="float" office:value="0.0564567">
            <text:p>0.056456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.6">
            <text:p>4.6</text:p>
          </table:table-cell>
          <table:table-cell office:value-type="float" office:value="1.34387">
            <text:p>1.34387</text:p>
          </table:table-cell>
          <table:table-cell office:value-type="float" office:value="0.511808">
            <text:p>0.511808</text:p>
          </table:table-cell>
          <table:table-cell office:value-type="float" office:value="0.762949">
            <text:p>0.762949</text:p>
          </table:table-cell>
          <table:table-cell office:value-type="float" office:value="0.0579004">
            <text:p>0.057900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.61">
            <text:p>4.61</text:p>
          </table:table-cell>
          <table:table-cell office:value-type="float" office:value="1.34899">
            <text:p>1.34899</text:p>
          </table:table-cell>
          <table:table-cell office:value-type="float" office:value="0.51236">
            <text:p>0.51236</text:p>
          </table:table-cell>
          <table:table-cell office:value-type="float" office:value="0.763389">
            <text:p>0.763389</text:p>
          </table:table-cell>
          <table:table-cell office:value-type="float" office:value="0.0586453">
            <text:p>0.058645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.62">
            <text:p>4.62</text:p>
          </table:table-cell>
          <table:table-cell office:value-type="float" office:value="1.35411">
            <text:p>1.35411</text:p>
          </table:table-cell>
          <table:table-cell office:value-type="float" office:value="0.512904">
            <text:p>0.512904</text:p>
          </table:table-cell>
          <table:table-cell office:value-type="float" office:value="0.763828">
            <text:p>0.763828</text:p>
          </table:table-cell>
          <table:table-cell office:value-type="float" office:value="0.0562219">
            <text:p>0.056221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.63">
            <text:p>4.63</text:p>
          </table:table-cell>
          <table:table-cell office:value-type="float" office:value="1.35924">
            <text:p>1.35924</text:p>
          </table:table-cell>
          <table:table-cell office:value-type="float" office:value="0.513447">
            <text:p>0.513447</text:p>
          </table:table-cell>
          <table:table-cell office:value-type="float" office:value="0.764265">
            <text:p>0.764265</text:p>
          </table:table-cell>
          <table:table-cell office:value-type="float" office:value="0.0585312">
            <text:p>0.058531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.64">
            <text:p>4.64</text:p>
          </table:table-cell>
          <table:table-cell office:value-type="float" office:value="1.36438">
            <text:p>1.36438</text:p>
          </table:table-cell>
          <table:table-cell office:value-type="float" office:value="0.513982">
            <text:p>0.513982</text:p>
          </table:table-cell>
          <table:table-cell office:value-type="float" office:value="0.7647">
            <text:p>0.7647</text:p>
          </table:table-cell>
          <table:table-cell office:value-type="float" office:value="0.0542737">
            <text:p>0.054273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.65">
            <text:p>4.65</text:p>
          </table:table-cell>
          <table:table-cell office:value-type="float" office:value="1.36952">
            <text:p>1.36952</text:p>
          </table:table-cell>
          <table:table-cell office:value-type="float" office:value="0.514522">
            <text:p>0.514522</text:p>
          </table:table-cell>
          <table:table-cell office:value-type="float" office:value="0.765134">
            <text:p>0.765134</text:p>
          </table:table-cell>
          <table:table-cell office:value-type="float" office:value="0.0597794">
            <text:p>0.059779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.66">
            <text:p>4.66</text:p>
          </table:table-cell>
          <table:table-cell office:value-type="float" office:value="1.37467">
            <text:p>1.37467</text:p>
          </table:table-cell>
          <table:table-cell office:value-type="float" office:value="0.515067">
            <text:p>0.515067</text:p>
          </table:table-cell>
          <table:table-cell office:value-type="float" office:value="0.765566">
            <text:p>0.765566</text:p>
          </table:table-cell>
          <table:table-cell office:value-type="float" office:value="0.0552382">
            <text:p>0.055238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.67">
            <text:p>4.67</text:p>
          </table:table-cell>
          <table:table-cell office:value-type="float" office:value="1.37983">
            <text:p>1.37983</text:p>
          </table:table-cell>
          <table:table-cell office:value-type="float" office:value="0.515602">
            <text:p>0.515602</text:p>
          </table:table-cell>
          <table:table-cell office:value-type="float" office:value="0.765997">
            <text:p>0.765997</text:p>
          </table:table-cell>
          <table:table-cell office:value-type="float" office:value="0.0577023">
            <text:p>0.057702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.68">
            <text:p>4.68</text:p>
          </table:table-cell>
          <table:table-cell office:value-type="float" office:value="1.38498">
            <text:p>1.38498</text:p>
          </table:table-cell>
          <table:table-cell office:value-type="float" office:value="0.516145">
            <text:p>0.516145</text:p>
          </table:table-cell>
          <table:table-cell office:value-type="float" office:value="0.766426">
            <text:p>0.766426</text:p>
          </table:table-cell>
          <table:table-cell office:value-type="float" office:value="0.0569597">
            <text:p>0.056959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.69">
            <text:p>4.69</text:p>
          </table:table-cell>
          <table:table-cell office:value-type="float" office:value="1.39015">
            <text:p>1.39015</text:p>
          </table:table-cell>
          <table:table-cell office:value-type="float" office:value="0.516665">
            <text:p>0.516665</text:p>
          </table:table-cell>
          <table:table-cell office:value-type="float" office:value="0.766854">
            <text:p>0.766854</text:p>
          </table:table-cell>
          <table:table-cell office:value-type="float" office:value="0.0528416">
            <text:p>0.052841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.7">
            <text:p>4.7</text:p>
          </table:table-cell>
          <table:table-cell office:value-type="float" office:value="1.39532">
            <text:p>1.39532</text:p>
          </table:table-cell>
          <table:table-cell office:value-type="float" office:value="0.517196">
            <text:p>0.517196</text:p>
          </table:table-cell>
          <table:table-cell office:value-type="float" office:value="0.767279">
            <text:p>0.767279</text:p>
          </table:table-cell>
          <table:table-cell office:value-type="float" office:value="0.0591494">
            <text:p>0.059149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.71">
            <text:p>4.71</text:p>
          </table:table-cell>
          <table:table-cell office:value-type="float" office:value="1.40049">
            <text:p>1.40049</text:p>
          </table:table-cell>
          <table:table-cell office:value-type="float" office:value="0.517731">
            <text:p>0.517731</text:p>
          </table:table-cell>
          <table:table-cell office:value-type="float" office:value="0.767704">
            <text:p>0.767704</text:p>
          </table:table-cell>
          <table:table-cell office:value-type="float" office:value="0.0538662">
            <text:p>0.053866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.72">
            <text:p>4.72</text:p>
          </table:table-cell>
          <table:table-cell office:value-type="float" office:value="1.40567">
            <text:p>1.40567</text:p>
          </table:table-cell>
          <table:table-cell office:value-type="float" office:value="0.518255">
            <text:p>0.518255</text:p>
          </table:table-cell>
          <table:table-cell office:value-type="float" office:value="0.768127">
            <text:p>0.768127</text:p>
          </table:table-cell>
          <table:table-cell office:value-type="float" office:value="0.0567544">
            <text:p>0.056754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.73">
            <text:p>4.73</text:p>
          </table:table-cell>
          <table:table-cell office:value-type="float" office:value="1.41086">
            <text:p>1.41086</text:p>
          </table:table-cell>
          <table:table-cell office:value-type="float" office:value="0.518794">
            <text:p>0.518794</text:p>
          </table:table-cell>
          <table:table-cell office:value-type="float" office:value="0.768548">
            <text:p>0.768548</text:p>
          </table:table-cell>
          <table:table-cell office:value-type="float" office:value="0.0569286">
            <text:p>0.056928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.74">
            <text:p>4.74</text:p>
          </table:table-cell>
          <table:table-cell office:value-type="float" office:value="1.41605">
            <text:p>1.41605</text:p>
          </table:table-cell>
          <table:table-cell office:value-type="float" office:value="0.519312">
            <text:p>0.519312</text:p>
          </table:table-cell>
          <table:table-cell office:value-type="float" office:value="0.768968">
            <text:p>0.768968</text:p>
          </table:table-cell>
          <table:table-cell office:value-type="float" office:value="0.0523892">
            <text:p>0.052389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.75">
            <text:p>4.75</text:p>
          </table:table-cell>
          <table:table-cell office:value-type="float" office:value="1.42124">
            <text:p>1.42124</text:p>
          </table:table-cell>
          <table:table-cell office:value-type="float" office:value="0.519834">
            <text:p>0.519834</text:p>
          </table:table-cell>
          <table:table-cell office:value-type="float" office:value="0.769386">
            <text:p>0.769386</text:p>
          </table:table-cell>
          <table:table-cell office:value-type="float" office:value="0.0577526">
            <text:p>0.057752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.76">
            <text:p>4.76</text:p>
          </table:table-cell>
          <table:table-cell office:value-type="float" office:value="1.42644">
            <text:p>1.42644</text:p>
          </table:table-cell>
          <table:table-cell office:value-type="float" office:value="0.520363">
            <text:p>0.520363</text:p>
          </table:table-cell>
          <table:table-cell office:value-type="float" office:value="0.769803">
            <text:p>0.769803</text:p>
          </table:table-cell>
          <table:table-cell office:value-type="float" office:value="0.0539">
            <text:p>0.053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.77">
            <text:p>4.77</text:p>
          </table:table-cell>
          <table:table-cell office:value-type="float" office:value="1.43165">
            <text:p>1.43165</text:p>
          </table:table-cell>
          <table:table-cell office:value-type="float" office:value="0.520877">
            <text:p>0.520877</text:p>
          </table:table-cell>
          <table:table-cell office:value-type="float" office:value="0.770218">
            <text:p>0.770218</text:p>
          </table:table-cell>
          <table:table-cell office:value-type="float" office:value="0.0547408">
            <text:p>0.0547408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.78">
            <text:p>4.78</text:p>
          </table:table-cell>
          <table:table-cell office:value-type="float" office:value="1.43686">
            <text:p>1.43686</text:p>
          </table:table-cell>
          <table:table-cell office:value-type="float" office:value="0.521405">
            <text:p>0.521405</text:p>
          </table:table-cell>
          <table:table-cell office:value-type="float" office:value="0.770632">
            <text:p>0.770632</text:p>
          </table:table-cell>
          <table:table-cell office:value-type="float" office:value="0.0565781">
            <text:p>0.056578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.79">
            <text:p>4.79</text:p>
          </table:table-cell>
          <table:table-cell office:value-type="float" office:value="1.44208">
            <text:p>1.44208</text:p>
          </table:table-cell>
          <table:table-cell office:value-type="float" office:value="0.521916">
            <text:p>0.521916</text:p>
          </table:table-cell>
          <table:table-cell office:value-type="float" office:value="0.771044">
            <text:p>0.771044</text:p>
          </table:table-cell>
          <table:table-cell office:value-type="float" office:value="0.0512004">
            <text:p>0.051200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.8">
            <text:p>4.8</text:p>
          </table:table-cell>
          <table:table-cell office:value-type="float" office:value="1.4473">
            <text:p>1.4473</text:p>
          </table:table-cell>
          <table:table-cell office:value-type="float" office:value="0.522426">
            <text:p>0.522426</text:p>
          </table:table-cell>
          <table:table-cell office:value-type="float" office:value="0.771455">
            <text:p>0.771455</text:p>
          </table:table-cell>
          <table:table-cell office:value-type="float" office:value="0.0565257">
            <text:p>0.056525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.81">
            <text:p>4.81</text:p>
          </table:table-cell>
          <table:table-cell office:value-type="float" office:value="1.45253">
            <text:p>1.45253</text:p>
          </table:table-cell>
          <table:table-cell office:value-type="float" office:value="0.522945">
            <text:p>0.522945</text:p>
          </table:table-cell>
          <table:table-cell office:value-type="float" office:value="0.771864">
            <text:p>0.771864</text:p>
          </table:table-cell>
          <table:table-cell office:value-type="float" office:value="0.0529115">
            <text:p>0.052911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.82">
            <text:p>4.82</text:p>
          </table:table-cell>
          <table:table-cell office:value-type="float" office:value="1.45776">
            <text:p>1.45776</text:p>
          </table:table-cell>
          <table:table-cell office:value-type="float" office:value="0.523457">
            <text:p>0.523457</text:p>
          </table:table-cell>
          <table:table-cell office:value-type="float" office:value="0.772272">
            <text:p>0.772272</text:p>
          </table:table-cell>
          <table:table-cell office:value-type="float" office:value="0.0552364">
            <text:p>0.055236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.83">
            <text:p>4.83</text:p>
          </table:table-cell>
          <table:table-cell office:value-type="float" office:value="1.463">
            <text:p>1.463</text:p>
          </table:table-cell>
          <table:table-cell office:value-type="float" office:value="0.523977">
            <text:p>0.523977</text:p>
          </table:table-cell>
          <table:table-cell office:value-type="float" office:value="0.772678">
            <text:p>0.772678</text:p>
          </table:table-cell>
          <table:table-cell office:value-type="float" office:value="0.0544019">
            <text:p>0.054401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.84">
            <text:p>4.84</text:p>
          </table:table-cell>
          <table:table-cell office:value-type="float" office:value="1.46824">
            <text:p>1.46824</text:p>
          </table:table-cell>
          <table:table-cell office:value-type="float" office:value="0.524484">
            <text:p>0.524484</text:p>
          </table:table-cell>
          <table:table-cell office:value-type="float" office:value="0.773083">
            <text:p>0.773083</text:p>
          </table:table-cell>
          <table:table-cell office:value-type="float" office:value="0.0527029">
            <text:p>0.052702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.85">
            <text:p>4.85</text:p>
          </table:table-cell>
          <table:table-cell office:value-type="float" office:value="1.47349">
            <text:p>1.47349</text:p>
          </table:table-cell>
          <table:table-cell office:value-type="float" office:value="0.524998">
            <text:p>0.524998</text:p>
          </table:table-cell>
          <table:table-cell office:value-type="float" office:value="0.773487">
            <text:p>0.773487</text:p>
          </table:table-cell>
          <table:table-cell office:value-type="float" office:value="0.055738">
            <text:p>0.055738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.86">
            <text:p>4.86</text:p>
          </table:table-cell>
          <table:table-cell office:value-type="float" office:value="1.47874">
            <text:p>1.47874</text:p>
          </table:table-cell>
          <table:table-cell office:value-type="float" office:value="0.525512">
            <text:p>0.525512</text:p>
          </table:table-cell>
          <table:table-cell office:value-type="float" office:value="0.773889">
            <text:p>0.773889</text:p>
          </table:table-cell>
          <table:table-cell office:value-type="float" office:value="0.0527454">
            <text:p>0.052745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.87">
            <text:p>4.87</text:p>
          </table:table-cell>
          <table:table-cell office:value-type="float" office:value="1.484">
            <text:p>1.484</text:p>
          </table:table-cell>
          <table:table-cell office:value-type="float" office:value="0.526018">
            <text:p>0.526018</text:p>
          </table:table-cell>
          <table:table-cell office:value-type="float" office:value="0.774289">
            <text:p>0.774289</text:p>
          </table:table-cell>
          <table:table-cell office:value-type="float" office:value="0.0541601">
            <text:p>0.054160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.88">
            <text:p>4.88</text:p>
          </table:table-cell>
          <table:table-cell office:value-type="float" office:value="1.48926">
            <text:p>1.48926</text:p>
          </table:table-cell>
          <table:table-cell office:value-type="float" office:value="0.526519">
            <text:p>0.526519</text:p>
          </table:table-cell>
          <table:table-cell office:value-type="float" office:value="0.774689">
            <text:p>0.774689</text:p>
          </table:table-cell>
          <table:table-cell office:value-type="float" office:value="0.051538">
            <text:p>0.051538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.89">
            <text:p>4.89</text:p>
          </table:table-cell>
          <table:table-cell office:value-type="float" office:value="1.49453">
            <text:p>1.49453</text:p>
          </table:table-cell>
          <table:table-cell office:value-type="float" office:value="0.527027">
            <text:p>0.527027</text:p>
          </table:table-cell>
          <table:table-cell office:value-type="float" office:value="0.775086">
            <text:p>0.775086</text:p>
          </table:table-cell>
          <table:table-cell office:value-type="float" office:value="0.0555769">
            <text:p>0.055576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.9">
            <text:p>4.9</text:p>
          </table:table-cell>
          <table:table-cell office:value-type="float" office:value="1.4998">
            <text:p>1.4998</text:p>
          </table:table-cell>
          <table:table-cell office:value-type="float" office:value="0.527535">
            <text:p>0.527535</text:p>
          </table:table-cell>
          <table:table-cell office:value-type="float" office:value="0.775483">
            <text:p>0.775483</text:p>
          </table:table-cell>
          <table:table-cell office:value-type="float" office:value="0.0517678">
            <text:p>0.0517678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.91">
            <text:p>4.91</text:p>
          </table:table-cell>
          <table:table-cell office:value-type="float" office:value="1.50508">
            <text:p>1.50508</text:p>
          </table:table-cell>
          <table:table-cell office:value-type="float" office:value="0.528036">
            <text:p>0.528036</text:p>
          </table:table-cell>
          <table:table-cell office:value-type="float" office:value="0.775878">
            <text:p>0.775878</text:p>
          </table:table-cell>
          <table:table-cell office:value-type="float" office:value="0.0538993">
            <text:p>0.053899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.92">
            <text:p>4.92</text:p>
          </table:table-cell>
          <table:table-cell office:value-type="float" office:value="1.51036">
            <text:p>1.51036</text:p>
          </table:table-cell>
          <table:table-cell office:value-type="float" office:value="0.528545">
            <text:p>0.528545</text:p>
          </table:table-cell>
          <table:table-cell office:value-type="float" office:value="0.776271">
            <text:p>0.776271</text:p>
          </table:table-cell>
          <table:table-cell office:value-type="float" office:value="0.0535713">
            <text:p>0.053571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.93">
            <text:p>4.93</text:p>
          </table:table-cell>
          <table:table-cell office:value-type="float" office:value="1.51565">
            <text:p>1.51565</text:p>
          </table:table-cell>
          <table:table-cell office:value-type="float" office:value="0.52903">
            <text:p>0.52903</text:p>
          </table:table-cell>
          <table:table-cell office:value-type="float" office:value="0.776664">
            <text:p>0.776664</text:p>
          </table:table-cell>
          <table:table-cell office:value-type="float" office:value="0.0486641">
            <text:p>0.048664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.94">
            <text:p>4.94</text:p>
          </table:table-cell>
          <table:table-cell office:value-type="float" office:value="1.52094">
            <text:p>1.52094</text:p>
          </table:table-cell>
          <table:table-cell office:value-type="float" office:value="0.529528">
            <text:p>0.529528</text:p>
          </table:table-cell>
          <table:table-cell office:value-type="float" office:value="0.777054">
            <text:p>0.777054</text:p>
          </table:table-cell>
          <table:table-cell office:value-type="float" office:value="0.0564161">
            <text:p>0.056416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.95">
            <text:p>4.95</text:p>
          </table:table-cell>
          <table:table-cell office:value-type="float" office:value="1.52624">
            <text:p>1.52624</text:p>
          </table:table-cell>
          <table:table-cell office:value-type="float" office:value="0.530035">
            <text:p>0.530035</text:p>
          </table:table-cell>
          <table:table-cell office:value-type="float" office:value="0.777444">
            <text:p>0.777444</text:p>
          </table:table-cell>
          <table:table-cell office:value-type="float" office:value="0.0505951">
            <text:p>0.050595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.96">
            <text:p>4.96</text:p>
          </table:table-cell>
          <table:table-cell office:value-type="float" office:value="1.53154">
            <text:p>1.53154</text:p>
          </table:table-cell>
          <table:table-cell office:value-type="float" office:value="0.530522">
            <text:p>0.530522</text:p>
          </table:table-cell>
          <table:table-cell office:value-type="float" office:value="0.777832">
            <text:p>0.777832</text:p>
          </table:table-cell>
          <table:table-cell office:value-type="float" office:value="0.0521634">
            <text:p>0.052163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.97">
            <text:p>4.97</text:p>
          </table:table-cell>
          <table:table-cell office:value-type="float" office:value="1.53685">
            <text:p>1.53685</text:p>
          </table:table-cell>
          <table:table-cell office:value-type="float" office:value="0.531021">
            <text:p>0.531021</text:p>
          </table:table-cell>
          <table:table-cell office:value-type="float" office:value="0.778219">
            <text:p>0.778219</text:p>
          </table:table-cell>
          <table:table-cell office:value-type="float" office:value="0.0531687">
            <text:p>0.053168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.98">
            <text:p>4.98</text:p>
          </table:table-cell>
          <table:table-cell office:value-type="float" office:value="1.54216">
            <text:p>1.54216</text:p>
          </table:table-cell>
          <table:table-cell office:value-type="float" office:value="0.531506">
            <text:p>0.531506</text:p>
          </table:table-cell>
          <table:table-cell office:value-type="float" office:value="0.778604">
            <text:p>0.778604</text:p>
          </table:table-cell>
          <table:table-cell office:value-type="float" office:value="0.0491611">
            <text:p>0.049161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.99">
            <text:p>4.99</text:p>
          </table:table-cell>
          <table:table-cell office:value-type="float" office:value="1.54748">
            <text:p>1.54748</text:p>
          </table:table-cell>
          <table:table-cell office:value-type="float" office:value="0.531992">
            <text:p>0.531992</text:p>
          </table:table-cell>
          <table:table-cell office:value-type="float" office:value="0.778988">
            <text:p>0.778988</text:p>
          </table:table-cell>
          <table:table-cell office:value-type="float" office:value="0.0533047">
            <text:p>0.053304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.5528">
            <text:p>1.5528</text:p>
          </table:table-cell>
          <table:table-cell office:value-type="float" office:value="0.532487">
            <text:p>0.532487</text:p>
          </table:table-cell>
          <table:table-cell office:value-type="float" office:value="0.779371">
            <text:p>0.779371</text:p>
          </table:table-cell>
          <table:table-cell office:value-type="float" office:value="0.0511543">
            <text:p>0.051154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5.01">
            <text:p>5.01</text:p>
          </table:table-cell>
          <table:table-cell office:value-type="float" office:value="1.55813">
            <text:p>1.55813</text:p>
          </table:table-cell>
          <table:table-cell office:value-type="float" office:value="0.532976">
            <text:p>0.532976</text:p>
          </table:table-cell>
          <table:table-cell office:value-type="float" office:value="0.779753">
            <text:p>0.779753</text:p>
          </table:table-cell>
          <table:table-cell office:value-type="float" office:value="0.0520459">
            <text:p>0.052045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5.02">
            <text:p>5.02</text:p>
          </table:table-cell>
          <table:table-cell office:value-type="float" office:value="1.56346">
            <text:p>1.56346</text:p>
          </table:table-cell>
          <table:table-cell office:value-type="float" office:value="0.533466">
            <text:p>0.533466</text:p>
          </table:table-cell>
          <table:table-cell office:value-type="float" office:value="0.780133">
            <text:p>0.780133</text:p>
          </table:table-cell>
          <table:table-cell office:value-type="float" office:value="0.0512295">
            <text:p>0.051229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5.03">
            <text:p>5.03</text:p>
          </table:table-cell>
          <table:table-cell office:value-type="float" office:value="1.5688">
            <text:p>1.5688</text:p>
          </table:table-cell>
          <table:table-cell office:value-type="float" office:value="0.53395">
            <text:p>0.53395</text:p>
          </table:table-cell>
          <table:table-cell office:value-type="float" office:value="0.780512">
            <text:p>0.780512</text:p>
          </table:table-cell>
          <table:table-cell office:value-type="float" office:value="0.0508692">
            <text:p>0.050869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5.04">
            <text:p>5.04</text:p>
          </table:table-cell>
          <table:table-cell office:value-type="float" office:value="1.57414">
            <text:p>1.57414</text:p>
          </table:table-cell>
          <table:table-cell office:value-type="float" office:value="0.534439">
            <text:p>0.534439</text:p>
          </table:table-cell>
          <table:table-cell office:value-type="float" office:value="0.780889">
            <text:p>0.780889</text:p>
          </table:table-cell>
          <table:table-cell office:value-type="float" office:value="0.0524826">
            <text:p>0.052482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5.05">
            <text:p>5.05</text:p>
          </table:table-cell>
          <table:table-cell office:value-type="float" office:value="1.57949">
            <text:p>1.57949</text:p>
          </table:table-cell>
          <table:table-cell office:value-type="float" office:value="0.534923">
            <text:p>0.534923</text:p>
          </table:table-cell>
          <table:table-cell office:value-type="float" office:value="0.781265">
            <text:p>0.781265</text:p>
          </table:table-cell>
          <table:table-cell office:value-type="float" office:value="0.0494864">
            <text:p>0.049486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5.06">
            <text:p>5.06</text:p>
          </table:table-cell>
          <table:table-cell office:value-type="float" office:value="1.58484">
            <text:p>1.58484</text:p>
          </table:table-cell>
          <table:table-cell office:value-type="float" office:value="0.535412">
            <text:p>0.535412</text:p>
          </table:table-cell>
          <table:table-cell office:value-type="float" office:value="0.78164">
            <text:p>0.78164</text:p>
          </table:table-cell>
          <table:table-cell office:value-type="float" office:value="0.0537218">
            <text:p>0.0537218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5.07">
            <text:p>5.07</text:p>
          </table:table-cell>
          <table:table-cell office:value-type="float" office:value="1.5902">
            <text:p>1.5902</text:p>
          </table:table-cell>
          <table:table-cell office:value-type="float" office:value="0.535888">
            <text:p>0.535888</text:p>
          </table:table-cell>
          <table:table-cell office:value-type="float" office:value="0.782014">
            <text:p>0.782014</text:p>
          </table:table-cell>
          <table:table-cell office:value-type="float" office:value="0.0466169">
            <text:p>0.046616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5.08">
            <text:p>5.08</text:p>
          </table:table-cell>
          <table:table-cell office:value-type="float" office:value="1.59556">
            <text:p>1.59556</text:p>
          </table:table-cell>
          <table:table-cell office:value-type="float" office:value="0.536363">
            <text:p>0.536363</text:p>
          </table:table-cell>
          <table:table-cell office:value-type="float" office:value="0.782386">
            <text:p>0.782386</text:p>
          </table:table-cell>
          <table:table-cell office:value-type="float" office:value="0.05384">
            <text:p>0.0538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5.09">
            <text:p>5.09</text:p>
          </table:table-cell>
          <table:table-cell office:value-type="float" office:value="1.60092">
            <text:p>1.60092</text:p>
          </table:table-cell>
          <table:table-cell office:value-type="float" office:value="0.536848">
            <text:p>0.536848</text:p>
          </table:table-cell>
          <table:table-cell office:value-type="float" office:value="0.782757">
            <text:p>0.782757</text:p>
          </table:table-cell>
          <table:table-cell office:value-type="float" office:value="0.0484537">
            <text:p>0.048453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5.1">
            <text:p>5.1</text:p>
          </table:table-cell>
          <table:table-cell office:value-type="float" office:value="1.60629">
            <text:p>1.60629</text:p>
          </table:table-cell>
          <table:table-cell office:value-type="float" office:value="0.537322">
            <text:p>0.537322</text:p>
          </table:table-cell>
          <table:table-cell office:value-type="float" office:value="0.783127">
            <text:p>0.783127</text:p>
          </table:table-cell>
          <table:table-cell office:value-type="float" office:value="0.0514615">
            <text:p>0.051461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5.11">
            <text:p>5.11</text:p>
          </table:table-cell>
          <table:table-cell office:value-type="float" office:value="1.61167">
            <text:p>1.61167</text:p>
          </table:table-cell>
          <table:table-cell office:value-type="float" office:value="0.537805">
            <text:p>0.537805</text:p>
          </table:table-cell>
          <table:table-cell office:value-type="float" office:value="0.783496">
            <text:p>0.783496</text:p>
          </table:table-cell>
          <table:table-cell office:value-type="float" office:value="0.0505509">
            <text:p>0.050550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5.12">
            <text:p>5.12</text:p>
          </table:table-cell>
          <table:table-cell office:value-type="float" office:value="1.61705">
            <text:p>1.61705</text:p>
          </table:table-cell>
          <table:table-cell office:value-type="float" office:value="0.538264">
            <text:p>0.538264</text:p>
          </table:table-cell>
          <table:table-cell office:value-type="float" office:value="0.783863">
            <text:p>0.783863</text:p>
          </table:table-cell>
          <table:table-cell office:value-type="float" office:value="0.0492741">
            <text:p>0.049274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.13">
            <text:p>5.13</text:p>
          </table:table-cell>
          <table:table-cell office:value-type="float" office:value="1.62243">
            <text:p>1.62243</text:p>
          </table:table-cell>
          <table:table-cell office:value-type="float" office:value="0.538736">
            <text:p>0.538736</text:p>
          </table:table-cell>
          <table:table-cell office:value-type="float" office:value="0.784229">
            <text:p>0.784229</text:p>
          </table:table-cell>
          <table:table-cell office:value-type="float" office:value="0.0501861">
            <text:p>0.050186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5.14">
            <text:p>5.14</text:p>
          </table:table-cell>
          <table:table-cell office:value-type="float" office:value="1.62782">
            <text:p>1.62782</text:p>
          </table:table-cell>
          <table:table-cell office:value-type="float" office:value="0.539209">
            <text:p>0.539209</text:p>
          </table:table-cell>
          <table:table-cell office:value-type="float" office:value="0.784594">
            <text:p>0.784594</text:p>
          </table:table-cell>
          <table:table-cell office:value-type="float" office:value="0.0497063">
            <text:p>0.049706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5.15">
            <text:p>5.15</text:p>
          </table:table-cell>
          <table:table-cell office:value-type="float" office:value="1.63322">
            <text:p>1.63322</text:p>
          </table:table-cell>
          <table:table-cell office:value-type="float" office:value="0.539682">
            <text:p>0.539682</text:p>
          </table:table-cell>
          <table:table-cell office:value-type="float" office:value="0.784958">
            <text:p>0.784958</text:p>
          </table:table-cell>
          <table:table-cell office:value-type="float" office:value="0.0499214">
            <text:p>0.049921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5.16">
            <text:p>5.16</text:p>
          </table:table-cell>
          <table:table-cell office:value-type="float" office:value="1.63862">
            <text:p>1.63862</text:p>
          </table:table-cell>
          <table:table-cell office:value-type="float" office:value="0.540152">
            <text:p>0.540152</text:p>
          </table:table-cell>
          <table:table-cell office:value-type="float" office:value="0.78532">
            <text:p>0.78532</text:p>
          </table:table-cell>
          <table:table-cell office:value-type="float" office:value="0.0493344">
            <text:p>0.049334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5.17">
            <text:p>5.17</text:p>
          </table:table-cell>
          <table:table-cell office:value-type="float" office:value="1.64402">
            <text:p>1.64402</text:p>
          </table:table-cell>
          <table:table-cell office:value-type="float" office:value="0.540619">
            <text:p>0.540619</text:p>
          </table:table-cell>
          <table:table-cell office:value-type="float" office:value="0.785681">
            <text:p>0.785681</text:p>
          </table:table-cell>
          <table:table-cell office:value-type="float" office:value="0.0491123">
            <text:p>0.049112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5.18">
            <text:p>5.18</text:p>
          </table:table-cell>
          <table:table-cell office:value-type="float" office:value="1.64943">
            <text:p>1.64943</text:p>
          </table:table-cell>
          <table:table-cell office:value-type="float" office:value="0.541091">
            <text:p>0.541091</text:p>
          </table:table-cell>
          <table:table-cell office:value-type="float" office:value="0.786041">
            <text:p>0.786041</text:p>
          </table:table-cell>
          <table:table-cell office:value-type="float" office:value="0.0505888">
            <text:p>0.0505888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5.19">
            <text:p>5.19</text:p>
          </table:table-cell>
          <table:table-cell office:value-type="float" office:value="1.65484">
            <text:p>1.65484</text:p>
          </table:table-cell>
          <table:table-cell office:value-type="float" office:value="0.541564">
            <text:p>0.541564</text:p>
          </table:table-cell>
          <table:table-cell office:value-type="float" office:value="0.7864">
            <text:p>0.7864</text:p>
          </table:table-cell>
          <table:table-cell office:value-type="float" office:value="0.0490851">
            <text:p>0.049085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5.2">
            <text:p>5.2</text:p>
          </table:table-cell>
          <table:table-cell office:value-type="float" office:value="1.66026">
            <text:p>1.66026</text:p>
          </table:table-cell>
          <table:table-cell office:value-type="float" office:value="0.542033">
            <text:p>0.542033</text:p>
          </table:table-cell>
          <table:table-cell office:value-type="float" office:value="0.786758">
            <text:p>0.786758</text:p>
          </table:table-cell>
          <table:table-cell office:value-type="float" office:value="0.0500088">
            <text:p>0.0500088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5.21">
            <text:p>5.21</text:p>
          </table:table-cell>
          <table:table-cell office:value-type="float" office:value="1.66568">
            <text:p>1.66568</text:p>
          </table:table-cell>
          <table:table-cell office:value-type="float" office:value="0.542478">
            <text:p>0.542478</text:p>
          </table:table-cell>
          <table:table-cell office:value-type="float" office:value="0.787114">
            <text:p>0.787114</text:p>
          </table:table-cell>
          <table:table-cell office:value-type="float" office:value="0.0465939">
            <text:p>0.046593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.22">
            <text:p>5.22</text:p>
          </table:table-cell>
          <table:table-cell office:value-type="float" office:value="1.67111">
            <text:p>1.67111</text:p>
          </table:table-cell>
          <table:table-cell office:value-type="float" office:value="0.542942">
            <text:p>0.542942</text:p>
          </table:table-cell>
          <table:table-cell office:value-type="float" office:value="0.787469">
            <text:p>0.787469</text:p>
          </table:table-cell>
          <table:table-cell office:value-type="float" office:value="0.0514743">
            <text:p>0.051474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5.23">
            <text:p>5.23</text:p>
          </table:table-cell>
          <table:table-cell office:value-type="float" office:value="1.67654">
            <text:p>1.67654</text:p>
          </table:table-cell>
          <table:table-cell office:value-type="float" office:value="0.54341">
            <text:p>0.54341</text:p>
          </table:table-cell>
          <table:table-cell office:value-type="float" office:value="0.787823">
            <text:p>0.787823</text:p>
          </table:table-cell>
          <table:table-cell office:value-type="float" office:value="0.0472305">
            <text:p>0.047230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5.24">
            <text:p>5.24</text:p>
          </table:table-cell>
          <table:table-cell office:value-type="float" office:value="1.68198">
            <text:p>1.68198</text:p>
          </table:table-cell>
          <table:table-cell office:value-type="float" office:value="0.543856">
            <text:p>0.543856</text:p>
          </table:table-cell>
          <table:table-cell office:value-type="float" office:value="0.788176">
            <text:p>0.788176</text:p>
          </table:table-cell>
          <table:table-cell office:value-type="float" office:value="0.0497542">
            <text:p>0.049754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.25">
            <text:p>5.25</text:p>
          </table:table-cell>
          <table:table-cell office:value-type="float" office:value="1.68742">
            <text:p>1.68742</text:p>
          </table:table-cell>
          <table:table-cell office:value-type="float" office:value="0.544325">
            <text:p>0.544325</text:p>
          </table:table-cell>
          <table:table-cell office:value-type="float" office:value="0.788528">
            <text:p>0.788528</text:p>
          </table:table-cell>
          <table:table-cell office:value-type="float" office:value="0.0491775">
            <text:p>0.04917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5.26">
            <text:p>5.26</text:p>
          </table:table-cell>
          <table:table-cell office:value-type="float" office:value="1.69287">
            <text:p>1.69287</text:p>
          </table:table-cell>
          <table:table-cell office:value-type="float" office:value="0.544771">
            <text:p>0.544771</text:p>
          </table:table-cell>
          <table:table-cell office:value-type="float" office:value="0.788878">
            <text:p>0.788878</text:p>
          </table:table-cell>
          <table:table-cell office:value-type="float" office:value="0.0478777">
            <text:p>0.047877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.27">
            <text:p>5.27</text:p>
          </table:table-cell>
          <table:table-cell office:value-type="float" office:value="1.69832">
            <text:p>1.69832</text:p>
          </table:table-cell>
          <table:table-cell office:value-type="float" office:value="0.545231">
            <text:p>0.545231</text:p>
          </table:table-cell>
          <table:table-cell office:value-type="float" office:value="0.789227">
            <text:p>0.789227</text:p>
          </table:table-cell>
          <table:table-cell office:value-type="float" office:value="0.0492344">
            <text:p>0.049234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5.28">
            <text:p>5.28</text:p>
          </table:table-cell>
          <table:table-cell office:value-type="float" office:value="1.70377">
            <text:p>1.70377</text:p>
          </table:table-cell>
          <table:table-cell office:value-type="float" office:value="0.545678">
            <text:p>0.545678</text:p>
          </table:table-cell>
          <table:table-cell office:value-type="float" office:value="0.789576">
            <text:p>0.789576</text:p>
          </table:table-cell>
          <table:table-cell office:value-type="float" office:value="0.0478797">
            <text:p>0.047879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.29">
            <text:p>5.29</text:p>
          </table:table-cell>
          <table:table-cell office:value-type="float" office:value="1.70923">
            <text:p>1.70923</text:p>
          </table:table-cell>
          <table:table-cell office:value-type="float" office:value="0.546131">
            <text:p>0.546131</text:p>
          </table:table-cell>
          <table:table-cell office:value-type="float" office:value="0.789923">
            <text:p>0.789923</text:p>
          </table:table-cell>
          <table:table-cell office:value-type="float" office:value="0.0507645">
            <text:p>0.050764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.3">
            <text:p>5.3</text:p>
          </table:table-cell>
          <table:table-cell office:value-type="float" office:value="1.71469">
            <text:p>1.71469</text:p>
          </table:table-cell>
          <table:table-cell office:value-type="float" office:value="0.546575">
            <text:p>0.546575</text:p>
          </table:table-cell>
          <table:table-cell office:value-type="float" office:value="0.790268">
            <text:p>0.790268</text:p>
          </table:table-cell>
          <table:table-cell office:value-type="float" office:value="0.0457468">
            <text:p>0.045746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.31">
            <text:p>5.31</text:p>
          </table:table-cell>
          <table:table-cell office:value-type="float" office:value="1.72016">
            <text:p>1.72016</text:p>
          </table:table-cell>
          <table:table-cell office:value-type="float" office:value="0.547024">
            <text:p>0.547024</text:p>
          </table:table-cell>
          <table:table-cell office:value-type="float" office:value="0.790613">
            <text:p>0.790613</text:p>
          </table:table-cell>
          <table:table-cell office:value-type="float" office:value="0.0519352">
            <text:p>0.051935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.32">
            <text:p>5.32</text:p>
          </table:table-cell>
          <table:table-cell office:value-type="float" office:value="1.72563">
            <text:p>1.72563</text:p>
          </table:table-cell>
          <table:table-cell office:value-type="float" office:value="0.547477">
            <text:p>0.547477</text:p>
          </table:table-cell>
          <table:table-cell office:value-type="float" office:value="0.790957">
            <text:p>0.790957</text:p>
          </table:table-cell>
          <table:table-cell office:value-type="float" office:value="0.0465348">
            <text:p>0.046534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.33">
            <text:p>5.33</text:p>
          </table:table-cell>
          <table:table-cell office:value-type="float" office:value="1.73111">
            <text:p>1.73111</text:p>
          </table:table-cell>
          <table:table-cell office:value-type="float" office:value="0.547918">
            <text:p>0.547918</text:p>
          </table:table-cell>
          <table:table-cell office:value-type="float" office:value="0.791299">
            <text:p>0.791299</text:p>
          </table:table-cell>
          <table:table-cell office:value-type="float" office:value="0.0494245">
            <text:p>0.049424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.34">
            <text:p>5.34</text:p>
          </table:table-cell>
          <table:table-cell office:value-type="float" office:value="1.73659">
            <text:p>1.73659</text:p>
          </table:table-cell>
          <table:table-cell office:value-type="float" office:value="0.548369">
            <text:p>0.548369</text:p>
          </table:table-cell>
          <table:table-cell office:value-type="float" office:value="0.791641">
            <text:p>0.791641</text:p>
          </table:table-cell>
          <table:table-cell office:value-type="float" office:value="0.0489349">
            <text:p>0.048934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.35">
            <text:p>5.35</text:p>
          </table:table-cell>
          <table:table-cell office:value-type="float" office:value="1.74208">
            <text:p>1.74208</text:p>
          </table:table-cell>
          <table:table-cell office:value-type="float" office:value="0.548804">
            <text:p>0.548804</text:p>
          </table:table-cell>
          <table:table-cell office:value-type="float" office:value="0.791981">
            <text:p>0.791981</text:p>
          </table:table-cell>
          <table:table-cell office:value-type="float" office:value="0.0454178">
            <text:p>0.045417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.36">
            <text:p>5.36</text:p>
          </table:table-cell>
          <table:table-cell office:value-type="float" office:value="1.74757">
            <text:p>1.74757</text:p>
          </table:table-cell>
          <table:table-cell office:value-type="float" office:value="0.549239">
            <text:p>0.549239</text:p>
          </table:table-cell>
          <table:table-cell office:value-type="float" office:value="0.79232">
            <text:p>0.79232</text:p>
          </table:table-cell>
          <table:table-cell office:value-type="float" office:value="0.0491753">
            <text:p>0.049175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.37">
            <text:p>5.37</text:p>
          </table:table-cell>
          <table:table-cell office:value-type="float" office:value="1.75306">
            <text:p>1.75306</text:p>
          </table:table-cell>
          <table:table-cell office:value-type="float" office:value="0.549682">
            <text:p>0.549682</text:p>
          </table:table-cell>
          <table:table-cell office:value-type="float" office:value="0.792658">
            <text:p>0.792658</text:p>
          </table:table-cell>
          <table:table-cell office:value-type="float" office:value="0.0472983">
            <text:p>0.047298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.38">
            <text:p>5.38</text:p>
          </table:table-cell>
          <table:table-cell office:value-type="float" office:value="1.75856">
            <text:p>1.75856</text:p>
          </table:table-cell>
          <table:table-cell office:value-type="float" office:value="0.550127">
            <text:p>0.550127</text:p>
          </table:table-cell>
          <table:table-cell office:value-type="float" office:value="0.792995">
            <text:p>0.792995</text:p>
          </table:table-cell>
          <table:table-cell office:value-type="float" office:value="0.0495006">
            <text:p>0.049500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.39">
            <text:p>5.39</text:p>
          </table:table-cell>
          <table:table-cell office:value-type="float" office:value="1.76407">
            <text:p>1.76407</text:p>
          </table:table-cell>
          <table:table-cell office:value-type="float" office:value="0.550564">
            <text:p>0.550564</text:p>
          </table:table-cell>
          <table:table-cell office:value-type="float" office:value="0.793331">
            <text:p>0.793331</text:p>
          </table:table-cell>
          <table:table-cell office:value-type="float" office:value="0.0456027">
            <text:p>0.045602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.4">
            <text:p>5.4</text:p>
          </table:table-cell>
          <table:table-cell office:value-type="float" office:value="1.76957">
            <text:p>1.76957</text:p>
          </table:table-cell>
          <table:table-cell office:value-type="float" office:value="0.551001">
            <text:p>0.551001</text:p>
          </table:table-cell>
          <table:table-cell office:value-type="float" office:value="0.793666">
            <text:p>0.793666</text:p>
          </table:table-cell>
          <table:table-cell office:value-type="float" office:value="0.0493878">
            <text:p>0.049387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.41">
            <text:p>5.41</text:p>
          </table:table-cell>
          <table:table-cell office:value-type="float" office:value="1.77509">
            <text:p>1.77509</text:p>
          </table:table-cell>
          <table:table-cell office:value-type="float" office:value="0.551442">
            <text:p>0.551442</text:p>
          </table:table-cell>
          <table:table-cell office:value-type="float" office:value="0.793999">
            <text:p>0.793999</text:p>
          </table:table-cell>
          <table:table-cell office:value-type="float" office:value="0.0467001">
            <text:p>0.046700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.42">
            <text:p>5.42</text:p>
          </table:table-cell>
          <table:table-cell office:value-type="float" office:value="1.7806">
            <text:p>1.7806</text:p>
          </table:table-cell>
          <table:table-cell office:value-type="float" office:value="0.551875">
            <text:p>0.551875</text:p>
          </table:table-cell>
          <table:table-cell office:value-type="float" office:value="0.794332">
            <text:p>0.794332</text:p>
          </table:table-cell>
          <table:table-cell office:value-type="float" office:value="0.0476177">
            <text:p>0.047617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.43">
            <text:p>5.43</text:p>
          </table:table-cell>
          <table:table-cell office:value-type="float" office:value="1.78612">
            <text:p>1.78612</text:p>
          </table:table-cell>
          <table:table-cell office:value-type="float" office:value="0.552317">
            <text:p>0.552317</text:p>
          </table:table-cell>
          <table:table-cell office:value-type="float" office:value="0.794663">
            <text:p>0.794663</text:p>
          </table:table-cell>
          <table:table-cell office:value-type="float" office:value="0.048416">
            <text:p>0.04841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.44">
            <text:p>5.44</text:p>
          </table:table-cell>
          <table:table-cell office:value-type="float" office:value="1.79165">
            <text:p>1.79165</text:p>
          </table:table-cell>
          <table:table-cell office:value-type="float" office:value="0.552742">
            <text:p>0.552742</text:p>
          </table:table-cell>
          <table:table-cell office:value-type="float" office:value="0.794994">
            <text:p>0.794994</text:p>
          </table:table-cell>
          <table:table-cell office:value-type="float" office:value="0.0440665">
            <text:p>0.044066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.45">
            <text:p>5.45</text:p>
          </table:table-cell>
          <table:table-cell office:value-type="float" office:value="1.79718">
            <text:p>1.79718</text:p>
          </table:table-cell>
          <table:table-cell office:value-type="float" office:value="0.553168">
            <text:p>0.553168</text:p>
          </table:table-cell>
          <table:table-cell office:value-type="float" office:value="0.795323">
            <text:p>0.795323</text:p>
          </table:table-cell>
          <table:table-cell office:value-type="float" office:value="0.0486302">
            <text:p>0.048630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.46">
            <text:p>5.46</text:p>
          </table:table-cell>
          <table:table-cell office:value-type="float" office:value="1.80271">
            <text:p>1.80271</text:p>
          </table:table-cell>
          <table:table-cell office:value-type="float" office:value="0.553599">
            <text:p>0.553599</text:p>
          </table:table-cell>
          <table:table-cell office:value-type="float" office:value="0.795651">
            <text:p>0.795651</text:p>
          </table:table-cell>
          <table:table-cell office:value-type="float" office:value="0.0450445">
            <text:p>0.045044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.47">
            <text:p>5.47</text:p>
          </table:table-cell>
          <table:table-cell office:value-type="float" office:value="1.80825">
            <text:p>1.80825</text:p>
          </table:table-cell>
          <table:table-cell office:value-type="float" office:value="0.554026">
            <text:p>0.554026</text:p>
          </table:table-cell>
          <table:table-cell office:value-type="float" office:value="0.795979">
            <text:p>0.795979</text:p>
          </table:table-cell>
          <table:table-cell office:value-type="float" office:value="0.0478076">
            <text:p>0.047807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.48">
            <text:p>5.48</text:p>
          </table:table-cell>
          <table:table-cell office:value-type="float" office:value="1.81379">
            <text:p>1.81379</text:p>
          </table:table-cell>
          <table:table-cell office:value-type="float" office:value="0.554457">
            <text:p>0.554457</text:p>
          </table:table-cell>
          <table:table-cell office:value-type="float" office:value="0.796305">
            <text:p>0.796305</text:p>
          </table:table-cell>
          <table:table-cell office:value-type="float" office:value="0.0459515">
            <text:p>0.045951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.49">
            <text:p>5.49</text:p>
          </table:table-cell>
          <table:table-cell office:value-type="float" office:value="1.81934">
            <text:p>1.81934</text:p>
          </table:table-cell>
          <table:table-cell office:value-type="float" office:value="0.554882">
            <text:p>0.554882</text:p>
          </table:table-cell>
          <table:table-cell office:value-type="float" office:value="0.79663">
            <text:p>0.79663</text:p>
          </table:table-cell>
          <table:table-cell office:value-type="float" office:value="0.0463448">
            <text:p>0.046344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1.82489">
            <text:p>1.82489</text:p>
          </table:table-cell>
          <table:table-cell office:value-type="float" office:value="0.555314">
            <text:p>0.555314</text:p>
          </table:table-cell>
          <table:table-cell office:value-type="float" office:value="0.796954">
            <text:p>0.796954</text:p>
          </table:table-cell>
          <table:table-cell office:value-type="float" office:value="0.0476356">
            <text:p>0.047635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.51">
            <text:p>5.51</text:p>
          </table:table-cell>
          <table:table-cell office:value-type="float" office:value="1.83045">
            <text:p>1.83045</text:p>
          </table:table-cell>
          <table:table-cell office:value-type="float" office:value="0.555743">
            <text:p>0.555743</text:p>
          </table:table-cell>
          <table:table-cell office:value-type="float" office:value="0.797277">
            <text:p>0.797277</text:p>
          </table:table-cell>
          <table:table-cell office:value-type="float" office:value="0.0458506">
            <text:p>0.045850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.52">
            <text:p>5.52</text:p>
          </table:table-cell>
          <table:table-cell office:value-type="float" office:value="1.836">
            <text:p>1.836</text:p>
          </table:table-cell>
          <table:table-cell office:value-type="float" office:value="0.556172">
            <text:p>0.556172</text:p>
          </table:table-cell>
          <table:table-cell office:value-type="float" office:value="0.7976">
            <text:p>0.7976</text:p>
          </table:table-cell>
          <table:table-cell office:value-type="float" office:value="0.0475353">
            <text:p>0.047535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.53">
            <text:p>5.53</text:p>
          </table:table-cell>
          <table:table-cell office:value-type="float" office:value="1.84157">
            <text:p>1.84157</text:p>
          </table:table-cell>
          <table:table-cell office:value-type="float" office:value="0.556588">
            <text:p>0.556588</text:p>
          </table:table-cell>
          <table:table-cell office:value-type="float" office:value="0.797921">
            <text:p>0.797921</text:p>
          </table:table-cell>
          <table:table-cell office:value-type="float" office:value="0.0426955">
            <text:p>0.042695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.54">
            <text:p>5.54</text:p>
          </table:table-cell>
          <table:table-cell office:value-type="float" office:value="1.84714">
            <text:p>1.84714</text:p>
          </table:table-cell>
          <table:table-cell office:value-type="float" office:value="0.557005">
            <text:p>0.557005</text:p>
          </table:table-cell>
          <table:table-cell office:value-type="float" office:value="0.798241">
            <text:p>0.798241</text:p>
          </table:table-cell>
          <table:table-cell office:value-type="float" office:value="0.0481064">
            <text:p>0.048106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.55">
            <text:p>5.55</text:p>
          </table:table-cell>
          <table:table-cell office:value-type="float" office:value="1.85271">
            <text:p>1.85271</text:p>
          </table:table-cell>
          <table:table-cell office:value-type="float" office:value="0.557427">
            <text:p>0.557427</text:p>
          </table:table-cell>
          <table:table-cell office:value-type="float" office:value="0.79856">
            <text:p>0.79856</text:p>
          </table:table-cell>
          <table:table-cell office:value-type="float" office:value="0.0437409">
            <text:p>0.043740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.56">
            <text:p>5.56</text:p>
          </table:table-cell>
          <table:table-cell office:value-type="float" office:value="1.85828">
            <text:p>1.85828</text:p>
          </table:table-cell>
          <table:table-cell office:value-type="float" office:value="0.557844">
            <text:p>0.557844</text:p>
          </table:table-cell>
          <table:table-cell office:value-type="float" office:value="0.798878">
            <text:p>0.798878</text:p>
          </table:table-cell>
          <table:table-cell office:value-type="float" office:value="0.0468294">
            <text:p>0.046829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.57">
            <text:p>5.57</text:p>
          </table:table-cell>
          <table:table-cell office:value-type="float" office:value="1.86387">
            <text:p>1.86387</text:p>
          </table:table-cell>
          <table:table-cell office:value-type="float" office:value="0.558266">
            <text:p>0.558266</text:p>
          </table:table-cell>
          <table:table-cell office:value-type="float" office:value="0.799195">
            <text:p>0.799195</text:p>
          </table:table-cell>
          <table:table-cell office:value-type="float" office:value="0.0448149">
            <text:p>0.044814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.58">
            <text:p>5.58</text:p>
          </table:table-cell>
          <table:table-cell office:value-type="float" office:value="1.86945">
            <text:p>1.86945</text:p>
          </table:table-cell>
          <table:table-cell office:value-type="float" office:value="0.55868">
            <text:p>0.55868</text:p>
          </table:table-cell>
          <table:table-cell office:value-type="float" office:value="0.799511">
            <text:p>0.799511</text:p>
          </table:table-cell>
          <table:table-cell office:value-type="float" office:value="0.0453814">
            <text:p>0.04538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.59">
            <text:p>5.59</text:p>
          </table:table-cell>
          <table:table-cell office:value-type="float" office:value="1.87504">
            <text:p>1.87504</text:p>
          </table:table-cell>
          <table:table-cell office:value-type="float" office:value="0.559103">
            <text:p>0.559103</text:p>
          </table:table-cell>
          <table:table-cell office:value-type="float" office:value="0.799826">
            <text:p>0.799826</text:p>
          </table:table-cell>
          <table:table-cell office:value-type="float" office:value="0.0465516">
            <text:p>0.046551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.6">
            <text:p>5.6</text:p>
          </table:table-cell>
          <table:table-cell office:value-type="float" office:value="1.88063">
            <text:p>1.88063</text:p>
          </table:table-cell>
          <table:table-cell office:value-type="float" office:value="0.559523">
            <text:p>0.559523</text:p>
          </table:table-cell>
          <table:table-cell office:value-type="float" office:value="0.80014">
            <text:p>0.80014</text:p>
          </table:table-cell>
          <table:table-cell office:value-type="float" office:value="0.0447416">
            <text:p>0.044741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.61">
            <text:p>5.61</text:p>
          </table:table-cell>
          <table:table-cell office:value-type="float" office:value="1.88623">
            <text:p>1.88623</text:p>
          </table:table-cell>
          <table:table-cell office:value-type="float" office:value="0.559942">
            <text:p>0.559942</text:p>
          </table:table-cell>
          <table:table-cell office:value-type="float" office:value="0.800453">
            <text:p>0.800453</text:p>
          </table:table-cell>
          <table:table-cell office:value-type="float" office:value="0.0466226">
            <text:p>0.046622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.62">
            <text:p>5.62</text:p>
          </table:table-cell>
          <table:table-cell office:value-type="float" office:value="1.89183">
            <text:p>1.89183</text:p>
          </table:table-cell>
          <table:table-cell office:value-type="float" office:value="0.56035">
            <text:p>0.56035</text:p>
          </table:table-cell>
          <table:table-cell office:value-type="float" office:value="0.800765">
            <text:p>0.800765</text:p>
          </table:table-cell>
          <table:table-cell office:value-type="float" office:value="0.0418541">
            <text:p>0.041854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.63">
            <text:p>5.63</text:p>
          </table:table-cell>
          <table:table-cell office:value-type="float" office:value="1.89744">
            <text:p>1.89744</text:p>
          </table:table-cell>
          <table:table-cell office:value-type="float" office:value="0.560756">
            <text:p>0.560756</text:p>
          </table:table-cell>
          <table:table-cell office:value-type="float" office:value="0.801076">
            <text:p>0.801076</text:p>
          </table:table-cell>
          <table:table-cell office:value-type="float" office:value="0.0464365">
            <text:p>0.046436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.64">
            <text:p>5.64</text:p>
          </table:table-cell>
          <table:table-cell office:value-type="float" office:value="1.90305">
            <text:p>1.90305</text:p>
          </table:table-cell>
          <table:table-cell office:value-type="float" office:value="0.561171">
            <text:p>0.561171</text:p>
          </table:table-cell>
          <table:table-cell office:value-type="float" office:value="0.801386">
            <text:p>0.801386</text:p>
          </table:table-cell>
          <table:table-cell office:value-type="float" office:value="0.0438683">
            <text:p>0.043868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.65">
            <text:p>5.65</text:p>
          </table:table-cell>
          <table:table-cell office:value-type="float" office:value="1.90866">
            <text:p>1.90866</text:p>
          </table:table-cell>
          <table:table-cell office:value-type="float" office:value="0.561586">
            <text:p>0.561586</text:p>
          </table:table-cell>
          <table:table-cell office:value-type="float" office:value="0.801696">
            <text:p>0.801696</text:p>
          </table:table-cell>
          <table:table-cell office:value-type="float" office:value="0.0464071">
            <text:p>0.04640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.66">
            <text:p>5.66</text:p>
          </table:table-cell>
          <table:table-cell office:value-type="float" office:value="1.91428">
            <text:p>1.91428</text:p>
          </table:table-cell>
          <table:table-cell office:value-type="float" office:value="0.561994">
            <text:p>0.561994</text:p>
          </table:table-cell>
          <table:table-cell office:value-type="float" office:value="0.802004">
            <text:p>0.802004</text:p>
          </table:table-cell>
          <table:table-cell office:value-type="float" office:value="0.0422053">
            <text:p>0.042205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.67">
            <text:p>5.67</text:p>
          </table:table-cell>
          <table:table-cell office:value-type="float" office:value="1.9199">
            <text:p>1.9199</text:p>
          </table:table-cell>
          <table:table-cell office:value-type="float" office:value="0.562404">
            <text:p>0.562404</text:p>
          </table:table-cell>
          <table:table-cell office:value-type="float" office:value="0.802311">
            <text:p>0.802311</text:p>
          </table:table-cell>
          <table:table-cell office:value-type="float" office:value="0.0470283">
            <text:p>0.047028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.68">
            <text:p>5.68</text:p>
          </table:table-cell>
          <table:table-cell office:value-type="float" office:value="1.92553">
            <text:p>1.92553</text:p>
          </table:table-cell>
          <table:table-cell office:value-type="float" office:value="0.562816">
            <text:p>0.562816</text:p>
          </table:table-cell>
          <table:table-cell office:value-type="float" office:value="0.802617">
            <text:p>0.802617</text:p>
          </table:table-cell>
          <table:table-cell office:value-type="float" office:value="0.0426218">
            <text:p>0.042621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.69">
            <text:p>5.69</text:p>
          </table:table-cell>
          <table:table-cell office:value-type="float" office:value="1.93116">
            <text:p>1.93116</text:p>
          </table:table-cell>
          <table:table-cell office:value-type="float" office:value="0.563217">
            <text:p>0.563217</text:p>
          </table:table-cell>
          <table:table-cell office:value-type="float" office:value="0.802923">
            <text:p>0.802923</text:p>
          </table:table-cell>
          <table:table-cell office:value-type="float" office:value="0.0446089">
            <text:p>0.044608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.7">
            <text:p>5.7</text:p>
          </table:table-cell>
          <table:table-cell office:value-type="float" office:value="1.93679">
            <text:p>1.93679</text:p>
          </table:table-cell>
          <table:table-cell office:value-type="float" office:value="0.563631">
            <text:p>0.563631</text:p>
          </table:table-cell>
          <table:table-cell office:value-type="float" office:value="0.803227">
            <text:p>0.803227</text:p>
          </table:table-cell>
          <table:table-cell office:value-type="float" office:value="0.0454482">
            <text:p>0.045448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.71">
            <text:p>5.71</text:p>
          </table:table-cell>
          <table:table-cell office:value-type="float" office:value="1.94243">
            <text:p>1.94243</text:p>
          </table:table-cell>
          <table:table-cell office:value-type="float" office:value="0.564028">
            <text:p>0.564028</text:p>
          </table:table-cell>
          <table:table-cell office:value-type="float" office:value="0.803531">
            <text:p>0.803531</text:p>
          </table:table-cell>
          <table:table-cell office:value-type="float" office:value="0.0408212">
            <text:p>0.040821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.72">
            <text:p>5.72</text:p>
          </table:table-cell>
          <table:table-cell office:value-type="float" office:value="1.94807">
            <text:p>1.94807</text:p>
          </table:table-cell>
          <table:table-cell office:value-type="float" office:value="0.564423">
            <text:p>0.564423</text:p>
          </table:table-cell>
          <table:table-cell office:value-type="float" office:value="0.803833">
            <text:p>0.803833</text:p>
          </table:table-cell>
          <table:table-cell office:value-type="float" office:value="0.0449316">
            <text:p>0.044931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.73">
            <text:p>5.73</text:p>
          </table:table-cell>
          <table:table-cell office:value-type="float" office:value="1.95372">
            <text:p>1.95372</text:p>
          </table:table-cell>
          <table:table-cell office:value-type="float" office:value="0.564827">
            <text:p>0.564827</text:p>
          </table:table-cell>
          <table:table-cell office:value-type="float" office:value="0.804135">
            <text:p>0.804135</text:p>
          </table:table-cell>
          <table:table-cell office:value-type="float" office:value="0.0427883">
            <text:p>0.042788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.74">
            <text:p>5.74</text:p>
          </table:table-cell>
          <table:table-cell office:value-type="float" office:value="1.95937">
            <text:p>1.95937</text:p>
          </table:table-cell>
          <table:table-cell office:value-type="float" office:value="0.565235">
            <text:p>0.565235</text:p>
          </table:table-cell>
          <table:table-cell office:value-type="float" office:value="0.804435">
            <text:p>0.804435</text:p>
          </table:table-cell>
          <table:table-cell office:value-type="float" office:value="0.0460327">
            <text:p>0.046032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.75">
            <text:p>5.75</text:p>
          </table:table-cell>
          <table:table-cell office:value-type="float" office:value="1.96502">
            <text:p>1.96502</text:p>
          </table:table-cell>
          <table:table-cell office:value-type="float" office:value="0.565633">
            <text:p>0.565633</text:p>
          </table:table-cell>
          <table:table-cell office:value-type="float" office:value="0.804735">
            <text:p>0.804735</text:p>
          </table:table-cell>
          <table:table-cell office:value-type="float" office:value="0.0402269">
            <text:p>0.040226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.76">
            <text:p>5.76</text:p>
          </table:table-cell>
          <table:table-cell office:value-type="float" office:value="1.97068">
            <text:p>1.97068</text:p>
          </table:table-cell>
          <table:table-cell office:value-type="float" office:value="0.566034">
            <text:p>0.566034</text:p>
          </table:table-cell>
          <table:table-cell office:value-type="float" office:value="0.805034">
            <text:p>0.805034</text:p>
          </table:table-cell>
          <table:table-cell office:value-type="float" office:value="0.0471509">
            <text:p>0.047150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.77">
            <text:p>5.77</text:p>
          </table:table-cell>
          <table:table-cell office:value-type="float" office:value="1.97634">
            <text:p>1.97634</text:p>
          </table:table-cell>
          <table:table-cell office:value-type="float" office:value="0.566441">
            <text:p>0.566441</text:p>
          </table:table-cell>
          <table:table-cell office:value-type="float" office:value="0.805332">
            <text:p>0.805332</text:p>
          </table:table-cell>
          <table:table-cell office:value-type="float" office:value="0.0413003">
            <text:p>0.041300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.78">
            <text:p>5.78</text:p>
          </table:table-cell>
          <table:table-cell office:value-type="float" office:value="1.98201">
            <text:p>1.98201</text:p>
          </table:table-cell>
          <table:table-cell office:value-type="float" office:value="0.566832">
            <text:p>0.566832</text:p>
          </table:table-cell>
          <table:table-cell office:value-type="float" office:value="0.805629">
            <text:p>0.805629</text:p>
          </table:table-cell>
          <table:table-cell office:value-type="float" office:value="0.0436202">
            <text:p>0.043620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.79">
            <text:p>5.79</text:p>
          </table:table-cell>
          <table:table-cell office:value-type="float" office:value="1.98768">
            <text:p>1.98768</text:p>
          </table:table-cell>
          <table:table-cell office:value-type="float" office:value="0.567236">
            <text:p>0.567236</text:p>
          </table:table-cell>
          <table:table-cell office:value-type="float" office:value="0.805925">
            <text:p>0.805925</text:p>
          </table:table-cell>
          <table:table-cell office:value-type="float" office:value="0.0442916">
            <text:p>0.044291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.8">
            <text:p>5.8</text:p>
          </table:table-cell>
          <table:table-cell office:value-type="float" office:value="1.99335">
            <text:p>1.99335</text:p>
          </table:table-cell>
          <table:table-cell office:value-type="float" office:value="0.567629">
            <text:p>0.567629</text:p>
          </table:table-cell>
          <table:table-cell office:value-type="float" office:value="0.80622">
            <text:p>0.80622</text:p>
          </table:table-cell>
          <table:table-cell office:value-type="float" office:value="0.0410965">
            <text:p>0.041096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.81">
            <text:p>5.81</text:p>
          </table:table-cell>
          <table:table-cell office:value-type="float" office:value="1.99903">
            <text:p>1.99903</text:p>
          </table:table-cell>
          <table:table-cell office:value-type="float" office:value="0.568027">
            <text:p>0.568027</text:p>
          </table:table-cell>
          <table:table-cell office:value-type="float" office:value="0.806515">
            <text:p>0.806515</text:p>
          </table:table-cell>
          <table:table-cell office:value-type="float" office:value="0.045505">
            <text:p>0.04550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.82">
            <text:p>5.82</text:p>
          </table:table-cell>
          <table:table-cell office:value-type="float" office:value="2.00471">
            <text:p>2.00471</text:p>
          </table:table-cell>
          <table:table-cell office:value-type="float" office:value="0.568423">
            <text:p>0.568423</text:p>
          </table:table-cell>
          <table:table-cell office:value-type="float" office:value="0.806808">
            <text:p>0.806808</text:p>
          </table:table-cell>
          <table:table-cell office:value-type="float" office:value="0.0405211">
            <text:p>0.040521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.83">
            <text:p>5.83</text:p>
          </table:table-cell>
          <table:table-cell office:value-type="float" office:value="2.0104">
            <text:p>2.0104</text:p>
          </table:table-cell>
          <table:table-cell office:value-type="float" office:value="0.56882">
            <text:p>0.56882</text:p>
          </table:table-cell>
          <table:table-cell office:value-type="float" office:value="0.807101">
            <text:p>0.807101</text:p>
          </table:table-cell>
          <table:table-cell office:value-type="float" office:value="0.0458345">
            <text:p>0.045834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.84">
            <text:p>5.84</text:p>
          </table:table-cell>
          <table:table-cell office:value-type="float" office:value="2.01609">
            <text:p>2.01609</text:p>
          </table:table-cell>
          <table:table-cell office:value-type="float" office:value="0.569204">
            <text:p>0.569204</text:p>
          </table:table-cell>
          <table:table-cell office:value-type="float" office:value="0.807392">
            <text:p>0.807392</text:p>
          </table:table-cell>
          <table:table-cell office:value-type="float" office:value="0.0375052">
            <text:p>0.037505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.85">
            <text:p>5.85</text:p>
          </table:table-cell>
          <table:table-cell office:value-type="float" office:value="2.02178">
            <text:p>2.02178</text:p>
          </table:table-cell>
          <table:table-cell office:value-type="float" office:value="0.569589">
            <text:p>0.569589</text:p>
          </table:table-cell>
          <table:table-cell office:value-type="float" office:value="0.807683">
            <text:p>0.807683</text:p>
          </table:table-cell>
          <table:table-cell office:value-type="float" office:value="0.0462907">
            <text:p>0.046290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.86">
            <text:p>5.86</text:p>
          </table:table-cell>
          <table:table-cell office:value-type="float" office:value="2.02748">
            <text:p>2.02748</text:p>
          </table:table-cell>
          <table:table-cell office:value-type="float" office:value="0.569986">
            <text:p>0.569986</text:p>
          </table:table-cell>
          <table:table-cell office:value-type="float" office:value="0.807973">
            <text:p>0.807973</text:p>
          </table:table-cell>
          <table:table-cell office:value-type="float" office:value="0.0400447">
            <text:p>0.040044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.87">
            <text:p>5.87</text:p>
          </table:table-cell>
          <table:table-cell office:value-type="float" office:value="2.03318">
            <text:p>2.03318</text:p>
          </table:table-cell>
          <table:table-cell office:value-type="float" office:value="0.570369">
            <text:p>0.570369</text:p>
          </table:table-cell>
          <table:table-cell office:value-type="float" office:value="0.808262">
            <text:p>0.808262</text:p>
          </table:table-cell>
          <table:table-cell office:value-type="float" office:value="0.0432516">
            <text:p>0.043251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.88">
            <text:p>5.88</text:p>
          </table:table-cell>
          <table:table-cell office:value-type="float" office:value="2.03889">
            <text:p>2.03889</text:p>
          </table:table-cell>
          <table:table-cell office:value-type="float" office:value="0.57076">
            <text:p>0.57076</text:p>
          </table:table-cell>
          <table:table-cell office:value-type="float" office:value="0.80855">
            <text:p>0.80855</text:p>
          </table:table-cell>
          <table:table-cell office:value-type="float" office:value="0.0416607">
            <text:p>0.041660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.89">
            <text:p>5.89</text:p>
          </table:table-cell>
          <table:table-cell office:value-type="float" office:value="2.0446">
            <text:p>2.0446</text:p>
          </table:table-cell>
          <table:table-cell office:value-type="float" office:value="0.571145">
            <text:p>0.571145</text:p>
          </table:table-cell>
          <table:table-cell office:value-type="float" office:value="0.808837">
            <text:p>0.808837</text:p>
          </table:table-cell>
          <table:table-cell office:value-type="float" office:value="0.041922">
            <text:p>0.04192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.9">
            <text:p>5.9</text:p>
          </table:table-cell>
          <table:table-cell office:value-type="float" office:value="2.05031">
            <text:p>2.05031</text:p>
          </table:table-cell>
          <table:table-cell office:value-type="float" office:value="0.571536">
            <text:p>0.571536</text:p>
          </table:table-cell>
          <table:table-cell office:value-type="float" office:value="0.809124">
            <text:p>0.809124</text:p>
          </table:table-cell>
          <table:table-cell office:value-type="float" office:value="0.0431403">
            <text:p>0.043140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.91">
            <text:p>5.91</text:p>
          </table:table-cell>
          <table:table-cell office:value-type="float" office:value="2.05603">
            <text:p>2.05603</text:p>
          </table:table-cell>
          <table:table-cell office:value-type="float" office:value="0.571924">
            <text:p>0.571924</text:p>
          </table:table-cell>
          <table:table-cell office:value-type="float" office:value="0.809409">
            <text:p>0.809409</text:p>
          </table:table-cell>
          <table:table-cell office:value-type="float" office:value="0.0411404">
            <text:p>0.041140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.92">
            <text:p>5.92</text:p>
          </table:table-cell>
          <table:table-cell office:value-type="float" office:value="2.06175">
            <text:p>2.06175</text:p>
          </table:table-cell>
          <table:table-cell office:value-type="float" office:value="0.572313">
            <text:p>0.572313</text:p>
          </table:table-cell>
          <table:table-cell office:value-type="float" office:value="0.809694">
            <text:p>0.809694</text:p>
          </table:table-cell>
          <table:table-cell office:value-type="float" office:value="0.0434197">
            <text:p>0.043419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.93">
            <text:p>5.93</text:p>
          </table:table-cell>
          <table:table-cell office:value-type="float" office:value="2.06748">
            <text:p>2.06748</text:p>
          </table:table-cell>
          <table:table-cell office:value-type="float" office:value="0.572689">
            <text:p>0.572689</text:p>
          </table:table-cell>
          <table:table-cell office:value-type="float" office:value="0.809978">
            <text:p>0.809978</text:p>
          </table:table-cell>
          <table:table-cell office:value-type="float" office:value="0.0383925">
            <text:p>0.038392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.94">
            <text:p>5.94</text:p>
          </table:table-cell>
          <table:table-cell office:value-type="float" office:value="2.0732">
            <text:p>2.0732</text:p>
          </table:table-cell>
          <table:table-cell office:value-type="float" office:value="0.573062">
            <text:p>0.573062</text:p>
          </table:table-cell>
          <table:table-cell office:value-type="float" office:value="0.810261">
            <text:p>0.810261</text:p>
          </table:table-cell>
          <table:table-cell office:value-type="float" office:value="0.0425463">
            <text:p>0.042546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.95">
            <text:p>5.95</text:p>
          </table:table-cell>
          <table:table-cell office:value-type="float" office:value="2.07894">
            <text:p>2.07894</text:p>
          </table:table-cell>
          <table:table-cell office:value-type="float" office:value="0.573446">
            <text:p>0.573446</text:p>
          </table:table-cell>
          <table:table-cell office:value-type="float" office:value="0.810543">
            <text:p>0.810543</text:p>
          </table:table-cell>
          <table:table-cell office:value-type="float" office:value="0.0407566">
            <text:p>0.040756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.96">
            <text:p>5.96</text:p>
          </table:table-cell>
          <table:table-cell office:value-type="float" office:value="2.08467">
            <text:p>2.08467</text:p>
          </table:table-cell>
          <table:table-cell office:value-type="float" office:value="0.573833">
            <text:p>0.573833</text:p>
          </table:table-cell>
          <table:table-cell office:value-type="float" office:value="0.810825">
            <text:p>0.810825</text:p>
          </table:table-cell>
          <table:table-cell office:value-type="float" office:value="0.0433336">
            <text:p>0.043333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.97">
            <text:p>5.97</text:p>
          </table:table-cell>
          <table:table-cell office:value-type="float" office:value="2.09041">
            <text:p>2.09041</text:p>
          </table:table-cell>
          <table:table-cell office:value-type="float" office:value="0.574205">
            <text:p>0.574205</text:p>
          </table:table-cell>
          <table:table-cell office:value-type="float" office:value="0.811105">
            <text:p>0.811105</text:p>
          </table:table-cell>
          <table:table-cell office:value-type="float" office:value="0.0374271">
            <text:p>0.03742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.98">
            <text:p>5.98</text:p>
          </table:table-cell>
          <table:table-cell office:value-type="float" office:value="2.09616">
            <text:p>2.09616</text:p>
          </table:table-cell>
          <table:table-cell office:value-type="float" office:value="0.574587">
            <text:p>0.574587</text:p>
          </table:table-cell>
          <table:table-cell office:value-type="float" office:value="0.811385">
            <text:p>0.811385</text:p>
          </table:table-cell>
          <table:table-cell office:value-type="float" office:value="0.0457519">
            <text:p>0.045751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.99">
            <text:p>5.99</text:p>
          </table:table-cell>
          <table:table-cell office:value-type="float" office:value="2.10191">
            <text:p>2.10191</text:p>
          </table:table-cell>
          <table:table-cell office:value-type="float" office:value="0.574976">
            <text:p>0.574976</text:p>
          </table:table-cell>
          <table:table-cell office:value-type="float" office:value="0.811664">
            <text:p>0.811664</text:p>
          </table:table-cell>
          <table:table-cell office:value-type="float" office:value="0.0388217">
            <text:p>0.0388217</text:p>
          </table:table-cell>
          <table:table-cell office:value-type="float" office:value="7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KaitiM GB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15T13:58:45</dc:date>
    <dc:creator>Chris </dc:creator>
    <meta:document-statistic meta:table-count="1" meta:cell-count="3606" meta:object-count="1"/>
    <meta:generator>LibreOffice/3.5$Linux_x86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cm" svg:height="8.991cm" xlink:href=".." xlink:type="simple" chart:class="chart:scatter" chart:style-name="ch1">
        <chart:legend chart:legend-position="end" svg:x="12.27cm" svg:y="3.947cm" style:legend-expansion="high" chart:style-name="ch2"/>
        <chart:plot-area chart:style-name="ch3" table:cell-range-address="Sheet1.A1:Sheet1.A601 Sheet1.C1:Sheet1.D601" chart:data-source-has-labels="row" svg:x="0.769cm" svg:y="0.851cm" svg:width="10.864cm" svg:height="7.541cm">
          <chartooo:coordinate-region svg:x="1.496cm" svg:y="1.051cm" svg:width="10.043cm" svg:height="6.6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601" chart:label-cell-address="Sheet1.C1:Sheet1.C1" chart:class="chart:scatter">
            <chart:domain table:cell-range-address="Sheet1.A2:Sheet1.A601"/>
            <chart:data-point chart:repeated="600"/>
          </chart:series>
          <chart:series chart:style-name="ch7" chart:values-cell-range-address="Sheet1.D2:Sheet1.D601" chart:label-cell-address="Sheet1.D1:Sheet1.D1" chart:class="chart:scatter">
            <chart:data-point chart:repeated="6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umerical Velocity</text:p>
                <draw:g>
                  <svg:desc>Sheet1.C1:Sheet1.C1</svg:desc>
                </draw:g>
              </table:table-cell>
              <table:table-cell office:value-type="string">
                <text:p> Analytical Velocity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601</svg:desc>
                </draw:g>
              </table:table-cell>
              <table:table-cell office:value-type="float" office:value="0">
                <text:p>0</text:p>
                <draw:g>
                  <svg:desc>Sheet1.C2:Sheet1.C601</svg:desc>
                </draw:g>
              </table:table-cell>
              <table:table-cell office:value-type="float" office:value="0">
                <text:p>0</text:p>
                <draw:g>
                  <svg:desc>Sheet1.D2:Sheet1.D6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439107">
                <text:p>0.00439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663845">
                <text:p>0.00663845</text:p>
              </table:table-cell>
              <table:table-cell office:value-type="float" office:value="0.00778886">
                <text:p>0.007788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973103">
                <text:p>0.00973103</text:p>
              </table:table-cell>
              <table:table-cell office:value-type="float" office:value="0.0154573">
                <text:p>0.01545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124001">
                <text:p>0.0124001</text:p>
              </table:table-cell>
              <table:table-cell office:value-type="float" office:value="0.0230082">
                <text:p>0.02300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152138">
                <text:p>0.0152138</text:p>
              </table:table-cell>
              <table:table-cell office:value-type="float" office:value="0.0304441">
                <text:p>0.03044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179228">
                <text:p>0.0179228</text:p>
              </table:table-cell>
              <table:table-cell office:value-type="float" office:value="0.0377676">
                <text:p>0.03776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206356">
                <text:p>0.0206356</text:p>
              </table:table-cell>
              <table:table-cell office:value-type="float" office:value="0.0449814">
                <text:p>0.04498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233099">
                <text:p>0.0233099</text:p>
              </table:table-cell>
              <table:table-cell office:value-type="float" office:value="0.0520878">
                <text:p>0.05208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259759">
                <text:p>0.0259759</text:p>
              </table:table-cell>
              <table:table-cell office:value-type="float" office:value="0.0590892">
                <text:p>0.05908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286054">
                <text:p>0.0286054</text:p>
              </table:table-cell>
              <table:table-cell office:value-type="float" office:value="0.065988">
                <text:p>0.06598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312229">
                <text:p>0.0312229</text:p>
              </table:table-cell>
              <table:table-cell office:value-type="float" office:value="0.0727863">
                <text:p>0.07278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33817">
                <text:p>0.033817</text:p>
              </table:table-cell>
              <table:table-cell office:value-type="float" office:value="0.0794864">
                <text:p>0.07948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36394">
                <text:p>0.036394</text:p>
              </table:table-cell>
              <table:table-cell office:value-type="float" office:value="0.0860903">
                <text:p>0.08609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389512">
                <text:p>0.0389512</text:p>
              </table:table-cell>
              <table:table-cell office:value-type="float" office:value="0.0926002">
                <text:p>0.09260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414954">
                <text:p>0.0414954</text:p>
              </table:table-cell>
              <table:table-cell office:value-type="float" office:value="0.0990179">
                <text:p>0.09901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440213">
                <text:p>0.0440213</text:p>
              </table:table-cell>
              <table:table-cell office:value-type="float" office:value="0.105346">
                <text:p>0.1053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465316">
                <text:p>0.0465316</text:p>
              </table:table-cell>
              <table:table-cell office:value-type="float" office:value="0.111585">
                <text:p>0.1115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490256">
                <text:p>0.0490256</text:p>
              </table:table-cell>
              <table:table-cell office:value-type="float" office:value="0.117738">
                <text:p>0.1177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515048">
                <text:p>0.0515048</text:p>
              </table:table-cell>
              <table:table-cell office:value-type="float" office:value="0.123806">
                <text:p>0.1238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539689">
                <text:p>0.0539689</text:p>
              </table:table-cell>
              <table:table-cell office:value-type="float" office:value="0.129792">
                <text:p>0.1297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564177">
                <text:p>0.0564177</text:p>
              </table:table-cell>
              <table:table-cell office:value-type="float" office:value="0.135696">
                <text:p>0.1356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58851">
                <text:p>0.058851</text:p>
              </table:table-cell>
              <table:table-cell office:value-type="float" office:value="0.14152">
                <text:p>0.141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612708">
                <text:p>0.0612708</text:p>
              </table:table-cell>
              <table:table-cell office:value-type="float" office:value="0.147267">
                <text:p>0.1472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636753">
                <text:p>0.0636753</text:p>
              </table:table-cell>
              <table:table-cell office:value-type="float" office:value="0.152937">
                <text:p>0.15293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660663">
                <text:p>0.0660663</text:p>
              </table:table-cell>
              <table:table-cell office:value-type="float" office:value="0.158532">
                <text:p>0.1585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684441">
                <text:p>0.0684441</text:p>
              </table:table-cell>
              <table:table-cell office:value-type="float" office:value="0.164054">
                <text:p>0.1640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708102">
                <text:p>0.0708102</text:p>
              </table:table-cell>
              <table:table-cell office:value-type="float" office:value="0.169504">
                <text:p>0.1695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731616">
                <text:p>0.0731616</text:p>
              </table:table-cell>
              <table:table-cell office:value-type="float" office:value="0.174883">
                <text:p>0.17488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754986">
                <text:p>0.0754986</text:p>
              </table:table-cell>
              <table:table-cell office:value-type="float" office:value="0.180193">
                <text:p>0.18019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77821">
                <text:p>0.077821</text:p>
              </table:table-cell>
              <table:table-cell office:value-type="float" office:value="0.185436">
                <text:p>0.1854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801316">
                <text:p>0.0801316</text:p>
              </table:table-cell>
              <table:table-cell office:value-type="float" office:value="0.190611">
                <text:p>0.1906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824301">
                <text:p>0.0824301</text:p>
              </table:table-cell>
              <table:table-cell office:value-type="float" office:value="0.195721">
                <text:p>0.19572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847189">
                <text:p>0.0847189</text:p>
              </table:table-cell>
              <table:table-cell office:value-type="float" office:value="0.200767">
                <text:p>0.2007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869975">
                <text:p>0.0869975</text:p>
              </table:table-cell>
              <table:table-cell office:value-type="float" office:value="0.20575">
                <text:p>0.205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892633">
                <text:p>0.0892633</text:p>
              </table:table-cell>
              <table:table-cell office:value-type="float" office:value="0.210672">
                <text:p>0.21067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915136">
                <text:p>0.0915136</text:p>
              </table:table-cell>
              <table:table-cell office:value-type="float" office:value="0.215532">
                <text:p>0.21553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937503">
                <text:p>0.0937503</text:p>
              </table:table-cell>
              <table:table-cell office:value-type="float" office:value="0.220334">
                <text:p>0.2203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959737">
                <text:p>0.0959737</text:p>
              </table:table-cell>
              <table:table-cell office:value-type="float" office:value="0.225077">
                <text:p>0.2250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981841">
                <text:p>0.0981841</text:p>
              </table:table-cell>
              <table:table-cell office:value-type="float" office:value="0.229762">
                <text:p>0.2297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100384">
                <text:p>0.100384</text:p>
              </table:table-cell>
              <table:table-cell office:value-type="float" office:value="0.234391">
                <text:p>0.2343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102575">
                <text:p>0.102575</text:p>
              </table:table-cell>
              <table:table-cell office:value-type="float" office:value="0.238965">
                <text:p>0.23896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104756">
                <text:p>0.104756</text:p>
              </table:table-cell>
              <table:table-cell office:value-type="float" office:value="0.243485">
                <text:p>0.2434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106923">
                <text:p>0.106923</text:p>
              </table:table-cell>
              <table:table-cell office:value-type="float" office:value="0.247951">
                <text:p>0.24795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109076">
                <text:p>0.109076</text:p>
              </table:table-cell>
              <table:table-cell office:value-type="float" office:value="0.252364">
                <text:p>0.2523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111217">
                <text:p>0.111217</text:p>
              </table:table-cell>
              <table:table-cell office:value-type="float" office:value="0.256727">
                <text:p>0.25672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113347">
                <text:p>0.113347</text:p>
              </table:table-cell>
              <table:table-cell office:value-type="float" office:value="0.261038">
                <text:p>0.26103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11547">
                <text:p>0.11547</text:p>
              </table:table-cell>
              <table:table-cell office:value-type="float" office:value="0.2653">
                <text:p>0.265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117584">
                <text:p>0.117584</text:p>
              </table:table-cell>
              <table:table-cell office:value-type="float" office:value="0.269513">
                <text:p>0.2695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119689">
                <text:p>0.119689</text:p>
              </table:table-cell>
              <table:table-cell office:value-type="float" office:value="0.273678">
                <text:p>0.27367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121782">
                <text:p>0.121782</text:p>
              </table:table-cell>
              <table:table-cell office:value-type="float" office:value="0.277796">
                <text:p>0.2777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123864">
                <text:p>0.123864</text:p>
              </table:table-cell>
              <table:table-cell office:value-type="float" office:value="0.281867">
                <text:p>0.28186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1">
                <text:p>1.01</text:p>
              </table:table-cell>
              <table:table-cell office:value-type="float" office:value="0.125937">
                <text:p>0.125937</text:p>
              </table:table-cell>
              <table:table-cell office:value-type="float" office:value="0.285893">
                <text:p>0.2858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2">
                <text:p>1.02</text:p>
              </table:table-cell>
              <table:table-cell office:value-type="float" office:value="0.128002">
                <text:p>0.128002</text:p>
              </table:table-cell>
              <table:table-cell office:value-type="float" office:value="0.289874">
                <text:p>0.28987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3">
                <text:p>1.03</text:p>
              </table:table-cell>
              <table:table-cell office:value-type="float" office:value="0.130055">
                <text:p>0.130055</text:p>
              </table:table-cell>
              <table:table-cell office:value-type="float" office:value="0.29381">
                <text:p>0.2938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4">
                <text:p>1.04</text:p>
              </table:table-cell>
              <table:table-cell office:value-type="float" office:value="0.132097">
                <text:p>0.132097</text:p>
              </table:table-cell>
              <table:table-cell office:value-type="float" office:value="0.297703">
                <text:p>0.29770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5">
                <text:p>1.05</text:p>
              </table:table-cell>
              <table:table-cell office:value-type="float" office:value="0.134132">
                <text:p>0.134132</text:p>
              </table:table-cell>
              <table:table-cell office:value-type="float" office:value="0.301554">
                <text:p>0.30155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6">
                <text:p>1.06</text:p>
              </table:table-cell>
              <table:table-cell office:value-type="float" office:value="0.13616">
                <text:p>0.13616</text:p>
              </table:table-cell>
              <table:table-cell office:value-type="float" office:value="0.305363">
                <text:p>0.30536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7">
                <text:p>1.07</text:p>
              </table:table-cell>
              <table:table-cell office:value-type="float" office:value="0.138173">
                <text:p>0.138173</text:p>
              </table:table-cell>
              <table:table-cell office:value-type="float" office:value="0.30913">
                <text:p>0.3091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8">
                <text:p>1.08</text:p>
              </table:table-cell>
              <table:table-cell office:value-type="float" office:value="0.140173">
                <text:p>0.140173</text:p>
              </table:table-cell>
              <table:table-cell office:value-type="float" office:value="0.312856">
                <text:p>0.31285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9">
                <text:p>1.09</text:p>
              </table:table-cell>
              <table:table-cell office:value-type="float" office:value="0.142164">
                <text:p>0.142164</text:p>
              </table:table-cell>
              <table:table-cell office:value-type="float" office:value="0.316543">
                <text:p>0.31654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">
                <text:p>1.1</text:p>
              </table:table-cell>
              <table:table-cell office:value-type="float" office:value="0.144146">
                <text:p>0.144146</text:p>
              </table:table-cell>
              <table:table-cell office:value-type="float" office:value="0.32019">
                <text:p>0.3201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1">
                <text:p>1.11</text:p>
              </table:table-cell>
              <table:table-cell office:value-type="float" office:value="0.146121">
                <text:p>0.146121</text:p>
              </table:table-cell>
              <table:table-cell office:value-type="float" office:value="0.323799">
                <text:p>0.32379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2">
                <text:p>1.12</text:p>
              </table:table-cell>
              <table:table-cell office:value-type="float" office:value="0.148081">
                <text:p>0.148081</text:p>
              </table:table-cell>
              <table:table-cell office:value-type="float" office:value="0.327369">
                <text:p>0.32736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3">
                <text:p>1.13</text:p>
              </table:table-cell>
              <table:table-cell office:value-type="float" office:value="0.150029">
                <text:p>0.150029</text:p>
              </table:table-cell>
              <table:table-cell office:value-type="float" office:value="0.330902">
                <text:p>0.33090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4">
                <text:p>1.14</text:p>
              </table:table-cell>
              <table:table-cell office:value-type="float" office:value="0.151969">
                <text:p>0.151969</text:p>
              </table:table-cell>
              <table:table-cell office:value-type="float" office:value="0.334398">
                <text:p>0.33439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5">
                <text:p>1.15</text:p>
              </table:table-cell>
              <table:table-cell office:value-type="float" office:value="0.153905">
                <text:p>0.153905</text:p>
              </table:table-cell>
              <table:table-cell office:value-type="float" office:value="0.337858">
                <text:p>0.33785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6">
                <text:p>1.16</text:p>
              </table:table-cell>
              <table:table-cell office:value-type="float" office:value="0.155833">
                <text:p>0.155833</text:p>
              </table:table-cell>
              <table:table-cell office:value-type="float" office:value="0.341282">
                <text:p>0.34128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7">
                <text:p>1.17</text:p>
              </table:table-cell>
              <table:table-cell office:value-type="float" office:value="0.157751">
                <text:p>0.157751</text:p>
              </table:table-cell>
              <table:table-cell office:value-type="float" office:value="0.344671">
                <text:p>0.34467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8">
                <text:p>1.18</text:p>
              </table:table-cell>
              <table:table-cell office:value-type="float" office:value="0.159658">
                <text:p>0.159658</text:p>
              </table:table-cell>
              <table:table-cell office:value-type="float" office:value="0.348025">
                <text:p>0.3480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19">
                <text:p>1.19</text:p>
              </table:table-cell>
              <table:table-cell office:value-type="float" office:value="0.161558">
                <text:p>0.161558</text:p>
              </table:table-cell>
              <table:table-cell office:value-type="float" office:value="0.351344">
                <text:p>0.35134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">
                <text:p>1.2</text:p>
              </table:table-cell>
              <table:table-cell office:value-type="float" office:value="0.163451">
                <text:p>0.163451</text:p>
              </table:table-cell>
              <table:table-cell office:value-type="float" office:value="0.354631">
                <text:p>0.35463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1">
                <text:p>1.21</text:p>
              </table:table-cell>
              <table:table-cell office:value-type="float" office:value="0.165334">
                <text:p>0.165334</text:p>
              </table:table-cell>
              <table:table-cell office:value-type="float" office:value="0.357884">
                <text:p>0.35788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22">
                <text:p>1.22</text:p>
              </table:table-cell>
              <table:table-cell office:value-type="float" office:value="0.167212">
                <text:p>0.167212</text:p>
              </table:table-cell>
              <table:table-cell office:value-type="float" office:value="0.361104">
                <text:p>0.36110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3">
                <text:p>1.23</text:p>
              </table:table-cell>
              <table:table-cell office:value-type="float" office:value="0.169081">
                <text:p>0.169081</text:p>
              </table:table-cell>
              <table:table-cell office:value-type="float" office:value="0.364292">
                <text:p>0.36429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24">
                <text:p>1.24</text:p>
              </table:table-cell>
              <table:table-cell office:value-type="float" office:value="0.170935">
                <text:p>0.170935</text:p>
              </table:table-cell>
              <table:table-cell office:value-type="float" office:value="0.367449">
                <text:p>0.36744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25">
                <text:p>1.25</text:p>
              </table:table-cell>
              <table:table-cell office:value-type="float" office:value="0.172778">
                <text:p>0.172778</text:p>
              </table:table-cell>
              <table:table-cell office:value-type="float" office:value="0.370574">
                <text:p>0.37057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26">
                <text:p>1.26</text:p>
              </table:table-cell>
              <table:table-cell office:value-type="float" office:value="0.174617">
                <text:p>0.174617</text:p>
              </table:table-cell>
              <table:table-cell office:value-type="float" office:value="0.373669">
                <text:p>0.37366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27">
                <text:p>1.27</text:p>
              </table:table-cell>
              <table:table-cell office:value-type="float" office:value="0.176446">
                <text:p>0.176446</text:p>
              </table:table-cell>
              <table:table-cell office:value-type="float" office:value="0.376733">
                <text:p>0.3767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28">
                <text:p>1.28</text:p>
              </table:table-cell>
              <table:table-cell office:value-type="float" office:value="0.17826">
                <text:p>0.17826</text:p>
              </table:table-cell>
              <table:table-cell office:value-type="float" office:value="0.379768">
                <text:p>0.37976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29">
                <text:p>1.29</text:p>
              </table:table-cell>
              <table:table-cell office:value-type="float" office:value="0.180066">
                <text:p>0.180066</text:p>
              </table:table-cell>
              <table:table-cell office:value-type="float" office:value="0.382773">
                <text:p>0.38277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3">
                <text:p>1.3</text:p>
              </table:table-cell>
              <table:table-cell office:value-type="float" office:value="0.181871">
                <text:p>0.181871</text:p>
              </table:table-cell>
              <table:table-cell office:value-type="float" office:value="0.385749">
                <text:p>0.38574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1">
                <text:p>1.31</text:p>
              </table:table-cell>
              <table:table-cell office:value-type="float" office:value="0.183669">
                <text:p>0.183669</text:p>
              </table:table-cell>
              <table:table-cell office:value-type="float" office:value="0.388697">
                <text:p>0.38869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32">
                <text:p>1.32</text:p>
              </table:table-cell>
              <table:table-cell office:value-type="float" office:value="0.185456">
                <text:p>0.185456</text:p>
              </table:table-cell>
              <table:table-cell office:value-type="float" office:value="0.391616">
                <text:p>0.3916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33">
                <text:p>1.33</text:p>
              </table:table-cell>
              <table:table-cell office:value-type="float" office:value="0.187234">
                <text:p>0.187234</text:p>
              </table:table-cell>
              <table:table-cell office:value-type="float" office:value="0.394508">
                <text:p>0.39450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34">
                <text:p>1.34</text:p>
              </table:table-cell>
              <table:table-cell office:value-type="float" office:value="0.189008">
                <text:p>0.189008</text:p>
              </table:table-cell>
              <table:table-cell office:value-type="float" office:value="0.397373">
                <text:p>0.39737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35">
                <text:p>1.35</text:p>
              </table:table-cell>
              <table:table-cell office:value-type="float" office:value="0.190774">
                <text:p>0.190774</text:p>
              </table:table-cell>
              <table:table-cell office:value-type="float" office:value="0.40021">
                <text:p>0.4002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36">
                <text:p>1.36</text:p>
              </table:table-cell>
              <table:table-cell office:value-type="float" office:value="0.192533">
                <text:p>0.192533</text:p>
              </table:table-cell>
              <table:table-cell office:value-type="float" office:value="0.403021">
                <text:p>0.40302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7">
                <text:p>1.37</text:p>
              </table:table-cell>
              <table:table-cell office:value-type="float" office:value="0.194284">
                <text:p>0.194284</text:p>
              </table:table-cell>
              <table:table-cell office:value-type="float" office:value="0.405805">
                <text:p>0.40580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38">
                <text:p>1.38</text:p>
              </table:table-cell>
              <table:table-cell office:value-type="float" office:value="0.196021">
                <text:p>0.196021</text:p>
              </table:table-cell>
              <table:table-cell office:value-type="float" office:value="0.408564">
                <text:p>0.40856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39">
                <text:p>1.39</text:p>
              </table:table-cell>
              <table:table-cell office:value-type="float" office:value="0.19775">
                <text:p>0.19775</text:p>
              </table:table-cell>
              <table:table-cell office:value-type="float" office:value="0.411297">
                <text:p>0.41129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4">
                <text:p>1.4</text:p>
              </table:table-cell>
              <table:table-cell office:value-type="float" office:value="0.199475">
                <text:p>0.199475</text:p>
              </table:table-cell>
              <table:table-cell office:value-type="float" office:value="0.414005">
                <text:p>0.41400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41">
                <text:p>1.41</text:p>
              </table:table-cell>
              <table:table-cell office:value-type="float" office:value="0.201179">
                <text:p>0.201179</text:p>
              </table:table-cell>
              <table:table-cell office:value-type="float" office:value="0.416689">
                <text:p>0.41668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42">
                <text:p>1.42</text:p>
              </table:table-cell>
              <table:table-cell office:value-type="float" office:value="0.202875">
                <text:p>0.202875</text:p>
              </table:table-cell>
              <table:table-cell office:value-type="float" office:value="0.419347">
                <text:p>0.41934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43">
                <text:p>1.43</text:p>
              </table:table-cell>
              <table:table-cell office:value-type="float" office:value="0.20457">
                <text:p>0.20457</text:p>
              </table:table-cell>
              <table:table-cell office:value-type="float" office:value="0.421982">
                <text:p>0.42198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44">
                <text:p>1.44</text:p>
              </table:table-cell>
              <table:table-cell office:value-type="float" office:value="0.20626">
                <text:p>0.20626</text:p>
              </table:table-cell>
              <table:table-cell office:value-type="float" office:value="0.424593">
                <text:p>0.42459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45">
                <text:p>1.45</text:p>
              </table:table-cell>
              <table:table-cell office:value-type="float" office:value="0.207939">
                <text:p>0.207939</text:p>
              </table:table-cell>
              <table:table-cell office:value-type="float" office:value="0.42718">
                <text:p>0.4271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46">
                <text:p>1.46</text:p>
              </table:table-cell>
              <table:table-cell office:value-type="float" office:value="0.209612">
                <text:p>0.209612</text:p>
              </table:table-cell>
              <table:table-cell office:value-type="float" office:value="0.429745">
                <text:p>0.42974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47">
                <text:p>1.47</text:p>
              </table:table-cell>
              <table:table-cell office:value-type="float" office:value="0.211279">
                <text:p>0.211279</text:p>
              </table:table-cell>
              <table:table-cell office:value-type="float" office:value="0.432286">
                <text:p>0.43228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48">
                <text:p>1.48</text:p>
              </table:table-cell>
              <table:table-cell office:value-type="float" office:value="0.21294">
                <text:p>0.21294</text:p>
              </table:table-cell>
              <table:table-cell office:value-type="float" office:value="0.434805">
                <text:p>0.43480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49">
                <text:p>1.49</text:p>
              </table:table-cell>
              <table:table-cell office:value-type="float" office:value="0.214596">
                <text:p>0.214596</text:p>
              </table:table-cell>
              <table:table-cell office:value-type="float" office:value="0.437301">
                <text:p>0.43730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">
                <text:p>1.5</text:p>
              </table:table-cell>
              <table:table-cell office:value-type="float" office:value="0.216239">
                <text:p>0.216239</text:p>
              </table:table-cell>
              <table:table-cell office:value-type="float" office:value="0.439776">
                <text:p>0.43977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51">
                <text:p>1.51</text:p>
              </table:table-cell>
              <table:table-cell office:value-type="float" office:value="0.217872">
                <text:p>0.217872</text:p>
              </table:table-cell>
              <table:table-cell office:value-type="float" office:value="0.442229">
                <text:p>0.44222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2">
                <text:p>1.52</text:p>
              </table:table-cell>
              <table:table-cell office:value-type="float" office:value="0.219502">
                <text:p>0.219502</text:p>
              </table:table-cell>
              <table:table-cell office:value-type="float" office:value="0.44466">
                <text:p>0.4446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3">
                <text:p>1.53</text:p>
              </table:table-cell>
              <table:table-cell office:value-type="float" office:value="0.221115">
                <text:p>0.221115</text:p>
              </table:table-cell>
              <table:table-cell office:value-type="float" office:value="0.447071">
                <text:p>0.44707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4">
                <text:p>1.54</text:p>
              </table:table-cell>
              <table:table-cell office:value-type="float" office:value="0.222722">
                <text:p>0.222722</text:p>
              </table:table-cell>
              <table:table-cell office:value-type="float" office:value="0.44946">
                <text:p>0.4494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5">
                <text:p>1.55</text:p>
              </table:table-cell>
              <table:table-cell office:value-type="float" office:value="0.224332">
                <text:p>0.224332</text:p>
              </table:table-cell>
              <table:table-cell office:value-type="float" office:value="0.45183">
                <text:p>0.4518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56">
                <text:p>1.56</text:p>
              </table:table-cell>
              <table:table-cell office:value-type="float" office:value="0.225933">
                <text:p>0.225933</text:p>
              </table:table-cell>
              <table:table-cell office:value-type="float" office:value="0.454178">
                <text:p>0.45417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57">
                <text:p>1.57</text:p>
              </table:table-cell>
              <table:table-cell office:value-type="float" office:value="0.227524">
                <text:p>0.227524</text:p>
              </table:table-cell>
              <table:table-cell office:value-type="float" office:value="0.456507">
                <text:p>0.45650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58">
                <text:p>1.58</text:p>
              </table:table-cell>
              <table:table-cell office:value-type="float" office:value="0.229113">
                <text:p>0.229113</text:p>
              </table:table-cell>
              <table:table-cell office:value-type="float" office:value="0.458816">
                <text:p>0.45881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59">
                <text:p>1.59</text:p>
              </table:table-cell>
              <table:table-cell office:value-type="float" office:value="0.230697">
                <text:p>0.230697</text:p>
              </table:table-cell>
              <table:table-cell office:value-type="float" office:value="0.461105">
                <text:p>0.46110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6">
                <text:p>1.6</text:p>
              </table:table-cell>
              <table:table-cell office:value-type="float" office:value="0.232275">
                <text:p>0.232275</text:p>
              </table:table-cell>
              <table:table-cell office:value-type="float" office:value="0.463375">
                <text:p>0.46337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61">
                <text:p>1.61</text:p>
              </table:table-cell>
              <table:table-cell office:value-type="float" office:value="0.233839">
                <text:p>0.233839</text:p>
              </table:table-cell>
              <table:table-cell office:value-type="float" office:value="0.465626">
                <text:p>0.46562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62">
                <text:p>1.62</text:p>
              </table:table-cell>
              <table:table-cell office:value-type="float" office:value="0.235396">
                <text:p>0.235396</text:p>
              </table:table-cell>
              <table:table-cell office:value-type="float" office:value="0.467859">
                <text:p>0.46785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63">
                <text:p>1.63</text:p>
              </table:table-cell>
              <table:table-cell office:value-type="float" office:value="0.23695">
                <text:p>0.23695</text:p>
              </table:table-cell>
              <table:table-cell office:value-type="float" office:value="0.470072">
                <text:p>0.47007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64">
                <text:p>1.64</text:p>
              </table:table-cell>
              <table:table-cell office:value-type="float" office:value="0.238485">
                <text:p>0.238485</text:p>
              </table:table-cell>
              <table:table-cell office:value-type="float" office:value="0.472268">
                <text:p>0.47226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65">
                <text:p>1.65</text:p>
              </table:table-cell>
              <table:table-cell office:value-type="float" office:value="0.240018">
                <text:p>0.240018</text:p>
              </table:table-cell>
              <table:table-cell office:value-type="float" office:value="0.474445">
                <text:p>0.47444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66">
                <text:p>1.66</text:p>
              </table:table-cell>
              <table:table-cell office:value-type="float" office:value="0.241554">
                <text:p>0.241554</text:p>
              </table:table-cell>
              <table:table-cell office:value-type="float" office:value="0.476604">
                <text:p>0.47660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67">
                <text:p>1.67</text:p>
              </table:table-cell>
              <table:table-cell office:value-type="float" office:value="0.243081">
                <text:p>0.243081</text:p>
              </table:table-cell>
              <table:table-cell office:value-type="float" office:value="0.478746">
                <text:p>0.47874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68">
                <text:p>1.68</text:p>
              </table:table-cell>
              <table:table-cell office:value-type="float" office:value="0.244599">
                <text:p>0.244599</text:p>
              </table:table-cell>
              <table:table-cell office:value-type="float" office:value="0.48087">
                <text:p>0.4808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69">
                <text:p>1.69</text:p>
              </table:table-cell>
              <table:table-cell office:value-type="float" office:value="0.246113">
                <text:p>0.246113</text:p>
              </table:table-cell>
              <table:table-cell office:value-type="float" office:value="0.482977">
                <text:p>0.48297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7">
                <text:p>1.7</text:p>
              </table:table-cell>
              <table:table-cell office:value-type="float" office:value="0.247624">
                <text:p>0.247624</text:p>
              </table:table-cell>
              <table:table-cell office:value-type="float" office:value="0.485067">
                <text:p>0.48506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71">
                <text:p>1.71</text:p>
              </table:table-cell>
              <table:table-cell office:value-type="float" office:value="0.249125">
                <text:p>0.249125</text:p>
              </table:table-cell>
              <table:table-cell office:value-type="float" office:value="0.48714">
                <text:p>0.4871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72">
                <text:p>1.72</text:p>
              </table:table-cell>
              <table:table-cell office:value-type="float" office:value="0.250616">
                <text:p>0.250616</text:p>
              </table:table-cell>
              <table:table-cell office:value-type="float" office:value="0.489197">
                <text:p>0.48919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73">
                <text:p>1.73</text:p>
              </table:table-cell>
              <table:table-cell office:value-type="float" office:value="0.252105">
                <text:p>0.252105</text:p>
              </table:table-cell>
              <table:table-cell office:value-type="float" office:value="0.491237">
                <text:p>0.49123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74">
                <text:p>1.74</text:p>
              </table:table-cell>
              <table:table-cell office:value-type="float" office:value="0.253576">
                <text:p>0.253576</text:p>
              </table:table-cell>
              <table:table-cell office:value-type="float" office:value="0.49326">
                <text:p>0.4932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75">
                <text:p>1.75</text:p>
              </table:table-cell>
              <table:table-cell office:value-type="float" office:value="0.255043">
                <text:p>0.255043</text:p>
              </table:table-cell>
              <table:table-cell office:value-type="float" office:value="0.495268">
                <text:p>0.49526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76">
                <text:p>1.76</text:p>
              </table:table-cell>
              <table:table-cell office:value-type="float" office:value="0.256515">
                <text:p>0.256515</text:p>
              </table:table-cell>
              <table:table-cell office:value-type="float" office:value="0.49726">
                <text:p>0.4972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77">
                <text:p>1.77</text:p>
              </table:table-cell>
              <table:table-cell office:value-type="float" office:value="0.257978">
                <text:p>0.257978</text:p>
              </table:table-cell>
              <table:table-cell office:value-type="float" office:value="0.499236">
                <text:p>0.49923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78">
                <text:p>1.78</text:p>
              </table:table-cell>
              <table:table-cell office:value-type="float" office:value="0.259433">
                <text:p>0.259433</text:p>
              </table:table-cell>
              <table:table-cell office:value-type="float" office:value="0.501197">
                <text:p>0.50119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79">
                <text:p>1.79</text:p>
              </table:table-cell>
              <table:table-cell office:value-type="float" office:value="0.260883">
                <text:p>0.260883</text:p>
              </table:table-cell>
              <table:table-cell office:value-type="float" office:value="0.503143">
                <text:p>0.50314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8">
                <text:p>1.8</text:p>
              </table:table-cell>
              <table:table-cell office:value-type="float" office:value="0.26233">
                <text:p>0.26233</text:p>
              </table:table-cell>
              <table:table-cell office:value-type="float" office:value="0.505073">
                <text:p>0.50507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81">
                <text:p>1.81</text:p>
              </table:table-cell>
              <table:table-cell office:value-type="float" office:value="0.263767">
                <text:p>0.263767</text:p>
              </table:table-cell>
              <table:table-cell office:value-type="float" office:value="0.506988">
                <text:p>0.50698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82">
                <text:p>1.82</text:p>
              </table:table-cell>
              <table:table-cell office:value-type="float" office:value="0.265197">
                <text:p>0.265197</text:p>
              </table:table-cell>
              <table:table-cell office:value-type="float" office:value="0.508889">
                <text:p>0.50888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83">
                <text:p>1.83</text:p>
              </table:table-cell>
              <table:table-cell office:value-type="float" office:value="0.266624">
                <text:p>0.266624</text:p>
              </table:table-cell>
              <table:table-cell office:value-type="float" office:value="0.510775">
                <text:p>0.51077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84">
                <text:p>1.84</text:p>
              </table:table-cell>
              <table:table-cell office:value-type="float" office:value="0.268032">
                <text:p>0.268032</text:p>
              </table:table-cell>
              <table:table-cell office:value-type="float" office:value="0.512647">
                <text:p>0.51264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85">
                <text:p>1.85</text:p>
              </table:table-cell>
              <table:table-cell office:value-type="float" office:value="0.269443">
                <text:p>0.269443</text:p>
              </table:table-cell>
              <table:table-cell office:value-type="float" office:value="0.514504">
                <text:p>0.51450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86">
                <text:p>1.86</text:p>
              </table:table-cell>
              <table:table-cell office:value-type="float" office:value="0.270854">
                <text:p>0.270854</text:p>
              </table:table-cell>
              <table:table-cell office:value-type="float" office:value="0.516347">
                <text:p>0.51634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87">
                <text:p>1.87</text:p>
              </table:table-cell>
              <table:table-cell office:value-type="float" office:value="0.272251">
                <text:p>0.272251</text:p>
              </table:table-cell>
              <table:table-cell office:value-type="float" office:value="0.518177">
                <text:p>0.51817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88">
                <text:p>1.88</text:p>
              </table:table-cell>
              <table:table-cell office:value-type="float" office:value="0.273649">
                <text:p>0.273649</text:p>
              </table:table-cell>
              <table:table-cell office:value-type="float" office:value="0.519992">
                <text:p>0.51999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89">
                <text:p>1.89</text:p>
              </table:table-cell>
              <table:table-cell office:value-type="float" office:value="0.275043">
                <text:p>0.275043</text:p>
              </table:table-cell>
              <table:table-cell office:value-type="float" office:value="0.521794">
                <text:p>0.52179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9">
                <text:p>1.9</text:p>
              </table:table-cell>
              <table:table-cell office:value-type="float" office:value="0.27643">
                <text:p>0.27643</text:p>
              </table:table-cell>
              <table:table-cell office:value-type="float" office:value="0.523583">
                <text:p>0.52358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91">
                <text:p>1.91</text:p>
              </table:table-cell>
              <table:table-cell office:value-type="float" office:value="0.277808">
                <text:p>0.277808</text:p>
              </table:table-cell>
              <table:table-cell office:value-type="float" office:value="0.525358">
                <text:p>0.52535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92">
                <text:p>1.92</text:p>
              </table:table-cell>
              <table:table-cell office:value-type="float" office:value="0.27918">
                <text:p>0.27918</text:p>
              </table:table-cell>
              <table:table-cell office:value-type="float" office:value="0.52712">
                <text:p>0.5271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93">
                <text:p>1.93</text:p>
              </table:table-cell>
              <table:table-cell office:value-type="float" office:value="0.280536">
                <text:p>0.280536</text:p>
              </table:table-cell>
              <table:table-cell office:value-type="float" office:value="0.528869">
                <text:p>0.52886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94">
                <text:p>1.94</text:p>
              </table:table-cell>
              <table:table-cell office:value-type="float" office:value="0.281895">
                <text:p>0.281895</text:p>
              </table:table-cell>
              <table:table-cell office:value-type="float" office:value="0.530605">
                <text:p>0.53060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95">
                <text:p>1.95</text:p>
              </table:table-cell>
              <table:table-cell office:value-type="float" office:value="0.283254">
                <text:p>0.283254</text:p>
              </table:table-cell>
              <table:table-cell office:value-type="float" office:value="0.532328">
                <text:p>0.53232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96">
                <text:p>1.96</text:p>
              </table:table-cell>
              <table:table-cell office:value-type="float" office:value="0.2846">
                <text:p>0.2846</text:p>
              </table:table-cell>
              <table:table-cell office:value-type="float" office:value="0.534038">
                <text:p>0.53403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97">
                <text:p>1.97</text:p>
              </table:table-cell>
              <table:table-cell office:value-type="float" office:value="0.285946">
                <text:p>0.285946</text:p>
              </table:table-cell>
              <table:table-cell office:value-type="float" office:value="0.535737">
                <text:p>0.53573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98">
                <text:p>1.98</text:p>
              </table:table-cell>
              <table:table-cell office:value-type="float" office:value="0.287289">
                <text:p>0.287289</text:p>
              </table:table-cell>
              <table:table-cell office:value-type="float" office:value="0.537423">
                <text:p>0.53742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99">
                <text:p>1.99</text:p>
              </table:table-cell>
              <table:table-cell office:value-type="float" office:value="0.288624">
                <text:p>0.288624</text:p>
              </table:table-cell>
              <table:table-cell office:value-type="float" office:value="0.539096">
                <text:p>0.53909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">
                <text:p>2</text:p>
              </table:table-cell>
              <table:table-cell office:value-type="float" office:value="0.289952">
                <text:p>0.289952</text:p>
              </table:table-cell>
              <table:table-cell office:value-type="float" office:value="0.540758">
                <text:p>0.54075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01">
                <text:p>2.01</text:p>
              </table:table-cell>
              <table:table-cell office:value-type="float" office:value="0.291275">
                <text:p>0.291275</text:p>
              </table:table-cell>
              <table:table-cell office:value-type="float" office:value="0.542407">
                <text:p>0.54240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02">
                <text:p>2.02</text:p>
              </table:table-cell>
              <table:table-cell office:value-type="float" office:value="0.292583">
                <text:p>0.292583</text:p>
              </table:table-cell>
              <table:table-cell office:value-type="float" office:value="0.544045">
                <text:p>0.54404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03">
                <text:p>2.03</text:p>
              </table:table-cell>
              <table:table-cell office:value-type="float" office:value="0.293891">
                <text:p>0.293891</text:p>
              </table:table-cell>
              <table:table-cell office:value-type="float" office:value="0.545671">
                <text:p>0.54567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04">
                <text:p>2.04</text:p>
              </table:table-cell>
              <table:table-cell office:value-type="float" office:value="0.2952">
                <text:p>0.2952</text:p>
              </table:table-cell>
              <table:table-cell office:value-type="float" office:value="0.547286">
                <text:p>0.54728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05">
                <text:p>2.05</text:p>
              </table:table-cell>
              <table:table-cell office:value-type="float" office:value="0.296499">
                <text:p>0.296499</text:p>
              </table:table-cell>
              <table:table-cell office:value-type="float" office:value="0.548889">
                <text:p>0.54888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06">
                <text:p>2.06</text:p>
              </table:table-cell>
              <table:table-cell office:value-type="float" office:value="0.297797">
                <text:p>0.297797</text:p>
              </table:table-cell>
              <table:table-cell office:value-type="float" office:value="0.550481">
                <text:p>0.55048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07">
                <text:p>2.07</text:p>
              </table:table-cell>
              <table:table-cell office:value-type="float" office:value="0.299096">
                <text:p>0.299096</text:p>
              </table:table-cell>
              <table:table-cell office:value-type="float" office:value="0.552062">
                <text:p>0.55206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08">
                <text:p>2.08</text:p>
              </table:table-cell>
              <table:table-cell office:value-type="float" office:value="0.300381">
                <text:p>0.300381</text:p>
              </table:table-cell>
              <table:table-cell office:value-type="float" office:value="0.553631">
                <text:p>0.55363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09">
                <text:p>2.09</text:p>
              </table:table-cell>
              <table:table-cell office:value-type="float" office:value="0.301659">
                <text:p>0.301659</text:p>
              </table:table-cell>
              <table:table-cell office:value-type="float" office:value="0.55519">
                <text:p>0.5551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1">
                <text:p>2.1</text:p>
              </table:table-cell>
              <table:table-cell office:value-type="float" office:value="0.302923">
                <text:p>0.302923</text:p>
              </table:table-cell>
              <table:table-cell office:value-type="float" office:value="0.556738">
                <text:p>0.55673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11">
                <text:p>2.11</text:p>
              </table:table-cell>
              <table:table-cell office:value-type="float" office:value="0.304185">
                <text:p>0.304185</text:p>
              </table:table-cell>
              <table:table-cell office:value-type="float" office:value="0.558275">
                <text:p>0.55827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12">
                <text:p>2.12</text:p>
              </table:table-cell>
              <table:table-cell office:value-type="float" office:value="0.305458">
                <text:p>0.305458</text:p>
              </table:table-cell>
              <table:table-cell office:value-type="float" office:value="0.559801">
                <text:p>0.55980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13">
                <text:p>2.13</text:p>
              </table:table-cell>
              <table:table-cell office:value-type="float" office:value="0.306715">
                <text:p>0.306715</text:p>
              </table:table-cell>
              <table:table-cell office:value-type="float" office:value="0.561317">
                <text:p>0.56131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14">
                <text:p>2.14</text:p>
              </table:table-cell>
              <table:table-cell office:value-type="float" office:value="0.307969">
                <text:p>0.307969</text:p>
              </table:table-cell>
              <table:table-cell office:value-type="float" office:value="0.562822">
                <text:p>0.56282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15">
                <text:p>2.15</text:p>
              </table:table-cell>
              <table:table-cell office:value-type="float" office:value="0.309226">
                <text:p>0.309226</text:p>
              </table:table-cell>
              <table:table-cell office:value-type="float" office:value="0.564318">
                <text:p>0.56431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16">
                <text:p>2.16</text:p>
              </table:table-cell>
              <table:table-cell office:value-type="float" office:value="0.310471">
                <text:p>0.310471</text:p>
              </table:table-cell>
              <table:table-cell office:value-type="float" office:value="0.565803">
                <text:p>0.56580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17">
                <text:p>2.17</text:p>
              </table:table-cell>
              <table:table-cell office:value-type="float" office:value="0.311711">
                <text:p>0.311711</text:p>
              </table:table-cell>
              <table:table-cell office:value-type="float" office:value="0.567278">
                <text:p>0.56727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18">
                <text:p>2.18</text:p>
              </table:table-cell>
              <table:table-cell office:value-type="float" office:value="0.312939">
                <text:p>0.312939</text:p>
              </table:table-cell>
              <table:table-cell office:value-type="float" office:value="0.568742">
                <text:p>0.56874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19">
                <text:p>2.19</text:p>
              </table:table-cell>
              <table:table-cell office:value-type="float" office:value="0.314161">
                <text:p>0.314161</text:p>
              </table:table-cell>
              <table:table-cell office:value-type="float" office:value="0.570197">
                <text:p>0.57019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2">
                <text:p>2.2</text:p>
              </table:table-cell>
              <table:table-cell office:value-type="float" office:value="0.315392">
                <text:p>0.315392</text:p>
              </table:table-cell>
              <table:table-cell office:value-type="float" office:value="0.571643">
                <text:p>0.57164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21">
                <text:p>2.21</text:p>
              </table:table-cell>
              <table:table-cell office:value-type="float" office:value="0.31661">
                <text:p>0.31661</text:p>
              </table:table-cell>
              <table:table-cell office:value-type="float" office:value="0.573078">
                <text:p>0.57307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22">
                <text:p>2.22</text:p>
              </table:table-cell>
              <table:table-cell office:value-type="float" office:value="0.317824">
                <text:p>0.317824</text:p>
              </table:table-cell>
              <table:table-cell office:value-type="float" office:value="0.574504">
                <text:p>0.57450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23">
                <text:p>2.23</text:p>
              </table:table-cell>
              <table:table-cell office:value-type="float" office:value="0.319041">
                <text:p>0.319041</text:p>
              </table:table-cell>
              <table:table-cell office:value-type="float" office:value="0.575921">
                <text:p>0.57592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24">
                <text:p>2.24</text:p>
              </table:table-cell>
              <table:table-cell office:value-type="float" office:value="0.320247">
                <text:p>0.320247</text:p>
              </table:table-cell>
              <table:table-cell office:value-type="float" office:value="0.577328">
                <text:p>0.57732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25">
                <text:p>2.25</text:p>
              </table:table-cell>
              <table:table-cell office:value-type="float" office:value="0.321449">
                <text:p>0.321449</text:p>
              </table:table-cell>
              <table:table-cell office:value-type="float" office:value="0.578726">
                <text:p>0.57872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26">
                <text:p>2.26</text:p>
              </table:table-cell>
              <table:table-cell office:value-type="float" office:value="0.322635">
                <text:p>0.322635</text:p>
              </table:table-cell>
              <table:table-cell office:value-type="float" office:value="0.580114">
                <text:p>0.58011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27">
                <text:p>2.27</text:p>
              </table:table-cell>
              <table:table-cell office:value-type="float" office:value="0.323818">
                <text:p>0.323818</text:p>
              </table:table-cell>
              <table:table-cell office:value-type="float" office:value="0.581494">
                <text:p>0.58149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28">
                <text:p>2.28</text:p>
              </table:table-cell>
              <table:table-cell office:value-type="float" office:value="0.325013">
                <text:p>0.325013</text:p>
              </table:table-cell>
              <table:table-cell office:value-type="float" office:value="0.582864">
                <text:p>0.58286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29">
                <text:p>2.29</text:p>
              </table:table-cell>
              <table:table-cell office:value-type="float" office:value="0.326191">
                <text:p>0.326191</text:p>
              </table:table-cell>
              <table:table-cell office:value-type="float" office:value="0.584226">
                <text:p>0.58422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3">
                <text:p>2.3</text:p>
              </table:table-cell>
              <table:table-cell office:value-type="float" office:value="0.327372">
                <text:p>0.327372</text:p>
              </table:table-cell>
              <table:table-cell office:value-type="float" office:value="0.585578">
                <text:p>0.58557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31">
                <text:p>2.31</text:p>
              </table:table-cell>
              <table:table-cell office:value-type="float" office:value="0.328553">
                <text:p>0.328553</text:p>
              </table:table-cell>
              <table:table-cell office:value-type="float" office:value="0.586922">
                <text:p>0.58692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32">
                <text:p>2.32</text:p>
              </table:table-cell>
              <table:table-cell office:value-type="float" office:value="0.329721">
                <text:p>0.329721</text:p>
              </table:table-cell>
              <table:table-cell office:value-type="float" office:value="0.588257">
                <text:p>0.58825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33">
                <text:p>2.33</text:p>
              </table:table-cell>
              <table:table-cell office:value-type="float" office:value="0.330883">
                <text:p>0.330883</text:p>
              </table:table-cell>
              <table:table-cell office:value-type="float" office:value="0.589584">
                <text:p>0.58958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34">
                <text:p>2.34</text:p>
              </table:table-cell>
              <table:table-cell office:value-type="float" office:value="0.332031">
                <text:p>0.332031</text:p>
              </table:table-cell>
              <table:table-cell office:value-type="float" office:value="0.590902">
                <text:p>0.59090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35">
                <text:p>2.35</text:p>
              </table:table-cell>
              <table:table-cell office:value-type="float" office:value="0.333184">
                <text:p>0.333184</text:p>
              </table:table-cell>
              <table:table-cell office:value-type="float" office:value="0.592211">
                <text:p>0.59221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36">
                <text:p>2.36</text:p>
              </table:table-cell>
              <table:table-cell office:value-type="float" office:value="0.33434">
                <text:p>0.33434</text:p>
              </table:table-cell>
              <table:table-cell office:value-type="float" office:value="0.593512">
                <text:p>0.59351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37">
                <text:p>2.37</text:p>
              </table:table-cell>
              <table:table-cell office:value-type="float" office:value="0.335483">
                <text:p>0.335483</text:p>
              </table:table-cell>
              <table:table-cell office:value-type="float" office:value="0.594805">
                <text:p>0.59480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38">
                <text:p>2.38</text:p>
              </table:table-cell>
              <table:table-cell office:value-type="float" office:value="0.336628">
                <text:p>0.336628</text:p>
              </table:table-cell>
              <table:table-cell office:value-type="float" office:value="0.59609">
                <text:p>0.5960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39">
                <text:p>2.39</text:p>
              </table:table-cell>
              <table:table-cell office:value-type="float" office:value="0.337766">
                <text:p>0.337766</text:p>
              </table:table-cell>
              <table:table-cell office:value-type="float" office:value="0.597367">
                <text:p>0.59736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4">
                <text:p>2.4</text:p>
              </table:table-cell>
              <table:table-cell office:value-type="float" office:value="0.3389">
                <text:p>0.3389</text:p>
              </table:table-cell>
              <table:table-cell office:value-type="float" office:value="0.598635">
                <text:p>0.59863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41">
                <text:p>2.41</text:p>
              </table:table-cell>
              <table:table-cell office:value-type="float" office:value="0.340021">
                <text:p>0.340021</text:p>
              </table:table-cell>
              <table:table-cell office:value-type="float" office:value="0.599896">
                <text:p>0.59989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42">
                <text:p>2.42</text:p>
              </table:table-cell>
              <table:table-cell office:value-type="float" office:value="0.341137">
                <text:p>0.341137</text:p>
              </table:table-cell>
              <table:table-cell office:value-type="float" office:value="0.601149">
                <text:p>0.60114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43">
                <text:p>2.43</text:p>
              </table:table-cell>
              <table:table-cell office:value-type="float" office:value="0.342262">
                <text:p>0.342262</text:p>
              </table:table-cell>
              <table:table-cell office:value-type="float" office:value="0.602394">
                <text:p>0.60239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44">
                <text:p>2.44</text:p>
              </table:table-cell>
              <table:table-cell office:value-type="float" office:value="0.343374">
                <text:p>0.343374</text:p>
              </table:table-cell>
              <table:table-cell office:value-type="float" office:value="0.603631">
                <text:p>0.60363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45">
                <text:p>2.45</text:p>
              </table:table-cell>
              <table:table-cell office:value-type="float" office:value="0.344487">
                <text:p>0.344487</text:p>
              </table:table-cell>
              <table:table-cell office:value-type="float" office:value="0.60486">
                <text:p>0.6048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46">
                <text:p>2.46</text:p>
              </table:table-cell>
              <table:table-cell office:value-type="float" office:value="0.345601">
                <text:p>0.345601</text:p>
              </table:table-cell>
              <table:table-cell office:value-type="float" office:value="0.606082">
                <text:p>0.60608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47">
                <text:p>2.47</text:p>
              </table:table-cell>
              <table:table-cell office:value-type="float" office:value="0.346698">
                <text:p>0.346698</text:p>
              </table:table-cell>
              <table:table-cell office:value-type="float" office:value="0.607296">
                <text:p>0.60729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48">
                <text:p>2.48</text:p>
              </table:table-cell>
              <table:table-cell office:value-type="float" office:value="0.347789">
                <text:p>0.347789</text:p>
              </table:table-cell>
              <table:table-cell office:value-type="float" office:value="0.608503">
                <text:p>0.60850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49">
                <text:p>2.49</text:p>
              </table:table-cell>
              <table:table-cell office:value-type="float" office:value="0.348868">
                <text:p>0.348868</text:p>
              </table:table-cell>
              <table:table-cell office:value-type="float" office:value="0.609703">
                <text:p>0.60970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5">
                <text:p>2.5</text:p>
              </table:table-cell>
              <table:table-cell office:value-type="float" office:value="0.349955">
                <text:p>0.349955</text:p>
              </table:table-cell>
              <table:table-cell office:value-type="float" office:value="0.610895">
                <text:p>0.61089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51">
                <text:p>2.51</text:p>
              </table:table-cell>
              <table:table-cell office:value-type="float" office:value="0.351038">
                <text:p>0.351038</text:p>
              </table:table-cell>
              <table:table-cell office:value-type="float" office:value="0.61208">
                <text:p>0.6120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52">
                <text:p>2.52</text:p>
              </table:table-cell>
              <table:table-cell office:value-type="float" office:value="0.352111">
                <text:p>0.352111</text:p>
              </table:table-cell>
              <table:table-cell office:value-type="float" office:value="0.613258">
                <text:p>0.61325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53">
                <text:p>2.53</text:p>
              </table:table-cell>
              <table:table-cell office:value-type="float" office:value="0.353191">
                <text:p>0.353191</text:p>
              </table:table-cell>
              <table:table-cell office:value-type="float" office:value="0.614428">
                <text:p>0.61442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54">
                <text:p>2.54</text:p>
              </table:table-cell>
              <table:table-cell office:value-type="float" office:value="0.354265">
                <text:p>0.354265</text:p>
              </table:table-cell>
              <table:table-cell office:value-type="float" office:value="0.615592">
                <text:p>0.61559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.55">
                <text:p>2.55</text:p>
              </table:table-cell>
              <table:table-cell office:value-type="float" office:value="0.355326">
                <text:p>0.355326</text:p>
              </table:table-cell>
              <table:table-cell office:value-type="float" office:value="0.616748">
                <text:p>0.61674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56">
                <text:p>2.56</text:p>
              </table:table-cell>
              <table:table-cell office:value-type="float" office:value="0.356379">
                <text:p>0.356379</text:p>
              </table:table-cell>
              <table:table-cell office:value-type="float" office:value="0.617898">
                <text:p>0.61789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57">
                <text:p>2.57</text:p>
              </table:table-cell>
              <table:table-cell office:value-type="float" office:value="0.357437">
                <text:p>0.357437</text:p>
              </table:table-cell>
              <table:table-cell office:value-type="float" office:value="0.61904">
                <text:p>0.6190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58">
                <text:p>2.58</text:p>
              </table:table-cell>
              <table:table-cell office:value-type="float" office:value="0.358492">
                <text:p>0.358492</text:p>
              </table:table-cell>
              <table:table-cell office:value-type="float" office:value="0.620176">
                <text:p>0.62017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59">
                <text:p>2.59</text:p>
              </table:table-cell>
              <table:table-cell office:value-type="float" office:value="0.359537">
                <text:p>0.359537</text:p>
              </table:table-cell>
              <table:table-cell office:value-type="float" office:value="0.621305">
                <text:p>0.62130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6">
                <text:p>2.6</text:p>
              </table:table-cell>
              <table:table-cell office:value-type="float" office:value="0.360586">
                <text:p>0.360586</text:p>
              </table:table-cell>
              <table:table-cell office:value-type="float" office:value="0.622428">
                <text:p>0.62242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61">
                <text:p>2.61</text:p>
              </table:table-cell>
              <table:table-cell office:value-type="float" office:value="0.361634">
                <text:p>0.361634</text:p>
              </table:table-cell>
              <table:table-cell office:value-type="float" office:value="0.623544">
                <text:p>0.62354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62">
                <text:p>2.62</text:p>
              </table:table-cell>
              <table:table-cell office:value-type="float" office:value="0.362669">
                <text:p>0.362669</text:p>
              </table:table-cell>
              <table:table-cell office:value-type="float" office:value="0.624653">
                <text:p>0.62465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.63">
                <text:p>2.63</text:p>
              </table:table-cell>
              <table:table-cell office:value-type="float" office:value="0.363692">
                <text:p>0.363692</text:p>
              </table:table-cell>
              <table:table-cell office:value-type="float" office:value="0.625756">
                <text:p>0.62575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64">
                <text:p>2.64</text:p>
              </table:table-cell>
              <table:table-cell office:value-type="float" office:value="0.364724">
                <text:p>0.364724</text:p>
              </table:table-cell>
              <table:table-cell office:value-type="float" office:value="0.626852">
                <text:p>0.62685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.65">
                <text:p>2.65</text:p>
              </table:table-cell>
              <table:table-cell office:value-type="float" office:value="0.365753">
                <text:p>0.365753</text:p>
              </table:table-cell>
              <table:table-cell office:value-type="float" office:value="0.627942">
                <text:p>0.62794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66">
                <text:p>2.66</text:p>
              </table:table-cell>
              <table:table-cell office:value-type="float" office:value="0.366772">
                <text:p>0.366772</text:p>
              </table:table-cell>
              <table:table-cell office:value-type="float" office:value="0.629025">
                <text:p>0.62902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.67">
                <text:p>2.67</text:p>
              </table:table-cell>
              <table:table-cell office:value-type="float" office:value="0.367798">
                <text:p>0.367798</text:p>
              </table:table-cell>
              <table:table-cell office:value-type="float" office:value="0.630102">
                <text:p>0.63010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68">
                <text:p>2.68</text:p>
              </table:table-cell>
              <table:table-cell office:value-type="float" office:value="0.368816">
                <text:p>0.368816</text:p>
              </table:table-cell>
              <table:table-cell office:value-type="float" office:value="0.631173">
                <text:p>0.63117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69">
                <text:p>2.69</text:p>
              </table:table-cell>
              <table:table-cell office:value-type="float" office:value="0.369819">
                <text:p>0.369819</text:p>
              </table:table-cell>
              <table:table-cell office:value-type="float" office:value="0.632238">
                <text:p>0.63223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7">
                <text:p>2.7</text:p>
              </table:table-cell>
              <table:table-cell office:value-type="float" office:value="0.370819">
                <text:p>0.370819</text:p>
              </table:table-cell>
              <table:table-cell office:value-type="float" office:value="0.633297">
                <text:p>0.63329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71">
                <text:p>2.71</text:p>
              </table:table-cell>
              <table:table-cell office:value-type="float" office:value="0.371826">
                <text:p>0.371826</text:p>
              </table:table-cell>
              <table:table-cell office:value-type="float" office:value="0.634349">
                <text:p>0.63434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.72">
                <text:p>2.72</text:p>
              </table:table-cell>
              <table:table-cell office:value-type="float" office:value="0.372825">
                <text:p>0.372825</text:p>
              </table:table-cell>
              <table:table-cell office:value-type="float" office:value="0.635396">
                <text:p>0.63539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.73">
                <text:p>2.73</text:p>
              </table:table-cell>
              <table:table-cell office:value-type="float" office:value="0.373822">
                <text:p>0.373822</text:p>
              </table:table-cell>
              <table:table-cell office:value-type="float" office:value="0.636436">
                <text:p>0.63643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74">
                <text:p>2.74</text:p>
              </table:table-cell>
              <table:table-cell office:value-type="float" office:value="0.37482">
                <text:p>0.37482</text:p>
              </table:table-cell>
              <table:table-cell office:value-type="float" office:value="0.637471">
                <text:p>0.63747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.75">
                <text:p>2.75</text:p>
              </table:table-cell>
              <table:table-cell office:value-type="float" office:value="0.375811">
                <text:p>0.375811</text:p>
              </table:table-cell>
              <table:table-cell office:value-type="float" office:value="0.6385">
                <text:p>0.638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76">
                <text:p>2.76</text:p>
              </table:table-cell>
              <table:table-cell office:value-type="float" office:value="0.376786">
                <text:p>0.376786</text:p>
              </table:table-cell>
              <table:table-cell office:value-type="float" office:value="0.639523">
                <text:p>0.63952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.77">
                <text:p>2.77</text:p>
              </table:table-cell>
              <table:table-cell office:value-type="float" office:value="0.377769">
                <text:p>0.377769</text:p>
              </table:table-cell>
              <table:table-cell office:value-type="float" office:value="0.64054">
                <text:p>0.6405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.78">
                <text:p>2.78</text:p>
              </table:table-cell>
              <table:table-cell office:value-type="float" office:value="0.378753">
                <text:p>0.378753</text:p>
              </table:table-cell>
              <table:table-cell office:value-type="float" office:value="0.641551">
                <text:p>0.64155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79">
                <text:p>2.79</text:p>
              </table:table-cell>
              <table:table-cell office:value-type="float" office:value="0.379724">
                <text:p>0.379724</text:p>
              </table:table-cell>
              <table:table-cell office:value-type="float" office:value="0.642557">
                <text:p>0.64255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.8">
                <text:p>2.8</text:p>
              </table:table-cell>
              <table:table-cell office:value-type="float" office:value="0.380699">
                <text:p>0.380699</text:p>
              </table:table-cell>
              <table:table-cell office:value-type="float" office:value="0.643557">
                <text:p>0.64355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.81">
                <text:p>2.81</text:p>
              </table:table-cell>
              <table:table-cell office:value-type="float" office:value="0.381668">
                <text:p>0.381668</text:p>
              </table:table-cell>
              <table:table-cell office:value-type="float" office:value="0.644552">
                <text:p>0.64455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.82">
                <text:p>2.82</text:p>
              </table:table-cell>
              <table:table-cell office:value-type="float" office:value="0.382636">
                <text:p>0.382636</text:p>
              </table:table-cell>
              <table:table-cell office:value-type="float" office:value="0.645541">
                <text:p>0.64554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.83">
                <text:p>2.83</text:p>
              </table:table-cell>
              <table:table-cell office:value-type="float" office:value="0.383586">
                <text:p>0.383586</text:p>
              </table:table-cell>
              <table:table-cell office:value-type="float" office:value="0.646524">
                <text:p>0.64652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84">
                <text:p>2.84</text:p>
              </table:table-cell>
              <table:table-cell office:value-type="float" office:value="0.384542">
                <text:p>0.384542</text:p>
              </table:table-cell>
              <table:table-cell office:value-type="float" office:value="0.647503">
                <text:p>0.64750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.85">
                <text:p>2.85</text:p>
              </table:table-cell>
              <table:table-cell office:value-type="float" office:value="0.385503">
                <text:p>0.385503</text:p>
              </table:table-cell>
              <table:table-cell office:value-type="float" office:value="0.648475">
                <text:p>0.64847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.86">
                <text:p>2.86</text:p>
              </table:table-cell>
              <table:table-cell office:value-type="float" office:value="0.386452">
                <text:p>0.386452</text:p>
              </table:table-cell>
              <table:table-cell office:value-type="float" office:value="0.649443">
                <text:p>0.64944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.87">
                <text:p>2.87</text:p>
              </table:table-cell>
              <table:table-cell office:value-type="float" office:value="0.387404">
                <text:p>0.387404</text:p>
              </table:table-cell>
              <table:table-cell office:value-type="float" office:value="0.650405">
                <text:p>0.65040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88">
                <text:p>2.88</text:p>
              </table:table-cell>
              <table:table-cell office:value-type="float" office:value="0.388349">
                <text:p>0.388349</text:p>
              </table:table-cell>
              <table:table-cell office:value-type="float" office:value="0.651361">
                <text:p>0.65136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.89">
                <text:p>2.89</text:p>
              </table:table-cell>
              <table:table-cell office:value-type="float" office:value="0.389281">
                <text:p>0.389281</text:p>
              </table:table-cell>
              <table:table-cell office:value-type="float" office:value="0.652313">
                <text:p>0.65231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9">
                <text:p>2.9</text:p>
              </table:table-cell>
              <table:table-cell office:value-type="float" office:value="0.390216">
                <text:p>0.390216</text:p>
              </table:table-cell>
              <table:table-cell office:value-type="float" office:value="0.653259">
                <text:p>0.65325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.91">
                <text:p>2.91</text:p>
              </table:table-cell>
              <table:table-cell office:value-type="float" office:value="0.391155">
                <text:p>0.391155</text:p>
              </table:table-cell>
              <table:table-cell office:value-type="float" office:value="0.654201">
                <text:p>0.65420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.92">
                <text:p>2.92</text:p>
              </table:table-cell>
              <table:table-cell office:value-type="float" office:value="0.392083">
                <text:p>0.392083</text:p>
              </table:table-cell>
              <table:table-cell office:value-type="float" office:value="0.655137">
                <text:p>0.65513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93">
                <text:p>2.93</text:p>
              </table:table-cell>
              <table:table-cell office:value-type="float" office:value="0.393014">
                <text:p>0.393014</text:p>
              </table:table-cell>
              <table:table-cell office:value-type="float" office:value="0.656068">
                <text:p>0.65606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.94">
                <text:p>2.94</text:p>
              </table:table-cell>
              <table:table-cell office:value-type="float" office:value="0.393944">
                <text:p>0.393944</text:p>
              </table:table-cell>
              <table:table-cell office:value-type="float" office:value="0.656994">
                <text:p>0.65699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.95">
                <text:p>2.95</text:p>
              </table:table-cell>
              <table:table-cell office:value-type="float" office:value="0.394862">
                <text:p>0.394862</text:p>
              </table:table-cell>
              <table:table-cell office:value-type="float" office:value="0.657915">
                <text:p>0.65791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.96">
                <text:p>2.96</text:p>
              </table:table-cell>
              <table:table-cell office:value-type="float" office:value="0.395769">
                <text:p>0.395769</text:p>
              </table:table-cell>
              <table:table-cell office:value-type="float" office:value="0.658831">
                <text:p>0.65883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97">
                <text:p>2.97</text:p>
              </table:table-cell>
              <table:table-cell office:value-type="float" office:value="0.396686">
                <text:p>0.396686</text:p>
              </table:table-cell>
              <table:table-cell office:value-type="float" office:value="0.659742">
                <text:p>0.65974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.98">
                <text:p>2.98</text:p>
              </table:table-cell>
              <table:table-cell office:value-type="float" office:value="0.397598">
                <text:p>0.397598</text:p>
              </table:table-cell>
              <table:table-cell office:value-type="float" office:value="0.660649">
                <text:p>0.66064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.99">
                <text:p>2.99</text:p>
              </table:table-cell>
              <table:table-cell office:value-type="float" office:value="0.398505">
                <text:p>0.398505</text:p>
              </table:table-cell>
              <table:table-cell office:value-type="float" office:value="0.66155">
                <text:p>0.6615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">
                <text:p>3</text:p>
              </table:table-cell>
              <table:table-cell office:value-type="float" office:value="0.399415">
                <text:p>0.399415</text:p>
              </table:table-cell>
              <table:table-cell office:value-type="float" office:value="0.662447">
                <text:p>0.66244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.01">
                <text:p>3.01</text:p>
              </table:table-cell>
              <table:table-cell office:value-type="float" office:value="0.400319">
                <text:p>0.400319</text:p>
              </table:table-cell>
              <table:table-cell office:value-type="float" office:value="0.663339">
                <text:p>0.66333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.02">
                <text:p>3.02</text:p>
              </table:table-cell>
              <table:table-cell office:value-type="float" office:value="0.401209">
                <text:p>0.401209</text:p>
              </table:table-cell>
              <table:table-cell office:value-type="float" office:value="0.664227">
                <text:p>0.66422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.03">
                <text:p>3.03</text:p>
              </table:table-cell>
              <table:table-cell office:value-type="float" office:value="0.402104">
                <text:p>0.402104</text:p>
              </table:table-cell>
              <table:table-cell office:value-type="float" office:value="0.665109">
                <text:p>0.66510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.04">
                <text:p>3.04</text:p>
              </table:table-cell>
              <table:table-cell office:value-type="float" office:value="0.403003">
                <text:p>0.403003</text:p>
              </table:table-cell>
              <table:table-cell office:value-type="float" office:value="0.665988">
                <text:p>0.66598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.05">
                <text:p>3.05</text:p>
              </table:table-cell>
              <table:table-cell office:value-type="float" office:value="0.403886">
                <text:p>0.403886</text:p>
              </table:table-cell>
              <table:table-cell office:value-type="float" office:value="0.666861">
                <text:p>0.66686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.06">
                <text:p>3.06</text:p>
              </table:table-cell>
              <table:table-cell office:value-type="float" office:value="0.404776">
                <text:p>0.404776</text:p>
              </table:table-cell>
              <table:table-cell office:value-type="float" office:value="0.66773">
                <text:p>0.6677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07">
                <text:p>3.07</text:p>
              </table:table-cell>
              <table:table-cell office:value-type="float" office:value="0.405663">
                <text:p>0.405663</text:p>
              </table:table-cell>
              <table:table-cell office:value-type="float" office:value="0.668594">
                <text:p>0.66859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08">
                <text:p>3.08</text:p>
              </table:table-cell>
              <table:table-cell office:value-type="float" office:value="0.40653">
                <text:p>0.40653</text:p>
              </table:table-cell>
              <table:table-cell office:value-type="float" office:value="0.669454">
                <text:p>0.66945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09">
                <text:p>3.09</text:p>
              </table:table-cell>
              <table:table-cell office:value-type="float" office:value="0.407408">
                <text:p>0.407408</text:p>
              </table:table-cell>
              <table:table-cell office:value-type="float" office:value="0.67031">
                <text:p>0.6703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.1">
                <text:p>3.1</text:p>
              </table:table-cell>
              <table:table-cell office:value-type="float" office:value="0.408292">
                <text:p>0.408292</text:p>
              </table:table-cell>
              <table:table-cell office:value-type="float" office:value="0.671161">
                <text:p>0.67116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11">
                <text:p>3.11</text:p>
              </table:table-cell>
              <table:table-cell office:value-type="float" office:value="0.409158">
                <text:p>0.409158</text:p>
              </table:table-cell>
              <table:table-cell office:value-type="float" office:value="0.672007">
                <text:p>0.67200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.12">
                <text:p>3.12</text:p>
              </table:table-cell>
              <table:table-cell office:value-type="float" office:value="0.410032">
                <text:p>0.410032</text:p>
              </table:table-cell>
              <table:table-cell office:value-type="float" office:value="0.67285">
                <text:p>0.6728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13">
                <text:p>3.13</text:p>
              </table:table-cell>
              <table:table-cell office:value-type="float" office:value="0.410901">
                <text:p>0.410901</text:p>
              </table:table-cell>
              <table:table-cell office:value-type="float" office:value="0.673688">
                <text:p>0.67368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.14">
                <text:p>3.14</text:p>
              </table:table-cell>
              <table:table-cell office:value-type="float" office:value="0.411752">
                <text:p>0.411752</text:p>
              </table:table-cell>
              <table:table-cell office:value-type="float" office:value="0.674522">
                <text:p>0.67452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.15">
                <text:p>3.15</text:p>
              </table:table-cell>
              <table:table-cell office:value-type="float" office:value="0.412609">
                <text:p>0.412609</text:p>
              </table:table-cell>
              <table:table-cell office:value-type="float" office:value="0.675351">
                <text:p>0.67535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.16">
                <text:p>3.16</text:p>
              </table:table-cell>
              <table:table-cell office:value-type="float" office:value="0.413472">
                <text:p>0.413472</text:p>
              </table:table-cell>
              <table:table-cell office:value-type="float" office:value="0.676176">
                <text:p>0.67617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.17">
                <text:p>3.17</text:p>
              </table:table-cell>
              <table:table-cell office:value-type="float" office:value="0.414321">
                <text:p>0.414321</text:p>
              </table:table-cell>
              <table:table-cell office:value-type="float" office:value="0.676997">
                <text:p>0.67699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.18">
                <text:p>3.18</text:p>
              </table:table-cell>
              <table:table-cell office:value-type="float" office:value="0.415171">
                <text:p>0.415171</text:p>
              </table:table-cell>
              <table:table-cell office:value-type="float" office:value="0.677814">
                <text:p>0.67781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.19">
                <text:p>3.19</text:p>
              </table:table-cell>
              <table:table-cell office:value-type="float" office:value="0.416027">
                <text:p>0.416027</text:p>
              </table:table-cell>
              <table:table-cell office:value-type="float" office:value="0.678627">
                <text:p>0.67862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.2">
                <text:p>3.2</text:p>
              </table:table-cell>
              <table:table-cell office:value-type="float" office:value="0.416865">
                <text:p>0.416865</text:p>
              </table:table-cell>
              <table:table-cell office:value-type="float" office:value="0.679436">
                <text:p>0.67943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.21">
                <text:p>3.21</text:p>
              </table:table-cell>
              <table:table-cell office:value-type="float" office:value="0.417703">
                <text:p>0.417703</text:p>
              </table:table-cell>
              <table:table-cell office:value-type="float" office:value="0.68024">
                <text:p>0.6802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.22">
                <text:p>3.22</text:p>
              </table:table-cell>
              <table:table-cell office:value-type="float" office:value="0.418548">
                <text:p>0.418548</text:p>
              </table:table-cell>
              <table:table-cell office:value-type="float" office:value="0.681041">
                <text:p>0.68104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.23">
                <text:p>3.23</text:p>
              </table:table-cell>
              <table:table-cell office:value-type="float" office:value="0.419381">
                <text:p>0.419381</text:p>
              </table:table-cell>
              <table:table-cell office:value-type="float" office:value="0.681838">
                <text:p>0.68183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.24">
                <text:p>3.24</text:p>
              </table:table-cell>
              <table:table-cell office:value-type="float" office:value="0.420213">
                <text:p>0.420213</text:p>
              </table:table-cell>
              <table:table-cell office:value-type="float" office:value="0.68263">
                <text:p>0.6826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.25">
                <text:p>3.25</text:p>
              </table:table-cell>
              <table:table-cell office:value-type="float" office:value="0.421051">
                <text:p>0.421051</text:p>
              </table:table-cell>
              <table:table-cell office:value-type="float" office:value="0.683419">
                <text:p>0.68341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.26">
                <text:p>3.26</text:p>
              </table:table-cell>
              <table:table-cell office:value-type="float" office:value="0.421873">
                <text:p>0.421873</text:p>
              </table:table-cell>
              <table:table-cell office:value-type="float" office:value="0.684204">
                <text:p>0.68420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.27">
                <text:p>3.27</text:p>
              </table:table-cell>
              <table:table-cell office:value-type="float" office:value="0.422696">
                <text:p>0.422696</text:p>
              </table:table-cell>
              <table:table-cell office:value-type="float" office:value="0.684985">
                <text:p>0.68498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.28">
                <text:p>3.28</text:p>
              </table:table-cell>
              <table:table-cell office:value-type="float" office:value="0.423525">
                <text:p>0.423525</text:p>
              </table:table-cell>
              <table:table-cell office:value-type="float" office:value="0.685762">
                <text:p>0.68576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.29">
                <text:p>3.29</text:p>
              </table:table-cell>
              <table:table-cell office:value-type="float" office:value="0.42434">
                <text:p>0.42434</text:p>
              </table:table-cell>
              <table:table-cell office:value-type="float" office:value="0.686535">
                <text:p>0.68653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.3">
                <text:p>3.3</text:p>
              </table:table-cell>
              <table:table-cell office:value-type="float" office:value="0.425161">
                <text:p>0.425161</text:p>
              </table:table-cell>
              <table:table-cell office:value-type="float" office:value="0.687305">
                <text:p>0.68730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.31">
                <text:p>3.31</text:p>
              </table:table-cell>
              <table:table-cell office:value-type="float" office:value="0.425979">
                <text:p>0.425979</text:p>
              </table:table-cell>
              <table:table-cell office:value-type="float" office:value="0.68807">
                <text:p>0.6880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.32">
                <text:p>3.32</text:p>
              </table:table-cell>
              <table:table-cell office:value-type="float" office:value="0.426777">
                <text:p>0.426777</text:p>
              </table:table-cell>
              <table:table-cell office:value-type="float" office:value="0.688832">
                <text:p>0.68883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.33">
                <text:p>3.33</text:p>
              </table:table-cell>
              <table:table-cell office:value-type="float" office:value="0.427586">
                <text:p>0.427586</text:p>
              </table:table-cell>
              <table:table-cell office:value-type="float" office:value="0.68959">
                <text:p>0.6895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.34">
                <text:p>3.34</text:p>
              </table:table-cell>
              <table:table-cell office:value-type="float" office:value="0.428401">
                <text:p>0.428401</text:p>
              </table:table-cell>
              <table:table-cell office:value-type="float" office:value="0.690345">
                <text:p>0.69034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.35">
                <text:p>3.35</text:p>
              </table:table-cell>
              <table:table-cell office:value-type="float" office:value="0.429197">
                <text:p>0.429197</text:p>
              </table:table-cell>
              <table:table-cell office:value-type="float" office:value="0.691096">
                <text:p>0.69109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.36">
                <text:p>3.36</text:p>
              </table:table-cell>
              <table:table-cell office:value-type="float" office:value="0.430001">
                <text:p>0.430001</text:p>
              </table:table-cell>
              <table:table-cell office:value-type="float" office:value="0.691843">
                <text:p>0.69184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.37">
                <text:p>3.37</text:p>
              </table:table-cell>
              <table:table-cell office:value-type="float" office:value="0.430806">
                <text:p>0.430806</text:p>
              </table:table-cell>
              <table:table-cell office:value-type="float" office:value="0.692587">
                <text:p>0.69258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.38">
                <text:p>3.38</text:p>
              </table:table-cell>
              <table:table-cell office:value-type="float" office:value="0.43159">
                <text:p>0.43159</text:p>
              </table:table-cell>
              <table:table-cell office:value-type="float" office:value="0.693327">
                <text:p>0.69332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.39">
                <text:p>3.39</text:p>
              </table:table-cell>
              <table:table-cell office:value-type="float" office:value="0.432384">
                <text:p>0.432384</text:p>
              </table:table-cell>
              <table:table-cell office:value-type="float" office:value="0.694063">
                <text:p>0.69406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.4">
                <text:p>3.4</text:p>
              </table:table-cell>
              <table:table-cell office:value-type="float" office:value="0.43318">
                <text:p>0.43318</text:p>
              </table:table-cell>
              <table:table-cell office:value-type="float" office:value="0.694796">
                <text:p>0.69479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.41">
                <text:p>3.41</text:p>
              </table:table-cell>
              <table:table-cell office:value-type="float" office:value="0.433964">
                <text:p>0.433964</text:p>
              </table:table-cell>
              <table:table-cell office:value-type="float" office:value="0.695526">
                <text:p>0.69552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.42">
                <text:p>3.42</text:p>
              </table:table-cell>
              <table:table-cell office:value-type="float" office:value="0.434754">
                <text:p>0.434754</text:p>
              </table:table-cell>
              <table:table-cell office:value-type="float" office:value="0.696252">
                <text:p>0.69625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.43">
                <text:p>3.43</text:p>
              </table:table-cell>
              <table:table-cell office:value-type="float" office:value="0.43554">
                <text:p>0.43554</text:p>
              </table:table-cell>
              <table:table-cell office:value-type="float" office:value="0.696974">
                <text:p>0.69697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.44">
                <text:p>3.44</text:p>
              </table:table-cell>
              <table:table-cell office:value-type="float" office:value="0.436312">
                <text:p>0.436312</text:p>
              </table:table-cell>
              <table:table-cell office:value-type="float" office:value="0.697693">
                <text:p>0.69769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.45">
                <text:p>3.45</text:p>
              </table:table-cell>
              <table:table-cell office:value-type="float" office:value="0.437087">
                <text:p>0.437087</text:p>
              </table:table-cell>
              <table:table-cell office:value-type="float" office:value="0.698409">
                <text:p>0.69840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.46">
                <text:p>3.46</text:p>
              </table:table-cell>
              <table:table-cell office:value-type="float" office:value="0.437865">
                <text:p>0.437865</text:p>
              </table:table-cell>
              <table:table-cell office:value-type="float" office:value="0.699121">
                <text:p>0.69912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.47">
                <text:p>3.47</text:p>
              </table:table-cell>
              <table:table-cell office:value-type="float" office:value="0.438636">
                <text:p>0.438636</text:p>
              </table:table-cell>
              <table:table-cell office:value-type="float" office:value="0.69983">
                <text:p>0.6998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.48">
                <text:p>3.48</text:p>
              </table:table-cell>
              <table:table-cell office:value-type="float" office:value="0.439414">
                <text:p>0.439414</text:p>
              </table:table-cell>
              <table:table-cell office:value-type="float" office:value="0.700536">
                <text:p>0.70053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.49">
                <text:p>3.49</text:p>
              </table:table-cell>
              <table:table-cell office:value-type="float" office:value="0.440175">
                <text:p>0.440175</text:p>
              </table:table-cell>
              <table:table-cell office:value-type="float" office:value="0.701238">
                <text:p>0.70123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.5">
                <text:p>3.5</text:p>
              </table:table-cell>
              <table:table-cell office:value-type="float" office:value="0.440929">
                <text:p>0.440929</text:p>
              </table:table-cell>
              <table:table-cell office:value-type="float" office:value="0.701937">
                <text:p>0.70193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.51">
                <text:p>3.51</text:p>
              </table:table-cell>
              <table:table-cell office:value-type="float" office:value="0.441697">
                <text:p>0.441697</text:p>
              </table:table-cell>
              <table:table-cell office:value-type="float" office:value="0.702633">
                <text:p>0.70263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.52">
                <text:p>3.52</text:p>
              </table:table-cell>
              <table:table-cell office:value-type="float" office:value="0.442458">
                <text:p>0.442458</text:p>
              </table:table-cell>
              <table:table-cell office:value-type="float" office:value="0.703326">
                <text:p>0.70332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.53">
                <text:p>3.53</text:p>
              </table:table-cell>
              <table:table-cell office:value-type="float" office:value="0.443212">
                <text:p>0.443212</text:p>
              </table:table-cell>
              <table:table-cell office:value-type="float" office:value="0.704015">
                <text:p>0.70401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.54">
                <text:p>3.54</text:p>
              </table:table-cell>
              <table:table-cell office:value-type="float" office:value="0.443975">
                <text:p>0.443975</text:p>
              </table:table-cell>
              <table:table-cell office:value-type="float" office:value="0.704701">
                <text:p>0.70470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.55">
                <text:p>3.55</text:p>
              </table:table-cell>
              <table:table-cell office:value-type="float" office:value="0.444717">
                <text:p>0.444717</text:p>
              </table:table-cell>
              <table:table-cell office:value-type="float" office:value="0.705384">
                <text:p>0.70538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.56">
                <text:p>3.56</text:p>
              </table:table-cell>
              <table:table-cell office:value-type="float" office:value="0.445466">
                <text:p>0.445466</text:p>
              </table:table-cell>
              <table:table-cell office:value-type="float" office:value="0.706064">
                <text:p>0.70606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.57">
                <text:p>3.57</text:p>
              </table:table-cell>
              <table:table-cell office:value-type="float" office:value="0.446224">
                <text:p>0.446224</text:p>
              </table:table-cell>
              <table:table-cell office:value-type="float" office:value="0.706741">
                <text:p>0.70674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.58">
                <text:p>3.58</text:p>
              </table:table-cell>
              <table:table-cell office:value-type="float" office:value="0.446966">
                <text:p>0.446966</text:p>
              </table:table-cell>
              <table:table-cell office:value-type="float" office:value="0.707414">
                <text:p>0.70741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.59">
                <text:p>3.59</text:p>
              </table:table-cell>
              <table:table-cell office:value-type="float" office:value="0.447713">
                <text:p>0.447713</text:p>
              </table:table-cell>
              <table:table-cell office:value-type="float" office:value="0.708085">
                <text:p>0.70808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.6">
                <text:p>3.6</text:p>
              </table:table-cell>
              <table:table-cell office:value-type="float" office:value="0.448456">
                <text:p>0.448456</text:p>
              </table:table-cell>
              <table:table-cell office:value-type="float" office:value="0.708752">
                <text:p>0.70875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.61">
                <text:p>3.61</text:p>
              </table:table-cell>
              <table:table-cell office:value-type="float" office:value="0.449187">
                <text:p>0.449187</text:p>
              </table:table-cell>
              <table:table-cell office:value-type="float" office:value="0.709416">
                <text:p>0.70941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.62">
                <text:p>3.62</text:p>
              </table:table-cell>
              <table:table-cell office:value-type="float" office:value="0.44992">
                <text:p>0.44992</text:p>
              </table:table-cell>
              <table:table-cell office:value-type="float" office:value="0.710078">
                <text:p>0.71007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.63">
                <text:p>3.63</text:p>
              </table:table-cell>
              <table:table-cell office:value-type="float" office:value="0.450658">
                <text:p>0.450658</text:p>
              </table:table-cell>
              <table:table-cell office:value-type="float" office:value="0.710736">
                <text:p>0.71073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.64">
                <text:p>3.64</text:p>
              </table:table-cell>
              <table:table-cell office:value-type="float" office:value="0.451387">
                <text:p>0.451387</text:p>
              </table:table-cell>
              <table:table-cell office:value-type="float" office:value="0.711391">
                <text:p>0.71139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.65">
                <text:p>3.65</text:p>
              </table:table-cell>
              <table:table-cell office:value-type="float" office:value="0.452122">
                <text:p>0.452122</text:p>
              </table:table-cell>
              <table:table-cell office:value-type="float" office:value="0.712044">
                <text:p>0.71204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.66">
                <text:p>3.66</text:p>
              </table:table-cell>
              <table:table-cell office:value-type="float" office:value="0.452831">
                <text:p>0.452831</text:p>
              </table:table-cell>
              <table:table-cell office:value-type="float" office:value="0.712693">
                <text:p>0.71269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.67">
                <text:p>3.67</text:p>
              </table:table-cell>
              <table:table-cell office:value-type="float" office:value="0.453557">
                <text:p>0.453557</text:p>
              </table:table-cell>
              <table:table-cell office:value-type="float" office:value="0.71334">
                <text:p>0.7133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.68">
                <text:p>3.68</text:p>
              </table:table-cell>
              <table:table-cell office:value-type="float" office:value="0.454286">
                <text:p>0.454286</text:p>
              </table:table-cell>
              <table:table-cell office:value-type="float" office:value="0.713983">
                <text:p>0.71398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.69">
                <text:p>3.69</text:p>
              </table:table-cell>
              <table:table-cell office:value-type="float" office:value="0.454993">
                <text:p>0.454993</text:p>
              </table:table-cell>
              <table:table-cell office:value-type="float" office:value="0.714624">
                <text:p>0.71462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.7">
                <text:p>3.7</text:p>
              </table:table-cell>
              <table:table-cell office:value-type="float" office:value="0.455715">
                <text:p>0.455715</text:p>
              </table:table-cell>
              <table:table-cell office:value-type="float" office:value="0.715262">
                <text:p>0.71526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.71">
                <text:p>3.71</text:p>
              </table:table-cell>
              <table:table-cell office:value-type="float" office:value="0.456434">
                <text:p>0.456434</text:p>
              </table:table-cell>
              <table:table-cell office:value-type="float" office:value="0.715897">
                <text:p>0.71589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.72">
                <text:p>3.72</text:p>
              </table:table-cell>
              <table:table-cell office:value-type="float" office:value="0.457129">
                <text:p>0.457129</text:p>
              </table:table-cell>
              <table:table-cell office:value-type="float" office:value="0.716529">
                <text:p>0.71652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.73">
                <text:p>3.73</text:p>
              </table:table-cell>
              <table:table-cell office:value-type="float" office:value="0.457834">
                <text:p>0.457834</text:p>
              </table:table-cell>
              <table:table-cell office:value-type="float" office:value="0.717159">
                <text:p>0.71715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.74">
                <text:p>3.74</text:p>
              </table:table-cell>
              <table:table-cell office:value-type="float" office:value="0.458552">
                <text:p>0.458552</text:p>
              </table:table-cell>
              <table:table-cell office:value-type="float" office:value="0.717785">
                <text:p>0.71778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.75">
                <text:p>3.75</text:p>
              </table:table-cell>
              <table:table-cell office:value-type="float" office:value="0.459246">
                <text:p>0.459246</text:p>
              </table:table-cell>
              <table:table-cell office:value-type="float" office:value="0.718409">
                <text:p>0.71840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.76">
                <text:p>3.76</text:p>
              </table:table-cell>
              <table:table-cell office:value-type="float" office:value="0.459962">
                <text:p>0.459962</text:p>
              </table:table-cell>
              <table:table-cell office:value-type="float" office:value="0.71903">
                <text:p>0.7190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.77">
                <text:p>3.77</text:p>
              </table:table-cell>
              <table:table-cell office:value-type="float" office:value="0.460646">
                <text:p>0.460646</text:p>
              </table:table-cell>
              <table:table-cell office:value-type="float" office:value="0.719648">
                <text:p>0.71964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.78">
                <text:p>3.78</text:p>
              </table:table-cell>
              <table:table-cell office:value-type="float" office:value="0.461343">
                <text:p>0.461343</text:p>
              </table:table-cell>
              <table:table-cell office:value-type="float" office:value="0.720264">
                <text:p>0.72026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.79">
                <text:p>3.79</text:p>
              </table:table-cell>
              <table:table-cell office:value-type="float" office:value="0.462041">
                <text:p>0.462041</text:p>
              </table:table-cell>
              <table:table-cell office:value-type="float" office:value="0.720877">
                <text:p>0.72087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.8">
                <text:p>3.8</text:p>
              </table:table-cell>
              <table:table-cell office:value-type="float" office:value="0.462729">
                <text:p>0.462729</text:p>
              </table:table-cell>
              <table:table-cell office:value-type="float" office:value="0.721487">
                <text:p>0.72148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.81">
                <text:p>3.81</text:p>
              </table:table-cell>
              <table:table-cell office:value-type="float" office:value="0.463421">
                <text:p>0.463421</text:p>
              </table:table-cell>
              <table:table-cell office:value-type="float" office:value="0.722095">
                <text:p>0.72209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.82">
                <text:p>3.82</text:p>
              </table:table-cell>
              <table:table-cell office:value-type="float" office:value="0.464108">
                <text:p>0.464108</text:p>
              </table:table-cell>
              <table:table-cell office:value-type="float" office:value="0.7227">
                <text:p>0.722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.83">
                <text:p>3.83</text:p>
              </table:table-cell>
              <table:table-cell office:value-type="float" office:value="0.464785">
                <text:p>0.464785</text:p>
              </table:table-cell>
              <table:table-cell office:value-type="float" office:value="0.723302">
                <text:p>0.72330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.84">
                <text:p>3.84</text:p>
              </table:table-cell>
              <table:table-cell office:value-type="float" office:value="0.465463">
                <text:p>0.465463</text:p>
              </table:table-cell>
              <table:table-cell office:value-type="float" office:value="0.723902">
                <text:p>0.72390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.85">
                <text:p>3.85</text:p>
              </table:table-cell>
              <table:table-cell office:value-type="float" office:value="0.466144">
                <text:p>0.466144</text:p>
              </table:table-cell>
              <table:table-cell office:value-type="float" office:value="0.724499">
                <text:p>0.72449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.86">
                <text:p>3.86</text:p>
              </table:table-cell>
              <table:table-cell office:value-type="float" office:value="0.46682">
                <text:p>0.46682</text:p>
              </table:table-cell>
              <table:table-cell office:value-type="float" office:value="0.725093">
                <text:p>0.72509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.87">
                <text:p>3.87</text:p>
              </table:table-cell>
              <table:table-cell office:value-type="float" office:value="0.467503">
                <text:p>0.467503</text:p>
              </table:table-cell>
              <table:table-cell office:value-type="float" office:value="0.725685">
                <text:p>0.72568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.88">
                <text:p>3.88</text:p>
              </table:table-cell>
              <table:table-cell office:value-type="float" office:value="0.468171">
                <text:p>0.468171</text:p>
              </table:table-cell>
              <table:table-cell office:value-type="float" office:value="0.726275">
                <text:p>0.72627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.89">
                <text:p>3.89</text:p>
              </table:table-cell>
              <table:table-cell office:value-type="float" office:value="0.468843">
                <text:p>0.468843</text:p>
              </table:table-cell>
              <table:table-cell office:value-type="float" office:value="0.726862">
                <text:p>0.72686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.9">
                <text:p>3.9</text:p>
              </table:table-cell>
              <table:table-cell office:value-type="float" office:value="0.469517">
                <text:p>0.469517</text:p>
              </table:table-cell>
              <table:table-cell office:value-type="float" office:value="0.727446">
                <text:p>0.72744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.91">
                <text:p>3.91</text:p>
              </table:table-cell>
              <table:table-cell office:value-type="float" office:value="0.470184">
                <text:p>0.470184</text:p>
              </table:table-cell>
              <table:table-cell office:value-type="float" office:value="0.728028">
                <text:p>0.72802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.92">
                <text:p>3.92</text:p>
              </table:table-cell>
              <table:table-cell office:value-type="float" office:value="0.47086">
                <text:p>0.47086</text:p>
              </table:table-cell>
              <table:table-cell office:value-type="float" office:value="0.728607">
                <text:p>0.72860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.93">
                <text:p>3.93</text:p>
              </table:table-cell>
              <table:table-cell office:value-type="float" office:value="0.471511">
                <text:p>0.471511</text:p>
              </table:table-cell>
              <table:table-cell office:value-type="float" office:value="0.729184">
                <text:p>0.72918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.94">
                <text:p>3.94</text:p>
              </table:table-cell>
              <table:table-cell office:value-type="float" office:value="0.47217">
                <text:p>0.47217</text:p>
              </table:table-cell>
              <table:table-cell office:value-type="float" office:value="0.729759">
                <text:p>0.72975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.95">
                <text:p>3.95</text:p>
              </table:table-cell>
              <table:table-cell office:value-type="float" office:value="0.472838">
                <text:p>0.472838</text:p>
              </table:table-cell>
              <table:table-cell office:value-type="float" office:value="0.730331">
                <text:p>0.73033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.96">
                <text:p>3.96</text:p>
              </table:table-cell>
              <table:table-cell office:value-type="float" office:value="0.473495">
                <text:p>0.473495</text:p>
              </table:table-cell>
              <table:table-cell office:value-type="float" office:value="0.730901">
                <text:p>0.73090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.97">
                <text:p>3.97</text:p>
              </table:table-cell>
              <table:table-cell office:value-type="float" office:value="0.474153">
                <text:p>0.474153</text:p>
              </table:table-cell>
              <table:table-cell office:value-type="float" office:value="0.731468">
                <text:p>0.73146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.98">
                <text:p>3.98</text:p>
              </table:table-cell>
              <table:table-cell office:value-type="float" office:value="0.474807">
                <text:p>0.474807</text:p>
              </table:table-cell>
              <table:table-cell office:value-type="float" office:value="0.732033">
                <text:p>0.73203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.99">
                <text:p>3.99</text:p>
              </table:table-cell>
              <table:table-cell office:value-type="float" office:value="0.475452">
                <text:p>0.475452</text:p>
              </table:table-cell>
              <table:table-cell office:value-type="float" office:value="0.732595">
                <text:p>0.73259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">
                <text:p>4</text:p>
              </table:table-cell>
              <table:table-cell office:value-type="float" office:value="0.476096">
                <text:p>0.476096</text:p>
              </table:table-cell>
              <table:table-cell office:value-type="float" office:value="0.733155">
                <text:p>0.73315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.01">
                <text:p>4.01</text:p>
              </table:table-cell>
              <table:table-cell office:value-type="float" office:value="0.476744">
                <text:p>0.476744</text:p>
              </table:table-cell>
              <table:table-cell office:value-type="float" office:value="0.733713">
                <text:p>0.73371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.02">
                <text:p>4.02</text:p>
              </table:table-cell>
              <table:table-cell office:value-type="float" office:value="0.477394">
                <text:p>0.477394</text:p>
              </table:table-cell>
              <table:table-cell office:value-type="float" office:value="0.734269">
                <text:p>0.73426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.03">
                <text:p>4.03</text:p>
              </table:table-cell>
              <table:table-cell office:value-type="float" office:value="0.478043">
                <text:p>0.478043</text:p>
              </table:table-cell>
              <table:table-cell office:value-type="float" office:value="0.734822">
                <text:p>0.73482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.04">
                <text:p>4.04</text:p>
              </table:table-cell>
              <table:table-cell office:value-type="float" office:value="0.478674">
                <text:p>0.478674</text:p>
              </table:table-cell>
              <table:table-cell office:value-type="float" office:value="0.735373">
                <text:p>0.73537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.05">
                <text:p>4.05</text:p>
              </table:table-cell>
              <table:table-cell office:value-type="float" office:value="0.479315">
                <text:p>0.479315</text:p>
              </table:table-cell>
              <table:table-cell office:value-type="float" office:value="0.735921">
                <text:p>0.73592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.06">
                <text:p>4.06</text:p>
              </table:table-cell>
              <table:table-cell office:value-type="float" office:value="0.47996">
                <text:p>0.47996</text:p>
              </table:table-cell>
              <table:table-cell office:value-type="float" office:value="0.736468">
                <text:p>0.73646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.07">
                <text:p>4.07</text:p>
              </table:table-cell>
              <table:table-cell office:value-type="float" office:value="0.480592">
                <text:p>0.480592</text:p>
              </table:table-cell>
              <table:table-cell office:value-type="float" office:value="0.737012">
                <text:p>0.73701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.08">
                <text:p>4.08</text:p>
              </table:table-cell>
              <table:table-cell office:value-type="float" office:value="0.481234">
                <text:p>0.481234</text:p>
              </table:table-cell>
              <table:table-cell office:value-type="float" office:value="0.737553">
                <text:p>0.73755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.09">
                <text:p>4.09</text:p>
              </table:table-cell>
              <table:table-cell office:value-type="float" office:value="0.481853">
                <text:p>0.481853</text:p>
              </table:table-cell>
              <table:table-cell office:value-type="float" office:value="0.738093">
                <text:p>0.73809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.1">
                <text:p>4.1</text:p>
              </table:table-cell>
              <table:table-cell office:value-type="float" office:value="0.482485">
                <text:p>0.482485</text:p>
              </table:table-cell>
              <table:table-cell office:value-type="float" office:value="0.73863">
                <text:p>0.7386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.11">
                <text:p>4.11</text:p>
              </table:table-cell>
              <table:table-cell office:value-type="float" office:value="0.483122">
                <text:p>0.483122</text:p>
              </table:table-cell>
              <table:table-cell office:value-type="float" office:value="0.739166">
                <text:p>0.73916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.12">
                <text:p>4.12</text:p>
              </table:table-cell>
              <table:table-cell office:value-type="float" office:value="0.483746">
                <text:p>0.483746</text:p>
              </table:table-cell>
              <table:table-cell office:value-type="float" office:value="0.739699">
                <text:p>0.73969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.13">
                <text:p>4.13</text:p>
              </table:table-cell>
              <table:table-cell office:value-type="float" office:value="0.484382">
                <text:p>0.484382</text:p>
              </table:table-cell>
              <table:table-cell office:value-type="float" office:value="0.740229">
                <text:p>0.74022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.14">
                <text:p>4.14</text:p>
              </table:table-cell>
              <table:table-cell office:value-type="float" office:value="0.484991">
                <text:p>0.484991</text:p>
              </table:table-cell>
              <table:table-cell office:value-type="float" office:value="0.740758">
                <text:p>0.74075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.15">
                <text:p>4.15</text:p>
              </table:table-cell>
              <table:table-cell office:value-type="float" office:value="0.485612">
                <text:p>0.485612</text:p>
              </table:table-cell>
              <table:table-cell office:value-type="float" office:value="0.741285">
                <text:p>0.74128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.16">
                <text:p>4.16</text:p>
              </table:table-cell>
              <table:table-cell office:value-type="float" office:value="0.486241">
                <text:p>0.486241</text:p>
              </table:table-cell>
              <table:table-cell office:value-type="float" office:value="0.741809">
                <text:p>0.74180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.17">
                <text:p>4.17</text:p>
              </table:table-cell>
              <table:table-cell office:value-type="float" office:value="0.486853">
                <text:p>0.486853</text:p>
              </table:table-cell>
              <table:table-cell office:value-type="float" office:value="0.742331">
                <text:p>0.74233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.18">
                <text:p>4.18</text:p>
              </table:table-cell>
              <table:table-cell office:value-type="float" office:value="0.487475">
                <text:p>0.487475</text:p>
              </table:table-cell>
              <table:table-cell office:value-type="float" office:value="0.742851">
                <text:p>0.74285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.19">
                <text:p>4.19</text:p>
              </table:table-cell>
              <table:table-cell office:value-type="float" office:value="0.488086">
                <text:p>0.488086</text:p>
              </table:table-cell>
              <table:table-cell office:value-type="float" office:value="0.743369">
                <text:p>0.74336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.2">
                <text:p>4.2</text:p>
              </table:table-cell>
              <table:table-cell office:value-type="float" office:value="0.488692">
                <text:p>0.488692</text:p>
              </table:table-cell>
              <table:table-cell office:value-type="float" office:value="0.743885">
                <text:p>0.74388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.21">
                <text:p>4.21</text:p>
              </table:table-cell>
              <table:table-cell office:value-type="float" office:value="0.48931">
                <text:p>0.48931</text:p>
              </table:table-cell>
              <table:table-cell office:value-type="float" office:value="0.744399">
                <text:p>0.74439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.22">
                <text:p>4.22</text:p>
              </table:table-cell>
              <table:table-cell office:value-type="float" office:value="0.489922">
                <text:p>0.489922</text:p>
              </table:table-cell>
              <table:table-cell office:value-type="float" office:value="0.744911">
                <text:p>0.74491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.23">
                <text:p>4.23</text:p>
              </table:table-cell>
              <table:table-cell office:value-type="float" office:value="0.490529">
                <text:p>0.490529</text:p>
              </table:table-cell>
              <table:table-cell office:value-type="float" office:value="0.745421">
                <text:p>0.74542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.24">
                <text:p>4.24</text:p>
              </table:table-cell>
              <table:table-cell office:value-type="float" office:value="0.491134">
                <text:p>0.491134</text:p>
              </table:table-cell>
              <table:table-cell office:value-type="float" office:value="0.745929">
                <text:p>0.74592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.25">
                <text:p>4.25</text:p>
              </table:table-cell>
              <table:table-cell office:value-type="float" office:value="0.49173">
                <text:p>0.49173</text:p>
              </table:table-cell>
              <table:table-cell office:value-type="float" office:value="0.746434">
                <text:p>0.74643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.26">
                <text:p>4.26</text:p>
              </table:table-cell>
              <table:table-cell office:value-type="float" office:value="0.492337">
                <text:p>0.492337</text:p>
              </table:table-cell>
              <table:table-cell office:value-type="float" office:value="0.746938">
                <text:p>0.74693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.27">
                <text:p>4.27</text:p>
              </table:table-cell>
              <table:table-cell office:value-type="float" office:value="0.492937">
                <text:p>0.492937</text:p>
              </table:table-cell>
              <table:table-cell office:value-type="float" office:value="0.74744">
                <text:p>0.7474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.28">
                <text:p>4.28</text:p>
              </table:table-cell>
              <table:table-cell office:value-type="float" office:value="0.493537">
                <text:p>0.493537</text:p>
              </table:table-cell>
              <table:table-cell office:value-type="float" office:value="0.747939">
                <text:p>0.74793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.29">
                <text:p>4.29</text:p>
              </table:table-cell>
              <table:table-cell office:value-type="float" office:value="0.49414">
                <text:p>0.49414</text:p>
              </table:table-cell>
              <table:table-cell office:value-type="float" office:value="0.748437">
                <text:p>0.74843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.3">
                <text:p>4.3</text:p>
              </table:table-cell>
              <table:table-cell office:value-type="float" office:value="0.494724">
                <text:p>0.494724</text:p>
              </table:table-cell>
              <table:table-cell office:value-type="float" office:value="0.748933">
                <text:p>0.74893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.31">
                <text:p>4.31</text:p>
              </table:table-cell>
              <table:table-cell office:value-type="float" office:value="0.49532">
                <text:p>0.49532</text:p>
              </table:table-cell>
              <table:table-cell office:value-type="float" office:value="0.749427">
                <text:p>0.74942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.32">
                <text:p>4.32</text:p>
              </table:table-cell>
              <table:table-cell office:value-type="float" office:value="0.495913">
                <text:p>0.495913</text:p>
              </table:table-cell>
              <table:table-cell office:value-type="float" office:value="0.749919">
                <text:p>0.74991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.33">
                <text:p>4.33</text:p>
              </table:table-cell>
              <table:table-cell office:value-type="float" office:value="0.496502">
                <text:p>0.496502</text:p>
              </table:table-cell>
              <table:table-cell office:value-type="float" office:value="0.750409">
                <text:p>0.75040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.34">
                <text:p>4.34</text:p>
              </table:table-cell>
              <table:table-cell office:value-type="float" office:value="0.497096">
                <text:p>0.497096</text:p>
              </table:table-cell>
              <table:table-cell office:value-type="float" office:value="0.750897">
                <text:p>0.75089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.35">
                <text:p>4.35</text:p>
              </table:table-cell>
              <table:table-cell office:value-type="float" office:value="0.497675">
                <text:p>0.497675</text:p>
              </table:table-cell>
              <table:table-cell office:value-type="float" office:value="0.751383">
                <text:p>0.75138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.36">
                <text:p>4.36</text:p>
              </table:table-cell>
              <table:table-cell office:value-type="float" office:value="0.498261">
                <text:p>0.498261</text:p>
              </table:table-cell>
              <table:table-cell office:value-type="float" office:value="0.751867">
                <text:p>0.75186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.37">
                <text:p>4.37</text:p>
              </table:table-cell>
              <table:table-cell office:value-type="float" office:value="0.498846">
                <text:p>0.498846</text:p>
              </table:table-cell>
              <table:table-cell office:value-type="float" office:value="0.75235">
                <text:p>0.7523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.38">
                <text:p>4.38</text:p>
              </table:table-cell>
              <table:table-cell office:value-type="float" office:value="0.499426">
                <text:p>0.499426</text:p>
              </table:table-cell>
              <table:table-cell office:value-type="float" office:value="0.75283">
                <text:p>0.7528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.39">
                <text:p>4.39</text:p>
              </table:table-cell>
              <table:table-cell office:value-type="float" office:value="0.500012">
                <text:p>0.500012</text:p>
              </table:table-cell>
              <table:table-cell office:value-type="float" office:value="0.753309">
                <text:p>0.75330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.4">
                <text:p>4.4</text:p>
              </table:table-cell>
              <table:table-cell office:value-type="float" office:value="0.500583">
                <text:p>0.500583</text:p>
              </table:table-cell>
              <table:table-cell office:value-type="float" office:value="0.753786">
                <text:p>0.75378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.41">
                <text:p>4.41</text:p>
              </table:table-cell>
              <table:table-cell office:value-type="float" office:value="0.501152">
                <text:p>0.501152</text:p>
              </table:table-cell>
              <table:table-cell office:value-type="float" office:value="0.754261">
                <text:p>0.75426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.42">
                <text:p>4.42</text:p>
              </table:table-cell>
              <table:table-cell office:value-type="float" office:value="0.501728">
                <text:p>0.501728</text:p>
              </table:table-cell>
              <table:table-cell office:value-type="float" office:value="0.754734">
                <text:p>0.75473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.43">
                <text:p>4.43</text:p>
              </table:table-cell>
              <table:table-cell office:value-type="float" office:value="0.502306">
                <text:p>0.502306</text:p>
              </table:table-cell>
              <table:table-cell office:value-type="float" office:value="0.755205">
                <text:p>0.75520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.44">
                <text:p>4.44</text:p>
              </table:table-cell>
              <table:table-cell office:value-type="float" office:value="0.502882">
                <text:p>0.502882</text:p>
              </table:table-cell>
              <table:table-cell office:value-type="float" office:value="0.755674">
                <text:p>0.75567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.45">
                <text:p>4.45</text:p>
              </table:table-cell>
              <table:table-cell office:value-type="float" office:value="0.503446">
                <text:p>0.503446</text:p>
              </table:table-cell>
              <table:table-cell office:value-type="float" office:value="0.756142">
                <text:p>0.75614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.46">
                <text:p>4.46</text:p>
              </table:table-cell>
              <table:table-cell office:value-type="float" office:value="0.504015">
                <text:p>0.504015</text:p>
              </table:table-cell>
              <table:table-cell office:value-type="float" office:value="0.756608">
                <text:p>0.75660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.47">
                <text:p>4.47</text:p>
              </table:table-cell>
              <table:table-cell office:value-type="float" office:value="0.504584">
                <text:p>0.504584</text:p>
              </table:table-cell>
              <table:table-cell office:value-type="float" office:value="0.757072">
                <text:p>0.75707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.48">
                <text:p>4.48</text:p>
              </table:table-cell>
              <table:table-cell office:value-type="float" office:value="0.505147">
                <text:p>0.505147</text:p>
              </table:table-cell>
              <table:table-cell office:value-type="float" office:value="0.757535">
                <text:p>0.75753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.49">
                <text:p>4.49</text:p>
              </table:table-cell>
              <table:table-cell office:value-type="float" office:value="0.505716">
                <text:p>0.505716</text:p>
              </table:table-cell>
              <table:table-cell office:value-type="float" office:value="0.757995">
                <text:p>0.75799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.5">
                <text:p>4.5</text:p>
              </table:table-cell>
              <table:table-cell office:value-type="float" office:value="0.506271">
                <text:p>0.506271</text:p>
              </table:table-cell>
              <table:table-cell office:value-type="float" office:value="0.758454">
                <text:p>0.75845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.51">
                <text:p>4.51</text:p>
              </table:table-cell>
              <table:table-cell office:value-type="float" office:value="0.506833">
                <text:p>0.506833</text:p>
              </table:table-cell>
              <table:table-cell office:value-type="float" office:value="0.758911">
                <text:p>0.75891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.52">
                <text:p>4.52</text:p>
              </table:table-cell>
              <table:table-cell office:value-type="float" office:value="0.507392">
                <text:p>0.507392</text:p>
              </table:table-cell>
              <table:table-cell office:value-type="float" office:value="0.759367">
                <text:p>0.75936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.53">
                <text:p>4.53</text:p>
              </table:table-cell>
              <table:table-cell office:value-type="float" office:value="0.507953">
                <text:p>0.507953</text:p>
              </table:table-cell>
              <table:table-cell office:value-type="float" office:value="0.75982">
                <text:p>0.7598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.54">
                <text:p>4.54</text:p>
              </table:table-cell>
              <table:table-cell office:value-type="float" office:value="0.508513">
                <text:p>0.508513</text:p>
              </table:table-cell>
              <table:table-cell office:value-type="float" office:value="0.760272">
                <text:p>0.76027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.55">
                <text:p>4.55</text:p>
              </table:table-cell>
              <table:table-cell office:value-type="float" office:value="0.509058">
                <text:p>0.509058</text:p>
              </table:table-cell>
              <table:table-cell office:value-type="float" office:value="0.760723">
                <text:p>0.76072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.56">
                <text:p>4.56</text:p>
              </table:table-cell>
              <table:table-cell office:value-type="float" office:value="0.509617">
                <text:p>0.509617</text:p>
              </table:table-cell>
              <table:table-cell office:value-type="float" office:value="0.761171">
                <text:p>0.76117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.57">
                <text:p>4.57</text:p>
              </table:table-cell>
              <table:table-cell office:value-type="float" office:value="0.510173">
                <text:p>0.510173</text:p>
              </table:table-cell>
              <table:table-cell office:value-type="float" office:value="0.761618">
                <text:p>0.76161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.58">
                <text:p>4.58</text:p>
              </table:table-cell>
              <table:table-cell office:value-type="float" office:value="0.510721">
                <text:p>0.510721</text:p>
              </table:table-cell>
              <table:table-cell office:value-type="float" office:value="0.762063">
                <text:p>0.76206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.59">
                <text:p>4.59</text:p>
              </table:table-cell>
              <table:table-cell office:value-type="float" office:value="0.511266">
                <text:p>0.511266</text:p>
              </table:table-cell>
              <table:table-cell office:value-type="float" office:value="0.762507">
                <text:p>0.76250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.6">
                <text:p>4.6</text:p>
              </table:table-cell>
              <table:table-cell office:value-type="float" office:value="0.511808">
                <text:p>0.511808</text:p>
              </table:table-cell>
              <table:table-cell office:value-type="float" office:value="0.762949">
                <text:p>0.76294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.61">
                <text:p>4.61</text:p>
              </table:table-cell>
              <table:table-cell office:value-type="float" office:value="0.51236">
                <text:p>0.51236</text:p>
              </table:table-cell>
              <table:table-cell office:value-type="float" office:value="0.763389">
                <text:p>0.76338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.62">
                <text:p>4.62</text:p>
              </table:table-cell>
              <table:table-cell office:value-type="float" office:value="0.512904">
                <text:p>0.512904</text:p>
              </table:table-cell>
              <table:table-cell office:value-type="float" office:value="0.763828">
                <text:p>0.76382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.63">
                <text:p>4.63</text:p>
              </table:table-cell>
              <table:table-cell office:value-type="float" office:value="0.513447">
                <text:p>0.513447</text:p>
              </table:table-cell>
              <table:table-cell office:value-type="float" office:value="0.764265">
                <text:p>0.76426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.64">
                <text:p>4.64</text:p>
              </table:table-cell>
              <table:table-cell office:value-type="float" office:value="0.513982">
                <text:p>0.513982</text:p>
              </table:table-cell>
              <table:table-cell office:value-type="float" office:value="0.7647">
                <text:p>0.764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.65">
                <text:p>4.65</text:p>
              </table:table-cell>
              <table:table-cell office:value-type="float" office:value="0.514522">
                <text:p>0.514522</text:p>
              </table:table-cell>
              <table:table-cell office:value-type="float" office:value="0.765134">
                <text:p>0.76513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.66">
                <text:p>4.66</text:p>
              </table:table-cell>
              <table:table-cell office:value-type="float" office:value="0.515067">
                <text:p>0.515067</text:p>
              </table:table-cell>
              <table:table-cell office:value-type="float" office:value="0.765566">
                <text:p>0.76556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.67">
                <text:p>4.67</text:p>
              </table:table-cell>
              <table:table-cell office:value-type="float" office:value="0.515602">
                <text:p>0.515602</text:p>
              </table:table-cell>
              <table:table-cell office:value-type="float" office:value="0.765997">
                <text:p>0.76599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.68">
                <text:p>4.68</text:p>
              </table:table-cell>
              <table:table-cell office:value-type="float" office:value="0.516145">
                <text:p>0.516145</text:p>
              </table:table-cell>
              <table:table-cell office:value-type="float" office:value="0.766426">
                <text:p>0.76642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.69">
                <text:p>4.69</text:p>
              </table:table-cell>
              <table:table-cell office:value-type="float" office:value="0.516665">
                <text:p>0.516665</text:p>
              </table:table-cell>
              <table:table-cell office:value-type="float" office:value="0.766854">
                <text:p>0.76685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.7">
                <text:p>4.7</text:p>
              </table:table-cell>
              <table:table-cell office:value-type="float" office:value="0.517196">
                <text:p>0.517196</text:p>
              </table:table-cell>
              <table:table-cell office:value-type="float" office:value="0.767279">
                <text:p>0.76727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.71">
                <text:p>4.71</text:p>
              </table:table-cell>
              <table:table-cell office:value-type="float" office:value="0.517731">
                <text:p>0.517731</text:p>
              </table:table-cell>
              <table:table-cell office:value-type="float" office:value="0.767704">
                <text:p>0.76770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.72">
                <text:p>4.72</text:p>
              </table:table-cell>
              <table:table-cell office:value-type="float" office:value="0.518255">
                <text:p>0.518255</text:p>
              </table:table-cell>
              <table:table-cell office:value-type="float" office:value="0.768127">
                <text:p>0.76812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.73">
                <text:p>4.73</text:p>
              </table:table-cell>
              <table:table-cell office:value-type="float" office:value="0.518794">
                <text:p>0.518794</text:p>
              </table:table-cell>
              <table:table-cell office:value-type="float" office:value="0.768548">
                <text:p>0.76854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.74">
                <text:p>4.74</text:p>
              </table:table-cell>
              <table:table-cell office:value-type="float" office:value="0.519312">
                <text:p>0.519312</text:p>
              </table:table-cell>
              <table:table-cell office:value-type="float" office:value="0.768968">
                <text:p>0.76896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.75">
                <text:p>4.75</text:p>
              </table:table-cell>
              <table:table-cell office:value-type="float" office:value="0.519834">
                <text:p>0.519834</text:p>
              </table:table-cell>
              <table:table-cell office:value-type="float" office:value="0.769386">
                <text:p>0.76938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.76">
                <text:p>4.76</text:p>
              </table:table-cell>
              <table:table-cell office:value-type="float" office:value="0.520363">
                <text:p>0.520363</text:p>
              </table:table-cell>
              <table:table-cell office:value-type="float" office:value="0.769803">
                <text:p>0.76980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.77">
                <text:p>4.77</text:p>
              </table:table-cell>
              <table:table-cell office:value-type="float" office:value="0.520877">
                <text:p>0.520877</text:p>
              </table:table-cell>
              <table:table-cell office:value-type="float" office:value="0.770218">
                <text:p>0.77021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.78">
                <text:p>4.78</text:p>
              </table:table-cell>
              <table:table-cell office:value-type="float" office:value="0.521405">
                <text:p>0.521405</text:p>
              </table:table-cell>
              <table:table-cell office:value-type="float" office:value="0.770632">
                <text:p>0.77063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.79">
                <text:p>4.79</text:p>
              </table:table-cell>
              <table:table-cell office:value-type="float" office:value="0.521916">
                <text:p>0.521916</text:p>
              </table:table-cell>
              <table:table-cell office:value-type="float" office:value="0.771044">
                <text:p>0.77104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.8">
                <text:p>4.8</text:p>
              </table:table-cell>
              <table:table-cell office:value-type="float" office:value="0.522426">
                <text:p>0.522426</text:p>
              </table:table-cell>
              <table:table-cell office:value-type="float" office:value="0.771455">
                <text:p>0.77145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.81">
                <text:p>4.81</text:p>
              </table:table-cell>
              <table:table-cell office:value-type="float" office:value="0.522945">
                <text:p>0.522945</text:p>
              </table:table-cell>
              <table:table-cell office:value-type="float" office:value="0.771864">
                <text:p>0.77186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.82">
                <text:p>4.82</text:p>
              </table:table-cell>
              <table:table-cell office:value-type="float" office:value="0.523457">
                <text:p>0.523457</text:p>
              </table:table-cell>
              <table:table-cell office:value-type="float" office:value="0.772272">
                <text:p>0.77227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.83">
                <text:p>4.83</text:p>
              </table:table-cell>
              <table:table-cell office:value-type="float" office:value="0.523977">
                <text:p>0.523977</text:p>
              </table:table-cell>
              <table:table-cell office:value-type="float" office:value="0.772678">
                <text:p>0.77267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.84">
                <text:p>4.84</text:p>
              </table:table-cell>
              <table:table-cell office:value-type="float" office:value="0.524484">
                <text:p>0.524484</text:p>
              </table:table-cell>
              <table:table-cell office:value-type="float" office:value="0.773083">
                <text:p>0.77308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.85">
                <text:p>4.85</text:p>
              </table:table-cell>
              <table:table-cell office:value-type="float" office:value="0.524998">
                <text:p>0.524998</text:p>
              </table:table-cell>
              <table:table-cell office:value-type="float" office:value="0.773487">
                <text:p>0.77348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.86">
                <text:p>4.86</text:p>
              </table:table-cell>
              <table:table-cell office:value-type="float" office:value="0.525512">
                <text:p>0.525512</text:p>
              </table:table-cell>
              <table:table-cell office:value-type="float" office:value="0.773889">
                <text:p>0.77388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.87">
                <text:p>4.87</text:p>
              </table:table-cell>
              <table:table-cell office:value-type="float" office:value="0.526018">
                <text:p>0.526018</text:p>
              </table:table-cell>
              <table:table-cell office:value-type="float" office:value="0.774289">
                <text:p>0.77428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.88">
                <text:p>4.88</text:p>
              </table:table-cell>
              <table:table-cell office:value-type="float" office:value="0.526519">
                <text:p>0.526519</text:p>
              </table:table-cell>
              <table:table-cell office:value-type="float" office:value="0.774689">
                <text:p>0.77468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.89">
                <text:p>4.89</text:p>
              </table:table-cell>
              <table:table-cell office:value-type="float" office:value="0.527027">
                <text:p>0.527027</text:p>
              </table:table-cell>
              <table:table-cell office:value-type="float" office:value="0.775086">
                <text:p>0.77508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.9">
                <text:p>4.9</text:p>
              </table:table-cell>
              <table:table-cell office:value-type="float" office:value="0.527535">
                <text:p>0.527535</text:p>
              </table:table-cell>
              <table:table-cell office:value-type="float" office:value="0.775483">
                <text:p>0.77548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.91">
                <text:p>4.91</text:p>
              </table:table-cell>
              <table:table-cell office:value-type="float" office:value="0.528036">
                <text:p>0.528036</text:p>
              </table:table-cell>
              <table:table-cell office:value-type="float" office:value="0.775878">
                <text:p>0.77587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.92">
                <text:p>4.92</text:p>
              </table:table-cell>
              <table:table-cell office:value-type="float" office:value="0.528545">
                <text:p>0.528545</text:p>
              </table:table-cell>
              <table:table-cell office:value-type="float" office:value="0.776271">
                <text:p>0.77627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.93">
                <text:p>4.93</text:p>
              </table:table-cell>
              <table:table-cell office:value-type="float" office:value="0.52903">
                <text:p>0.52903</text:p>
              </table:table-cell>
              <table:table-cell office:value-type="float" office:value="0.776664">
                <text:p>0.77666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.94">
                <text:p>4.94</text:p>
              </table:table-cell>
              <table:table-cell office:value-type="float" office:value="0.529528">
                <text:p>0.529528</text:p>
              </table:table-cell>
              <table:table-cell office:value-type="float" office:value="0.777054">
                <text:p>0.77705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.95">
                <text:p>4.95</text:p>
              </table:table-cell>
              <table:table-cell office:value-type="float" office:value="0.530035">
                <text:p>0.530035</text:p>
              </table:table-cell>
              <table:table-cell office:value-type="float" office:value="0.777444">
                <text:p>0.77744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.96">
                <text:p>4.96</text:p>
              </table:table-cell>
              <table:table-cell office:value-type="float" office:value="0.530522">
                <text:p>0.530522</text:p>
              </table:table-cell>
              <table:table-cell office:value-type="float" office:value="0.777832">
                <text:p>0.77783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.97">
                <text:p>4.97</text:p>
              </table:table-cell>
              <table:table-cell office:value-type="float" office:value="0.531021">
                <text:p>0.531021</text:p>
              </table:table-cell>
              <table:table-cell office:value-type="float" office:value="0.778219">
                <text:p>0.77821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.98">
                <text:p>4.98</text:p>
              </table:table-cell>
              <table:table-cell office:value-type="float" office:value="0.531506">
                <text:p>0.531506</text:p>
              </table:table-cell>
              <table:table-cell office:value-type="float" office:value="0.778604">
                <text:p>0.77860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.99">
                <text:p>4.99</text:p>
              </table:table-cell>
              <table:table-cell office:value-type="float" office:value="0.531992">
                <text:p>0.531992</text:p>
              </table:table-cell>
              <table:table-cell office:value-type="float" office:value="0.778988">
                <text:p>0.77898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">
                <text:p>5</text:p>
              </table:table-cell>
              <table:table-cell office:value-type="float" office:value="0.532487">
                <text:p>0.532487</text:p>
              </table:table-cell>
              <table:table-cell office:value-type="float" office:value="0.779371">
                <text:p>0.77937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.01">
                <text:p>5.01</text:p>
              </table:table-cell>
              <table:table-cell office:value-type="float" office:value="0.532976">
                <text:p>0.532976</text:p>
              </table:table-cell>
              <table:table-cell office:value-type="float" office:value="0.779753">
                <text:p>0.77975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.02">
                <text:p>5.02</text:p>
              </table:table-cell>
              <table:table-cell office:value-type="float" office:value="0.533466">
                <text:p>0.533466</text:p>
              </table:table-cell>
              <table:table-cell office:value-type="float" office:value="0.780133">
                <text:p>0.78013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.03">
                <text:p>5.03</text:p>
              </table:table-cell>
              <table:table-cell office:value-type="float" office:value="0.53395">
                <text:p>0.53395</text:p>
              </table:table-cell>
              <table:table-cell office:value-type="float" office:value="0.780512">
                <text:p>0.78051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.04">
                <text:p>5.04</text:p>
              </table:table-cell>
              <table:table-cell office:value-type="float" office:value="0.534439">
                <text:p>0.534439</text:p>
              </table:table-cell>
              <table:table-cell office:value-type="float" office:value="0.780889">
                <text:p>0.78088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.05">
                <text:p>5.05</text:p>
              </table:table-cell>
              <table:table-cell office:value-type="float" office:value="0.534923">
                <text:p>0.534923</text:p>
              </table:table-cell>
              <table:table-cell office:value-type="float" office:value="0.781265">
                <text:p>0.78126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.06">
                <text:p>5.06</text:p>
              </table:table-cell>
              <table:table-cell office:value-type="float" office:value="0.535412">
                <text:p>0.535412</text:p>
              </table:table-cell>
              <table:table-cell office:value-type="float" office:value="0.78164">
                <text:p>0.7816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.07">
                <text:p>5.07</text:p>
              </table:table-cell>
              <table:table-cell office:value-type="float" office:value="0.535888">
                <text:p>0.535888</text:p>
              </table:table-cell>
              <table:table-cell office:value-type="float" office:value="0.782014">
                <text:p>0.78201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.08">
                <text:p>5.08</text:p>
              </table:table-cell>
              <table:table-cell office:value-type="float" office:value="0.536363">
                <text:p>0.536363</text:p>
              </table:table-cell>
              <table:table-cell office:value-type="float" office:value="0.782386">
                <text:p>0.78238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.09">
                <text:p>5.09</text:p>
              </table:table-cell>
              <table:table-cell office:value-type="float" office:value="0.536848">
                <text:p>0.536848</text:p>
              </table:table-cell>
              <table:table-cell office:value-type="float" office:value="0.782757">
                <text:p>0.78275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.1">
                <text:p>5.1</text:p>
              </table:table-cell>
              <table:table-cell office:value-type="float" office:value="0.537322">
                <text:p>0.537322</text:p>
              </table:table-cell>
              <table:table-cell office:value-type="float" office:value="0.783127">
                <text:p>0.78312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.11">
                <text:p>5.11</text:p>
              </table:table-cell>
              <table:table-cell office:value-type="float" office:value="0.537805">
                <text:p>0.537805</text:p>
              </table:table-cell>
              <table:table-cell office:value-type="float" office:value="0.783496">
                <text:p>0.78349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.12">
                <text:p>5.12</text:p>
              </table:table-cell>
              <table:table-cell office:value-type="float" office:value="0.538264">
                <text:p>0.538264</text:p>
              </table:table-cell>
              <table:table-cell office:value-type="float" office:value="0.783863">
                <text:p>0.78386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.13">
                <text:p>5.13</text:p>
              </table:table-cell>
              <table:table-cell office:value-type="float" office:value="0.538736">
                <text:p>0.538736</text:p>
              </table:table-cell>
              <table:table-cell office:value-type="float" office:value="0.784229">
                <text:p>0.78422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.14">
                <text:p>5.14</text:p>
              </table:table-cell>
              <table:table-cell office:value-type="float" office:value="0.539209">
                <text:p>0.539209</text:p>
              </table:table-cell>
              <table:table-cell office:value-type="float" office:value="0.784594">
                <text:p>0.78459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.15">
                <text:p>5.15</text:p>
              </table:table-cell>
              <table:table-cell office:value-type="float" office:value="0.539682">
                <text:p>0.539682</text:p>
              </table:table-cell>
              <table:table-cell office:value-type="float" office:value="0.784958">
                <text:p>0.78495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.16">
                <text:p>5.16</text:p>
              </table:table-cell>
              <table:table-cell office:value-type="float" office:value="0.540152">
                <text:p>0.540152</text:p>
              </table:table-cell>
              <table:table-cell office:value-type="float" office:value="0.78532">
                <text:p>0.7853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.17">
                <text:p>5.17</text:p>
              </table:table-cell>
              <table:table-cell office:value-type="float" office:value="0.540619">
                <text:p>0.540619</text:p>
              </table:table-cell>
              <table:table-cell office:value-type="float" office:value="0.785681">
                <text:p>0.78568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.18">
                <text:p>5.18</text:p>
              </table:table-cell>
              <table:table-cell office:value-type="float" office:value="0.541091">
                <text:p>0.541091</text:p>
              </table:table-cell>
              <table:table-cell office:value-type="float" office:value="0.786041">
                <text:p>0.78604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.19">
                <text:p>5.19</text:p>
              </table:table-cell>
              <table:table-cell office:value-type="float" office:value="0.541564">
                <text:p>0.541564</text:p>
              </table:table-cell>
              <table:table-cell office:value-type="float" office:value="0.7864">
                <text:p>0.786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.2">
                <text:p>5.2</text:p>
              </table:table-cell>
              <table:table-cell office:value-type="float" office:value="0.542033">
                <text:p>0.542033</text:p>
              </table:table-cell>
              <table:table-cell office:value-type="float" office:value="0.786758">
                <text:p>0.78675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.21">
                <text:p>5.21</text:p>
              </table:table-cell>
              <table:table-cell office:value-type="float" office:value="0.542478">
                <text:p>0.542478</text:p>
              </table:table-cell>
              <table:table-cell office:value-type="float" office:value="0.787114">
                <text:p>0.78711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.22">
                <text:p>5.22</text:p>
              </table:table-cell>
              <table:table-cell office:value-type="float" office:value="0.542942">
                <text:p>0.542942</text:p>
              </table:table-cell>
              <table:table-cell office:value-type="float" office:value="0.787469">
                <text:p>0.78746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.23">
                <text:p>5.23</text:p>
              </table:table-cell>
              <table:table-cell office:value-type="float" office:value="0.54341">
                <text:p>0.54341</text:p>
              </table:table-cell>
              <table:table-cell office:value-type="float" office:value="0.787823">
                <text:p>0.78782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.24">
                <text:p>5.24</text:p>
              </table:table-cell>
              <table:table-cell office:value-type="float" office:value="0.543856">
                <text:p>0.543856</text:p>
              </table:table-cell>
              <table:table-cell office:value-type="float" office:value="0.788176">
                <text:p>0.78817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.25">
                <text:p>5.25</text:p>
              </table:table-cell>
              <table:table-cell office:value-type="float" office:value="0.544325">
                <text:p>0.544325</text:p>
              </table:table-cell>
              <table:table-cell office:value-type="float" office:value="0.788528">
                <text:p>0.78852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.26">
                <text:p>5.26</text:p>
              </table:table-cell>
              <table:table-cell office:value-type="float" office:value="0.544771">
                <text:p>0.544771</text:p>
              </table:table-cell>
              <table:table-cell office:value-type="float" office:value="0.788878">
                <text:p>0.78887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.27">
                <text:p>5.27</text:p>
              </table:table-cell>
              <table:table-cell office:value-type="float" office:value="0.545231">
                <text:p>0.545231</text:p>
              </table:table-cell>
              <table:table-cell office:value-type="float" office:value="0.789227">
                <text:p>0.78922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.28">
                <text:p>5.28</text:p>
              </table:table-cell>
              <table:table-cell office:value-type="float" office:value="0.545678">
                <text:p>0.545678</text:p>
              </table:table-cell>
              <table:table-cell office:value-type="float" office:value="0.789576">
                <text:p>0.78957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.29">
                <text:p>5.29</text:p>
              </table:table-cell>
              <table:table-cell office:value-type="float" office:value="0.546131">
                <text:p>0.546131</text:p>
              </table:table-cell>
              <table:table-cell office:value-type="float" office:value="0.789923">
                <text:p>0.78992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.3">
                <text:p>5.3</text:p>
              </table:table-cell>
              <table:table-cell office:value-type="float" office:value="0.546575">
                <text:p>0.546575</text:p>
              </table:table-cell>
              <table:table-cell office:value-type="float" office:value="0.790268">
                <text:p>0.79026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.31">
                <text:p>5.31</text:p>
              </table:table-cell>
              <table:table-cell office:value-type="float" office:value="0.547024">
                <text:p>0.547024</text:p>
              </table:table-cell>
              <table:table-cell office:value-type="float" office:value="0.790613">
                <text:p>0.79061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.32">
                <text:p>5.32</text:p>
              </table:table-cell>
              <table:table-cell office:value-type="float" office:value="0.547477">
                <text:p>0.547477</text:p>
              </table:table-cell>
              <table:table-cell office:value-type="float" office:value="0.790957">
                <text:p>0.79095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.33">
                <text:p>5.33</text:p>
              </table:table-cell>
              <table:table-cell office:value-type="float" office:value="0.547918">
                <text:p>0.547918</text:p>
              </table:table-cell>
              <table:table-cell office:value-type="float" office:value="0.791299">
                <text:p>0.79129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.34">
                <text:p>5.34</text:p>
              </table:table-cell>
              <table:table-cell office:value-type="float" office:value="0.548369">
                <text:p>0.548369</text:p>
              </table:table-cell>
              <table:table-cell office:value-type="float" office:value="0.791641">
                <text:p>0.79164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.35">
                <text:p>5.35</text:p>
              </table:table-cell>
              <table:table-cell office:value-type="float" office:value="0.548804">
                <text:p>0.548804</text:p>
              </table:table-cell>
              <table:table-cell office:value-type="float" office:value="0.791981">
                <text:p>0.79198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.36">
                <text:p>5.36</text:p>
              </table:table-cell>
              <table:table-cell office:value-type="float" office:value="0.549239">
                <text:p>0.549239</text:p>
              </table:table-cell>
              <table:table-cell office:value-type="float" office:value="0.79232">
                <text:p>0.7923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.37">
                <text:p>5.37</text:p>
              </table:table-cell>
              <table:table-cell office:value-type="float" office:value="0.549682">
                <text:p>0.549682</text:p>
              </table:table-cell>
              <table:table-cell office:value-type="float" office:value="0.792658">
                <text:p>0.79265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.38">
                <text:p>5.38</text:p>
              </table:table-cell>
              <table:table-cell office:value-type="float" office:value="0.550127">
                <text:p>0.550127</text:p>
              </table:table-cell>
              <table:table-cell office:value-type="float" office:value="0.792995">
                <text:p>0.79299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.39">
                <text:p>5.39</text:p>
              </table:table-cell>
              <table:table-cell office:value-type="float" office:value="0.550564">
                <text:p>0.550564</text:p>
              </table:table-cell>
              <table:table-cell office:value-type="float" office:value="0.793331">
                <text:p>0.79333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.4">
                <text:p>5.4</text:p>
              </table:table-cell>
              <table:table-cell office:value-type="float" office:value="0.551001">
                <text:p>0.551001</text:p>
              </table:table-cell>
              <table:table-cell office:value-type="float" office:value="0.793666">
                <text:p>0.79366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.41">
                <text:p>5.41</text:p>
              </table:table-cell>
              <table:table-cell office:value-type="float" office:value="0.551442">
                <text:p>0.551442</text:p>
              </table:table-cell>
              <table:table-cell office:value-type="float" office:value="0.793999">
                <text:p>0.79399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.42">
                <text:p>5.42</text:p>
              </table:table-cell>
              <table:table-cell office:value-type="float" office:value="0.551875">
                <text:p>0.551875</text:p>
              </table:table-cell>
              <table:table-cell office:value-type="float" office:value="0.794332">
                <text:p>0.79433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.43">
                <text:p>5.43</text:p>
              </table:table-cell>
              <table:table-cell office:value-type="float" office:value="0.552317">
                <text:p>0.552317</text:p>
              </table:table-cell>
              <table:table-cell office:value-type="float" office:value="0.794663">
                <text:p>0.79466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.44">
                <text:p>5.44</text:p>
              </table:table-cell>
              <table:table-cell office:value-type="float" office:value="0.552742">
                <text:p>0.552742</text:p>
              </table:table-cell>
              <table:table-cell office:value-type="float" office:value="0.794994">
                <text:p>0.79499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.45">
                <text:p>5.45</text:p>
              </table:table-cell>
              <table:table-cell office:value-type="float" office:value="0.553168">
                <text:p>0.553168</text:p>
              </table:table-cell>
              <table:table-cell office:value-type="float" office:value="0.795323">
                <text:p>0.79532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.46">
                <text:p>5.46</text:p>
              </table:table-cell>
              <table:table-cell office:value-type="float" office:value="0.553599">
                <text:p>0.553599</text:p>
              </table:table-cell>
              <table:table-cell office:value-type="float" office:value="0.795651">
                <text:p>0.79565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.47">
                <text:p>5.47</text:p>
              </table:table-cell>
              <table:table-cell office:value-type="float" office:value="0.554026">
                <text:p>0.554026</text:p>
              </table:table-cell>
              <table:table-cell office:value-type="float" office:value="0.795979">
                <text:p>0.79597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.48">
                <text:p>5.48</text:p>
              </table:table-cell>
              <table:table-cell office:value-type="float" office:value="0.554457">
                <text:p>0.554457</text:p>
              </table:table-cell>
              <table:table-cell office:value-type="float" office:value="0.796305">
                <text:p>0.79630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.49">
                <text:p>5.49</text:p>
              </table:table-cell>
              <table:table-cell office:value-type="float" office:value="0.554882">
                <text:p>0.554882</text:p>
              </table:table-cell>
              <table:table-cell office:value-type="float" office:value="0.79663">
                <text:p>0.7966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.5">
                <text:p>5.5</text:p>
              </table:table-cell>
              <table:table-cell office:value-type="float" office:value="0.555314">
                <text:p>0.555314</text:p>
              </table:table-cell>
              <table:table-cell office:value-type="float" office:value="0.796954">
                <text:p>0.79695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.51">
                <text:p>5.51</text:p>
              </table:table-cell>
              <table:table-cell office:value-type="float" office:value="0.555743">
                <text:p>0.555743</text:p>
              </table:table-cell>
              <table:table-cell office:value-type="float" office:value="0.797277">
                <text:p>0.79727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.52">
                <text:p>5.52</text:p>
              </table:table-cell>
              <table:table-cell office:value-type="float" office:value="0.556172">
                <text:p>0.556172</text:p>
              </table:table-cell>
              <table:table-cell office:value-type="float" office:value="0.7976">
                <text:p>0.797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.53">
                <text:p>5.53</text:p>
              </table:table-cell>
              <table:table-cell office:value-type="float" office:value="0.556588">
                <text:p>0.556588</text:p>
              </table:table-cell>
              <table:table-cell office:value-type="float" office:value="0.797921">
                <text:p>0.79792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.54">
                <text:p>5.54</text:p>
              </table:table-cell>
              <table:table-cell office:value-type="float" office:value="0.557005">
                <text:p>0.557005</text:p>
              </table:table-cell>
              <table:table-cell office:value-type="float" office:value="0.798241">
                <text:p>0.79824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.55">
                <text:p>5.55</text:p>
              </table:table-cell>
              <table:table-cell office:value-type="float" office:value="0.557427">
                <text:p>0.557427</text:p>
              </table:table-cell>
              <table:table-cell office:value-type="float" office:value="0.79856">
                <text:p>0.7985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.56">
                <text:p>5.56</text:p>
              </table:table-cell>
              <table:table-cell office:value-type="float" office:value="0.557844">
                <text:p>0.557844</text:p>
              </table:table-cell>
              <table:table-cell office:value-type="float" office:value="0.798878">
                <text:p>0.79887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.57">
                <text:p>5.57</text:p>
              </table:table-cell>
              <table:table-cell office:value-type="float" office:value="0.558266">
                <text:p>0.558266</text:p>
              </table:table-cell>
              <table:table-cell office:value-type="float" office:value="0.799195">
                <text:p>0.79919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.58">
                <text:p>5.58</text:p>
              </table:table-cell>
              <table:table-cell office:value-type="float" office:value="0.55868">
                <text:p>0.55868</text:p>
              </table:table-cell>
              <table:table-cell office:value-type="float" office:value="0.799511">
                <text:p>0.79951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.59">
                <text:p>5.59</text:p>
              </table:table-cell>
              <table:table-cell office:value-type="float" office:value="0.559103">
                <text:p>0.559103</text:p>
              </table:table-cell>
              <table:table-cell office:value-type="float" office:value="0.799826">
                <text:p>0.79982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.6">
                <text:p>5.6</text:p>
              </table:table-cell>
              <table:table-cell office:value-type="float" office:value="0.559523">
                <text:p>0.559523</text:p>
              </table:table-cell>
              <table:table-cell office:value-type="float" office:value="0.80014">
                <text:p>0.8001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.61">
                <text:p>5.61</text:p>
              </table:table-cell>
              <table:table-cell office:value-type="float" office:value="0.559942">
                <text:p>0.559942</text:p>
              </table:table-cell>
              <table:table-cell office:value-type="float" office:value="0.800453">
                <text:p>0.80045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.62">
                <text:p>5.62</text:p>
              </table:table-cell>
              <table:table-cell office:value-type="float" office:value="0.56035">
                <text:p>0.56035</text:p>
              </table:table-cell>
              <table:table-cell office:value-type="float" office:value="0.800765">
                <text:p>0.80076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.63">
                <text:p>5.63</text:p>
              </table:table-cell>
              <table:table-cell office:value-type="float" office:value="0.560756">
                <text:p>0.560756</text:p>
              </table:table-cell>
              <table:table-cell office:value-type="float" office:value="0.801076">
                <text:p>0.80107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.64">
                <text:p>5.64</text:p>
              </table:table-cell>
              <table:table-cell office:value-type="float" office:value="0.561171">
                <text:p>0.561171</text:p>
              </table:table-cell>
              <table:table-cell office:value-type="float" office:value="0.801386">
                <text:p>0.80138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.65">
                <text:p>5.65</text:p>
              </table:table-cell>
              <table:table-cell office:value-type="float" office:value="0.561586">
                <text:p>0.561586</text:p>
              </table:table-cell>
              <table:table-cell office:value-type="float" office:value="0.801696">
                <text:p>0.80169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.66">
                <text:p>5.66</text:p>
              </table:table-cell>
              <table:table-cell office:value-type="float" office:value="0.561994">
                <text:p>0.561994</text:p>
              </table:table-cell>
              <table:table-cell office:value-type="float" office:value="0.802004">
                <text:p>0.80200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.67">
                <text:p>5.67</text:p>
              </table:table-cell>
              <table:table-cell office:value-type="float" office:value="0.562404">
                <text:p>0.562404</text:p>
              </table:table-cell>
              <table:table-cell office:value-type="float" office:value="0.802311">
                <text:p>0.80231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.68">
                <text:p>5.68</text:p>
              </table:table-cell>
              <table:table-cell office:value-type="float" office:value="0.562816">
                <text:p>0.562816</text:p>
              </table:table-cell>
              <table:table-cell office:value-type="float" office:value="0.802617">
                <text:p>0.80261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.69">
                <text:p>5.69</text:p>
              </table:table-cell>
              <table:table-cell office:value-type="float" office:value="0.563217">
                <text:p>0.563217</text:p>
              </table:table-cell>
              <table:table-cell office:value-type="float" office:value="0.802923">
                <text:p>0.80292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.7">
                <text:p>5.7</text:p>
              </table:table-cell>
              <table:table-cell office:value-type="float" office:value="0.563631">
                <text:p>0.563631</text:p>
              </table:table-cell>
              <table:table-cell office:value-type="float" office:value="0.803227">
                <text:p>0.80322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.71">
                <text:p>5.71</text:p>
              </table:table-cell>
              <table:table-cell office:value-type="float" office:value="0.564028">
                <text:p>0.564028</text:p>
              </table:table-cell>
              <table:table-cell office:value-type="float" office:value="0.803531">
                <text:p>0.80353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.72">
                <text:p>5.72</text:p>
              </table:table-cell>
              <table:table-cell office:value-type="float" office:value="0.564423">
                <text:p>0.564423</text:p>
              </table:table-cell>
              <table:table-cell office:value-type="float" office:value="0.803833">
                <text:p>0.80383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.73">
                <text:p>5.73</text:p>
              </table:table-cell>
              <table:table-cell office:value-type="float" office:value="0.564827">
                <text:p>0.564827</text:p>
              </table:table-cell>
              <table:table-cell office:value-type="float" office:value="0.804135">
                <text:p>0.80413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.74">
                <text:p>5.74</text:p>
              </table:table-cell>
              <table:table-cell office:value-type="float" office:value="0.565235">
                <text:p>0.565235</text:p>
              </table:table-cell>
              <table:table-cell office:value-type="float" office:value="0.804435">
                <text:p>0.80443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.75">
                <text:p>5.75</text:p>
              </table:table-cell>
              <table:table-cell office:value-type="float" office:value="0.565633">
                <text:p>0.565633</text:p>
              </table:table-cell>
              <table:table-cell office:value-type="float" office:value="0.804735">
                <text:p>0.80473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.76">
                <text:p>5.76</text:p>
              </table:table-cell>
              <table:table-cell office:value-type="float" office:value="0.566034">
                <text:p>0.566034</text:p>
              </table:table-cell>
              <table:table-cell office:value-type="float" office:value="0.805034">
                <text:p>0.80503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.77">
                <text:p>5.77</text:p>
              </table:table-cell>
              <table:table-cell office:value-type="float" office:value="0.566441">
                <text:p>0.566441</text:p>
              </table:table-cell>
              <table:table-cell office:value-type="float" office:value="0.805332">
                <text:p>0.80533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.78">
                <text:p>5.78</text:p>
              </table:table-cell>
              <table:table-cell office:value-type="float" office:value="0.566832">
                <text:p>0.566832</text:p>
              </table:table-cell>
              <table:table-cell office:value-type="float" office:value="0.805629">
                <text:p>0.80562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.79">
                <text:p>5.79</text:p>
              </table:table-cell>
              <table:table-cell office:value-type="float" office:value="0.567236">
                <text:p>0.567236</text:p>
              </table:table-cell>
              <table:table-cell office:value-type="float" office:value="0.805925">
                <text:p>0.80592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.8">
                <text:p>5.8</text:p>
              </table:table-cell>
              <table:table-cell office:value-type="float" office:value="0.567629">
                <text:p>0.567629</text:p>
              </table:table-cell>
              <table:table-cell office:value-type="float" office:value="0.80622">
                <text:p>0.8062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.81">
                <text:p>5.81</text:p>
              </table:table-cell>
              <table:table-cell office:value-type="float" office:value="0.568027">
                <text:p>0.568027</text:p>
              </table:table-cell>
              <table:table-cell office:value-type="float" office:value="0.806515">
                <text:p>0.80651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.82">
                <text:p>5.82</text:p>
              </table:table-cell>
              <table:table-cell office:value-type="float" office:value="0.568423">
                <text:p>0.568423</text:p>
              </table:table-cell>
              <table:table-cell office:value-type="float" office:value="0.806808">
                <text:p>0.80680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.83">
                <text:p>5.83</text:p>
              </table:table-cell>
              <table:table-cell office:value-type="float" office:value="0.56882">
                <text:p>0.56882</text:p>
              </table:table-cell>
              <table:table-cell office:value-type="float" office:value="0.807101">
                <text:p>0.80710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.84">
                <text:p>5.84</text:p>
              </table:table-cell>
              <table:table-cell office:value-type="float" office:value="0.569204">
                <text:p>0.569204</text:p>
              </table:table-cell>
              <table:table-cell office:value-type="float" office:value="0.807392">
                <text:p>0.80739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.85">
                <text:p>5.85</text:p>
              </table:table-cell>
              <table:table-cell office:value-type="float" office:value="0.569589">
                <text:p>0.569589</text:p>
              </table:table-cell>
              <table:table-cell office:value-type="float" office:value="0.807683">
                <text:p>0.80768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.86">
                <text:p>5.86</text:p>
              </table:table-cell>
              <table:table-cell office:value-type="float" office:value="0.569986">
                <text:p>0.569986</text:p>
              </table:table-cell>
              <table:table-cell office:value-type="float" office:value="0.807973">
                <text:p>0.80797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.87">
                <text:p>5.87</text:p>
              </table:table-cell>
              <table:table-cell office:value-type="float" office:value="0.570369">
                <text:p>0.570369</text:p>
              </table:table-cell>
              <table:table-cell office:value-type="float" office:value="0.808262">
                <text:p>0.80826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.88">
                <text:p>5.88</text:p>
              </table:table-cell>
              <table:table-cell office:value-type="float" office:value="0.57076">
                <text:p>0.57076</text:p>
              </table:table-cell>
              <table:table-cell office:value-type="float" office:value="0.80855">
                <text:p>0.8085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.89">
                <text:p>5.89</text:p>
              </table:table-cell>
              <table:table-cell office:value-type="float" office:value="0.571145">
                <text:p>0.571145</text:p>
              </table:table-cell>
              <table:table-cell office:value-type="float" office:value="0.808837">
                <text:p>0.80883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.9">
                <text:p>5.9</text:p>
              </table:table-cell>
              <table:table-cell office:value-type="float" office:value="0.571536">
                <text:p>0.571536</text:p>
              </table:table-cell>
              <table:table-cell office:value-type="float" office:value="0.809124">
                <text:p>0.80912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.91">
                <text:p>5.91</text:p>
              </table:table-cell>
              <table:table-cell office:value-type="float" office:value="0.571924">
                <text:p>0.571924</text:p>
              </table:table-cell>
              <table:table-cell office:value-type="float" office:value="0.809409">
                <text:p>0.80940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.92">
                <text:p>5.92</text:p>
              </table:table-cell>
              <table:table-cell office:value-type="float" office:value="0.572313">
                <text:p>0.572313</text:p>
              </table:table-cell>
              <table:table-cell office:value-type="float" office:value="0.809694">
                <text:p>0.80969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.93">
                <text:p>5.93</text:p>
              </table:table-cell>
              <table:table-cell office:value-type="float" office:value="0.572689">
                <text:p>0.572689</text:p>
              </table:table-cell>
              <table:table-cell office:value-type="float" office:value="0.809978">
                <text:p>0.80997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.94">
                <text:p>5.94</text:p>
              </table:table-cell>
              <table:table-cell office:value-type="float" office:value="0.573062">
                <text:p>0.573062</text:p>
              </table:table-cell>
              <table:table-cell office:value-type="float" office:value="0.810261">
                <text:p>0.81026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.95">
                <text:p>5.95</text:p>
              </table:table-cell>
              <table:table-cell office:value-type="float" office:value="0.573446">
                <text:p>0.573446</text:p>
              </table:table-cell>
              <table:table-cell office:value-type="float" office:value="0.810543">
                <text:p>0.81054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.96">
                <text:p>5.96</text:p>
              </table:table-cell>
              <table:table-cell office:value-type="float" office:value="0.573833">
                <text:p>0.573833</text:p>
              </table:table-cell>
              <table:table-cell office:value-type="float" office:value="0.810825">
                <text:p>0.81082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.97">
                <text:p>5.97</text:p>
              </table:table-cell>
              <table:table-cell office:value-type="float" office:value="0.574205">
                <text:p>0.574205</text:p>
              </table:table-cell>
              <table:table-cell office:value-type="float" office:value="0.811105">
                <text:p>0.81110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.98">
                <text:p>5.98</text:p>
              </table:table-cell>
              <table:table-cell office:value-type="float" office:value="0.574587">
                <text:p>0.574587</text:p>
              </table:table-cell>
              <table:table-cell office:value-type="float" office:value="0.811385">
                <text:p>0.81138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.99">
                <text:p>5.99</text:p>
              </table:table-cell>
              <table:table-cell office:value-type="float" office:value="0.574976">
                <text:p>0.574976</text:p>
              </table:table-cell>
              <table:table-cell office:value-type="float" office:value="0.811664">
                <text:p>0.8116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